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T12" style:parent-style-name="Domyślnaczcionkaakapitu" style:family="text">
      <style:text-properties fo:background-color="#80FFFF"/>
    </style:style>
    <style:style style:name="P13" style:parent-style-name="Normalny" style:family="paragraph">
      <style:paragraph-properties fo:text-align="justify" fo:line-height="150%"/>
    </style:style>
    <style:style style:name="T14" style:parent-style-name="Domyślnaczcionkaakapitu" style:family="text">
      <style:text-properties fo:background-color="#80FFFF"/>
    </style:style>
    <style:style style:name="T15" style:parent-style-name="Domyślnaczcionkaakapitu" style:family="text">
      <style:text-properties style:text-underline-type="single" style:text-underline-style="solid" style:text-underline-width="auto" style:text-underline-mode="continuous"/>
    </style:style>
    <style:style style:name="P16" style:parent-style-name="Normalny" style:family="paragraph">
      <style:paragraph-properties fo:text-align="justify" fo:line-height="150%"/>
    </style:style>
    <style:style style:name="T17" style:parent-style-name="Domyślnaczcionkaakapitu" style:family="text">
      <style:text-properties style:text-underline-type="single" style:text-underline-style="solid" style:text-underline-width="auto" style:text-underline-mode="continuous"/>
    </style:style>
    <style:style style:name="P18" style:parent-style-name="Normalny" style:family="paragraph">
      <style:paragraph-properties fo:text-align="justify" fo:line-height="150%" fo:text-indent="0.2479in"/>
    </style:style>
    <style:style style:name="T19" style:parent-style-name="Domyślnaczcionkaakapitu" style:family="text">
      <style:text-properties fo:background-color="#80FFFF"/>
    </style:style>
    <style:style style:name="T20" style:parent-style-name="Domyślnaczcionkaakapitu" style:family="text">
      <style:text-properties fo:background-color="#80FFFF"/>
    </style:style>
    <style:style style:name="T21" style:parent-style-name="Domyślnaczcionkaakapitu" style:family="text">
      <style:text-properties fo:background-color="#80FFFF"/>
    </style:style>
    <style:style style:name="T22" style:parent-style-name="Domyślnaczcionkaakapitu" style:family="text">
      <style:text-properties fo:background-color="#80FFFF"/>
    </style:style>
    <style:style style:name="T23" style:parent-style-name="Domyślnaczcionkaakapitu" style:family="text">
      <style:text-properties fo:background-color="#80FFFF"/>
    </style:style>
    <style:style style:name="P24" style:parent-style-name="Normalny" style:family="paragraph">
      <style:paragraph-properties fo:text-align="justify" fo:line-height="150%" fo:text-indent="0.2479in"/>
    </style:style>
    <style:style style:name="P25" style:parent-style-name="Normalny" style:family="paragraph">
      <style:paragraph-properties fo:text-align="justify" fo:line-height="150%" fo:text-indent="0.2479in"/>
    </style:style>
    <style:style style:name="T26" style:parent-style-name="Domyślnaczcionkaakapitu" style:family="text">
      <style:text-properties fo:background-color="#80FFFF"/>
    </style:style>
    <style:style style:name="P27" style:parent-style-name="Normalny" style:family="paragraph">
      <style:paragraph-properties fo:text-align="justify" fo:line-height="150%" fo:text-indent="0.2479in"/>
    </style:style>
    <style:style style:name="P28" style:parent-style-name="Normalny" style:family="paragraph">
      <style:paragraph-properties fo:text-align="justify" fo:line-height="150%"/>
    </style:style>
    <style:style style:name="P29" style:parent-style-name="Normalny" style:family="paragraph">
      <style:paragraph-properties fo:text-align="justify" fo:line-height="150%"/>
    </style:style>
    <style:style style:name="T30" style:parent-style-name="Domyślnaczcionkaakapitu" style:family="text">
      <style:text-properties fo:background-color="#80FFFF"/>
    </style:style>
    <style:style style:name="P31" style:parent-style-name="Normalny" style:family="paragraph">
      <style:paragraph-properties fo:text-align="justify" fo:line-height="150%"/>
    </style:style>
    <style:style style:name="P32" style:parent-style-name="Normalny" style:family="paragraph">
      <style:paragraph-properties fo:text-align="justify" fo:line-height="150%"/>
    </style:style>
    <style:style style:name="T33" style:parent-style-name="Domyślnaczcionkaakapitu" style:family="text">
      <style:text-properties fo:background-color="#80FFFF"/>
    </style:style>
    <style:style style:name="P34" style:parent-style-name="Normalny" style:family="paragraph">
      <style:paragraph-properties fo:text-align="justify" fo:line-height="150%"/>
    </style:style>
    <style:style style:name="P35" style:parent-style-name="Normalny" style:family="paragraph">
      <style:paragraph-properties fo:text-align="justify" fo:line-height="150%"/>
    </style:style>
    <style:style style:name="T36" style:parent-style-name="Domyślnaczcionkaakapitu" style:family="text">
      <style:text-properties style:text-underline-type="single" style:text-underline-style="solid" style:text-underline-width="auto" style:text-underline-mode="continuous"/>
    </style:style>
    <style:style style:name="T37" style:parent-style-name="Domyślnaczcionkaakapitu" style:family="text">
      <style:text-properties fo:background-color="#80FFFF" style:text-underline-type="single" style:text-underline-style="solid" style:text-underline-width="auto" style:text-underline-mode="continuous"/>
    </style:style>
    <style:style style:name="P38" style:parent-style-name="Normalny" style:family="paragraph">
      <style:paragraph-properties fo:text-align="justify" fo:line-height="150%" fo:text-indent="0.2479in"/>
    </style:style>
    <style:style style:name="T39" style:parent-style-name="Domyślnaczcionkaakapitu" style:family="text">
      <style:text-properties fo:background-color="#80FFFF"/>
    </style:style>
    <style:style style:name="T40" style:parent-style-name="Domyślnaczcionkaakapitu" style:family="text">
      <style:text-properties fo:background-color="#80FFFF"/>
    </style:style>
    <style:style style:name="P41" style:parent-style-name="Normalny" style:family="paragraph">
      <style:paragraph-properties fo:text-align="justify" fo:line-height="150%" fo:text-indent="0.2479in"/>
    </style:style>
    <style:style style:name="T42" style:parent-style-name="Domyślnaczcionkaakapitu" style:family="text">
      <style:text-properties fo:background-color="#80FFFF"/>
    </style:style>
    <style:style style:name="T43" style:parent-style-name="Domyślnaczcionkaakapitu" style:family="text">
      <style:text-properties fo:background-color="#80FFFF"/>
    </style:style>
    <style:style style:name="P44" style:parent-style-name="Normalny" style:family="paragraph">
      <style:paragraph-properties fo:text-align="justify" fo:line-height="150%" fo:text-indent="0.2479in"/>
    </style:style>
    <style:style style:name="T45" style:parent-style-name="Domyślnaczcionkaakapitu" style:family="text">
      <style:text-properties fo:background-color="#80FFFF"/>
    </style:style>
    <style:style style:name="T46" style:parent-style-name="Domyślnaczcionkaakapitu" style:family="text">
      <style:text-properties fo:background-color="#80FFFF"/>
    </style:style>
    <style:style style:name="T47" style:parent-style-name="Domyślnaczcionkaakapitu" style:family="text">
      <style:text-properties fo:background-color="#80FFFF"/>
    </style:style>
    <style:style style:name="T48" style:parent-style-name="Domyślnaczcionkaakapitu" style:family="text">
      <style:text-properties fo:background-color="#80FFFF"/>
    </style:style>
    <style:style style:name="P49" style:parent-style-name="Normalny" style:family="paragraph">
      <style:paragraph-properties fo:text-align="justify" fo:line-height="150%"/>
    </style:style>
    <style:style style:name="T50" style:parent-style-name="Domyślnaczcionkaakapitu" style:family="text">
      <style:text-properties style:text-underline-type="single" style:text-underline-style="solid" style:text-underline-width="auto" style:text-underline-mode="continuous"/>
    </style:style>
    <style:style style:name="P51" style:parent-style-name="Normalny" style:family="paragraph">
      <style:paragraph-properties fo:text-align="justify" fo:line-height="150%" fo:text-indent="0.2479in"/>
    </style:style>
    <style:style style:name="T52" style:parent-style-name="Domyślnaczcionkaakapitu" style:family="text">
      <style:text-properties fo:background-color="#80FFFF"/>
    </style:style>
    <style:style style:name="T53" style:parent-style-name="Domyślnaczcionkaakapitu" style:family="text">
      <style:text-properties fo:background-color="#80FFFF"/>
    </style:style>
    <style:style style:name="P54" style:parent-style-name="Normalny" style:family="paragraph">
      <style:paragraph-properties fo:text-align="justify" fo:line-height="150%" fo:text-indent="0.2479in"/>
    </style:style>
    <style:style style:name="T55" style:parent-style-name="Domyślnaczcionkaakapitu" style:family="text">
      <style:text-properties fo:background-color="#80FFFF"/>
    </style:style>
    <style:style style:name="T56" style:parent-style-name="Domyślnaczcionkaakapitu" style:family="text">
      <style:text-properties fo:background-color="#80FFFF"/>
    </style:style>
    <style:style style:name="T57" style:parent-style-name="Domyślnaczcionkaakapitu" style:family="text">
      <style:text-properties fo:background-color="#80FFFF"/>
    </style:style>
    <style:style style:name="T58" style:parent-style-name="Domyślnaczcionkaakapitu" style:family="text">
      <style:text-properties fo:background-color="#80FFFF"/>
    </style:style>
    <style:style style:name="T59" style:parent-style-name="Domyślnaczcionkaakapitu" style:family="text">
      <style:text-properties fo:background-color="#80FFFF"/>
    </style:style>
    <style:style style:name="P60" style:parent-style-name="Normalny" style:family="paragraph">
      <style:paragraph-properties fo:text-align="justify" fo:line-height="150%" fo:text-indent="0.2479in"/>
    </style:style>
    <style:style style:name="T61" style:parent-style-name="Domyślnaczcionkaakapitu" style:family="text">
      <style:text-properties fo:background-color="#80FFFF"/>
    </style:style>
    <style:style style:name="P62" style:parent-style-name="Normalny" style:family="paragraph">
      <style:paragraph-properties fo:text-align="justify" fo:line-height="150%" fo:text-indent="0.2479in"/>
    </style:style>
    <style:style style:name="T63" style:parent-style-name="Domyślnaczcionkaakapitu" style:family="text">
      <style:text-properties fo:background-color="#80FFFF"/>
    </style:style>
    <style:style style:name="T64" style:parent-style-name="Domyślnaczcionkaakapitu" style:family="text">
      <style:text-properties fo:background-color="#80FFFF"/>
    </style:style>
    <style:style style:name="T65" style:parent-style-name="Domyślnaczcionkaakapitu" style:family="text">
      <style:text-properties fo:background-color="#80FFFF"/>
    </style:style>
    <style:style style:name="P66" style:parent-style-name="Normalny" style:family="paragraph">
      <style:paragraph-properties fo:text-align="justify" fo:line-height="150%" fo:text-indent="0.2479in"/>
    </style:style>
    <style:style style:name="P67" style:parent-style-name="Normalny" style:family="paragraph">
      <style:paragraph-properties fo:text-align="justify" fo:line-height="150%"/>
    </style:style>
    <style:style style:name="T68" style:parent-style-name="Domyślnaczcionkaakapitu" style:family="text">
      <style:text-properties style:text-underline-type="single" style:text-underline-style="solid" style:text-underline-width="auto" style:text-underline-mode="continuous"/>
    </style:style>
    <style:style style:name="P69" style:parent-style-name="Normalny" style:family="paragraph">
      <style:paragraph-properties fo:text-align="justify" fo:line-height="150%" fo:text-indent="0.2479in"/>
    </style:style>
    <style:style style:name="P70" style:parent-style-name="Normalny" style:family="paragraph">
      <style:paragraph-properties fo:text-align="justify" fo:line-height="150%" fo:text-indent="0.2479in"/>
    </style:style>
    <style:style style:name="T71" style:parent-style-name="Domyślnaczcionkaakapitu" style:family="text">
      <style:text-properties fo:background-color="#80FFFF"/>
    </style:style>
    <style:style style:name="T72" style:parent-style-name="Domyślnaczcionkaakapitu" style:family="text">
      <style:text-properties fo:background-color="#80FFFF"/>
    </style:style>
    <style:style style:name="T73" style:parent-style-name="Domyślnaczcionkaakapitu" style:family="text">
      <style:text-properties fo:background-color="#80FFFF"/>
    </style:style>
    <style:style style:name="T74" style:parent-style-name="Domyślnaczcionkaakapitu" style:family="text">
      <style:text-properties fo:background-color="#80FFFF"/>
    </style:style>
    <style:style style:name="P75" style:parent-style-name="Normalny" style:family="paragraph">
      <style:paragraph-properties fo:text-align="justify" fo:line-height="150%" fo:text-indent="0.2479in"/>
    </style:style>
    <style:style style:name="P76" style:parent-style-name="Normalny" style:family="paragraph">
      <style:paragraph-properties fo:text-align="justify" fo:line-height="150%"/>
    </style:style>
    <style:style style:name="T77" style:parent-style-name="Domyślnaczcionkaakapitu" style:family="text">
      <style:text-properties style:text-underline-type="single" style:text-underline-style="solid" style:text-underline-width="auto" style:text-underline-mode="continuous"/>
    </style:style>
    <style:style style:name="P78" style:parent-style-name="Normalny" style:family="paragraph">
      <style:paragraph-properties fo:text-align="justify" fo:line-height="150%" fo:text-indent="0.2479in"/>
    </style:style>
    <style:style style:name="T79" style:parent-style-name="Domyślnaczcionkaakapitu" style:family="text">
      <style:text-properties fo:background-color="#80FFFF"/>
    </style:style>
    <style:style style:name="T80" style:parent-style-name="Domyślnaczcionkaakapitu" style:family="text">
      <style:text-properties fo:background-color="#80FFFF"/>
    </style:style>
    <style:style style:name="T81" style:parent-style-name="Domyślnaczcionkaakapitu" style:family="text">
      <style:text-properties fo:background-color="#80FFFF"/>
    </style:style>
    <style:style style:name="T82" style:parent-style-name="Domyślnaczcionkaakapitu" style:family="text">
      <style:text-properties fo:background-color="#80FFFF"/>
    </style:style>
    <style:style style:name="T83" style:parent-style-name="Domyślnaczcionkaakapitu" style:family="text">
      <style:text-properties fo:background-color="#80FFFF"/>
    </style:style>
    <style:style style:name="T84" style:parent-style-name="Domyślnaczcionkaakapitu" style:family="text">
      <style:text-properties fo:background-color="#80FFFF"/>
    </style:style>
    <style:style style:name="P85" style:parent-style-name="Normalny" style:family="paragraph">
      <style:paragraph-properties fo:text-align="justify" fo:line-height="150%" fo:text-indent="0.2479in"/>
    </style:style>
    <style:style style:name="T86" style:parent-style-name="Domyślnaczcionkaakapitu" style:family="text">
      <style:text-properties fo:background-color="#80FFFF"/>
    </style:style>
    <style:style style:name="P87" style:parent-style-name="Normalny" style:family="paragraph">
      <style:paragraph-properties fo:text-align="justify" fo:line-height="150%"/>
    </style:style>
    <style:style style:name="T88" style:parent-style-name="Domyślnaczcionkaakapitu" style:family="text">
      <style:text-properties style:text-underline-type="single" style:text-underline-style="solid" style:text-underline-width="auto" style:text-underline-mode="continuous"/>
    </style:style>
    <style:style style:name="P89" style:parent-style-name="Normalny" style:family="paragraph">
      <style:paragraph-properties fo:text-align="justify" fo:line-height="150%" fo:text-indent="0.2479in"/>
    </style:style>
    <style:style style:name="T90" style:parent-style-name="Domyślnaczcionkaakapitu" style:family="text">
      <style:text-properties fo:background-color="#80FFFF"/>
    </style:style>
    <style:style style:name="T91" style:parent-style-name="Domyślnaczcionkaakapitu" style:family="text">
      <style:text-properties fo:background-color="#80FFFF"/>
    </style:style>
    <style:style style:name="P92" style:parent-style-name="Normalny" style:family="paragraph">
      <style:paragraph-properties fo:text-align="justify" fo:line-height="150%" fo:text-indent="0.2479in"/>
    </style:style>
    <style:style style:name="T93" style:parent-style-name="Domyślnaczcionkaakapitu" style:family="text">
      <style:text-properties fo:background-color="#80FFFF"/>
    </style:style>
    <style:style style:name="T94" style:parent-style-name="Domyślnaczcionkaakapitu" style:family="text">
      <style:text-properties fo:background-color="#80FFFF"/>
    </style:style>
    <style:style style:name="T95" style:parent-style-name="Domyślnaczcionkaakapitu" style:family="text">
      <style:text-properties fo:background-color="#80FFFF"/>
    </style:style>
    <style:style style:name="T96" style:parent-style-name="Domyślnaczcionkaakapitu" style:family="text">
      <style:text-properties fo:background-color="#80FFFF"/>
    </style:style>
    <style:style style:name="T97" style:parent-style-name="Domyślnaczcionkaakapitu" style:family="text">
      <style:text-properties fo:background-color="#80FFFF"/>
    </style:style>
    <style:style style:name="T98" style:parent-style-name="Domyślnaczcionkaakapitu" style:family="text">
      <style:text-properties fo:background-color="#80FFFF"/>
    </style:style>
    <style:style style:name="P99" style:parent-style-name="Normalny" style:family="paragraph">
      <style:paragraph-properties fo:text-align="justify" fo:line-height="150%" fo:text-indent="0.2479in"/>
    </style:style>
    <style:style style:name="P100" style:parent-style-name="Normalny" style:family="paragraph">
      <style:paragraph-properties fo:text-align="justify" fo:line-height="150%" fo:text-indent="0.2479in"/>
    </style:style>
    <style:style style:name="T101" style:parent-style-name="Domyślnaczcionkaakapitu" style:family="text">
      <style:text-properties fo:background-color="#80FFFF"/>
    </style:style>
    <style:style style:name="T102" style:parent-style-name="Domyślnaczcionkaakapitu" style:family="text">
      <style:text-properties fo:background-color="#80FFFF"/>
    </style:style>
    <style:style style:name="P103" style:parent-style-name="Normalny" style:family="paragraph">
      <style:paragraph-properties fo:text-align="justify" fo:line-height="150%"/>
    </style:style>
    <style:style style:name="T104" style:parent-style-name="Domyślnaczcionkaakapitu" style:family="text">
      <style:text-properties style:text-underline-type="single" style:text-underline-style="solid" style:text-underline-width="auto" style:text-underline-mode="continuous"/>
    </style:style>
    <style:style style:name="P105" style:parent-style-name="Normalny" style:family="paragraph">
      <style:paragraph-properties fo:text-align="justify" fo:line-height="150%" fo:text-indent="0.2479in"/>
    </style:style>
    <style:style style:name="T106" style:parent-style-name="Domyślnaczcionkaakapitu" style:family="text">
      <style:text-properties fo:background-color="#80FFFF"/>
    </style:style>
    <style:style style:name="P107" style:parent-style-name="Normalny" style:family="paragraph">
      <style:paragraph-properties fo:text-align="justify" fo:line-height="150%" fo:text-indent="0.2479in"/>
    </style:style>
    <style:style style:name="P108" style:parent-style-name="Normalny" style:family="paragraph">
      <style:paragraph-properties fo:text-align="justify" fo:line-height="150%" fo:text-indent="0.2479in"/>
    </style:style>
    <style:style style:name="P109" style:parent-style-name="Normalny" style:family="paragraph">
      <style:paragraph-properties fo:text-align="justify" fo:line-height="150%" fo:text-indent="0.2479in"/>
    </style:style>
    <style:style style:name="P110" style:parent-style-name="Normalny" style:family="paragraph">
      <style:paragraph-properties fo:text-align="justify" fo:line-height="150%"/>
    </style:style>
    <style:style style:name="T111" style:parent-style-name="Domyślnaczcionkaakapitu" style:family="text">
      <style:text-properties style:text-underline-type="single" style:text-underline-style="solid" style:text-underline-width="auto" style:text-underline-mode="continuous"/>
    </style:style>
    <style:style style:name="P112" style:parent-style-name="Normalny" style:family="paragraph">
      <style:paragraph-properties fo:text-align="justify" fo:line-height="150%" fo:text-indent="0.2479in"/>
    </style:style>
    <style:style style:name="T113" style:parent-style-name="Domyślnaczcionkaakapitu" style:family="text">
      <style:text-properties fo:background-color="#80FFFF"/>
    </style:style>
    <style:style style:name="T114" style:parent-style-name="Domyślnaczcionkaakapitu" style:family="text">
      <style:text-properties fo:background-color="#80FFFF"/>
    </style:style>
    <style:style style:name="P115" style:parent-style-name="Normalny" style:family="paragraph">
      <style:paragraph-properties fo:text-align="justify" fo:line-height="150%" fo:text-indent="0.2479in"/>
    </style:style>
    <style:style style:name="P116" style:parent-style-name="Normalny" style:family="paragraph">
      <style:paragraph-properties fo:text-align="justify" fo:line-height="150%" fo:text-indent="0.2479in"/>
    </style:style>
    <style:style style:name="T117" style:parent-style-name="Domyślnaczcionkaakapitu" style:family="text">
      <style:text-properties fo:background-color="#80FFFF"/>
    </style:style>
    <style:style style:name="T118" style:parent-style-name="Domyślnaczcionkaakapitu" style:family="text">
      <style:text-properties fo:background-color="#80FFFF"/>
    </style:style>
    <style:style style:name="T119" style:parent-style-name="Domyślnaczcionkaakapitu" style:family="text">
      <style:text-properties fo:background-color="#80FFFF"/>
    </style:style>
    <style:style style:name="P120" style:parent-style-name="Normalny" style:family="paragraph">
      <style:paragraph-properties fo:text-align="justify" fo:line-height="150%" fo:text-indent="0.2479in"/>
    </style:style>
    <style:style style:name="P121" style:parent-style-name="Normalny" style:family="paragraph">
      <style:paragraph-properties fo:text-align="justify" fo:line-height="150%"/>
    </style:style>
    <style:style style:name="T122" style:parent-style-name="Domyślnaczcionkaakapitu" style:family="text">
      <style:text-properties fo:background-color="#80FFFF" style:text-underline-type="single" style:text-underline-style="solid" style:text-underline-width="auto" style:text-underline-mode="continuous"/>
    </style:style>
    <style:style style:name="T123" style:parent-style-name="Domyślnaczcionkaakapitu" style:family="text">
      <style:text-properties style:text-underline-type="single" style:text-underline-style="solid" style:text-underline-width="auto" style:text-underline-mode="continuous"/>
    </style:style>
    <style:style style:name="T124" style:parent-style-name="Domyślnaczcionkaakapitu" style:family="text">
      <style:text-properties fo:background-color="#80FFFF" style:text-underline-type="single" style:text-underline-style="solid" style:text-underline-width="auto" style:text-underline-mode="continuous"/>
    </style:style>
    <style:style style:name="T125" style:parent-style-name="Domyślnaczcionkaakapitu" style:family="text">
      <style:text-properties style:text-underline-type="single" style:text-underline-style="solid" style:text-underline-width="auto" style:text-underline-mode="continuous"/>
    </style:style>
    <style:style style:name="T126" style:parent-style-name="Domyślnaczcionkaakapitu" style:family="text">
      <style:text-properties fo:background-color="#80FFFF" style:text-underline-type="single" style:text-underline-style="solid" style:text-underline-width="auto" style:text-underline-mode="continuous"/>
    </style:style>
    <style:style style:name="T127" style:parent-style-name="Domyślnaczcionkaakapitu" style:family="text">
      <style:text-properties style:text-underline-type="single" style:text-underline-style="solid" style:text-underline-width="auto" style:text-underline-mode="continuous"/>
    </style:style>
    <style:style style:name="P128" style:parent-style-name="Normalny" style:family="paragraph">
      <style:paragraph-properties fo:text-align="justify" fo:line-height="150%" fo:text-indent="0.2479in"/>
    </style:style>
    <style:style style:name="T129" style:parent-style-name="Domyślnaczcionkaakapitu" style:family="text">
      <style:text-properties fo:background-color="#80FFFF"/>
    </style:style>
    <style:style style:name="T130" style:parent-style-name="Domyślnaczcionkaakapitu" style:family="text">
      <style:text-properties fo:background-color="#80FFFF"/>
    </style:style>
    <style:style style:name="P131" style:parent-style-name="Normalny" style:family="paragraph">
      <style:paragraph-properties fo:text-align="justify" fo:line-height="150%" fo:text-indent="0.2479in"/>
    </style:style>
    <style:style style:name="T132" style:parent-style-name="Domyślnaczcionkaakapitu" style:family="text">
      <style:text-properties fo:background-color="#80FFFF"/>
    </style:style>
    <style:style style:name="P133" style:parent-style-name="Normalny" style:family="paragraph">
      <style:paragraph-properties fo:text-align="justify" fo:line-height="150%" fo:text-indent="0.2479in">
        <style:tab-stops>
          <style:tab-stop style:type="left" style:position="2.8486in"/>
        </style:tab-stops>
      </style:paragraph-properties>
    </style:style>
    <style:style style:name="T134" style:parent-style-name="Domyślnaczcionkaakapitu" style:family="text">
      <style:text-properties fo:background-color="#80FFFF"/>
    </style:style>
    <style:style style:name="T135" style:parent-style-name="Domyślnaczcionkaakapitu" style:family="text">
      <style:text-properties fo:background-color="#80FFFF"/>
    </style:style>
    <style:style style:name="T136" style:parent-style-name="Domyślnaczcionkaakapitu" style:family="text">
      <style:text-properties fo:background-color="#80FFFF"/>
    </style:style>
    <style:style style:name="P137" style:parent-style-name="Normalny" style:family="paragraph">
      <style:paragraph-properties fo:text-align="justify" fo:line-height="150%" fo:text-indent="0.2479in"/>
    </style:style>
    <style:style style:name="P138" style:parent-style-name="Normalny" style:family="paragraph">
      <style:paragraph-properties fo:text-align="justify" fo:line-height="150%" fo:text-indent="0.2479in"/>
    </style:style>
    <style:style style:name="T139" style:parent-style-name="Domyślnaczcionkaakapitu" style:family="text">
      <style:text-properties fo:background-color="#80FFFF"/>
    </style:style>
    <style:style style:name="T140" style:parent-style-name="Domyślnaczcionkaakapitu" style:family="text">
      <style:text-properties fo:background-color="#80FFFF"/>
    </style:style>
    <style:style style:name="T141" style:parent-style-name="Domyślnaczcionkaakapitu" style:family="text">
      <style:text-properties fo:background-color="#80FFFF"/>
    </style:style>
    <style:style style:name="P142" style:parent-style-name="Normalny" style:family="paragraph">
      <style:paragraph-properties fo:text-align="justify" fo:line-height="150%" fo:text-indent="0.2479in"/>
    </style:style>
    <style:style style:name="P143" style:parent-style-name="Normalny" style:family="paragraph">
      <style:paragraph-properties fo:text-align="justify" fo:line-height="150%" fo:text-indent="0.2479in"/>
    </style:style>
    <style:style style:name="T144" style:parent-style-name="Domyślnaczcionkaakapitu" style:family="text">
      <style:text-properties fo:background-color="#80FFFF"/>
    </style:style>
    <style:style style:name="P145" style:parent-style-name="Normalny" style:family="paragraph">
      <style:paragraph-properties fo:text-align="justify" fo:line-height="150%" fo:text-indent="0.2479in"/>
    </style:style>
    <style:style style:name="T146" style:parent-style-name="Domyślnaczcionkaakapitu" style:family="text">
      <style:text-properties fo:background-color="#80FFFF"/>
    </style:style>
    <style:style style:name="P147" style:parent-style-name="Normalny" style:family="paragraph">
      <style:paragraph-properties fo:text-align="justify" fo:line-height="150%" fo:text-indent="0.2479in"/>
    </style:style>
    <style:style style:name="P148" style:parent-style-name="Normalny" style:family="paragraph">
      <style:paragraph-properties fo:text-align="justify" fo:line-height="150%" fo:text-indent="0.2479in"/>
    </style:style>
    <style:style style:name="T149" style:parent-style-name="Domyślnaczcionkaakapitu" style:family="text">
      <style:text-properties fo:background-color="#80FFFF"/>
    </style:style>
    <style:style style:name="P150" style:parent-style-name="Normalny" style:family="paragraph">
      <style:paragraph-properties fo:text-align="justify" fo:line-height="150%" fo:text-indent="0.2479in"/>
    </style:style>
    <style:style style:name="T151" style:parent-style-name="Domyślnaczcionkaakapitu" style:family="text">
      <style:text-properties fo:background-color="#80FFFF"/>
    </style:style>
    <style:style style:name="T152" style:parent-style-name="Domyślnaczcionkaakapitu" style:family="text">
      <style:text-properties fo:background-color="#80FFFF"/>
    </style:style>
    <style:style style:name="T153" style:parent-style-name="Domyślnaczcionkaakapitu" style:family="text">
      <style:text-properties fo:background-color="#80FFFF"/>
    </style:style>
    <style:style style:name="T154" style:parent-style-name="Domyślnaczcionkaakapitu" style:family="text">
      <style:text-properties fo:background-color="#80FFFF"/>
    </style:style>
    <style:style style:name="T155" style:parent-style-name="Domyślnaczcionkaakapitu" style:family="text">
      <style:text-properties fo:background-color="#80FFFF"/>
    </style:style>
    <style:style style:name="P156" style:parent-style-name="Normalny" style:family="paragraph">
      <style:paragraph-properties fo:text-align="justify" fo:line-height="150%" fo:text-indent="0.2479in"/>
    </style:style>
    <style:style style:name="T157" style:parent-style-name="Domyślnaczcionkaakapitu" style:family="text">
      <style:text-properties fo:background-color="#80FFFF"/>
    </style:style>
    <style:style style:name="P158" style:parent-style-name="Normalny" style:family="paragraph">
      <style:paragraph-properties fo:text-align="justify" fo:line-height="150%" fo:text-indent="0.2479in"/>
    </style:style>
    <style:style style:name="P159" style:parent-style-name="Normalny" style:family="paragraph">
      <style:paragraph-properties fo:text-align="justify" fo:line-height="150%" fo:text-indent="0.2479in"/>
    </style:style>
    <style:style style:name="T160" style:parent-style-name="Domyślnaczcionkaakapitu" style:family="text">
      <style:text-properties fo:background-color="#80FFFF"/>
    </style:style>
    <style:style style:name="T161" style:parent-style-name="Domyślnaczcionkaakapitu" style:family="text">
      <style:text-properties fo:background-color="#80FFFF"/>
    </style:style>
    <style:style style:name="P162" style:parent-style-name="Normalny" style:family="paragraph">
      <style:paragraph-properties fo:text-align="justify" fo:line-height="150%" fo:text-indent="0.2479in"/>
    </style:style>
    <style:style style:name="T163" style:parent-style-name="Domyślnaczcionkaakapitu" style:family="text">
      <style:text-properties fo:background-color="#80FFFF"/>
    </style:style>
    <style:style style:name="P164" style:parent-style-name="Normalny" style:family="paragraph">
      <style:paragraph-properties fo:text-align="justify" fo:line-height="150%" fo:text-indent="0.2479in"/>
    </style:style>
    <style:style style:name="P165" style:parent-style-name="Normalny" style:family="paragraph">
      <style:paragraph-properties fo:text-align="justify" fo:line-height="150%">
        <style:tab-stops>
          <style:tab-stop style:type="left" style:position="2.8256in"/>
        </style:tab-stops>
      </style:paragraph-properties>
    </style:style>
    <style:style style:name="T166" style:parent-style-name="Domyślnaczcionkaakapitu" style:family="text">
      <style:text-properties style:text-underline-type="single" style:text-underline-style="solid" style:text-underline-width="auto" style:text-underline-mode="continuous"/>
    </style:style>
    <style:style style:name="T167" style:parent-style-name="Domyślnaczcionkaakapitu" style:family="text">
      <style:text-properties fo:background-color="#80FFFF" style:text-underline-type="single" style:text-underline-style="solid" style:text-underline-width="auto" style:text-underline-mode="continuous"/>
    </style:style>
    <style:style style:name="T168" style:parent-style-name="Domyślnaczcionkaakapitu" style:family="text">
      <style:text-properties fo:background-color="#80FFFF"/>
    </style:style>
    <style:style style:name="P169" style:parent-style-name="Normalny" style:family="paragraph">
      <style:paragraph-properties fo:text-align="justify" fo:line-height="150%" fo:text-indent="0.2479in">
        <style:tab-stops>
          <style:tab-stop style:type="left" style:position="2.8256in"/>
        </style:tab-stops>
      </style:paragraph-properties>
    </style:style>
    <style:style style:name="T170" style:parent-style-name="Domyślnaczcionkaakapitu" style:family="text">
      <style:text-properties fo:background-color="#80FFFF"/>
    </style:style>
    <style:style style:name="P171" style:parent-style-name="Normalny" style:family="paragraph">
      <style:paragraph-properties fo:text-align="justify" fo:line-height="150%" fo:text-indent="0.2479in"/>
    </style:style>
    <style:style style:name="P172" style:parent-style-name="Normalny" style:family="paragraph">
      <style:paragraph-properties fo:text-align="justify" fo:line-height="150%" fo:text-indent="0.2479in"/>
    </style:style>
    <style:style style:name="T173" style:parent-style-name="Domyślnaczcionkaakapitu" style:family="text">
      <style:text-properties fo:background-color="#80FFFF"/>
    </style:style>
    <style:style style:name="P174" style:parent-style-name="Normalny" style:family="paragraph">
      <style:paragraph-properties fo:text-align="justify" fo:line-height="150%" fo:text-indent="0.2479in"/>
    </style:style>
    <style:style style:name="T175" style:parent-style-name="Domyślnaczcionkaakapitu" style:family="text">
      <style:text-properties fo:background-color="#80FFFF"/>
    </style:style>
    <style:style style:name="P176" style:parent-style-name="Normalny" style:family="paragraph">
      <style:paragraph-properties fo:text-align="justify" fo:line-height="150%"/>
    </style:style>
    <style:style style:name="T177" style:parent-style-name="Domyślnaczcionkaakapitu" style:family="text">
      <style:text-properties style:text-underline-type="single" style:text-underline-style="solid" style:text-underline-width="auto" style:text-underline-mode="continuous"/>
    </style:style>
    <style:style style:name="T178" style:parent-style-name="Domyślnaczcionkaakapitu" style:family="text">
      <style:text-properties fo:background-color="#80FFFF" style:text-underline-type="single" style:text-underline-style="solid" style:text-underline-width="auto" style:text-underline-mode="continuous"/>
    </style:style>
    <style:style style:name="T179" style:parent-style-name="Domyślnaczcionkaakapitu" style:family="text">
      <style:text-properties style:text-underline-type="single" style:text-underline-style="solid" style:text-underline-width="auto" style:text-underline-mode="continuous"/>
    </style:style>
    <style:style style:name="P180" style:parent-style-name="Normalny" style:family="paragraph">
      <style:paragraph-properties fo:text-align="justify" fo:line-height="150%" fo:text-indent="0.2479in"/>
    </style:style>
    <style:style style:name="T181" style:parent-style-name="Domyślnaczcionkaakapitu" style:family="text">
      <style:text-properties fo:background-color="#80FFFF"/>
    </style:style>
    <style:style style:name="T182" style:parent-style-name="Domyślnaczcionkaakapitu" style:family="text">
      <style:text-properties fo:background-color="#80FFFF"/>
    </style:style>
    <style:style style:name="T183" style:parent-style-name="Domyślnaczcionkaakapitu" style:family="text">
      <style:text-properties fo:background-color="#80FFFF"/>
    </style:style>
    <style:style style:name="T184" style:parent-style-name="Domyślnaczcionkaakapitu" style:family="text">
      <style:text-properties fo:background-color="#80FFFF"/>
    </style:style>
    <style:style style:name="P185" style:parent-style-name="Normalny" style:family="paragraph">
      <style:paragraph-properties fo:text-align="justify" fo:line-height="150%" fo:text-indent="0.2479in"/>
    </style:style>
    <style:style style:name="T186" style:parent-style-name="Domyślnaczcionkaakapitu" style:family="text">
      <style:text-properties fo:background-color="#80FFFF"/>
    </style:style>
    <style:style style:name="T187" style:parent-style-name="Domyślnaczcionkaakapitu" style:family="text">
      <style:text-properties fo:background-color="#80FFFF"/>
    </style:style>
    <style:style style:name="P188" style:parent-style-name="Normalny" style:family="paragraph">
      <style:paragraph-properties fo:text-align="justify" fo:line-height="150%" fo:text-indent="0.2479in"/>
    </style:style>
    <style:style style:name="T189" style:parent-style-name="Domyślnaczcionkaakapitu" style:family="text">
      <style:text-properties fo:background-color="#80FFFF"/>
    </style:style>
    <style:style style:name="P190" style:parent-style-name="Normalny" style:family="paragraph">
      <style:paragraph-properties fo:text-align="justify" fo:line-height="150%" fo:text-indent="0.2479in"/>
    </style:style>
    <style:style style:name="T191" style:parent-style-name="Domyślnaczcionkaakapitu" style:family="text">
      <style:text-properties fo:background-color="#80FFFF"/>
    </style:style>
    <style:style style:name="T192" style:parent-style-name="Domyślnaczcionkaakapitu" style:family="text">
      <style:text-properties fo:background-color="#80FFFF"/>
    </style:style>
    <style:style style:name="P193" style:parent-style-name="Normalny" style:family="paragraph">
      <style:paragraph-properties fo:text-align="justify" fo:line-height="150%" fo:text-indent="0.2479in"/>
    </style:style>
    <style:style style:name="P194" style:parent-style-name="Normalny" style:family="paragraph">
      <style:paragraph-properties fo:text-align="justify" fo:line-height="150%" fo:text-indent="0.2479in"/>
    </style:style>
    <style:style style:name="T195" style:parent-style-name="Domyślnaczcionkaakapitu" style:family="text">
      <style:text-properties fo:background-color="#80FFFF"/>
    </style:style>
    <style:style style:name="T196" style:parent-style-name="Domyślnaczcionkaakapitu" style:family="text">
      <style:text-properties fo:background-color="#80FFFF"/>
    </style:style>
    <style:style style:name="T197" style:parent-style-name="Domyślnaczcionkaakapitu" style:family="text">
      <style:text-properties fo:background-color="#80FFFF"/>
    </style:style>
    <style:style style:name="T198" style:parent-style-name="Domyślnaczcionkaakapitu" style:family="text">
      <style:text-properties fo:background-color="#80FFFF"/>
    </style:style>
    <style:style style:name="T199" style:parent-style-name="Domyślnaczcionkaakapitu" style:family="text">
      <style:text-properties fo:background-color="#80FFFF"/>
    </style:style>
    <style:style style:name="T200" style:parent-style-name="Domyślnaczcionkaakapitu" style:family="text">
      <style:text-properties fo:background-color="#80FFFF"/>
    </style:style>
    <style:style style:name="T201" style:parent-style-name="Domyślnaczcionkaakapitu" style:family="text">
      <style:text-properties fo:background-color="#80FFFF"/>
    </style:style>
    <style:style style:name="T202" style:parent-style-name="Domyślnaczcionkaakapitu" style:family="text">
      <style:text-properties fo:background-color="#80FFFF"/>
    </style:style>
    <style:style style:name="T203" style:parent-style-name="Domyślnaczcionkaakapitu" style:family="text">
      <style:text-properties fo:background-color="#80FFFF"/>
    </style:style>
    <style:style style:name="T204" style:parent-style-name="Domyślnaczcionkaakapitu" style:family="text">
      <style:text-properties fo:background-color="#80FFFF"/>
    </style:style>
    <style:style style:name="T205" style:parent-style-name="Domyślnaczcionkaakapitu" style:family="text">
      <style:text-properties fo:background-color="#80FFFF"/>
    </style:style>
    <style:style style:name="T206" style:parent-style-name="Domyślnaczcionkaakapitu" style:family="text">
      <style:text-properties fo:background-color="#80FFFF"/>
    </style:style>
    <style:style style:name="P207" style:parent-style-name="Normalny" style:family="paragraph">
      <style:paragraph-properties fo:text-align="justify" fo:line-height="150%" fo:text-indent="0.2479in"/>
    </style:style>
    <style:style style:name="T208" style:parent-style-name="Domyślnaczcionkaakapitu" style:family="text">
      <style:text-properties fo:background-color="#80FFFF"/>
    </style:style>
    <style:style style:name="P209" style:parent-style-name="Normalny" style:family="paragraph">
      <style:paragraph-properties fo:text-align="justify" fo:line-height="150%" fo:text-indent="0.2479in"/>
    </style:style>
    <style:style style:name="T210" style:parent-style-name="Domyślnaczcionkaakapitu" style:family="text">
      <style:text-properties fo:background-color="#80FFFF"/>
    </style:style>
    <style:style style:name="P211" style:parent-style-name="Normalny" style:family="paragraph">
      <style:paragraph-properties fo:text-align="justify" fo:line-height="150%" fo:text-indent="0.2479in"/>
    </style:style>
    <style:style style:name="T212" style:parent-style-name="Domyślnaczcionkaakapitu" style:family="text">
      <style:text-properties fo:background-color="#80FFFF"/>
    </style:style>
    <style:style style:name="P213" style:parent-style-name="Normalny" style:family="paragraph">
      <style:paragraph-properties fo:text-align="justify" fo:line-height="150%" fo:text-indent="0.2479in"/>
    </style:style>
    <style:style style:name="T214" style:parent-style-name="Domyślnaczcionkaakapitu" style:family="text">
      <style:text-properties fo:background-color="#80FFFF"/>
    </style:style>
    <style:style style:name="T215" style:parent-style-name="Domyślnaczcionkaakapitu" style:family="text">
      <style:text-properties fo:background-color="#80FFFF"/>
    </style:style>
    <style:style style:name="T216" style:parent-style-name="Domyślnaczcionkaakapitu" style:family="text">
      <style:text-properties fo:background-color="#80FFFF"/>
    </style:style>
    <style:style style:name="T217" style:parent-style-name="Domyślnaczcionkaakapitu" style:family="text">
      <style:text-properties fo:background-color="#80FFFF"/>
    </style:style>
    <style:style style:name="P218" style:parent-style-name="Normalny" style:family="paragraph">
      <style:paragraph-properties fo:text-align="justify" fo:line-height="150%"/>
    </style:style>
    <style:style style:name="T219" style:parent-style-name="Domyślnaczcionkaakapitu" style:family="text">
      <style:text-properties style:text-underline-type="single" style:text-underline-style="solid" style:text-underline-width="auto" style:text-underline-mode="continuous"/>
    </style:style>
    <style:style style:name="P220" style:parent-style-name="Normalny" style:family="paragraph">
      <style:paragraph-properties fo:text-align="justify" fo:line-height="150%" fo:text-indent="0.2479in"/>
    </style:style>
    <style:style style:name="T221" style:parent-style-name="Domyślnaczcionkaakapitu" style:family="text">
      <style:text-properties fo:background-color="#80FFFF"/>
    </style:style>
    <style:style style:name="T222" style:parent-style-name="Domyślnaczcionkaakapitu" style:family="text">
      <style:text-properties fo:background-color="#80FFFF"/>
    </style:style>
    <style:style style:name="T223" style:parent-style-name="Domyślnaczcionkaakapitu" style:family="text">
      <style:text-properties fo:background-color="#80FFFF"/>
    </style:style>
    <style:style style:name="P224" style:parent-style-name="Normalny" style:family="paragraph">
      <style:paragraph-properties fo:text-align="justify" fo:line-height="150%" fo:text-indent="0.2479in"/>
    </style:style>
    <style:style style:name="P225" style:parent-style-name="Normalny" style:family="paragraph">
      <style:paragraph-properties fo:text-align="justify" fo:line-height="150%" fo:text-indent="0.2479in"/>
    </style:style>
    <style:style style:name="P226" style:parent-style-name="Normalny" style:family="paragraph">
      <style:paragraph-properties fo:text-align="justify" fo:line-height="150%" fo:text-indent="0.2479in"/>
    </style:style>
    <style:style style:name="T227" style:parent-style-name="Domyślnaczcionkaakapitu" style:family="text">
      <style:text-properties fo:background-color="#80FFFF"/>
    </style:style>
    <style:style style:name="T228" style:parent-style-name="Domyślnaczcionkaakapitu" style:family="text">
      <style:text-properties fo:background-color="#80FFFF"/>
    </style:style>
    <style:style style:name="P229" style:parent-style-name="Normalny" style:family="paragraph">
      <style:paragraph-properties fo:text-align="justify" fo:line-height="150%" fo:text-indent="0.2479in"/>
    </style:style>
    <style:style style:name="T230" style:parent-style-name="Domyślnaczcionkaakapitu" style:family="text">
      <style:text-properties fo:background-color="#80FFFF"/>
    </style:style>
    <style:style style:name="T231" style:parent-style-name="Domyślnaczcionkaakapitu" style:family="text">
      <style:text-properties fo:background-color="#80FFFF"/>
    </style:style>
    <style:style style:name="T232" style:parent-style-name="Domyślnaczcionkaakapitu" style:family="text">
      <style:text-properties fo:background-color="#80FFFF"/>
    </style:style>
    <style:style style:name="P233" style:parent-style-name="Normalny" style:family="paragraph">
      <style:paragraph-properties fo:text-align="justify" fo:line-height="150%" fo:text-indent="0.2479in"/>
    </style:style>
    <style:style style:name="P234" style:parent-style-name="Normalny" style:family="paragraph">
      <style:paragraph-properties fo:text-align="justify" fo:line-height="150%" fo:text-indent="0.2479in"/>
    </style:style>
    <style:style style:name="T235" style:parent-style-name="Domyślnaczcionkaakapitu" style:family="text">
      <style:text-properties fo:background-color="#80FFFF"/>
    </style:style>
    <style:style style:name="T236" style:parent-style-name="Domyślnaczcionkaakapitu" style:family="text">
      <style:text-properties fo:background-color="#80FFFF"/>
    </style:style>
    <style:style style:name="T237" style:parent-style-name="Domyślnaczcionkaakapitu" style:family="text">
      <style:text-properties fo:background-color="#80FFFF"/>
    </style:style>
    <style:style style:name="P238" style:parent-style-name="Normalny" style:family="paragraph">
      <style:paragraph-properties fo:text-align="justify" fo:line-height="150%" fo:text-indent="0.2479in"/>
    </style:style>
    <style:style style:name="P239" style:parent-style-name="Normalny" style:family="paragraph">
      <style:paragraph-properties fo:text-align="justify" fo:line-height="150%" fo:text-indent="0.2479in"/>
    </style:style>
    <style:style style:name="P240" style:parent-style-name="Normalny" style:family="paragraph">
      <style:paragraph-properties fo:text-align="justify" fo:line-height="150%"/>
    </style:style>
    <style:style style:name="T241" style:parent-style-name="Domyślnaczcionkaakapitu" style:family="text">
      <style:text-properties style:text-underline-type="single" style:text-underline-style="solid" style:text-underline-width="auto" style:text-underline-mode="continuous"/>
    </style:style>
    <style:style style:name="P242" style:parent-style-name="Normalny" style:family="paragraph">
      <style:paragraph-properties fo:text-align="justify" fo:line-height="150%" fo:text-indent="0.2479in"/>
    </style:style>
    <style:style style:name="T243" style:parent-style-name="Domyślnaczcionkaakapitu" style:family="text">
      <style:text-properties fo:background-color="#80FFFF"/>
    </style:style>
    <style:style style:name="T244" style:parent-style-name="Domyślnaczcionkaakapitu" style:family="text">
      <style:text-properties fo:background-color="#80FFFF"/>
    </style:style>
    <style:style style:name="T245" style:parent-style-name="Domyślnaczcionkaakapitu" style:family="text">
      <style:text-properties fo:background-color="#80FFFF"/>
    </style:style>
    <style:style style:name="P246" style:parent-style-name="Normalny" style:family="paragraph">
      <style:paragraph-properties fo:text-align="justify" fo:line-height="150%" fo:text-indent="0.2479in"/>
    </style:style>
    <style:style style:name="T247" style:parent-style-name="Domyślnaczcionkaakapitu" style:family="text">
      <style:text-properties fo:background-color="#80FFFF"/>
    </style:style>
    <style:style style:name="P248" style:parent-style-name="Normalny" style:family="paragraph">
      <style:paragraph-properties fo:text-align="justify" fo:line-height="150%" fo:text-indent="0.2479in"/>
    </style:style>
    <style:style style:name="T249" style:parent-style-name="Domyślnaczcionkaakapitu" style:family="text">
      <style:text-properties fo:background-color="#80FFFF"/>
    </style:style>
    <style:style style:name="T250" style:parent-style-name="Domyślnaczcionkaakapitu" style:family="text">
      <style:text-properties fo:background-color="#80FFFF"/>
    </style:style>
    <style:style style:name="T251" style:parent-style-name="Domyślnaczcionkaakapitu" style:family="text">
      <style:text-properties fo:background-color="#80FFFF"/>
    </style:style>
    <style:style style:name="T252" style:parent-style-name="Domyślnaczcionkaakapitu" style:family="text">
      <style:text-properties fo:background-color="#80FFFF"/>
    </style:style>
    <style:style style:name="P253" style:parent-style-name="Normalny" style:family="paragraph">
      <style:paragraph-properties fo:text-align="justify" fo:line-height="150%" fo:text-indent="0.2479in"/>
    </style:style>
    <style:style style:name="T254" style:parent-style-name="Domyślnaczcionkaakapitu" style:family="text">
      <style:text-properties fo:background-color="#80FFFF"/>
    </style:style>
    <style:style style:name="T255" style:parent-style-name="Domyślnaczcionkaakapitu" style:family="text">
      <style:text-properties fo:background-color="#80FFFF"/>
    </style:style>
    <style:style style:name="T256" style:parent-style-name="Domyślnaczcionkaakapitu" style:family="text">
      <style:text-properties fo:background-color="#80FFFF"/>
    </style:style>
    <style:style style:name="P257" style:parent-style-name="Normalny" style:family="paragraph">
      <style:paragraph-properties fo:text-align="justify" fo:line-height="150%" fo:text-indent="0.2479in"/>
    </style:style>
    <style:style style:name="T258" style:parent-style-name="Domyślnaczcionkaakapitu" style:family="text">
      <style:text-properties fo:background-color="#80FFFF"/>
    </style:style>
    <style:style style:name="P259" style:parent-style-name="Normalny" style:family="paragraph">
      <style:paragraph-properties fo:text-align="justify" fo:line-height="150%" fo:text-indent="0.2479in"/>
    </style:style>
    <style:style style:name="T260" style:parent-style-name="Domyślnaczcionkaakapitu" style:family="text">
      <style:text-properties fo:background-color="#80FFFF"/>
    </style:style>
    <style:style style:name="T261" style:parent-style-name="Domyślnaczcionkaakapitu" style:family="text">
      <style:text-properties fo:background-color="#80FFFF"/>
    </style:style>
    <style:style style:name="T262" style:parent-style-name="Domyślnaczcionkaakapitu" style:family="text">
      <style:text-properties fo:background-color="#80FFFF"/>
    </style:style>
    <style:style style:name="T263" style:parent-style-name="Domyślnaczcionkaakapitu" style:family="text">
      <style:text-properties fo:background-color="#80FFFF"/>
    </style:style>
    <style:style style:name="P264" style:parent-style-name="Normalny" style:family="paragraph">
      <style:paragraph-properties fo:text-align="justify" fo:line-height="150%" fo:text-indent="0.2479in"/>
    </style:style>
    <style:style style:name="T265" style:parent-style-name="Domyślnaczcionkaakapitu" style:family="text">
      <style:text-properties fo:background-color="#80FFFF"/>
    </style:style>
    <style:style style:name="T266" style:parent-style-name="Domyślnaczcionkaakapitu" style:family="text">
      <style:text-properties fo:background-color="#80FFFF"/>
    </style:style>
    <style:style style:name="T267" style:parent-style-name="Domyślnaczcionkaakapitu" style:family="text">
      <style:text-properties fo:background-color="#80FFFF"/>
    </style:style>
    <style:style style:name="T268" style:parent-style-name="Domyślnaczcionkaakapitu" style:family="text">
      <style:text-properties fo:background-color="#80FFFF"/>
    </style:style>
    <style:style style:name="P269" style:parent-style-name="Normalny" style:family="paragraph">
      <style:paragraph-properties fo:text-align="justify" fo:line-height="150%" fo:text-indent="0.2479in"/>
    </style:style>
    <style:style style:name="T270" style:parent-style-name="Domyślnaczcionkaakapitu" style:family="text">
      <style:text-properties fo:background-color="#80FFFF"/>
    </style:style>
    <style:style style:name="T271" style:parent-style-name="Domyślnaczcionkaakapitu" style:family="text">
      <style:text-properties fo:background-color="#80FFFF"/>
    </style:style>
    <style:style style:name="T272" style:parent-style-name="Domyślnaczcionkaakapitu" style:family="text">
      <style:text-properties fo:background-color="#80FFFF"/>
    </style:style>
    <style:style style:name="P273" style:parent-style-name="Normalny" style:family="paragraph">
      <style:paragraph-properties fo:text-align="justify" fo:line-height="150%" fo:text-indent="0.2479in"/>
    </style:style>
    <style:style style:name="T274" style:parent-style-name="Domyślnaczcionkaakapitu" style:family="text">
      <style:text-properties fo:background-color="#80FFFF"/>
    </style:style>
    <style:style style:name="T275" style:parent-style-name="Domyślnaczcionkaakapitu" style:family="text">
      <style:text-properties fo:background-color="#80FFFF"/>
    </style:style>
    <style:style style:name="T276" style:parent-style-name="Domyślnaczcionkaakapitu" style:family="text">
      <style:text-properties fo:background-color="#80FFFF"/>
    </style:style>
    <style:style style:name="T277" style:parent-style-name="Domyślnaczcionkaakapitu" style:family="text">
      <style:text-properties fo:background-color="#80FFFF"/>
    </style:style>
    <style:style style:name="T278" style:parent-style-name="Domyślnaczcionkaakapitu" style:family="text">
      <style:text-properties fo:background-color="#80FFFF"/>
    </style:style>
    <style:style style:name="T279" style:parent-style-name="Domyślnaczcionkaakapitu" style:family="text">
      <style:text-properties fo:background-color="#80FFFF"/>
    </style:style>
    <style:style style:name="T280" style:parent-style-name="Domyślnaczcionkaakapitu" style:family="text">
      <style:text-properties fo:background-color="#80FFFF"/>
    </style:style>
    <style:style style:name="P281" style:parent-style-name="Normalny" style:family="paragraph">
      <style:paragraph-properties fo:text-align="justify" fo:line-height="150%"/>
    </style:style>
    <style:style style:name="T282" style:parent-style-name="Domyślnaczcionkaakapitu" style:family="text">
      <style:text-properties style:text-underline-type="single" style:text-underline-style="solid" style:text-underline-width="auto" style:text-underline-mode="continuous"/>
    </style:style>
    <style:style style:name="P283" style:parent-style-name="Normalny" style:family="paragraph">
      <style:paragraph-properties fo:text-align="justify" fo:line-height="150%" fo:text-indent="0.2479in"/>
    </style:style>
    <style:style style:name="T284" style:parent-style-name="Domyślnaczcionkaakapitu" style:family="text">
      <style:text-properties fo:background-color="#80FFFF"/>
    </style:style>
    <style:style style:name="T285" style:parent-style-name="Domyślnaczcionkaakapitu" style:family="text">
      <style:text-properties fo:background-color="#80FFFF"/>
    </style:style>
    <style:style style:name="P286" style:parent-style-name="Normalny" style:family="paragraph">
      <style:paragraph-properties fo:text-align="justify" fo:line-height="150%" fo:text-indent="0.2479in"/>
    </style:style>
    <style:style style:name="P287" style:parent-style-name="Normalny" style:family="paragraph">
      <style:paragraph-properties fo:text-align="justify" fo:line-height="150%"/>
    </style:style>
    <style:style style:name="T288" style:parent-style-name="Domyślnaczcionkaakapitu" style:family="text">
      <style:text-properties style:text-underline-type="single" style:text-underline-style="solid" style:text-underline-width="auto" style:text-underline-mode="continuous"/>
    </style:style>
    <style:style style:name="T289" style:parent-style-name="Domyślnaczcionkaakapitu" style:family="text">
      <style:text-properties fo:background-color="#80FFFF" style:text-underline-type="single" style:text-underline-style="solid" style:text-underline-width="auto" style:text-underline-mode="continuous"/>
    </style:style>
    <style:style style:name="T290" style:parent-style-name="Domyślnaczcionkaakapitu" style:family="text">
      <style:text-properties style:text-underline-type="single" style:text-underline-style="solid" style:text-underline-width="auto" style:text-underline-mode="continuous"/>
    </style:style>
    <style:style style:name="P291" style:parent-style-name="Normalny" style:family="paragraph">
      <style:paragraph-properties fo:text-align="justify" fo:line-height="150%" fo:text-indent="0.2479in"/>
    </style:style>
    <style:style style:name="T292" style:parent-style-name="Domyślnaczcionkaakapitu" style:family="text">
      <style:text-properties fo:background-color="#80FFFF"/>
    </style:style>
    <style:style style:name="T293" style:parent-style-name="Domyślnaczcionkaakapitu" style:family="text">
      <style:text-properties fo:background-color="#80FFFF"/>
    </style:style>
    <style:style style:name="T294" style:parent-style-name="Domyślnaczcionkaakapitu" style:family="text">
      <style:text-properties fo:background-color="#80FFFF"/>
    </style:style>
    <style:style style:name="T295" style:parent-style-name="Domyślnaczcionkaakapitu" style:family="text">
      <style:text-properties fo:background-color="#80FFFF"/>
    </style:style>
    <style:style style:name="P296" style:parent-style-name="Normalny" style:family="paragraph">
      <style:paragraph-properties fo:text-align="justify" fo:line-height="150%" fo:text-indent="0.2479in"/>
    </style:style>
    <style:style style:name="T297" style:parent-style-name="Domyślnaczcionkaakapitu" style:family="text">
      <style:text-properties fo:background-color="#80FFFF"/>
    </style:style>
    <style:style style:name="T298" style:parent-style-name="Domyślnaczcionkaakapitu" style:family="text">
      <style:text-properties fo:background-color="#80FFFF"/>
    </style:style>
    <style:style style:name="T299" style:parent-style-name="Domyślnaczcionkaakapitu" style:family="text">
      <style:text-properties fo:background-color="#80FFFF"/>
    </style:style>
    <style:style style:name="P300" style:parent-style-name="Normalny" style:family="paragraph">
      <style:paragraph-properties fo:text-align="justify" fo:line-height="150%" fo:text-indent="0.2479in"/>
    </style:style>
    <style:style style:name="T301" style:parent-style-name="Domyślnaczcionkaakapitu" style:family="text">
      <style:text-properties fo:background-color="#80FFFF"/>
    </style:style>
    <style:style style:name="T302" style:parent-style-name="Domyślnaczcionkaakapitu" style:family="text">
      <style:text-properties fo:background-color="#80FFFF"/>
    </style:style>
    <style:style style:name="T303" style:parent-style-name="Domyślnaczcionkaakapitu" style:family="text">
      <style:text-properties fo:background-color="#80FFFF"/>
    </style:style>
    <style:style style:name="T304" style:parent-style-name="Domyślnaczcionkaakapitu" style:family="text">
      <style:text-properties fo:background-color="#80FFFF"/>
    </style:style>
    <style:style style:name="T305" style:parent-style-name="Domyślnaczcionkaakapitu" style:family="text">
      <style:text-properties fo:background-color="#80FFFF"/>
    </style:style>
    <style:style style:name="T306" style:parent-style-name="Domyślnaczcionkaakapitu" style:family="text">
      <style:text-properties fo:background-color="#80FFFF"/>
    </style:style>
    <style:style style:name="P307" style:parent-style-name="Normalny" style:family="paragraph">
      <style:paragraph-properties fo:text-align="justify" fo:line-height="150%" fo:text-indent="0.2479in"/>
    </style:style>
    <style:style style:name="T308" style:parent-style-name="Domyślnaczcionkaakapitu" style:family="text">
      <style:text-properties fo:background-color="#80FFFF"/>
    </style:style>
    <style:style style:name="T309" style:parent-style-name="Domyślnaczcionkaakapitu" style:family="text">
      <style:text-properties fo:background-color="#80FFFF"/>
    </style:style>
    <style:style style:name="T310" style:parent-style-name="Domyślnaczcionkaakapitu" style:family="text">
      <style:text-properties fo:background-color="#80FFFF"/>
    </style:style>
    <style:style style:name="T311" style:parent-style-name="Domyślnaczcionkaakapitu" style:family="text">
      <style:text-properties fo:background-color="#80FFFF"/>
    </style:style>
    <style:style style:name="P312" style:parent-style-name="Normalny" style:family="paragraph">
      <style:paragraph-properties fo:text-align="justify" fo:line-height="150%" fo:text-indent="0.2479in"/>
    </style:style>
    <style:style style:name="T313" style:parent-style-name="Domyślnaczcionkaakapitu" style:family="text">
      <style:text-properties fo:background-color="#80FFFF"/>
    </style:style>
    <style:style style:name="T314" style:parent-style-name="Domyślnaczcionkaakapitu" style:family="text">
      <style:text-properties fo:background-color="#80FFFF"/>
    </style:style>
    <style:style style:name="T315" style:parent-style-name="Domyślnaczcionkaakapitu" style:family="text">
      <style:text-properties fo:background-color="#80FFFF"/>
    </style:style>
    <style:style style:name="P316" style:parent-style-name="Normalny" style:family="paragraph">
      <style:paragraph-properties fo:text-align="justify" fo:line-height="150%" fo:text-indent="0.2479in"/>
    </style:style>
    <style:style style:name="T317" style:parent-style-name="Domyślnaczcionkaakapitu" style:family="text">
      <style:text-properties fo:background-color="#80FFFF"/>
    </style:style>
    <style:style style:name="P318" style:parent-style-name="Normalny" style:family="paragraph">
      <style:paragraph-properties fo:text-align="justify" fo:line-height="150%" fo:text-indent="0.2479in"/>
    </style:style>
    <style:style style:name="P319" style:parent-style-name="Normalny" style:family="paragraph">
      <style:paragraph-properties fo:text-align="justify" fo:line-height="150%" fo:text-indent="0.2479in"/>
    </style:style>
    <style:style style:name="T320" style:parent-style-name="Domyślnaczcionkaakapitu" style:family="text">
      <style:text-properties fo:background-color="#80FFFF"/>
    </style:style>
    <style:style style:name="P321" style:parent-style-name="Normalny" style:family="paragraph">
      <style:paragraph-properties fo:text-align="justify" fo:line-height="150%" fo:text-indent="0.2479in"/>
    </style:style>
    <style:style style:name="P322" style:parent-style-name="Normalny" style:family="paragraph">
      <style:paragraph-properties fo:text-align="justify" fo:line-height="150%"/>
    </style:style>
    <style:style style:name="T323" style:parent-style-name="Domyślnaczcionkaakapitu" style:family="text">
      <style:text-properties style:text-underline-type="single" style:text-underline-style="solid" style:text-underline-width="auto" style:text-underline-mode="continuous"/>
    </style:style>
    <style:style style:name="T324" style:parent-style-name="Domyślnaczcionkaakapitu" style:family="text">
      <style:text-properties fo:background-color="#80FFFF" style:text-underline-type="single" style:text-underline-style="solid" style:text-underline-width="auto" style:text-underline-mode="continuous"/>
    </style:style>
    <style:style style:name="P325" style:parent-style-name="Normalny" style:family="paragraph">
      <style:paragraph-properties fo:text-align="justify" fo:line-height="150%" fo:text-indent="0.2479in"/>
    </style:style>
    <style:style style:name="T326" style:parent-style-name="Domyślnaczcionkaakapitu" style:family="text">
      <style:text-properties fo:background-color="#80FFFF"/>
    </style:style>
    <style:style style:name="T327" style:parent-style-name="Domyślnaczcionkaakapitu" style:family="text">
      <style:text-properties fo:background-color="#80FFFF"/>
    </style:style>
    <style:style style:name="P328" style:parent-style-name="Normalny" style:family="paragraph">
      <style:paragraph-properties fo:text-align="justify" fo:line-height="150%" fo:text-indent="0.2479in"/>
    </style:style>
    <style:style style:name="P329" style:parent-style-name="Normalny" style:family="paragraph">
      <style:paragraph-properties fo:text-align="justify" fo:line-height="150%"/>
    </style:style>
    <style:style style:name="T330" style:parent-style-name="Domyślnaczcionkaakapitu" style:family="text">
      <style:text-properties style:text-underline-type="single" style:text-underline-style="solid" style:text-underline-width="auto" style:text-underline-mode="continuous"/>
    </style:style>
    <style:style style:name="P331" style:parent-style-name="Normalny" style:family="paragraph">
      <style:paragraph-properties fo:text-align="justify" fo:line-height="150%" fo:text-indent="0.2479in"/>
    </style:style>
    <style:style style:name="T332" style:parent-style-name="Domyślnaczcionkaakapitu" style:family="text">
      <style:text-properties fo:background-color="#80FFFF"/>
    </style:style>
    <style:style style:name="T333" style:parent-style-name="Domyślnaczcionkaakapitu" style:family="text">
      <style:text-properties fo:background-color="#80FFFF"/>
    </style:style>
    <style:style style:name="P334" style:parent-style-name="Normalny" style:family="paragraph">
      <style:paragraph-properties fo:text-align="justify" fo:line-height="150%"/>
    </style:style>
    <style:style style:name="T335" style:parent-style-name="Domyślnaczcionkaakapitu" style:family="text">
      <style:text-properties style:text-underline-type="single" style:text-underline-style="solid" style:text-underline-width="auto" style:text-underline-mode="continuous"/>
    </style:style>
    <style:style style:name="P336" style:parent-style-name="Normalny" style:family="paragraph">
      <style:paragraph-properties fo:text-align="justify" fo:line-height="150%" fo:text-indent="0.2479in"/>
    </style:style>
    <style:style style:name="T337" style:parent-style-name="Domyślnaczcionkaakapitu" style:family="text">
      <style:text-properties fo:background-color="#80FFFF"/>
    </style:style>
    <style:style style:name="T338" style:parent-style-name="Domyślnaczcionkaakapitu" style:family="text">
      <style:text-properties fo:background-color="#80FFFF"/>
    </style:style>
    <style:style style:name="P339" style:parent-style-name="Normalny" style:family="paragraph">
      <style:paragraph-properties fo:text-align="justify" fo:line-height="150%"/>
    </style:style>
    <style:style style:name="T340" style:parent-style-name="Domyślnaczcionkaakapitu" style:family="text">
      <style:text-properties style:text-underline-type="single" style:text-underline-style="solid" style:text-underline-width="auto" style:text-underline-mode="continuous"/>
    </style:style>
    <style:style style:name="P341" style:parent-style-name="Normalny" style:family="paragraph">
      <style:paragraph-properties fo:text-align="justify" fo:line-height="150%" fo:text-indent="0.2479in"/>
    </style:style>
    <style:style style:name="T342" style:parent-style-name="Domyślnaczcionkaakapitu" style:family="text">
      <style:text-properties fo:background-color="#80FFFF"/>
    </style:style>
    <style:style style:name="T343" style:parent-style-name="Domyślnaczcionkaakapitu" style:family="text">
      <style:text-properties fo:background-color="#80FFFF"/>
    </style:style>
    <style:style style:name="P344" style:parent-style-name="Normalny" style:family="paragraph">
      <style:paragraph-properties fo:text-align="justify" fo:line-height="150%"/>
    </style:style>
    <style:style style:name="T345" style:parent-style-name="Domyślnaczcionkaakapitu" style:family="text">
      <style:text-properties style:text-underline-type="single" style:text-underline-style="solid" style:text-underline-width="auto" style:text-underline-mode="continuous"/>
    </style:style>
    <style:style style:name="T346" style:parent-style-name="Domyślnaczcionkaakapitu" style:family="text">
      <style:text-properties fo:background-color="#80FFFF" style:text-underline-type="single" style:text-underline-style="solid" style:text-underline-width="auto" style:text-underline-mode="continuous"/>
    </style:style>
    <style:style style:name="P347" style:parent-style-name="Normalny" style:family="paragraph">
      <style:paragraph-properties fo:text-align="justify" fo:line-height="150%" fo:text-indent="0.2479in"/>
    </style:style>
    <style:style style:name="P348" style:parent-style-name="Normalny" style:family="paragraph">
      <style:paragraph-properties fo:text-align="justify" fo:line-height="150%"/>
    </style:style>
    <style:style style:name="T349" style:parent-style-name="Domyślnaczcionkaakapitu" style:family="text">
      <style:text-properties style:text-underline-type="single" style:text-underline-style="solid" style:text-underline-width="auto" style:text-underline-mode="continuous"/>
    </style:style>
    <style:style style:name="P350" style:parent-style-name="Normalny" style:family="paragraph">
      <style:paragraph-properties fo:text-align="justify" fo:line-height="150%" fo:text-indent="0.2479in"/>
    </style:style>
    <style:style style:name="T351" style:parent-style-name="Domyślnaczcionkaakapitu" style:family="text">
      <style:text-properties fo:background-color="#80FFFF"/>
    </style:style>
    <style:style style:name="P352" style:parent-style-name="Normalny" style:family="paragraph">
      <style:paragraph-properties fo:text-align="justify" fo:line-height="150%" fo:text-indent="0.2479in"/>
    </style:style>
    <style:style style:name="P353" style:parent-style-name="Normalny" style:family="paragraph">
      <style:paragraph-properties fo:text-align="justify" fo:line-height="150%"/>
    </style:style>
    <style:style style:name="T354" style:parent-style-name="Domyślnaczcionkaakapitu" style:family="text">
      <style:text-properties style:text-underline-type="single" style:text-underline-style="solid" style:text-underline-width="auto" style:text-underline-mode="continuous"/>
    </style:style>
    <style:style style:name="T355" style:parent-style-name="Domyślnaczcionkaakapitu" style:family="text">
      <style:text-properties fo:background-color="#80FFFF" style:text-underline-type="single" style:text-underline-style="solid" style:text-underline-width="auto" style:text-underline-mode="continuous"/>
    </style:style>
    <style:style style:name="P356" style:parent-style-name="Normalny" style:family="paragraph">
      <style:paragraph-properties fo:text-align="justify" fo:line-height="150%" fo:text-indent="0.2479in"/>
    </style:style>
    <style:style style:name="T357" style:parent-style-name="Domyślnaczcionkaakapitu" style:family="text">
      <style:text-properties fo:background-color="#80FFFF"/>
    </style:style>
    <style:style style:name="P358" style:parent-style-name="Normalny" style:family="paragraph">
      <style:paragraph-properties fo:text-align="justify" fo:line-height="150%" fo:text-indent="0.2479in"/>
    </style:style>
    <style:style style:name="P359" style:parent-style-name="Normalny" style:family="paragraph">
      <style:paragraph-properties fo:text-align="justify" fo:line-height="150%"/>
    </style:style>
    <style:style style:name="T360" style:parent-style-name="Domyślnaczcionkaakapitu" style:family="text">
      <style:text-properties style:text-underline-type="single" style:text-underline-style="solid" style:text-underline-width="auto" style:text-underline-mode="continuous"/>
    </style:style>
    <style:style style:name="T361" style:parent-style-name="Domyślnaczcionkaakapitu" style:family="text">
      <style:text-properties fo:background-color="#80FFFF" style:text-underline-type="single" style:text-underline-style="solid" style:text-underline-width="auto" style:text-underline-mode="continuous"/>
    </style:style>
    <style:style style:name="T362" style:parent-style-name="Domyślnaczcionkaakapitu" style:family="text">
      <style:text-properties style:text-underline-type="single" style:text-underline-style="solid" style:text-underline-width="auto" style:text-underline-mode="continuous"/>
    </style:style>
    <style:style style:name="P363" style:parent-style-name="Normalny" style:family="paragraph">
      <style:paragraph-properties fo:text-align="justify" fo:line-height="150%" fo:text-indent="0.2479in"/>
    </style:style>
    <style:style style:name="P364" style:parent-style-name="Normalny" style:family="paragraph">
      <style:paragraph-properties fo:text-align="justify" fo:line-height="150%" fo:text-indent="0.2479in"/>
    </style:style>
    <style:style style:name="P365" style:parent-style-name="Normalny" style:family="paragraph">
      <style:paragraph-properties fo:text-align="justify" fo:line-height="150%" fo:text-indent="0.2479in"/>
    </style:style>
    <style:style style:name="T366" style:parent-style-name="Domyślnaczcionkaakapitu" style:family="text">
      <style:text-properties fo:background-color="#80FFFF"/>
    </style:style>
    <style:style style:name="P367" style:parent-style-name="Normalny" style:family="paragraph">
      <style:paragraph-properties fo:text-align="justify" fo:line-height="150%">
        <style:tab-stops>
          <style:tab-stop style:type="left" style:position="3.3312in"/>
        </style:tab-stops>
      </style:paragraph-properties>
    </style:style>
    <style:style style:name="T368" style:parent-style-name="Domyślnaczcionkaakapitu" style:family="text">
      <style:text-properties style:text-underline-type="single" style:text-underline-style="solid" style:text-underline-width="auto" style:text-underline-mode="continuous"/>
    </style:style>
    <style:style style:name="T369" style:parent-style-name="Domyślnaczcionkaakapitu" style:family="text">
      <style:text-properties fo:background-color="#80FFFF"/>
    </style:style>
    <style:style style:name="P370" style:parent-style-name="Normalny" style:family="paragraph">
      <style:paragraph-properties fo:text-align="justify" fo:line-height="150%" fo:text-indent="0.2479in">
        <style:tab-stops>
          <style:tab-stop style:type="left" style:position="3.3312in"/>
        </style:tab-stops>
      </style:paragraph-properties>
    </style:style>
    <style:style style:name="T371" style:parent-style-name="Domyślnaczcionkaakapitu" style:family="text">
      <style:text-properties fo:background-color="#80FFFF"/>
    </style:style>
    <style:style style:name="P372" style:parent-style-name="Normalny" style:family="paragraph">
      <style:paragraph-properties fo:text-align="justify" fo:line-height="150%"/>
    </style:style>
    <style:style style:name="T373" style:parent-style-name="Domyślnaczcionkaakapitu" style:family="text">
      <style:text-properties style:text-underline-type="single" style:text-underline-style="solid" style:text-underline-width="auto" style:text-underline-mode="continuous"/>
    </style:style>
    <style:style style:name="T374" style:parent-style-name="Domyślnaczcionkaakapitu" style:family="text">
      <style:text-properties fo:background-color="#80FFFF" style:text-underline-type="single" style:text-underline-style="solid" style:text-underline-width="auto" style:text-underline-mode="continuous"/>
    </style:style>
    <style:style style:name="P375" style:parent-style-name="Normalny" style:family="paragraph">
      <style:paragraph-properties fo:text-align="justify" fo:line-height="150%" fo:text-indent="0.2479in"/>
    </style:style>
    <style:style style:name="T376" style:parent-style-name="Domyślnaczcionkaakapitu" style:family="text">
      <style:text-properties fo:background-color="#80FFFF"/>
    </style:style>
    <style:style style:name="P377" style:parent-style-name="Normalny" style:family="paragraph">
      <style:paragraph-properties fo:text-align="justify" fo:line-height="150%"/>
    </style:style>
    <style:style style:name="T378" style:parent-style-name="Domyślnaczcionkaakapitu" style:family="text">
      <style:text-properties fo:background-color="#80FFFF"/>
    </style:style>
    <style:style style:name="P379" style:parent-style-name="Normalny" style:family="paragraph">
      <style:paragraph-properties fo:text-align="justify" fo:line-height="150%" fo:text-indent="0.2479in"/>
    </style:style>
    <style:style style:name="T380" style:parent-style-name="Domyślnaczcionkaakapitu" style:family="text">
      <style:text-properties fo:background-color="#80FFFF"/>
    </style:style>
    <style:style style:name="T381" style:parent-style-name="Domyślnaczcionkaakapitu" style:family="text">
      <style:text-properties fo:background-color="#80FFFF"/>
    </style:style>
    <style:style style:name="P382" style:parent-style-name="Normalny" style:family="paragraph">
      <style:paragraph-properties fo:text-align="justify" fo:line-height="150%"/>
    </style:style>
    <style:style style:name="P383" style:parent-style-name="Normalny" style:family="paragraph">
      <style:paragraph-properties fo:text-align="justify" fo:line-height="150%"/>
    </style:style>
    <style:style style:name="T384" style:parent-style-name="Domyślnaczcionkaakapitu" style:family="text">
      <style:text-properties fo:background-color="#80FFFF"/>
    </style:style>
    <style:style style:name="P385" style:parent-style-name="Normalny" style:family="paragraph">
      <style:paragraph-properties fo:text-align="justify" fo:line-height="150%"/>
    </style:style>
    <style:style style:name="P386" style:parent-style-name="Normalny" style:family="paragraph">
      <style:paragraph-properties fo:text-align="justify" fo:line-height="150%"/>
    </style:style>
    <style:style style:name="P387" style:parent-style-name="Normalny" style:family="paragraph">
      <style:paragraph-properties fo:text-align="justify" fo:line-height="150%"/>
    </style:style>
    <style:style style:name="P388" style:parent-style-name="Normalny" style:family="paragraph">
      <style:paragraph-properties fo:text-align="justify" fo:line-height="150%"/>
    </style:style>
    <style:style style:name="T389" style:parent-style-name="Domyślnaczcionkaakapitu" style:family="text">
      <style:text-properties style:text-underline-type="single" style:text-underline-style="solid" style:text-underline-width="auto" style:text-underline-mode="continuous"/>
    </style:style>
    <style:style style:name="T390" style:parent-style-name="Domyślnaczcionkaakapitu" style:family="text">
      <style:text-properties fo:background-color="#80FFFF" style:text-underline-type="single" style:text-underline-style="solid" style:text-underline-width="auto" style:text-underline-mode="continuous"/>
    </style:style>
    <style:style style:name="P391" style:parent-style-name="Normalny" style:family="paragraph">
      <style:paragraph-properties fo:text-align="justify" fo:line-height="150%" fo:text-indent="0.2479in"/>
    </style:style>
    <style:style style:name="P392" style:parent-style-name="Normalny" style:family="paragraph">
      <style:paragraph-properties fo:text-align="justify" fo:line-height="150%" fo:text-indent="0.2479in"/>
    </style:style>
    <style:style style:name="P393" style:parent-style-name="Normalny" style:family="paragraph">
      <style:paragraph-properties fo:text-align="justify" fo:line-height="150%" fo:text-indent="0.2479in"/>
    </style:style>
    <style:style style:name="T394" style:parent-style-name="Domyślnaczcionkaakapitu" style:family="text">
      <style:text-properties fo:background-color="#80FFFF"/>
    </style:style>
    <style:style style:name="P395" style:parent-style-name="Normalny" style:family="paragraph">
      <style:paragraph-properties fo:text-align="justify" fo:line-height="150%"/>
    </style:style>
    <style:style style:name="T396" style:parent-style-name="Domyślnaczcionkaakapitu" style:family="text">
      <style:text-properties style:text-underline-type="single" style:text-underline-style="solid" style:text-underline-width="auto" style:text-underline-mode="continuous"/>
    </style:style>
    <style:style style:name="T397" style:parent-style-name="Domyślnaczcionkaakapitu" style:family="text">
      <style:text-properties fo:background-color="#80FFFF" style:text-underline-type="single" style:text-underline-style="solid" style:text-underline-width="auto" style:text-underline-mode="continuous"/>
    </style:style>
    <style:style style:name="T398" style:parent-style-name="Domyślnaczcionkaakapitu" style:family="text">
      <style:text-properties style:text-underline-type="single" style:text-underline-style="solid" style:text-underline-width="auto" style:text-underline-mode="continuous"/>
    </style:style>
    <style:style style:name="P399" style:parent-style-name="Normalny" style:family="paragraph">
      <style:paragraph-properties fo:text-align="justify" fo:line-height="150%" fo:text-indent="0.2479in"/>
    </style:style>
    <style:style style:name="T400" style:parent-style-name="Domyślnaczcionkaakapitu" style:family="text">
      <style:text-properties fo:background-color="#80FFFF"/>
    </style:style>
    <style:style style:name="T401" style:parent-style-name="Domyślnaczcionkaakapitu" style:family="text">
      <style:text-properties fo:background-color="#80FFFF"/>
    </style:style>
    <style:style style:name="P402" style:parent-style-name="Normalny" style:family="paragraph">
      <style:paragraph-properties fo:text-align="justify" fo:line-height="150%" fo:text-indent="0.2479in"/>
    </style:style>
    <style:style style:name="T403" style:parent-style-name="Domyślnaczcionkaakapitu" style:family="text">
      <style:text-properties fo:background-color="#80FFFF"/>
    </style:style>
    <style:style style:name="T404" style:parent-style-name="Domyślnaczcionkaakapitu" style:family="text">
      <style:text-properties fo:background-color="#80FFFF"/>
    </style:style>
    <style:style style:name="T405" style:parent-style-name="Domyślnaczcionkaakapitu" style:family="text">
      <style:text-properties fo:background-color="#80FFFF"/>
    </style:style>
    <style:style style:name="P406" style:parent-style-name="Normalny" style:family="paragraph">
      <style:paragraph-properties fo:text-align="justify" fo:line-height="150%" fo:text-indent="0.2479in"/>
    </style:style>
    <style:style style:name="T407" style:parent-style-name="Domyślnaczcionkaakapitu" style:family="text">
      <style:text-properties fo:background-color="#80FFFF"/>
    </style:style>
    <style:style style:name="P408" style:parent-style-name="Normalny" style:family="paragraph">
      <style:paragraph-properties fo:text-align="justify" fo:line-height="150%" fo:text-indent="0.2479in"/>
    </style:style>
    <style:style style:name="T409" style:parent-style-name="Domyślnaczcionkaakapitu" style:family="text">
      <style:text-properties fo:background-color="#80FFFF"/>
    </style:style>
    <style:style style:name="T410" style:parent-style-name="Domyślnaczcionkaakapitu" style:family="text">
      <style:text-properties fo:background-color="#80FFFF"/>
    </style:style>
    <style:style style:name="T411" style:parent-style-name="Domyślnaczcionkaakapitu" style:family="text">
      <style:text-properties fo:background-color="#80FFFF"/>
    </style:style>
    <style:style style:name="P412" style:parent-style-name="Normalny" style:family="paragraph">
      <style:paragraph-properties fo:text-align="justify" fo:line-height="150%" fo:text-indent="0.2479in"/>
    </style:style>
    <style:style style:name="T413" style:parent-style-name="Domyślnaczcionkaakapitu" style:family="text">
      <style:text-properties fo:background-color="#80FFFF"/>
    </style:style>
    <style:style style:name="T414" style:parent-style-name="Domyślnaczcionkaakapitu" style:family="text">
      <style:text-properties fo:background-color="#80FFFF"/>
    </style:style>
    <style:style style:name="P415" style:parent-style-name="Normalny" style:family="paragraph">
      <style:paragraph-properties fo:text-align="justify" fo:line-height="150%" fo:text-indent="0.2479in"/>
    </style:style>
    <style:style style:name="P416" style:parent-style-name="Normalny" style:family="paragraph">
      <style:paragraph-properties fo:text-align="justify" fo:line-height="150%" fo:text-indent="0.2479in"/>
    </style:style>
    <style:style style:name="T417" style:parent-style-name="Domyślnaczcionkaakapitu" style:family="text">
      <style:text-properties fo:background-color="#80FFFF"/>
    </style:style>
    <style:style style:name="P418" style:parent-style-name="Normalny" style:family="paragraph">
      <style:paragraph-properties fo:text-align="justify" fo:line-height="150%" fo:text-indent="0.2479in"/>
    </style:style>
    <style:style style:name="P419" style:parent-style-name="Normalny" style:family="paragraph">
      <style:paragraph-properties fo:text-align="justify" fo:line-height="150%" fo:text-indent="0.2479in"/>
    </style:style>
    <style:style style:name="T420" style:parent-style-name="Domyślnaczcionkaakapitu" style:family="text">
      <style:text-properties fo:background-color="#80FFFF"/>
    </style:style>
    <style:style style:name="P421" style:parent-style-name="Normalny" style:family="paragraph">
      <style:paragraph-properties fo:text-align="justify" fo:line-height="150%" fo:text-indent="0.2479in"/>
    </style:style>
    <style:style style:name="T422" style:parent-style-name="Domyślnaczcionkaakapitu" style:family="text">
      <style:text-properties fo:background-color="#80FFFF"/>
    </style:style>
    <style:style style:name="T423" style:parent-style-name="Domyślnaczcionkaakapitu" style:family="text">
      <style:text-properties fo:background-color="#80FFFF"/>
    </style:style>
    <style:style style:name="T424" style:parent-style-name="Domyślnaczcionkaakapitu" style:family="text">
      <style:text-properties fo:background-color="#80FFFF"/>
    </style:style>
    <style:style style:name="P425" style:parent-style-name="Normalny" style:family="paragraph">
      <style:paragraph-properties fo:text-align="justify" fo:line-height="150%" fo:text-indent="0.2479in"/>
    </style:style>
    <style:style style:name="T426" style:parent-style-name="Domyślnaczcionkaakapitu" style:family="text">
      <style:text-properties fo:background-color="#80FFFF"/>
    </style:style>
    <style:style style:name="T427" style:parent-style-name="Domyślnaczcionkaakapitu" style:family="text">
      <style:text-properties fo:background-color="#80FFFF"/>
    </style:style>
    <style:style style:name="P428" style:parent-style-name="Normalny" style:family="paragraph">
      <style:paragraph-properties fo:text-align="justify" fo:line-height="150%" fo:text-indent="0.2479in"/>
    </style:style>
    <style:style style:name="P429" style:parent-style-name="Normalny" style:family="paragraph">
      <style:paragraph-properties fo:text-align="justify" fo:line-height="150%"/>
    </style:style>
    <style:style style:name="T430" style:parent-style-name="Domyślnaczcionkaakapitu" style:family="text">
      <style:text-properties style:text-underline-type="single" style:text-underline-style="solid" style:text-underline-width="auto" style:text-underline-mode="continuous"/>
    </style:style>
    <style:style style:name="T431" style:parent-style-name="Domyślnaczcionkaakapitu" style:family="text">
      <style:text-properties fo:background-color="#80FFFF" style:text-underline-type="single" style:text-underline-style="solid" style:text-underline-width="auto" style:text-underline-mode="continuous"/>
    </style:style>
    <style:style style:name="T432" style:parent-style-name="Domyślnaczcionkaakapitu" style:family="text">
      <style:text-properties style:text-underline-type="single" style:text-underline-style="solid" style:text-underline-width="auto" style:text-underline-mode="continuous"/>
    </style:style>
    <style:style style:name="P433" style:parent-style-name="Normalny" style:family="paragraph">
      <style:paragraph-properties fo:text-align="justify" fo:line-height="150%"/>
    </style:style>
    <style:style style:name="T434" style:parent-style-name="Domyślnaczcionkaakapitu" style:family="text">
      <style:text-properties fo:background-color="#80FFFF"/>
    </style:style>
    <style:style style:name="P435" style:parent-style-name="Normalny" style:family="paragraph">
      <style:paragraph-properties fo:text-align="justify" fo:line-height="150%" fo:text-indent="0.2479in"/>
    </style:style>
    <style:style style:name="T436" style:parent-style-name="Domyślnaczcionkaakapitu" style:family="text">
      <style:text-properties fo:background-color="#80FFFF"/>
    </style:style>
    <style:style style:name="P437" style:parent-style-name="Normalny" style:family="paragraph">
      <style:paragraph-properties fo:text-align="justify" fo:line-height="150%" fo:text-indent="0.2479in"/>
    </style:style>
    <style:style style:name="T438" style:parent-style-name="Domyślnaczcionkaakapitu" style:family="text">
      <style:text-properties fo:background-color="#80FFFF"/>
    </style:style>
    <style:style style:name="P439" style:parent-style-name="Normalny" style:family="paragraph">
      <style:paragraph-properties fo:text-align="justify" fo:line-height="150%"/>
    </style:style>
    <style:style style:name="T440" style:parent-style-name="Domyślnaczcionkaakapitu" style:family="text">
      <style:text-properties style:text-underline-type="single" style:text-underline-style="solid" style:text-underline-width="auto" style:text-underline-mode="continuous"/>
    </style:style>
    <style:style style:name="T441" style:parent-style-name="Domyślnaczcionkaakapitu" style:family="text">
      <style:text-properties fo:background-color="#80FFFF"/>
    </style:style>
    <style:style style:name="P442" style:parent-style-name="Normalny" style:family="paragraph">
      <style:paragraph-properties fo:text-align="justify" fo:line-height="150%" fo:text-indent="0.2479in"/>
    </style:style>
    <style:style style:name="P443" style:parent-style-name="Normalny" style:family="paragraph">
      <style:paragraph-properties fo:text-align="justify" fo:line-height="150%"/>
    </style:style>
    <style:style style:name="T444" style:parent-style-name="Domyślnaczcionkaakapitu" style:family="text">
      <style:text-properties style:text-underline-type="single" style:text-underline-style="solid" style:text-underline-width="auto" style:text-underline-mode="continuous"/>
    </style:style>
    <style:style style:name="T445" style:parent-style-name="Domyślnaczcionkaakapitu" style:family="text">
      <style:text-properties fo:background-color="#80FFFF" style:text-underline-type="single" style:text-underline-style="solid" style:text-underline-width="auto" style:text-underline-mode="continuous"/>
    </style:style>
    <style:style style:name="T446" style:parent-style-name="Domyślnaczcionkaakapitu" style:family="text">
      <style:text-properties style:text-underline-type="single" style:text-underline-style="solid" style:text-underline-width="auto" style:text-underline-mode="continuous"/>
    </style:style>
    <style:style style:name="P447" style:parent-style-name="Normalny" style:family="paragraph">
      <style:paragraph-properties fo:text-align="justify" fo:line-height="150%" fo:text-indent="0.2479in"/>
    </style:style>
    <style:style style:name="T448" style:parent-style-name="Domyślnaczcionkaakapitu" style:family="text">
      <style:text-properties fo:background-color="#80FFFF"/>
    </style:style>
    <style:style style:name="P449" style:parent-style-name="Normalny" style:family="paragraph">
      <style:paragraph-properties fo:text-align="justify" fo:line-height="150%" fo:text-indent="0.2479in"/>
    </style:style>
    <style:style style:name="P450" style:parent-style-name="Normalny" style:family="paragraph">
      <style:paragraph-properties fo:text-align="justify" fo:line-height="150%" fo:text-indent="0.2479in"/>
    </style:style>
    <style:style style:name="T451" style:parent-style-name="Domyślnaczcionkaakapitu" style:family="text">
      <style:text-properties fo:background-color="#80FFFF"/>
    </style:style>
    <style:style style:name="T452" style:parent-style-name="Domyślnaczcionkaakapitu" style:family="text">
      <style:text-properties fo:background-color="#80FFFF"/>
    </style:style>
    <style:style style:name="P453" style:parent-style-name="Normalny" style:family="paragraph">
      <style:paragraph-properties fo:text-align="justify" fo:line-height="150%" fo:text-indent="0.2479in"/>
    </style:style>
    <style:style style:name="T454" style:parent-style-name="Domyślnaczcionkaakapitu" style:family="text">
      <style:text-properties fo:background-color="#80FFFF"/>
    </style:style>
    <style:style style:name="P455" style:parent-style-name="Normalny" style:family="paragraph">
      <style:paragraph-properties fo:text-align="justify" fo:line-height="150%" fo:text-indent="0.2479in"/>
    </style:style>
    <style:style style:name="T456" style:parent-style-name="Domyślnaczcionkaakapitu" style:family="text">
      <style:text-properties fo:background-color="#80FFFF"/>
    </style:style>
    <style:style style:name="P457" style:parent-style-name="Normalny" style:family="paragraph">
      <style:paragraph-properties fo:text-align="justify" fo:line-height="150%" fo:text-indent="0.2479in"/>
    </style:style>
    <style:style style:name="T458" style:parent-style-name="Domyślnaczcionkaakapitu" style:family="text">
      <style:text-properties fo:background-color="#80FFFF"/>
    </style:style>
    <style:style style:name="T459" style:parent-style-name="Domyślnaczcionkaakapitu" style:family="text">
      <style:text-properties fo:background-color="#80FFFF"/>
    </style:style>
    <style:style style:name="T460" style:parent-style-name="Domyślnaczcionkaakapitu" style:family="text">
      <style:text-properties fo:background-color="#80FFFF"/>
    </style:style>
    <style:style style:name="P461" style:parent-style-name="Normalny" style:family="paragraph">
      <style:paragraph-properties fo:text-align="justify" fo:line-height="150%" fo:text-indent="0.2479in"/>
    </style:style>
    <style:style style:name="T462" style:parent-style-name="Domyślnaczcionkaakapitu" style:family="text">
      <style:text-properties fo:background-color="#80FFFF"/>
    </style:style>
    <style:style style:name="T463" style:parent-style-name="Domyślnaczcionkaakapitu" style:family="text">
      <style:text-properties fo:background-color="#80FFFF"/>
    </style:style>
    <style:style style:name="T464" style:parent-style-name="Domyślnaczcionkaakapitu" style:family="text">
      <style:text-properties fo:background-color="#80FFFF"/>
    </style:style>
    <style:style style:name="T465" style:parent-style-name="Domyślnaczcionkaakapitu" style:family="text">
      <style:text-properties fo:background-color="#80FFFF"/>
    </style:style>
    <style:style style:name="T466" style:parent-style-name="Domyślnaczcionkaakapitu" style:family="text">
      <style:text-properties fo:background-color="#80FFFF"/>
    </style:style>
    <style:style style:name="T467" style:parent-style-name="Domyślnaczcionkaakapitu" style:family="text">
      <style:text-properties fo:background-color="#80FFFF"/>
    </style:style>
    <style:style style:name="P468" style:parent-style-name="Normalny" style:family="paragraph">
      <style:paragraph-properties fo:text-align="justify" fo:line-height="150%" fo:text-indent="0.2479in"/>
    </style:style>
    <style:style style:name="T469" style:parent-style-name="Domyślnaczcionkaakapitu" style:family="text">
      <style:text-properties fo:background-color="#80FFFF"/>
    </style:style>
    <style:style style:name="T470" style:parent-style-name="Domyślnaczcionkaakapitu" style:family="text">
      <style:text-properties fo:background-color="#80FFFF"/>
    </style:style>
    <style:style style:name="P471" style:parent-style-name="Normalny" style:family="paragraph">
      <style:paragraph-properties fo:text-align="justify" fo:line-height="150%" fo:text-indent="0.2479in"/>
    </style:style>
    <style:style style:name="T472" style:parent-style-name="Domyślnaczcionkaakapitu" style:family="text">
      <style:text-properties fo:background-color="#80FFFF"/>
    </style:style>
    <style:style style:name="P473" style:parent-style-name="Normalny" style:family="paragraph">
      <style:paragraph-properties fo:text-align="justify" fo:line-height="150%"/>
    </style:style>
    <style:style style:name="T474" style:parent-style-name="Domyślnaczcionkaakapitu" style:family="text">
      <style:text-properties style:text-underline-type="single" style:text-underline-style="solid" style:text-underline-width="auto" style:text-underline-mode="continuous"/>
    </style:style>
    <style:style style:name="T475" style:parent-style-name="Domyślnaczcionkaakapitu" style:family="text">
      <style:text-properties fo:background-color="#80FFFF" style:text-underline-type="single" style:text-underline-style="solid" style:text-underline-width="auto" style:text-underline-mode="continuous"/>
    </style:style>
    <style:style style:name="T476" style:parent-style-name="Domyślnaczcionkaakapitu" style:family="text">
      <style:text-properties style:text-underline-type="single" style:text-underline-style="solid" style:text-underline-width="auto" style:text-underline-mode="continuous"/>
    </style:style>
    <style:style style:name="P477" style:parent-style-name="Normalny" style:family="paragraph">
      <style:paragraph-properties fo:text-align="justify" fo:line-height="150%" fo:text-indent="0.2479in"/>
    </style:style>
    <style:style style:name="P478" style:parent-style-name="Normalny" style:family="paragraph">
      <style:paragraph-properties fo:text-align="justify" fo:line-height="150%"/>
    </style:style>
    <style:style style:name="T479" style:parent-style-name="Domyślnaczcionkaakapitu" style:family="text">
      <style:text-properties fo:background-color="#80FFFF" style:text-underline-type="single" style:text-underline-style="solid" style:text-underline-width="auto" style:text-underline-mode="continuous"/>
    </style:style>
    <style:style style:name="T480" style:parent-style-name="Domyślnaczcionkaakapitu" style:family="text">
      <style:text-properties style:text-underline-type="single" style:text-underline-style="solid" style:text-underline-width="auto" style:text-underline-mode="continuous"/>
    </style:style>
    <style:style style:name="T481" style:parent-style-name="Domyślnaczcionkaakapitu" style:family="text">
      <style:text-properties fo:background-color="#80FFFF" style:text-underline-type="single" style:text-underline-style="solid" style:text-underline-width="auto" style:text-underline-mode="continuous"/>
    </style:style>
    <style:style style:name="T482" style:parent-style-name="Domyślnaczcionkaakapitu" style:family="text">
      <style:text-properties style:text-underline-type="single" style:text-underline-style="solid" style:text-underline-width="auto" style:text-underline-mode="continuous"/>
    </style:style>
    <style:style style:name="T483" style:parent-style-name="Domyślnaczcionkaakapitu" style:family="text">
      <style:text-properties fo:background-color="#80FFFF" style:text-underline-type="single" style:text-underline-style="solid" style:text-underline-width="auto" style:text-underline-mode="continuous"/>
    </style:style>
    <style:style style:name="T484" style:parent-style-name="Domyślnaczcionkaakapitu" style:family="text">
      <style:text-properties style:text-underline-type="single" style:text-underline-style="solid" style:text-underline-width="auto" style:text-underline-mode="continuous"/>
    </style:style>
    <style:style style:name="P485" style:parent-style-name="Normalny" style:family="paragraph">
      <style:paragraph-properties fo:text-align="justify" fo:line-height="150%" fo:text-indent="0.2479in"/>
    </style:style>
    <style:style style:name="T486" style:parent-style-name="Domyślnaczcionkaakapitu" style:family="text">
      <style:text-properties fo:background-color="#80FFFF"/>
    </style:style>
    <style:style style:name="T487" style:parent-style-name="Domyślnaczcionkaakapitu" style:family="text">
      <style:text-properties fo:background-color="#80FFFF"/>
    </style:style>
    <style:style style:name="T488" style:parent-style-name="Domyślnaczcionkaakapitu" style:family="text">
      <style:text-properties fo:background-color="#80FFFF"/>
    </style:style>
    <style:style style:name="T489" style:parent-style-name="Domyślnaczcionkaakapitu" style:family="text">
      <style:text-properties fo:background-color="#80FFFF"/>
    </style:style>
    <style:style style:name="T490" style:parent-style-name="Domyślnaczcionkaakapitu" style:family="text">
      <style:text-properties fo:background-color="#80FFFF"/>
    </style:style>
    <style:style style:name="P491" style:parent-style-name="Normalny" style:family="paragraph">
      <style:paragraph-properties fo:text-align="justify" fo:line-height="150%" fo:text-indent="0.2479in"/>
    </style:style>
    <style:style style:name="T492" style:parent-style-name="Domyślnaczcionkaakapitu" style:family="text">
      <style:text-properties fo:background-color="#80FFFF"/>
    </style:style>
    <style:style style:name="T493" style:parent-style-name="Domyślnaczcionkaakapitu" style:family="text">
      <style:text-properties fo:background-color="#80FFFF"/>
    </style:style>
    <style:style style:name="T494" style:parent-style-name="Domyślnaczcionkaakapitu" style:family="text">
      <style:text-properties fo:background-color="#80FFFF"/>
    </style:style>
    <style:style style:name="T495" style:parent-style-name="Domyślnaczcionkaakapitu" style:family="text">
      <style:text-properties fo:background-color="#80FFFF"/>
    </style:style>
    <style:style style:name="P496" style:parent-style-name="Normalny" style:family="paragraph">
      <style:paragraph-properties fo:text-align="justify" fo:line-height="150%"/>
    </style:style>
    <style:style style:name="T497" style:parent-style-name="Domyślnaczcionkaakapitu" style:family="text">
      <style:text-properties style:text-underline-type="single" style:text-underline-style="solid" style:text-underline-width="auto" style:text-underline-mode="continuous"/>
    </style:style>
    <style:style style:name="T498" style:parent-style-name="Domyślnaczcionkaakapitu" style:family="text">
      <style:text-properties fo:background-color="#80FFFF" style:text-underline-type="single" style:text-underline-style="solid" style:text-underline-width="auto" style:text-underline-mode="continuous"/>
    </style:style>
    <style:style style:name="P499" style:parent-style-name="Normalny" style:family="paragraph">
      <style:paragraph-properties fo:text-align="justify" fo:line-height="150%" fo:text-indent="0.2479in"/>
    </style:style>
    <style:style style:name="T500" style:parent-style-name="Domyślnaczcionkaakapitu" style:family="text">
      <style:text-properties fo:background-color="#80FFFF"/>
    </style:style>
    <style:style style:name="T501" style:parent-style-name="Domyślnaczcionkaakapitu" style:family="text">
      <style:text-properties fo:background-color="#80FFFF"/>
    </style:style>
    <style:style style:name="P502" style:parent-style-name="Normalny" style:family="paragraph">
      <style:paragraph-properties fo:text-align="justify" fo:line-height="150%"/>
    </style:style>
    <style:style style:name="T503" style:parent-style-name="Domyślnaczcionkaakapitu" style:family="text">
      <style:text-properties style:text-underline-type="single" style:text-underline-style="solid" style:text-underline-width="auto" style:text-underline-mode="continuous"/>
    </style:style>
    <style:style style:name="P504" style:parent-style-name="Normalny" style:family="paragraph">
      <style:paragraph-properties fo:text-align="justify" fo:line-height="150%" fo:text-indent="0.2479in"/>
    </style:style>
    <style:style style:name="T505" style:parent-style-name="Domyślnaczcionkaakapitu" style:family="text">
      <style:text-properties fo:background-color="#80FFFF"/>
    </style:style>
    <style:style style:name="T506" style:parent-style-name="Domyślnaczcionkaakapitu" style:family="text">
      <style:text-properties fo:background-color="#80FFFF"/>
    </style:style>
    <style:style style:name="P507" style:parent-style-name="Normalny" style:family="paragraph">
      <style:paragraph-properties fo:text-align="justify" fo:line-height="150%" fo:text-indent="0.2479in"/>
    </style:style>
    <style:style style:name="T508" style:parent-style-name="Domyślnaczcionkaakapitu" style:family="text">
      <style:text-properties fo:background-color="#80FFFF"/>
    </style:style>
    <style:style style:name="T509" style:parent-style-name="Domyślnaczcionkaakapitu" style:family="text">
      <style:text-properties fo:background-color="#80FFFF"/>
    </style:style>
    <style:style style:name="T510" style:parent-style-name="Domyślnaczcionkaakapitu" style:family="text">
      <style:text-properties fo:background-color="#80FFFF"/>
    </style:style>
    <style:style style:name="T511" style:parent-style-name="Domyślnaczcionkaakapitu" style:family="text">
      <style:text-properties fo:background-color="#80FFFF"/>
    </style:style>
    <style:style style:name="P512" style:parent-style-name="Normalny" style:family="paragraph">
      <style:paragraph-properties fo:text-align="justify" fo:line-height="150%" fo:text-indent="0.2479in"/>
    </style:style>
    <style:style style:name="T513" style:parent-style-name="Domyślnaczcionkaakapitu" style:family="text">
      <style:text-properties fo:background-color="#80FFFF"/>
    </style:style>
    <style:style style:name="T514" style:parent-style-name="Domyślnaczcionkaakapitu" style:family="text">
      <style:text-properties fo:background-color="#80FFFF"/>
    </style:style>
    <style:style style:name="T515" style:parent-style-name="Domyślnaczcionkaakapitu" style:family="text">
      <style:text-properties fo:background-color="#80FFFF"/>
    </style:style>
    <style:style style:name="T516" style:parent-style-name="Domyślnaczcionkaakapitu" style:family="text">
      <style:text-properties fo:background-color="#80FFFF"/>
    </style:style>
    <style:style style:name="P517" style:parent-style-name="Normalny" style:family="paragraph">
      <style:paragraph-properties fo:text-align="justify" fo:line-height="150%" fo:text-indent="0.2479in"/>
    </style:style>
    <style:style style:name="T518" style:parent-style-name="Domyślnaczcionkaakapitu" style:family="text">
      <style:text-properties fo:background-color="#80FFFF"/>
    </style:style>
    <style:style style:name="T519" style:parent-style-name="Domyślnaczcionkaakapitu" style:family="text">
      <style:text-properties fo:background-color="#80FFFF"/>
    </style:style>
    <style:style style:name="T520" style:parent-style-name="Domyślnaczcionkaakapitu" style:family="text">
      <style:text-properties fo:background-color="#80FFFF"/>
    </style:style>
    <style:style style:name="T521" style:parent-style-name="Domyślnaczcionkaakapitu" style:family="text">
      <style:text-properties fo:background-color="#80FFFF"/>
    </style:style>
    <style:style style:name="T522" style:parent-style-name="Domyślnaczcionkaakapitu" style:family="text">
      <style:text-properties fo:background-color="#80FFFF"/>
    </style:style>
    <style:style style:name="T523" style:parent-style-name="Domyślnaczcionkaakapitu" style:family="text">
      <style:text-properties fo:background-color="#80FFFF"/>
    </style:style>
    <style:style style:name="P524" style:parent-style-name="Normalny" style:family="paragraph">
      <style:paragraph-properties fo:text-align="justify" fo:line-height="150%" fo:text-indent="0.2479in"/>
    </style:style>
    <style:style style:name="T525" style:parent-style-name="Domyślnaczcionkaakapitu" style:family="text">
      <style:text-properties fo:background-color="#80FFFF"/>
    </style:style>
    <style:style style:name="T526" style:parent-style-name="Domyślnaczcionkaakapitu" style:family="text">
      <style:text-properties fo:background-color="#80FFFF"/>
    </style:style>
    <style:style style:name="T527" style:parent-style-name="Domyślnaczcionkaakapitu" style:family="text">
      <style:text-properties fo:background-color="#80FFFF"/>
    </style:style>
    <style:style style:name="T528" style:parent-style-name="Domyślnaczcionkaakapitu" style:family="text">
      <style:text-properties fo:background-color="#80FFFF"/>
    </style:style>
    <style:style style:name="T529" style:parent-style-name="Domyślnaczcionkaakapitu" style:family="text">
      <style:text-properties fo:background-color="#80FFFF"/>
    </style:style>
    <style:style style:name="T530" style:parent-style-name="Domyślnaczcionkaakapitu" style:family="text">
      <style:text-properties fo:background-color="#80FFFF"/>
    </style:style>
    <style:style style:name="T531" style:parent-style-name="Domyślnaczcionkaakapitu" style:family="text">
      <style:text-properties fo:background-color="#80FFFF"/>
    </style:style>
    <style:style style:name="T532" style:parent-style-name="Domyślnaczcionkaakapitu" style:family="text">
      <style:text-properties fo:background-color="#80FFFF"/>
    </style:style>
    <style:style style:name="T533" style:parent-style-name="Domyślnaczcionkaakapitu" style:family="text">
      <style:text-properties fo:background-color="#80FFFF"/>
    </style:style>
    <style:style style:name="T534" style:parent-style-name="Domyślnaczcionkaakapitu" style:family="text">
      <style:text-properties fo:background-color="#80FFFF"/>
    </style:style>
    <style:style style:name="T535" style:parent-style-name="Domyślnaczcionkaakapitu" style:family="text">
      <style:text-properties fo:background-color="#80FFFF"/>
    </style:style>
    <style:style style:name="P536" style:parent-style-name="Normalny" style:family="paragraph">
      <style:paragraph-properties fo:text-align="justify" fo:line-height="150%" fo:text-indent="0.2479in"/>
    </style:style>
    <style:style style:name="P537" style:parent-style-name="Normalny" style:family="paragraph">
      <style:paragraph-properties fo:text-align="justify" fo:line-height="150%"/>
    </style:style>
    <style:style style:name="T538" style:parent-style-name="Domyślnaczcionkaakapitu" style:family="text">
      <style:text-properties style:text-underline-type="single" style:text-underline-style="solid" style:text-underline-width="auto" style:text-underline-mode="continuous"/>
    </style:style>
    <style:style style:name="T539" style:parent-style-name="Domyślnaczcionkaakapitu" style:family="text">
      <style:text-properties fo:background-color="#80FFFF" style:text-underline-type="single" style:text-underline-style="solid" style:text-underline-width="auto" style:text-underline-mode="continuous"/>
    </style:style>
    <style:style style:name="P540" style:parent-style-name="Normalny" style:family="paragraph">
      <style:paragraph-properties fo:text-align="justify" fo:line-height="150%" fo:text-indent="0.2479in"/>
    </style:style>
    <style:style style:name="P541" style:parent-style-name="Normalny" style:family="paragraph">
      <style:paragraph-properties fo:text-align="justify" fo:line-height="150%" fo:text-indent="0.2479in"/>
    </style:style>
    <style:style style:name="T542" style:parent-style-name="Domyślnaczcionkaakapitu" style:family="text">
      <style:text-properties fo:background-color="#80FFFF"/>
    </style:style>
    <style:style style:name="T543" style:parent-style-name="Domyślnaczcionkaakapitu" style:family="text">
      <style:text-properties fo:background-color="#80FFFF"/>
    </style:style>
    <style:style style:name="P544" style:parent-style-name="Normalny" style:family="paragraph">
      <style:paragraph-properties fo:text-align="justify" fo:line-height="150%"/>
    </style:style>
    <style:style style:name="T545" style:parent-style-name="Domyślnaczcionkaakapitu" style:family="text">
      <style:text-properties style:text-underline-type="single" style:text-underline-style="solid" style:text-underline-width="auto" style:text-underline-mode="continuous"/>
    </style:style>
    <style:style style:name="T546" style:parent-style-name="Domyślnaczcionkaakapitu" style:family="text">
      <style:text-properties fo:background-color="#80FFFF" style:text-underline-type="single" style:text-underline-style="solid" style:text-underline-width="auto" style:text-underline-mode="continuous"/>
    </style:style>
    <style:style style:name="T547" style:parent-style-name="Domyślnaczcionkaakapitu" style:family="text">
      <style:text-properties style:text-underline-type="single" style:text-underline-style="solid" style:text-underline-width="auto" style:text-underline-mode="continuous"/>
    </style:style>
    <style:style style:name="T548" style:parent-style-name="Domyślnaczcionkaakapitu" style:family="text">
      <style:text-properties fo:background-color="#80FFFF" style:text-underline-type="single" style:text-underline-style="solid" style:text-underline-width="auto" style:text-underline-mode="continuous"/>
    </style:style>
    <style:style style:name="T549" style:parent-style-name="Domyślnaczcionkaakapitu" style:family="text">
      <style:text-properties style:text-underline-type="single" style:text-underline-style="solid" style:text-underline-width="auto" style:text-underline-mode="continuous"/>
    </style:style>
    <style:style style:name="P550" style:parent-style-name="Normalny" style:family="paragraph">
      <style:paragraph-properties fo:text-align="justify" fo:line-height="150%" fo:text-indent="0.2479in"/>
    </style:style>
    <style:style style:name="P551" style:parent-style-name="Normalny" style:family="paragraph">
      <style:paragraph-properties fo:text-align="justify" fo:line-height="150%" fo:text-indent="0.2479in"/>
    </style:style>
    <style:style style:name="T552" style:parent-style-name="Domyślnaczcionkaakapitu" style:family="text">
      <style:text-properties fo:background-color="#80FFFF"/>
    </style:style>
    <style:style style:name="T553" style:parent-style-name="Domyślnaczcionkaakapitu" style:family="text">
      <style:text-properties fo:background-color="#80FFFF"/>
    </style:style>
    <style:style style:name="T554" style:parent-style-name="Domyślnaczcionkaakapitu" style:family="text">
      <style:text-properties fo:background-color="#80FFFF"/>
    </style:style>
    <style:style style:name="T555" style:parent-style-name="Domyślnaczcionkaakapitu" style:family="text">
      <style:text-properties fo:background-color="#80FFFF"/>
    </style:style>
    <style:style style:name="T556" style:parent-style-name="Domyślnaczcionkaakapitu" style:family="text">
      <style:text-properties fo:background-color="#80FFFF"/>
    </style:style>
    <style:style style:name="P557" style:parent-style-name="Normalny" style:family="paragraph">
      <style:paragraph-properties fo:text-align="justify" fo:line-height="150%" fo:text-indent="0.2479in"/>
    </style:style>
    <style:style style:name="T558" style:parent-style-name="Domyślnaczcionkaakapitu" style:family="text">
      <style:text-properties fo:background-color="#80FFFF"/>
    </style:style>
    <style:style style:name="T559" style:parent-style-name="Domyślnaczcionkaakapitu" style:family="text">
      <style:text-properties fo:background-color="#80FFFF"/>
    </style:style>
    <style:style style:name="P560" style:parent-style-name="Normalny" style:family="paragraph">
      <style:paragraph-properties fo:text-align="justify" fo:line-height="150%" fo:text-indent="0.2479in"/>
    </style:style>
    <style:style style:name="T561" style:parent-style-name="Domyślnaczcionkaakapitu" style:family="text">
      <style:text-properties fo:background-color="#80FFFF"/>
    </style:style>
    <style:style style:name="T562" style:parent-style-name="Domyślnaczcionkaakapitu" style:family="text">
      <style:text-properties fo:background-color="#80FFFF"/>
    </style:style>
    <style:style style:name="T563" style:parent-style-name="Domyślnaczcionkaakapitu" style:family="text">
      <style:text-properties fo:background-color="#80FFFF"/>
    </style:style>
    <style:style style:name="T564" style:parent-style-name="Domyślnaczcionkaakapitu" style:family="text">
      <style:text-properties fo:background-color="#80FFFF"/>
    </style:style>
    <style:style style:name="T565" style:parent-style-name="Domyślnaczcionkaakapitu" style:family="text">
      <style:text-properties fo:background-color="#80FFFF"/>
    </style:style>
    <style:style style:name="T566" style:parent-style-name="Domyślnaczcionkaakapitu" style:family="text">
      <style:text-properties fo:background-color="#80FFFF"/>
    </style:style>
    <style:style style:name="T567" style:parent-style-name="Domyślnaczcionkaakapitu" style:family="text">
      <style:text-properties fo:background-color="#80FFFF"/>
    </style:style>
    <style:style style:name="T568" style:parent-style-name="Domyślnaczcionkaakapitu" style:family="text">
      <style:text-properties fo:background-color="#80FFFF"/>
    </style:style>
    <style:style style:name="T569" style:parent-style-name="Domyślnaczcionkaakapitu" style:family="text">
      <style:text-properties fo:background-color="#80FFFF"/>
    </style:style>
    <style:style style:name="T570" style:parent-style-name="Domyślnaczcionkaakapitu" style:family="text">
      <style:text-properties fo:background-color="#80FFFF"/>
    </style:style>
    <style:style style:name="T571" style:parent-style-name="Domyślnaczcionkaakapitu" style:family="text">
      <style:text-properties fo:background-color="#80FFFF"/>
    </style:style>
    <style:style style:name="T572" style:parent-style-name="Domyślnaczcionkaakapitu" style:family="text">
      <style:text-properties fo:background-color="#80FFFF"/>
    </style:style>
    <style:style style:name="T573" style:parent-style-name="Domyślnaczcionkaakapitu" style:family="text">
      <style:text-properties fo:background-color="#80FFFF"/>
    </style:style>
    <style:style style:name="T574" style:parent-style-name="Domyślnaczcionkaakapitu" style:family="text">
      <style:text-properties fo:background-color="#80FFFF"/>
    </style:style>
    <style:style style:name="T575" style:parent-style-name="Domyślnaczcionkaakapitu" style:family="text">
      <style:text-properties fo:background-color="#80FFFF"/>
    </style:style>
    <style:style style:name="T576" style:parent-style-name="Domyślnaczcionkaakapitu" style:family="text">
      <style:text-properties fo:background-color="#80FFFF"/>
    </style:style>
    <style:style style:name="T577" style:parent-style-name="Domyślnaczcionkaakapitu" style:family="text">
      <style:text-properties fo:background-color="#80FFFF"/>
    </style:style>
    <style:style style:name="T578" style:parent-style-name="Domyślnaczcionkaakapitu" style:family="text">
      <style:text-properties fo:background-color="#80FFFF"/>
    </style:style>
    <style:style style:name="T579" style:parent-style-name="Domyślnaczcionkaakapitu" style:family="text">
      <style:text-properties fo:background-color="#80FFFF"/>
    </style:style>
    <style:style style:name="P580" style:parent-style-name="Normalny" style:family="paragraph">
      <style:paragraph-properties fo:text-align="justify" fo:line-height="150%" fo:text-indent="0.2479in"/>
    </style:style>
    <style:style style:name="T581" style:parent-style-name="Domyślnaczcionkaakapitu" style:family="text">
      <style:text-properties fo:background-color="#80FFFF"/>
    </style:style>
    <style:style style:name="T582" style:parent-style-name="Domyślnaczcionkaakapitu" style:family="text">
      <style:text-properties fo:background-color="#80FFFF"/>
    </style:style>
    <style:style style:name="P583" style:parent-style-name="Normalny" style:family="paragraph">
      <style:paragraph-properties fo:text-align="justify" fo:line-height="150%"/>
    </style:style>
    <style:style style:name="T584" style:parent-style-name="Domyślnaczcionkaakapitu" style:family="text">
      <style:text-properties style:text-underline-type="single" style:text-underline-style="solid" style:text-underline-width="auto" style:text-underline-mode="continuous"/>
    </style:style>
    <style:style style:name="T585" style:parent-style-name="Domyślnaczcionkaakapitu" style:family="text">
      <style:text-properties fo:background-color="#80FFFF" style:text-underline-type="single" style:text-underline-style="solid" style:text-underline-width="auto" style:text-underline-mode="continuous"/>
    </style:style>
    <style:style style:name="T586" style:parent-style-name="Domyślnaczcionkaakapitu" style:family="text">
      <style:text-properties fo:background-color="#80FFFF"/>
    </style:style>
    <style:style style:name="P587" style:parent-style-name="Normalny" style:family="paragraph">
      <style:paragraph-properties fo:text-align="justify" fo:line-height="150%" fo:text-indent="0.2479in"/>
    </style:style>
    <style:style style:name="P588" style:parent-style-name="Normalny" style:family="paragraph">
      <style:paragraph-properties fo:text-align="justify" fo:line-height="150%"/>
    </style:style>
    <style:style style:name="T589" style:parent-style-name="Domyślnaczcionkaakapitu" style:family="text">
      <style:text-properties style:text-underline-type="single" style:text-underline-style="solid" style:text-underline-width="auto" style:text-underline-mode="continuous"/>
    </style:style>
    <style:style style:name="P590" style:parent-style-name="Normalny" style:family="paragraph">
      <style:paragraph-properties fo:text-align="justify" fo:line-height="150%" fo:text-indent="0.2479in"/>
    </style:style>
    <style:style style:name="T591" style:parent-style-name="Domyślnaczcionkaakapitu" style:family="text">
      <style:text-properties fo:background-color="#80FFFF"/>
    </style:style>
    <style:style style:name="P592" style:parent-style-name="Normalny" style:family="paragraph">
      <style:paragraph-properties fo:text-align="justify" fo:line-height="150%" fo:text-indent="0.2479in"/>
    </style:style>
    <style:style style:name="P593" style:parent-style-name="Normalny" style:family="paragraph">
      <style:paragraph-properties fo:text-align="justify" fo:line-height="150%">
        <style:tab-stops>
          <style:tab-stop style:type="left" style:leader-style="solid" style:leader-text="_" style:position="1.3597in"/>
        </style:tab-stops>
      </style:paragraph-properties>
    </style:style>
    <style:style style:name="T594" style:parent-style-name="Domyślnaczcionkaakapitu" style:family="text">
      <style:text-properties style:text-underline-type="single" style:text-underline-style="solid" style:text-underline-width="auto" style:text-underline-mode="continuous"/>
    </style:style>
    <style:style style:name="T595" style:parent-style-name="Domyślnaczcionkaakapitu" style:family="text">
      <style:text-properties fo:background-color="#80FFFF" style:text-underline-type="single" style:text-underline-style="solid" style:text-underline-width="auto" style:text-underline-mode="continuous"/>
    </style:style>
    <style:style style:name="P596" style:parent-style-name="Normalny" style:family="paragraph">
      <style:paragraph-properties fo:text-align="justify" fo:line-height="150%" fo:text-indent="0.2479in">
        <style:tab-stops>
          <style:tab-stop style:type="left" style:leader-style="solid" style:leader-text="_" style:position="1.3597in"/>
        </style:tab-stops>
      </style:paragraph-properties>
    </style:style>
    <style:style style:name="T597" style:parent-style-name="Domyślnaczcionkaakapitu" style:family="text">
      <style:text-properties fo:background-color="#80FFFF"/>
    </style:style>
    <style:style style:name="P598" style:parent-style-name="Normalny" style:family="paragraph">
      <style:paragraph-properties fo:text-align="justify" fo:line-height="150%">
        <style:tab-stops>
          <style:tab-stop style:type="left" style:leader-style="solid" style:leader-text="_" style:position="1.3597in"/>
        </style:tab-stops>
      </style:paragraph-properties>
    </style:style>
    <style:style style:name="T599" style:parent-style-name="Domyślnaczcionkaakapitu" style:family="text">
      <style:text-properties style:text-underline-type="single" style:text-underline-style="solid" style:text-underline-width="auto" style:text-underline-mode="continuous"/>
    </style:style>
    <style:style style:name="P600" style:parent-style-name="Normalny" style:family="paragraph">
      <style:paragraph-properties fo:text-align="justify" fo:line-height="150%" fo:text-indent="0.2479in">
        <style:tab-stops>
          <style:tab-stop style:type="left" style:leader-style="solid" style:leader-text="_" style:position="1.3597in"/>
        </style:tab-stops>
      </style:paragraph-properties>
    </style:style>
    <style:style style:name="T601" style:parent-style-name="Domyślnaczcionkaakapitu" style:family="text">
      <style:text-properties fo:background-color="#80FFFF"/>
    </style:style>
    <style:style style:name="T602" style:parent-style-name="Domyślnaczcionkaakapitu" style:family="text">
      <style:text-properties fo:background-color="#80FFFF"/>
    </style:style>
    <style:style style:name="T603" style:parent-style-name="Domyślnaczcionkaakapitu" style:family="text">
      <style:text-properties fo:background-color="#80FFFF"/>
    </style:style>
    <style:style style:name="P604" style:parent-style-name="Normalny" style:family="paragraph">
      <style:paragraph-properties fo:text-align="justify" fo:line-height="150%" fo:text-indent="0.2479in"/>
    </style:style>
    <style:style style:name="P605" style:parent-style-name="Normalny" style:family="paragraph">
      <style:paragraph-properties fo:text-align="justify" fo:line-height="150%" fo:text-indent="0.2479in"/>
    </style:style>
    <style:style style:name="P606" style:parent-style-name="Normalny" style:family="paragraph">
      <style:paragraph-properties fo:text-align="justify" fo:line-height="150%" fo:text-indent="0.2479in"/>
    </style:style>
    <style:style style:name="P607" style:parent-style-name="Normalny" style:family="paragraph">
      <style:paragraph-properties fo:text-align="justify" fo:line-height="150%"/>
    </style:style>
    <style:style style:name="T608" style:parent-style-name="Domyślnaczcionkaakapitu" style:family="text">
      <style:text-properties style:text-underline-type="single" style:text-underline-style="solid" style:text-underline-width="auto" style:text-underline-mode="continuous"/>
    </style:style>
    <style:style style:name="T609" style:parent-style-name="Domyślnaczcionkaakapitu" style:family="text">
      <style:text-properties fo:background-color="#80FFFF" style:text-underline-type="single" style:text-underline-style="solid" style:text-underline-width="auto" style:text-underline-mode="continuous"/>
    </style:style>
    <style:style style:name="T610" style:parent-style-name="Domyślnaczcionkaakapitu" style:family="text">
      <style:text-properties fo:background-color="#80FFFF"/>
    </style:style>
    <style:style style:name="P611" style:parent-style-name="Normalny" style:family="paragraph">
      <style:paragraph-properties fo:text-align="justify" fo:line-height="150%" fo:text-indent="0.2479in"/>
    </style:style>
    <style:style style:name="T612" style:parent-style-name="Domyślnaczcionkaakapitu" style:family="text">
      <style:text-properties fo:background-color="#80FFFF"/>
    </style:style>
    <style:style style:name="P613" style:parent-style-name="Normalny" style:family="paragraph">
      <style:paragraph-properties fo:text-align="justify" fo:line-height="150%"/>
    </style:style>
    <style:style style:name="T614" style:parent-style-name="Domyślnaczcionkaakapitu" style:family="text">
      <style:text-properties style:text-underline-type="single" style:text-underline-style="solid" style:text-underline-width="auto" style:text-underline-mode="continuous"/>
    </style:style>
    <style:style style:name="P615" style:parent-style-name="Normalny" style:family="paragraph">
      <style:paragraph-properties fo:text-align="justify" fo:line-height="150%" fo:text-indent="0.2479in"/>
    </style:style>
    <style:style style:name="T616" style:parent-style-name="Domyślnaczcionkaakapitu" style:family="text">
      <style:text-properties fo:background-color="#80FFFF"/>
    </style:style>
    <style:style style:name="T617" style:parent-style-name="Domyślnaczcionkaakapitu" style:family="text">
      <style:text-properties fo:background-color="#80FFFF"/>
    </style:style>
    <style:style style:name="P618" style:parent-style-name="Normalny" style:family="paragraph">
      <style:paragraph-properties fo:text-align="justify" fo:line-height="150%"/>
    </style:style>
    <style:style style:name="T619" style:parent-style-name="Domyślnaczcionkaakapitu" style:family="text">
      <style:text-properties style:text-underline-type="single" style:text-underline-style="solid" style:text-underline-width="auto" style:text-underline-mode="continuous"/>
    </style:style>
    <style:style style:name="P620" style:parent-style-name="Normalny" style:family="paragraph">
      <style:paragraph-properties fo:text-align="justify" fo:line-height="150%" fo:text-indent="0.2479in"/>
    </style:style>
    <style:style style:name="T621" style:parent-style-name="Domyślnaczcionkaakapitu" style:family="text">
      <style:text-properties fo:background-color="#80FFFF"/>
    </style:style>
    <style:style style:name="T622" style:parent-style-name="Domyślnaczcionkaakapitu" style:family="text">
      <style:text-properties fo:background-color="#80FFFF"/>
    </style:style>
    <style:style style:name="T623" style:parent-style-name="Domyślnaczcionkaakapitu" style:family="text">
      <style:text-properties fo:background-color="#80FFFF"/>
    </style:style>
    <style:style style:name="P624" style:parent-style-name="Normalny" style:family="paragraph">
      <style:paragraph-properties fo:text-align="justify" fo:line-height="150%"/>
    </style:style>
    <style:style style:name="T625" style:parent-style-name="Domyślnaczcionkaakapitu" style:family="text">
      <style:text-properties style:text-underline-type="single" style:text-underline-style="solid" style:text-underline-width="auto" style:text-underline-mode="continuous"/>
    </style:style>
    <style:style style:name="T626" style:parent-style-name="Domyślnaczcionkaakapitu" style:family="text">
      <style:text-properties fo:background-color="#80FFFF" style:text-underline-type="single" style:text-underline-style="solid" style:text-underline-width="auto" style:text-underline-mode="continuous"/>
    </style:style>
    <style:style style:name="T627" style:parent-style-name="Domyślnaczcionkaakapitu" style:family="text">
      <style:text-properties style:text-underline-type="single" style:text-underline-style="solid" style:text-underline-width="auto" style:text-underline-mode="continuous"/>
    </style:style>
    <style:style style:name="T628" style:parent-style-name="Domyślnaczcionkaakapitu" style:family="text">
      <style:text-properties fo:background-color="#80FFFF" style:text-underline-type="single" style:text-underline-style="solid" style:text-underline-width="auto" style:text-underline-mode="continuous"/>
    </style:style>
    <style:style style:name="T629" style:parent-style-name="Domyślnaczcionkaakapitu" style:family="text">
      <style:text-properties style:text-underline-type="single" style:text-underline-style="solid" style:text-underline-width="auto" style:text-underline-mode="continuous"/>
    </style:style>
    <style:style style:name="T630" style:parent-style-name="Domyślnaczcionkaakapitu" style:family="text">
      <style:text-properties fo:background-color="#80FFFF" style:text-underline-type="single" style:text-underline-style="solid" style:text-underline-width="auto" style:text-underline-mode="continuous"/>
    </style:style>
    <style:style style:name="T631" style:parent-style-name="Domyślnaczcionkaakapitu" style:family="text">
      <style:text-properties style:text-underline-type="single" style:text-underline-style="solid" style:text-underline-width="auto" style:text-underline-mode="continuous"/>
    </style:style>
    <style:style style:name="T632" style:parent-style-name="Domyślnaczcionkaakapitu" style:family="text">
      <style:text-properties fo:background-color="#80FFFF" style:text-underline-type="single" style:text-underline-style="solid" style:text-underline-width="auto" style:text-underline-mode="continuous"/>
    </style:style>
    <style:style style:name="P633" style:parent-style-name="Normalny" style:family="paragraph">
      <style:paragraph-properties fo:text-align="justify" fo:line-height="150%" fo:text-indent="0.2479in"/>
    </style:style>
    <style:style style:name="P634" style:parent-style-name="Normalny" style:family="paragraph">
      <style:paragraph-properties fo:text-align="justify" fo:line-height="150%"/>
    </style:style>
    <style:style style:name="T635" style:parent-style-name="Domyślnaczcionkaakapitu" style:family="text">
      <style:text-properties style:text-underline-type="single" style:text-underline-style="solid" style:text-underline-width="auto" style:text-underline-mode="continuous"/>
    </style:style>
    <style:style style:name="P636" style:parent-style-name="Normalny" style:family="paragraph">
      <style:paragraph-properties fo:text-align="justify" fo:line-height="150%" fo:text-indent="0.2479in"/>
    </style:style>
    <style:style style:name="T637" style:parent-style-name="Domyślnaczcionkaakapitu" style:family="text">
      <style:text-properties fo:background-color="#80FFFF"/>
    </style:style>
    <style:style style:name="P638" style:parent-style-name="Normalny" style:family="paragraph">
      <style:paragraph-properties fo:text-align="justify" fo:line-height="150%" fo:text-indent="0.2479in"/>
    </style:style>
    <style:style style:name="T639" style:parent-style-name="Domyślnaczcionkaakapitu" style:family="text">
      <style:text-properties fo:background-color="#80FFFF"/>
    </style:style>
    <style:style style:name="T640" style:parent-style-name="Domyślnaczcionkaakapitu" style:family="text">
      <style:text-properties fo:background-color="#80FFFF"/>
    </style:style>
    <style:style style:name="T641" style:parent-style-name="Domyślnaczcionkaakapitu" style:family="text">
      <style:text-properties fo:background-color="#80FFFF"/>
    </style:style>
    <style:style style:name="T642" style:parent-style-name="Domyślnaczcionkaakapitu" style:family="text">
      <style:text-properties fo:background-color="#80FFFF"/>
    </style:style>
    <style:style style:name="P643" style:parent-style-name="Normalny" style:family="paragraph">
      <style:paragraph-properties fo:text-align="justify" fo:line-height="150%" fo:text-indent="0.2479in"/>
    </style:style>
    <style:style style:name="P644" style:parent-style-name="Normalny" style:family="paragraph">
      <style:paragraph-properties fo:text-align="justify" fo:line-height="150%" fo:text-indent="0.2479in"/>
    </style:style>
    <style:style style:name="T645" style:parent-style-name="Domyślnaczcionkaakapitu" style:family="text">
      <style:text-properties fo:background-color="#80FFFF"/>
    </style:style>
    <style:style style:name="T646" style:parent-style-name="Domyślnaczcionkaakapitu" style:family="text">
      <style:text-properties fo:background-color="#80FFFF"/>
    </style:style>
    <style:style style:name="P647" style:parent-style-name="Normalny" style:family="paragraph">
      <style:paragraph-properties fo:text-align="justify" fo:line-height="150%">
        <style:tab-stops>
          <style:tab-stop style:type="left" style:position="2.6777in"/>
        </style:tab-stops>
      </style:paragraph-properties>
    </style:style>
    <style:style style:name="T648" style:parent-style-name="Domyślnaczcionkaakapitu" style:family="text">
      <style:text-properties style:text-underline-type="single" style:text-underline-style="solid" style:text-underline-width="auto" style:text-underline-mode="continuous"/>
    </style:style>
    <style:style style:name="T649" style:parent-style-name="Domyślnaczcionkaakapitu" style:family="text">
      <style:text-properties fo:background-color="#80FFFF" style:text-underline-type="single" style:text-underline-style="solid" style:text-underline-width="auto" style:text-underline-mode="continuous"/>
    </style:style>
    <style:style style:name="T650" style:parent-style-name="Domyślnaczcionkaakapitu" style:family="text">
      <style:text-properties fo:background-color="#80FFFF"/>
    </style:style>
    <style:style style:name="P651" style:parent-style-name="Normalny" style:family="paragraph">
      <style:paragraph-properties fo:text-align="justify" fo:line-height="150%" fo:text-indent="0.2479in">
        <style:tab-stops>
          <style:tab-stop style:type="left" style:position="2.6777in"/>
        </style:tab-stops>
      </style:paragraph-properties>
    </style:style>
    <style:style style:name="T652" style:parent-style-name="Domyślnaczcionkaakapitu" style:family="text">
      <style:text-properties fo:background-color="#80FFFF"/>
    </style:style>
    <style:style style:name="T653" style:parent-style-name="Domyślnaczcionkaakapitu" style:family="text">
      <style:text-properties fo:background-color="#80FFFF"/>
    </style:style>
    <style:style style:name="P654" style:parent-style-name="Normalny" style:family="paragraph">
      <style:paragraph-properties fo:text-align="justify" fo:line-height="150%"/>
    </style:style>
    <style:style style:name="T655" style:parent-style-name="Domyślnaczcionkaakapitu" style:family="text">
      <style:text-properties style:text-underline-type="single" style:text-underline-style="solid" style:text-underline-width="auto" style:text-underline-mode="continuous"/>
    </style:style>
    <style:style style:name="P656" style:parent-style-name="Normalny" style:family="paragraph">
      <style:paragraph-properties fo:text-align="justify" fo:line-height="150%" fo:text-indent="0.2479in"/>
    </style:style>
    <style:style style:name="T657" style:parent-style-name="Domyślnaczcionkaakapitu" style:family="text">
      <style:text-properties fo:background-color="#80FFFF"/>
    </style:style>
    <style:style style:name="T658" style:parent-style-name="Domyślnaczcionkaakapitu" style:family="text">
      <style:text-properties fo:background-color="#80FFFF"/>
    </style:style>
    <style:style style:name="T659" style:parent-style-name="Domyślnaczcionkaakapitu" style:family="text">
      <style:text-properties fo:background-color="#80FFFF"/>
    </style:style>
    <style:style style:name="T660" style:parent-style-name="Domyślnaczcionkaakapitu" style:family="text">
      <style:text-properties fo:background-color="#80FFFF"/>
    </style:style>
    <style:style style:name="P661" style:parent-style-name="Normalny" style:family="paragraph">
      <style:paragraph-properties fo:text-align="justify" fo:line-height="150%" fo:text-indent="0.2479in"/>
    </style:style>
    <style:style style:name="T662" style:parent-style-name="Domyślnaczcionkaakapitu" style:family="text">
      <style:text-properties fo:background-color="#80FFFF"/>
    </style:style>
    <style:style style:name="T663" style:parent-style-name="Domyślnaczcionkaakapitu" style:family="text">
      <style:text-properties fo:background-color="#80FFFF"/>
    </style:style>
    <style:style style:name="T664" style:parent-style-name="Domyślnaczcionkaakapitu" style:family="text">
      <style:text-properties fo:background-color="#80FFFF"/>
    </style:style>
    <style:style style:name="T665" style:parent-style-name="Domyślnaczcionkaakapitu" style:family="text">
      <style:text-properties fo:background-color="#80FFFF"/>
    </style:style>
    <style:style style:name="P666" style:parent-style-name="Normalny" style:family="paragraph">
      <style:paragraph-properties fo:text-align="justify" fo:line-height="150%" fo:text-indent="0.2479in"/>
    </style:style>
    <style:style style:name="T667" style:parent-style-name="Domyślnaczcionkaakapitu" style:family="text">
      <style:text-properties fo:background-color="#80FFFF"/>
    </style:style>
    <style:style style:name="T668" style:parent-style-name="Domyślnaczcionkaakapitu" style:family="text">
      <style:text-properties fo:background-color="#80FFFF"/>
    </style:style>
    <style:style style:name="T669" style:parent-style-name="Domyślnaczcionkaakapitu" style:family="text">
      <style:text-properties fo:background-color="#80FFFF"/>
    </style:style>
    <style:style style:name="T670" style:parent-style-name="Domyślnaczcionkaakapitu" style:family="text">
      <style:text-properties fo:background-color="#80FFFF"/>
    </style:style>
    <style:style style:name="P671" style:parent-style-name="Normalny" style:family="paragraph">
      <style:paragraph-properties fo:text-align="justify" fo:line-height="150%" fo:text-indent="0.2479in"/>
    </style:style>
    <style:style style:name="P672" style:parent-style-name="Normalny" style:family="paragraph">
      <style:paragraph-properties fo:text-align="justify" fo:line-height="150%"/>
    </style:style>
    <style:style style:name="T673" style:parent-style-name="Domyślnaczcionkaakapitu" style:family="text">
      <style:text-properties style:text-underline-type="single" style:text-underline-style="solid" style:text-underline-width="auto" style:text-underline-mode="continuous"/>
    </style:style>
    <style:style style:name="T674" style:parent-style-name="Domyślnaczcionkaakapitu" style:family="text">
      <style:text-properties fo:background-color="#80FFFF" style:text-underline-type="single" style:text-underline-style="solid" style:text-underline-width="auto" style:text-underline-mode="continuous"/>
    </style:style>
    <style:style style:name="P675" style:parent-style-name="Normalny" style:family="paragraph">
      <style:paragraph-properties fo:text-align="justify" fo:line-height="150%" fo:text-indent="0.2479in"/>
    </style:style>
    <style:style style:name="T676" style:parent-style-name="Domyślnaczcionkaakapitu" style:family="text">
      <style:text-properties fo:background-color="#80FFFF"/>
    </style:style>
    <style:style style:name="T677" style:parent-style-name="Domyślnaczcionkaakapitu" style:family="text">
      <style:text-properties fo:background-color="#80FFFF"/>
    </style:style>
    <style:style style:name="T678" style:parent-style-name="Domyślnaczcionkaakapitu" style:family="text">
      <style:text-properties fo:background-color="#80FFFF"/>
    </style:style>
    <style:style style:name="T679" style:parent-style-name="Domyślnaczcionkaakapitu" style:family="text">
      <style:text-properties fo:background-color="#80FFFF"/>
    </style:style>
    <style:style style:name="T680" style:parent-style-name="Domyślnaczcionkaakapitu" style:family="text">
      <style:text-properties fo:background-color="#80FFFF"/>
    </style:style>
    <style:style style:name="P681" style:parent-style-name="Normalny" style:family="paragraph">
      <style:paragraph-properties fo:text-align="justify" fo:line-height="150%"/>
    </style:style>
    <style:style style:name="T682" style:parent-style-name="Domyślnaczcionkaakapitu" style:family="text">
      <style:text-properties style:text-underline-type="single" style:text-underline-style="solid" style:text-underline-width="auto" style:text-underline-mode="continuous"/>
    </style:style>
    <style:style style:name="P683" style:parent-style-name="Normalny" style:family="paragraph">
      <style:paragraph-properties fo:text-align="justify" fo:line-height="150%" fo:text-indent="0.2479in"/>
    </style:style>
    <style:style style:name="P684" style:parent-style-name="Normalny" style:family="paragraph">
      <style:paragraph-properties fo:text-align="justify" fo:line-height="150%">
        <style:tab-stops>
          <style:tab-stop style:type="left" style:leader-style="dotted" style:leader-text="." style:position="5.7569in"/>
        </style:tab-stops>
      </style:paragraph-properties>
    </style:style>
    <style:style style:name="T685" style:parent-style-name="Domyślnaczcionkaakapitu" style:family="text">
      <style:text-properties style:text-underline-type="single" style:text-underline-style="solid" style:text-underline-width="auto" style:text-underline-mode="continuous"/>
    </style:style>
    <style:style style:name="T686" style:parent-style-name="Domyślnaczcionkaakapitu" style:family="text">
      <style:text-properties fo:background-color="#80FFFF" style:text-underline-type="single" style:text-underline-style="solid" style:text-underline-width="auto" style:text-underline-mode="continuous"/>
    </style:style>
    <style:style style:name="T687" style:parent-style-name="Domyślnaczcionkaakapitu" style:family="text">
      <style:text-properties fo:background-color="#80FFFF"/>
    </style:style>
    <style:style style:name="P688" style:parent-style-name="Normalny" style:family="paragraph">
      <style:paragraph-properties fo:text-align="justify" fo:line-height="150%" fo:text-indent="0.2479in">
        <style:tab-stops>
          <style:tab-stop style:type="left" style:leader-style="dotted" style:leader-text="." style:position="5.7569in"/>
        </style:tab-stops>
      </style:paragraph-properties>
    </style:style>
    <style:style style:name="P689" style:parent-style-name="Normalny" style:family="paragraph">
      <style:paragraph-properties fo:text-align="justify" fo:line-height="150%">
        <style:tab-stops>
          <style:tab-stop style:type="left" style:leader-style="dotted" style:leader-text="." style:position="5.7569in"/>
        </style:tab-stops>
      </style:paragraph-properties>
    </style:style>
    <style:style style:name="T690" style:parent-style-name="Domyślnaczcionkaakapitu" style:family="text">
      <style:text-properties style:text-underline-type="single" style:text-underline-style="solid" style:text-underline-width="auto" style:text-underline-mode="continuous"/>
    </style:style>
    <style:style style:name="T691" style:parent-style-name="Domyślnaczcionkaakapitu" style:family="text">
      <style:text-properties fo:background-color="#80FFFF"/>
    </style:style>
    <style:style style:name="P692" style:parent-style-name="Normalny" style:family="paragraph">
      <style:paragraph-properties fo:text-align="justify" fo:line-height="150%" fo:text-indent="0.2479in">
        <style:tab-stops>
          <style:tab-stop style:type="left" style:leader-style="dotted" style:leader-text="." style:position="5.7569in"/>
        </style:tab-stops>
      </style:paragraph-properties>
    </style:style>
    <style:style style:name="T693" style:parent-style-name="Domyślnaczcionkaakapitu" style:family="text">
      <style:text-properties fo:background-color="#80FFFF"/>
    </style:style>
    <style:style style:name="T694" style:parent-style-name="Domyślnaczcionkaakapitu" style:family="text">
      <style:text-properties fo:background-color="#80FFFF"/>
    </style:style>
    <style:style style:name="T695" style:parent-style-name="Domyślnaczcionkaakapitu" style:family="text">
      <style:text-properties fo:background-color="#80FFFF"/>
    </style:style>
    <style:style style:name="T696" style:parent-style-name="Domyślnaczcionkaakapitu" style:family="text">
      <style:text-properties fo:background-color="#80FFFF"/>
    </style:style>
    <style:style style:name="T697" style:parent-style-name="Domyślnaczcionkaakapitu" style:family="text">
      <style:text-properties fo:background-color="#80FFFF"/>
    </style:style>
    <style:style style:name="T698" style:parent-style-name="Domyślnaczcionkaakapitu" style:family="text">
      <style:text-properties fo:background-color="#80FFFF"/>
    </style:style>
    <style:style style:name="T699" style:parent-style-name="Domyślnaczcionkaakapitu" style:family="text">
      <style:text-properties fo:background-color="#80FFFF"/>
    </style:style>
    <style:style style:name="T700" style:parent-style-name="Domyślnaczcionkaakapitu" style:family="text">
      <style:text-properties fo:background-color="#80FFFF"/>
    </style:style>
    <style:style style:name="T701" style:parent-style-name="Domyślnaczcionkaakapitu" style:family="text">
      <style:text-properties fo:background-color="#80FFFF"/>
    </style:style>
    <style:style style:name="P702" style:parent-style-name="Normalny" style:family="paragraph">
      <style:paragraph-properties fo:text-align="justify" fo:line-height="150%" fo:text-indent="0.2479in">
        <style:tab-stops>
          <style:tab-stop style:type="left" style:leader-style="dotted" style:leader-text="." style:position="5.7569in"/>
        </style:tab-stops>
      </style:paragraph-properties>
    </style:style>
    <style:style style:name="P703" style:parent-style-name="Normalny" style:family="paragraph">
      <style:paragraph-properties fo:text-align="justify" fo:line-height="150%"/>
    </style:style>
    <style:style style:name="T704" style:parent-style-name="Domyślnaczcionkaakapitu" style:family="text">
      <style:text-properties style:text-underline-type="single" style:text-underline-style="solid" style:text-underline-width="auto" style:text-underline-mode="continuous"/>
    </style:style>
    <style:style style:name="T705" style:parent-style-name="Domyślnaczcionkaakapitu" style:family="text">
      <style:text-properties fo:background-color="#80FFFF" style:text-underline-type="single" style:text-underline-style="solid" style:text-underline-width="auto" style:text-underline-mode="continuous"/>
    </style:style>
    <style:style style:name="P706" style:parent-style-name="Normalny" style:family="paragraph">
      <style:paragraph-properties fo:text-align="justify" fo:line-height="150%" fo:text-indent="0.2479in"/>
    </style:style>
    <style:style style:name="T707" style:parent-style-name="Domyślnaczcionkaakapitu" style:family="text">
      <style:text-properties fo:background-color="#80FFFF"/>
    </style:style>
    <style:style style:name="T708" style:parent-style-name="Domyślnaczcionkaakapitu" style:family="text">
      <style:text-properties fo:background-color="#80FFFF"/>
    </style:style>
    <style:style style:name="T709" style:parent-style-name="Domyślnaczcionkaakapitu" style:family="text">
      <style:text-properties fo:background-color="#80FFFF"/>
    </style:style>
    <style:style style:name="P710" style:parent-style-name="Normalny" style:family="paragraph">
      <style:paragraph-properties fo:text-align="justify" fo:line-height="150%"/>
    </style:style>
    <style:style style:name="T711" style:parent-style-name="Domyślnaczcionkaakapitu" style:family="text">
      <style:text-properties style:text-underline-type="single" style:text-underline-style="solid" style:text-underline-width="auto" style:text-underline-mode="continuous"/>
    </style:style>
    <style:style style:name="T712" style:parent-style-name="Domyślnaczcionkaakapitu" style:family="text">
      <style:text-properties fo:background-color="#80FFFF" style:text-underline-type="single" style:text-underline-style="solid" style:text-underline-width="auto" style:text-underline-mode="continuous"/>
    </style:style>
    <style:style style:name="T713" style:parent-style-name="Domyślnaczcionkaakapitu" style:family="text">
      <style:text-properties style:text-underline-type="single" style:text-underline-style="solid" style:text-underline-width="auto" style:text-underline-mode="continuous"/>
    </style:style>
    <style:style style:name="P714" style:parent-style-name="Normalny" style:family="paragraph">
      <style:paragraph-properties fo:text-align="justify" fo:line-height="150%" fo:text-indent="0.2479in"/>
    </style:style>
    <style:style style:name="T715" style:parent-style-name="Domyślnaczcionkaakapitu" style:family="text">
      <style:text-properties fo:background-color="#80FFFF"/>
    </style:style>
    <style:style style:name="T716" style:parent-style-name="Domyślnaczcionkaakapitu" style:family="text">
      <style:text-properties fo:background-color="#80FFFF"/>
    </style:style>
    <style:style style:name="P717" style:parent-style-name="Normalny" style:family="paragraph">
      <style:paragraph-properties fo:text-align="justify" fo:line-height="150%" fo:text-indent="0.2479in"/>
    </style:style>
    <style:style style:name="T718" style:parent-style-name="Domyślnaczcionkaakapitu" style:family="text">
      <style:text-properties fo:background-color="#80FFFF"/>
    </style:style>
    <style:style style:name="P719" style:parent-style-name="Normalny" style:family="paragraph">
      <style:paragraph-properties fo:text-align="justify" fo:line-height="150%"/>
    </style:style>
    <style:style style:name="T720" style:parent-style-name="Domyślnaczcionkaakapitu" style:family="text">
      <style:text-properties style:text-underline-type="single" style:text-underline-style="solid" style:text-underline-width="auto" style:text-underline-mode="continuous"/>
    </style:style>
    <style:style style:name="T721" style:parent-style-name="Domyślnaczcionkaakapitu" style:family="text">
      <style:text-properties fo:background-color="#80FFFF" style:text-underline-type="single" style:text-underline-style="solid" style:text-underline-width="auto" style:text-underline-mode="continuous"/>
    </style:style>
    <style:style style:name="T722" style:parent-style-name="Domyślnaczcionkaakapitu" style:family="text">
      <style:text-properties fo:background-color="#80FFFF"/>
    </style:style>
    <style:style style:name="P723" style:parent-style-name="Normalny" style:family="paragraph">
      <style:paragraph-properties fo:text-align="justify" fo:line-height="150%" fo:text-indent="0.2479in"/>
    </style:style>
    <style:style style:name="P724" style:parent-style-name="Normalny" style:family="paragraph">
      <style:paragraph-properties fo:text-align="justify" fo:line-height="150%" fo:text-indent="0.2479in"/>
    </style:style>
    <style:style style:name="P725" style:parent-style-name="Normalny" style:family="paragraph">
      <style:paragraph-properties fo:text-align="justify" fo:line-height="150%" fo:text-indent="0.2479in"/>
    </style:style>
    <style:style style:name="P726" style:parent-style-name="Normalny" style:family="paragraph">
      <style:paragraph-properties fo:text-align="justify" fo:line-height="150%"/>
    </style:style>
    <style:style style:name="T727" style:parent-style-name="Domyślnaczcionkaakapitu" style:family="text">
      <style:text-properties style:text-underline-type="single" style:text-underline-style="solid" style:text-underline-width="auto" style:text-underline-mode="continuous"/>
    </style:style>
    <style:style style:name="T728" style:parent-style-name="Domyślnaczcionkaakapitu" style:family="text">
      <style:text-properties fo:background-color="#80FFFF" style:text-underline-type="single" style:text-underline-style="solid" style:text-underline-width="auto" style:text-underline-mode="continuous"/>
    </style:style>
    <style:style style:name="T729" style:parent-style-name="Domyślnaczcionkaakapitu" style:family="text">
      <style:text-properties style:text-underline-type="single" style:text-underline-style="solid" style:text-underline-width="auto" style:text-underline-mode="continuous"/>
    </style:style>
    <style:style style:name="P730" style:parent-style-name="Normalny" style:family="paragraph">
      <style:paragraph-properties fo:text-align="justify" fo:line-height="150%" fo:text-indent="0.2479in"/>
    </style:style>
    <style:style style:name="P731" style:parent-style-name="Normalny" style:family="paragraph">
      <style:paragraph-properties fo:text-align="justify" fo:line-height="150%" fo:text-indent="0.2479in"/>
    </style:style>
    <style:style style:name="T732" style:parent-style-name="Domyślnaczcionkaakapitu" style:family="text">
      <style:text-properties fo:background-color="#80FFFF"/>
    </style:style>
    <style:style style:name="T733" style:parent-style-name="Domyślnaczcionkaakapitu" style:family="text">
      <style:text-properties fo:background-color="#80FFFF"/>
    </style:style>
    <style:style style:name="T734" style:parent-style-name="Domyślnaczcionkaakapitu" style:family="text">
      <style:text-properties fo:background-color="#80FFFF"/>
    </style:style>
    <style:style style:name="T735" style:parent-style-name="Domyślnaczcionkaakapitu" style:family="text">
      <style:text-properties fo:background-color="#80FFFF"/>
    </style:style>
    <style:style style:name="P736" style:parent-style-name="Normalny" style:family="paragraph">
      <style:paragraph-properties fo:text-align="justify" fo:line-height="150%" fo:text-indent="0.2479in"/>
    </style:style>
    <style:style style:name="P737" style:parent-style-name="Normalny" style:family="paragraph">
      <style:paragraph-properties fo:text-align="justify" fo:line-height="150%" fo:text-indent="0.2479in"/>
    </style:style>
    <style:style style:name="T738" style:parent-style-name="Domyślnaczcionkaakapitu" style:family="text">
      <style:text-properties fo:background-color="#80FFFF"/>
    </style:style>
    <style:style style:name="T739" style:parent-style-name="Domyślnaczcionkaakapitu" style:family="text">
      <style:text-properties fo:background-color="#80FFFF"/>
    </style:style>
    <style:style style:name="T740" style:parent-style-name="Domyślnaczcionkaakapitu" style:family="text">
      <style:text-properties fo:background-color="#80FFFF"/>
    </style:style>
    <style:style style:name="P741" style:parent-style-name="Normalny" style:family="paragraph">
      <style:paragraph-properties fo:text-align="justify" fo:line-height="150%"/>
    </style:style>
    <style:style style:name="T742" style:parent-style-name="Domyślnaczcionkaakapitu" style:family="text">
      <style:text-properties style:text-underline-type="single" style:text-underline-style="solid" style:text-underline-width="auto" style:text-underline-mode="continuous"/>
    </style:style>
    <style:style style:name="T743" style:parent-style-name="Domyślnaczcionkaakapitu" style:family="text">
      <style:text-properties fo:background-color="#80FFFF" style:text-underline-type="single" style:text-underline-style="solid" style:text-underline-width="auto" style:text-underline-mode="continuous"/>
    </style:style>
    <style:style style:name="T744" style:parent-style-name="Domyślnaczcionkaakapitu" style:family="text">
      <style:text-properties fo:background-color="#80FFFF"/>
    </style:style>
    <style:style style:name="P745" style:parent-style-name="Normalny" style:family="paragraph">
      <style:paragraph-properties fo:text-align="justify" fo:line-height="150%" fo:text-indent="0.2479in"/>
    </style:style>
    <style:style style:name="P746" style:parent-style-name="Normalny" style:family="paragraph">
      <style:paragraph-properties fo:text-align="justify" fo:line-height="150%"/>
    </style:style>
    <style:style style:name="T747" style:parent-style-name="Domyślnaczcionkaakapitu" style:family="text">
      <style:text-properties style:text-underline-type="single" style:text-underline-style="solid" style:text-underline-width="auto" style:text-underline-mode="continuous"/>
    </style:style>
    <style:style style:name="T748" style:parent-style-name="Domyślnaczcionkaakapitu" style:family="text">
      <style:text-properties fo:background-color="#80FFFF" style:text-underline-type="single" style:text-underline-style="solid" style:text-underline-width="auto" style:text-underline-mode="continuous"/>
    </style:style>
    <style:style style:name="T749" style:parent-style-name="Domyślnaczcionkaakapitu" style:family="text">
      <style:text-properties style:text-underline-type="single" style:text-underline-style="solid" style:text-underline-width="auto" style:text-underline-mode="continuous"/>
    </style:style>
    <style:style style:name="P750" style:parent-style-name="Normalny" style:family="paragraph">
      <style:paragraph-properties fo:text-align="justify" fo:line-height="150%" fo:text-indent="0.2479in"/>
    </style:style>
    <style:style style:name="P751" style:parent-style-name="Normalny" style:family="paragraph">
      <style:paragraph-properties fo:text-align="justify" fo:line-height="150%" fo:text-indent="0.2479in"/>
    </style:style>
    <style:style style:name="T752" style:parent-style-name="Domyślnaczcionkaakapitu" style:family="text">
      <style:text-properties fo:background-color="#80FFFF"/>
    </style:style>
    <style:style style:name="T753" style:parent-style-name="Domyślnaczcionkaakapitu" style:family="text">
      <style:text-properties fo:background-color="#80FFFF"/>
    </style:style>
    <style:style style:name="T754" style:parent-style-name="Domyślnaczcionkaakapitu" style:family="text">
      <style:text-properties fo:background-color="#80FFFF"/>
    </style:style>
    <style:style style:name="T755" style:parent-style-name="Domyślnaczcionkaakapitu" style:family="text">
      <style:text-properties fo:background-color="#80FFFF"/>
    </style:style>
    <style:style style:name="P756" style:parent-style-name="Normalny" style:family="paragraph">
      <style:paragraph-properties fo:text-align="justify" fo:line-height="150%" fo:text-indent="0.2479in"/>
    </style:style>
    <style:style style:name="T757" style:parent-style-name="Domyślnaczcionkaakapitu" style:family="text">
      <style:text-properties fo:background-color="#80FFFF"/>
    </style:style>
    <style:style style:name="P758" style:parent-style-name="Normalny" style:family="paragraph">
      <style:paragraph-properties fo:text-align="justify" fo:line-height="150%" fo:text-indent="0.2479in"/>
    </style:style>
    <style:style style:name="T759" style:parent-style-name="Domyślnaczcionkaakapitu" style:family="text">
      <style:text-properties fo:background-color="#80FFFF"/>
    </style:style>
    <style:style style:name="P760" style:parent-style-name="Normalny" style:family="paragraph">
      <style:paragraph-properties fo:text-align="justify" fo:line-height="150%"/>
    </style:style>
    <style:style style:name="T761" style:parent-style-name="Domyślnaczcionkaakapitu" style:family="text">
      <style:text-properties style:text-underline-type="single" style:text-underline-style="solid" style:text-underline-width="auto" style:text-underline-mode="continuous"/>
    </style:style>
    <style:style style:name="T762" style:parent-style-name="Domyślnaczcionkaakapitu" style:family="text">
      <style:text-properties fo:background-color="#80FFFF" style:text-underline-type="single" style:text-underline-style="solid" style:text-underline-width="auto" style:text-underline-mode="continuous"/>
    </style:style>
    <style:style style:name="T763" style:parent-style-name="Domyślnaczcionkaakapitu" style:family="text">
      <style:text-properties fo:background-color="#80FFFF"/>
    </style:style>
    <style:style style:name="P764" style:parent-style-name="Normalny" style:family="paragraph">
      <style:paragraph-properties fo:text-align="justify" fo:line-height="150%" fo:text-indent="0.2479in"/>
    </style:style>
    <style:style style:name="T765" style:parent-style-name="Domyślnaczcionkaakapitu" style:family="text">
      <style:text-properties fo:background-color="#80FFFF"/>
    </style:style>
    <style:style style:name="P766" style:parent-style-name="Normalny" style:family="paragraph">
      <style:paragraph-properties fo:text-align="justify" fo:line-height="150%"/>
    </style:style>
    <style:style style:name="T767" style:parent-style-name="Domyślnaczcionkaakapitu" style:family="text">
      <style:text-properties style:text-underline-type="single" style:text-underline-style="solid" style:text-underline-width="auto" style:text-underline-mode="continuous"/>
    </style:style>
    <style:style style:name="T768" style:parent-style-name="Domyślnaczcionkaakapitu" style:family="text">
      <style:text-properties fo:background-color="#80FFFF" style:text-underline-type="single" style:text-underline-style="solid" style:text-underline-width="auto" style:text-underline-mode="continuous"/>
    </style:style>
    <style:style style:name="T769" style:parent-style-name="Domyślnaczcionkaakapitu" style:family="text">
      <style:text-properties style:text-underline-type="single" style:text-underline-style="solid" style:text-underline-width="auto" style:text-underline-mode="continuous"/>
    </style:style>
    <style:style style:name="P770" style:parent-style-name="Normalny" style:family="paragraph">
      <style:paragraph-properties fo:text-align="justify" fo:line-height="150%" fo:text-indent="0.2479in"/>
    </style:style>
    <style:style style:name="P771" style:parent-style-name="Normalny" style:family="paragraph">
      <style:paragraph-properties fo:text-align="justify" fo:line-height="150%"/>
    </style:style>
    <style:style style:name="T772" style:parent-style-name="Domyślnaczcionkaakapitu" style:family="text">
      <style:text-properties style:text-underline-type="single" style:text-underline-style="solid" style:text-underline-width="auto" style:text-underline-mode="continuous"/>
    </style:style>
    <style:style style:name="T773" style:parent-style-name="Domyślnaczcionkaakapitu" style:family="text">
      <style:text-properties fo:background-color="#80FFFF" style:text-underline-type="single" style:text-underline-style="solid" style:text-underline-width="auto" style:text-underline-mode="continuous"/>
    </style:style>
    <style:style style:name="T774" style:parent-style-name="Domyślnaczcionkaakapitu" style:family="text">
      <style:text-properties fo:background-color="#80FFFF"/>
    </style:style>
    <style:style style:name="P775" style:parent-style-name="Normalny" style:family="paragraph">
      <style:paragraph-properties fo:text-align="justify" fo:line-height="150%" fo:text-indent="0.2479in"/>
    </style:style>
    <style:style style:name="P776" style:parent-style-name="Normalny" style:family="paragraph">
      <style:paragraph-properties fo:text-align="justify" fo:line-height="150%"/>
    </style:style>
    <style:style style:name="P777" style:parent-style-name="Normalny" style:family="paragraph">
      <style:paragraph-properties fo:text-align="justify" fo:line-height="150%" fo:text-indent="0.2479in"/>
    </style:style>
    <style:style style:name="P778" style:parent-style-name="Normalny" style:family="paragraph">
      <style:paragraph-properties fo:text-align="justify" fo:line-height="150%" fo:text-indent="0.2479in"/>
    </style:style>
    <style:style style:name="P779" style:parent-style-name="Normalny" style:family="paragraph">
      <style:paragraph-properties fo:text-align="justify" fo:line-height="150%" fo:text-indent="0.2479in"/>
    </style:style>
    <style:style style:name="T780" style:parent-style-name="Domyślnaczcionkaakapitu" style:family="text">
      <style:text-properties fo:background-color="#80FFFF"/>
    </style:style>
    <style:style style:name="T781" style:parent-style-name="Domyślnaczcionkaakapitu" style:family="text">
      <style:text-properties fo:background-color="#80FFFF"/>
    </style:style>
    <style:style style:name="T782" style:parent-style-name="Domyślnaczcionkaakapitu" style:family="text">
      <style:text-properties fo:background-color="#80FFFF"/>
    </style:style>
    <style:style style:name="T783" style:parent-style-name="Domyślnaczcionkaakapitu" style:family="text">
      <style:text-properties fo:background-color="#80FFFF"/>
    </style:style>
    <style:style style:name="P784" style:parent-style-name="Normalny" style:family="paragraph">
      <style:paragraph-properties fo:text-align="justify" fo:line-height="150%" fo:text-indent="0.2479in"/>
    </style:style>
    <style:style style:name="P785" style:parent-style-name="Normalny" style:family="paragraph">
      <style:paragraph-properties fo:text-align="justify" fo:line-height="150%" fo:text-indent="0.2479in"/>
    </style:style>
    <style:style style:name="T786" style:parent-style-name="Domyślnaczcionkaakapitu" style:family="text">
      <style:text-properties fo:background-color="#80FFFF"/>
    </style:style>
    <style:style style:name="T787" style:parent-style-name="Domyślnaczcionkaakapitu" style:family="text">
      <style:text-properties fo:background-color="#80FFFF"/>
    </style:style>
    <style:style style:name="T788" style:parent-style-name="Domyślnaczcionkaakapitu" style:family="text">
      <style:text-properties fo:background-color="#80FFFF"/>
    </style:style>
    <style:style style:name="T789" style:parent-style-name="Domyślnaczcionkaakapitu" style:family="text">
      <style:text-properties fo:background-color="#80FFFF"/>
    </style:style>
    <style:style style:name="P790" style:parent-style-name="Normalny" style:family="paragraph">
      <style:paragraph-properties fo:text-align="justify" fo:line-height="150%" fo:text-indent="0.2479in"/>
    </style:style>
    <style:style style:name="T791" style:parent-style-name="Domyślnaczcionkaakapitu" style:family="text">
      <style:text-properties fo:background-color="#80FFFF"/>
    </style:style>
    <style:style style:name="T792" style:parent-style-name="Domyślnaczcionkaakapitu" style:family="text">
      <style:text-properties fo:background-color="#80FFFF"/>
    </style:style>
    <style:style style:name="P793" style:parent-style-name="Normalny" style:family="paragraph">
      <style:paragraph-properties fo:text-align="justify" fo:line-height="150%"/>
    </style:style>
    <style:style style:name="T794" style:parent-style-name="Domyślnaczcionkaakapitu" style:family="text">
      <style:text-properties style:text-underline-type="single" style:text-underline-style="solid" style:text-underline-width="auto" style:text-underline-mode="continuous"/>
    </style:style>
    <style:style style:name="T795" style:parent-style-name="Domyślnaczcionkaakapitu" style:family="text">
      <style:text-properties fo:background-color="#80FFFF"/>
    </style:style>
    <style:style style:name="P796" style:parent-style-name="Normalny" style:family="paragraph">
      <style:paragraph-properties fo:text-align="justify" fo:line-height="150%" fo:text-indent="0.2479in"/>
    </style:style>
    <style:style style:name="T797" style:parent-style-name="Domyślnaczcionkaakapitu" style:family="text">
      <style:text-properties fo:background-color="#80FFFF"/>
    </style:style>
    <style:style style:name="P798" style:parent-style-name="Normalny" style:family="paragraph">
      <style:paragraph-properties fo:text-align="justify" fo:line-height="150%"/>
    </style:style>
    <style:style style:name="T799" style:parent-style-name="Domyślnaczcionkaakapitu" style:family="text">
      <style:text-properties style:text-underline-type="single" style:text-underline-style="solid" style:text-underline-width="auto" style:text-underline-mode="continuous"/>
    </style:style>
    <style:style style:name="T800" style:parent-style-name="Domyślnaczcionkaakapitu" style:family="text">
      <style:text-properties fo:background-color="#80FFFF" style:text-underline-type="single" style:text-underline-style="solid" style:text-underline-width="auto" style:text-underline-mode="continuous"/>
    </style:style>
    <style:style style:name="T801" style:parent-style-name="Domyślnaczcionkaakapitu" style:family="text">
      <style:text-properties fo:background-color="#80FFFF"/>
    </style:style>
    <style:style style:name="P802" style:parent-style-name="Normalny" style:family="paragraph">
      <style:paragraph-properties fo:text-align="justify" fo:line-height="150%" fo:text-indent="0.2479in"/>
    </style:style>
    <style:style style:name="P803" style:parent-style-name="Normalny" style:family="paragraph">
      <style:paragraph-properties fo:text-align="justify" fo:line-height="150%" fo:text-indent="0.2479in"/>
    </style:style>
    <style:style style:name="P804" style:parent-style-name="Normalny" style:family="paragraph">
      <style:paragraph-properties fo:text-align="justify" fo:line-height="150%"/>
    </style:style>
    <style:style style:name="T805" style:parent-style-name="Domyślnaczcionkaakapitu" style:family="text">
      <style:text-properties style:text-underline-type="single" style:text-underline-style="solid" style:text-underline-width="auto" style:text-underline-mode="continuous"/>
    </style:style>
    <style:style style:name="P806" style:parent-style-name="Normalny" style:family="paragraph">
      <style:paragraph-properties fo:text-align="justify" fo:line-height="150%" fo:text-indent="0.2479in"/>
    </style:style>
    <style:style style:name="T807" style:parent-style-name="Domyślnaczcionkaakapitu" style:family="text">
      <style:text-properties fo:background-color="#80FFFF"/>
    </style:style>
    <style:style style:name="T808" style:parent-style-name="Domyślnaczcionkaakapitu" style:family="text">
      <style:text-properties fo:background-color="#80FFFF"/>
    </style:style>
    <style:style style:name="T809" style:parent-style-name="Domyślnaczcionkaakapitu" style:family="text">
      <style:text-properties fo:background-color="#80FFFF"/>
    </style:style>
    <style:style style:name="T810" style:parent-style-name="Domyślnaczcionkaakapitu" style:family="text">
      <style:text-properties fo:background-color="#80FFFF"/>
    </style:style>
    <style:style style:name="P811" style:parent-style-name="Normalny" style:family="paragraph">
      <style:paragraph-properties fo:text-align="justify" fo:line-height="150%">
        <style:tab-stops>
          <style:tab-stop style:type="left" style:leader-style="dotted" style:leader-text="." style:position="1.2361in"/>
          <style:tab-stop style:type="right" style:leader-style="dotted" style:leader-text="." style:position="2.3291in"/>
          <style:tab-stop style:type="left" style:position="2.4569in"/>
        </style:tab-stops>
      </style:paragraph-properties>
    </style:style>
    <style:style style:name="T812" style:parent-style-name="Domyślnaczcionkaakapitu" style:family="text">
      <style:text-properties style:text-underline-type="single" style:text-underline-style="solid" style:text-underline-width="auto" style:text-underline-mode="continuous"/>
    </style:style>
    <style:style style:name="T813" style:parent-style-name="Domyślnaczcionkaakapitu" style:family="text">
      <style:text-properties fo:background-color="#80FFFF"/>
    </style:style>
    <style:style style:name="P814" style:parent-style-name="Normalny" style:family="paragraph">
      <style:paragraph-properties fo:text-align="justify" fo:line-height="150%" fo:text-indent="0.2479in">
        <style:tab-stops>
          <style:tab-stop style:type="left" style:leader-style="dotted" style:leader-text="." style:position="1.2361in"/>
          <style:tab-stop style:type="right" style:leader-style="dotted" style:leader-text="." style:position="2.3291in"/>
          <style:tab-stop style:type="left" style:position="2.4569in"/>
        </style:tab-stops>
      </style:paragraph-properties>
    </style:style>
    <style:style style:name="T815" style:parent-style-name="Domyślnaczcionkaakapitu" style:family="text">
      <style:text-properties fo:background-color="#80FFFF"/>
    </style:style>
    <style:style style:name="T816" style:parent-style-name="Domyślnaczcionkaakapitu" style:family="text">
      <style:text-properties fo:background-color="#80FFFF"/>
    </style:style>
    <style:style style:name="T817" style:parent-style-name="Domyślnaczcionkaakapitu" style:family="text">
      <style:text-properties fo:background-color="#80FFFF"/>
    </style:style>
    <style:style style:name="T818" style:parent-style-name="Domyślnaczcionkaakapitu" style:family="text">
      <style:text-properties fo:background-color="#80FFFF"/>
    </style:style>
    <style:style style:name="T819" style:parent-style-name="Domyślnaczcionkaakapitu" style:family="text">
      <style:text-properties fo:background-color="#80FFFF"/>
    </style:style>
    <style:style style:name="P820" style:parent-style-name="Normalny" style:family="paragraph">
      <style:paragraph-properties fo:text-align="justify" fo:line-height="150%" fo:text-indent="0.2479in"/>
    </style:style>
    <style:style style:name="P821" style:parent-style-name="Normalny" style:family="paragraph">
      <style:paragraph-properties fo:text-align="justify" fo:line-height="150%"/>
    </style:style>
    <style:style style:name="T822" style:parent-style-name="Domyślnaczcionkaakapitu" style:family="text">
      <style:text-properties style:text-underline-type="single" style:text-underline-style="solid" style:text-underline-width="auto" style:text-underline-mode="continuous"/>
    </style:style>
    <style:style style:name="P823" style:parent-style-name="Normalny" style:family="paragraph">
      <style:paragraph-properties fo:text-align="justify" fo:line-height="150%" fo:text-indent="0.2479in"/>
    </style:style>
    <style:style style:name="T824" style:parent-style-name="Domyślnaczcionkaakapitu" style:family="text">
      <style:text-properties fo:background-color="#80FFFF"/>
    </style:style>
    <style:style style:name="T825" style:parent-style-name="Domyślnaczcionkaakapitu" style:family="text">
      <style:text-properties fo:background-color="#80FFFF"/>
    </style:style>
    <style:style style:name="P826" style:parent-style-name="Normalny" style:family="paragraph">
      <style:paragraph-properties fo:text-align="justify" fo:line-height="150%" fo:text-indent="0.2479in"/>
    </style:style>
    <style:style style:name="T827" style:parent-style-name="Domyślnaczcionkaakapitu" style:family="text">
      <style:text-properties fo:background-color="#80FFFF"/>
    </style:style>
    <style:style style:name="T828" style:parent-style-name="Domyślnaczcionkaakapitu" style:family="text">
      <style:text-properties fo:background-color="#80FFFF"/>
    </style:style>
    <style:style style:name="P829" style:parent-style-name="Normalny" style:family="paragraph">
      <style:paragraph-properties fo:text-align="justify" fo:line-height="150%" fo:text-indent="0.2479in"/>
    </style:style>
    <style:style style:name="T830" style:parent-style-name="Domyślnaczcionkaakapitu" style:family="text">
      <style:text-properties fo:background-color="#80FFFF"/>
    </style:style>
    <style:style style:name="T831" style:parent-style-name="Domyślnaczcionkaakapitu" style:family="text">
      <style:text-properties fo:background-color="#80FFFF"/>
    </style:style>
    <style:style style:name="T832" style:parent-style-name="Domyślnaczcionkaakapitu" style:family="text">
      <style:text-properties fo:background-color="#80FFFF"/>
    </style:style>
    <style:style style:name="P833" style:parent-style-name="Normalny" style:family="paragraph">
      <style:paragraph-properties fo:text-align="justify" fo:line-height="150%" fo:text-indent="0.2479in"/>
    </style:style>
    <style:style style:name="T834" style:parent-style-name="Domyślnaczcionkaakapitu" style:family="text">
      <style:text-properties fo:background-color="#80FFFF"/>
    </style:style>
    <style:style style:name="T835" style:parent-style-name="Domyślnaczcionkaakapitu" style:family="text">
      <style:text-properties fo:background-color="#80FFFF"/>
    </style:style>
    <style:style style:name="T836" style:parent-style-name="Domyślnaczcionkaakapitu" style:family="text">
      <style:text-properties fo:background-color="#80FFFF"/>
    </style:style>
    <style:style style:name="T837" style:parent-style-name="Domyślnaczcionkaakapitu" style:family="text">
      <style:text-properties fo:background-color="#80FFFF"/>
    </style:style>
    <style:style style:name="P838" style:parent-style-name="Normalny" style:family="paragraph">
      <style:paragraph-properties fo:text-align="justify" fo:line-height="150%"/>
    </style:style>
    <style:style style:name="T839" style:parent-style-name="Domyślnaczcionkaakapitu" style:family="text">
      <style:text-properties style:text-underline-type="single" style:text-underline-style="solid" style:text-underline-width="auto" style:text-underline-mode="continuous"/>
    </style:style>
    <style:style style:name="P840" style:parent-style-name="Normalny" style:family="paragraph">
      <style:paragraph-properties fo:text-align="justify" fo:line-height="150%" fo:text-indent="0.2479in"/>
    </style:style>
    <style:style style:name="T841" style:parent-style-name="Domyślnaczcionkaakapitu" style:family="text">
      <style:text-properties fo:background-color="#80FFFF"/>
    </style:style>
    <style:style style:name="T842" style:parent-style-name="Domyślnaczcionkaakapitu" style:family="text">
      <style:text-properties fo:background-color="#80FFFF"/>
    </style:style>
    <style:style style:name="T843" style:parent-style-name="Domyślnaczcionkaakapitu" style:family="text">
      <style:text-properties fo:background-color="#80FFFF"/>
    </style:style>
    <style:style style:name="T844" style:parent-style-name="Domyślnaczcionkaakapitu" style:family="text">
      <style:text-properties fo:background-color="#80FFFF"/>
    </style:style>
    <style:style style:name="P845" style:parent-style-name="Normalny" style:family="paragraph">
      <style:paragraph-properties fo:text-align="justify" fo:line-height="150%"/>
    </style:style>
    <style:style style:name="T846" style:parent-style-name="Domyślnaczcionkaakapitu" style:family="text">
      <style:text-properties style:text-underline-type="single" style:text-underline-style="solid" style:text-underline-width="auto" style:text-underline-mode="continuous"/>
    </style:style>
    <style:style style:name="P847" style:parent-style-name="Normalny" style:family="paragraph">
      <style:paragraph-properties fo:text-align="justify" fo:line-height="150%" fo:text-indent="0.2479in"/>
    </style:style>
    <style:style style:name="T848" style:parent-style-name="Domyślnaczcionkaakapitu" style:family="text">
      <style:text-properties fo:background-color="#80FFFF"/>
    </style:style>
    <style:style style:name="T849" style:parent-style-name="Domyślnaczcionkaakapitu" style:family="text">
      <style:text-properties fo:background-color="#80FFFF"/>
    </style:style>
    <style:style style:name="T850" style:parent-style-name="Domyślnaczcionkaakapitu" style:family="text">
      <style:text-properties fo:background-color="#80FFFF"/>
    </style:style>
    <style:style style:name="P851" style:parent-style-name="Normalny" style:family="paragraph">
      <style:paragraph-properties fo:text-align="justify" fo:line-height="150%" fo:text-indent="0.2479in"/>
    </style:style>
    <style:style style:name="T852" style:parent-style-name="Domyślnaczcionkaakapitu" style:family="text">
      <style:text-properties fo:background-color="#80FFFF"/>
    </style:style>
    <style:style style:name="P853" style:parent-style-name="Normalny" style:family="paragraph">
      <style:paragraph-properties fo:text-align="justify" fo:line-height="150%"/>
    </style:style>
    <style:style style:name="T854" style:parent-style-name="Domyślnaczcionkaakapitu" style:family="text">
      <style:text-properties style:text-underline-type="single" style:text-underline-style="solid" style:text-underline-width="auto" style:text-underline-mode="continuous"/>
    </style:style>
    <style:style style:name="P855" style:parent-style-name="Normalny" style:family="paragraph">
      <style:paragraph-properties fo:text-align="justify" fo:line-height="150%" fo:text-indent="0.2479in"/>
    </style:style>
    <style:style style:name="T856" style:parent-style-name="Domyślnaczcionkaakapitu" style:family="text">
      <style:text-properties fo:background-color="#80FFFF"/>
    </style:style>
    <style:style style:name="T857" style:parent-style-name="Domyślnaczcionkaakapitu" style:family="text">
      <style:text-properties fo:background-color="#80FFFF"/>
    </style:style>
    <style:style style:name="T858" style:parent-style-name="Domyślnaczcionkaakapitu" style:family="text">
      <style:text-properties fo:background-color="#80FFFF"/>
    </style:style>
    <style:style style:name="P859" style:parent-style-name="Normalny" style:family="paragraph">
      <style:paragraph-properties fo:text-align="justify" fo:line-height="150%"/>
    </style:style>
    <style:style style:name="T860" style:parent-style-name="Domyślnaczcionkaakapitu" style:family="text">
      <style:text-properties style:text-underline-type="single" style:text-underline-style="solid" style:text-underline-width="auto" style:text-underline-mode="continuous"/>
    </style:style>
    <style:style style:name="T861" style:parent-style-name="Domyślnaczcionkaakapitu" style:family="text">
      <style:text-properties fo:background-color="#80FFFF" style:text-underline-type="single" style:text-underline-style="solid" style:text-underline-width="auto" style:text-underline-mode="continuous"/>
    </style:style>
    <style:style style:name="T862" style:parent-style-name="Domyślnaczcionkaakapitu" style:family="text">
      <style:text-properties style:text-underline-type="single" style:text-underline-style="solid" style:text-underline-width="auto" style:text-underline-mode="continuous"/>
    </style:style>
    <style:style style:name="P863" style:parent-style-name="Normalny" style:family="paragraph">
      <style:paragraph-properties fo:text-align="justify" fo:line-height="150%" fo:text-indent="0.2479in"/>
    </style:style>
    <style:style style:name="P864" style:parent-style-name="Normalny" style:family="paragraph">
      <style:paragraph-properties fo:text-align="justify" fo:line-height="150%"/>
    </style:style>
    <style:style style:name="T865" style:parent-style-name="Domyślnaczcionkaakapitu" style:family="text">
      <style:text-properties style:text-underline-type="single" style:text-underline-style="solid" style:text-underline-width="auto" style:text-underline-mode="continuous"/>
    </style:style>
    <style:style style:name="P866" style:parent-style-name="Normalny" style:family="paragraph">
      <style:paragraph-properties fo:text-align="justify" fo:line-height="150%" fo:text-indent="0.2479in"/>
    </style:style>
    <style:style style:name="T867" style:parent-style-name="Domyślnaczcionkaakapitu" style:family="text">
      <style:text-properties fo:background-color="#80FFFF"/>
    </style:style>
    <style:style style:name="P868" style:parent-style-name="Normalny" style:family="paragraph">
      <style:paragraph-properties fo:text-align="justify" fo:line-height="150%"/>
    </style:style>
    <style:style style:name="T869" style:parent-style-name="Domyślnaczcionkaakapitu" style:family="text">
      <style:text-properties style:text-underline-type="single" style:text-underline-style="solid" style:text-underline-width="auto" style:text-underline-mode="continuous"/>
    </style:style>
    <style:style style:name="T870" style:parent-style-name="Domyślnaczcionkaakapitu" style:family="text">
      <style:text-properties fo:background-color="#80FFFF" style:text-underline-type="single" style:text-underline-style="solid" style:text-underline-width="auto" style:text-underline-mode="continuous"/>
    </style:style>
    <style:style style:name="T871" style:parent-style-name="Domyślnaczcionkaakapitu" style:family="text">
      <style:text-properties style:text-underline-type="single" style:text-underline-style="solid" style:text-underline-width="auto" style:text-underline-mode="continuous"/>
    </style:style>
    <style:style style:name="T872" style:parent-style-name="Domyślnaczcionkaakapitu" style:family="text">
      <style:text-properties fo:background-color="#80FFFF" style:text-underline-type="single" style:text-underline-style="solid" style:text-underline-width="auto" style:text-underline-mode="continuous"/>
    </style:style>
    <style:style style:name="P873" style:parent-style-name="Normalny" style:family="paragraph">
      <style:paragraph-properties fo:text-align="justify" fo:line-height="150%" fo:text-indent="0.2479in"/>
    </style:style>
    <style:style style:name="T874" style:parent-style-name="Domyślnaczcionkaakapitu" style:family="text">
      <style:text-properties fo:background-color="#80FFFF"/>
    </style:style>
    <style:style style:name="T875" style:parent-style-name="Domyślnaczcionkaakapitu" style:family="text">
      <style:text-properties fo:background-color="#80FFFF"/>
    </style:style>
    <style:style style:name="T876" style:parent-style-name="Domyślnaczcionkaakapitu" style:family="text">
      <style:text-properties fo:background-color="#80FFFF"/>
    </style:style>
    <style:style style:name="T877" style:parent-style-name="Domyślnaczcionkaakapitu" style:family="text">
      <style:text-properties fo:background-color="#80FFFF"/>
    </style:style>
    <style:style style:name="P878" style:parent-style-name="Normalny" style:family="paragraph">
      <style:paragraph-properties fo:text-align="justify" fo:line-height="150%" fo:text-indent="0.2479in"/>
    </style:style>
    <style:style style:name="T879" style:parent-style-name="Domyślnaczcionkaakapitu" style:family="text">
      <style:text-properties fo:background-color="#80FFFF"/>
    </style:style>
    <style:style style:name="P880" style:parent-style-name="Normalny" style:family="paragraph">
      <style:paragraph-properties fo:text-align="justify" fo:line-height="150%" fo:text-indent="0.2479in"/>
    </style:style>
    <style:style style:name="P881" style:parent-style-name="Normalny" style:family="paragraph">
      <style:paragraph-properties fo:text-align="justify" fo:line-height="150%"/>
    </style:style>
    <style:style style:name="T882" style:parent-style-name="Domyślnaczcionkaakapitu" style:family="text">
      <style:text-properties style:text-underline-type="single" style:text-underline-style="solid" style:text-underline-width="auto" style:text-underline-mode="continuous"/>
    </style:style>
    <style:style style:name="T883" style:parent-style-name="Domyślnaczcionkaakapitu" style:family="text">
      <style:text-properties fo:background-color="#80FFFF" style:text-underline-type="single" style:text-underline-style="solid" style:text-underline-width="auto" style:text-underline-mode="continuous"/>
    </style:style>
    <style:style style:name="T884" style:parent-style-name="Domyślnaczcionkaakapitu" style:family="text">
      <style:text-properties style:text-underline-type="single" style:text-underline-style="solid" style:text-underline-width="auto" style:text-underline-mode="continuous"/>
    </style:style>
    <style:style style:name="T885" style:parent-style-name="Domyślnaczcionkaakapitu" style:family="text">
      <style:text-properties fo:background-color="#80FFFF" style:text-underline-type="single" style:text-underline-style="solid" style:text-underline-width="auto" style:text-underline-mode="continuous"/>
    </style:style>
    <style:style style:name="P886" style:parent-style-name="Normalny" style:family="paragraph">
      <style:paragraph-properties fo:text-align="justify" fo:line-height="150%" fo:text-indent="0.2479in"/>
    </style:style>
    <style:style style:name="T887" style:parent-style-name="Domyślnaczcionkaakapitu" style:family="text">
      <style:text-properties fo:background-color="#80FFFF"/>
    </style:style>
    <style:style style:name="P888" style:parent-style-name="Normalny" style:family="paragraph">
      <style:paragraph-properties fo:text-align="justify" fo:line-height="150%" fo:text-indent="0.2479in"/>
    </style:style>
    <style:style style:name="P889" style:parent-style-name="Normalny" style:family="paragraph">
      <style:paragraph-properties fo:text-align="justify" fo:line-height="150%" fo:text-indent="0.2479in"/>
    </style:style>
    <style:style style:name="P890" style:parent-style-name="Normalny" style:family="paragraph">
      <style:paragraph-properties fo:text-align="justify" fo:line-height="150%" fo:text-indent="0.2479in"/>
    </style:style>
    <style:style style:name="P891" style:parent-style-name="Normalny" style:family="paragraph">
      <style:paragraph-properties fo:text-align="justify" fo:line-height="150%"/>
    </style:style>
    <style:style style:name="T892" style:parent-style-name="Domyślnaczcionkaakapitu" style:family="text">
      <style:text-properties style:text-underline-type="single" style:text-underline-style="solid" style:text-underline-width="auto" style:text-underline-mode="continuous"/>
    </style:style>
    <style:style style:name="P893" style:parent-style-name="Normalny" style:family="paragraph">
      <style:paragraph-properties fo:text-align="justify" fo:line-height="150%" fo:text-indent="0.2479in"/>
    </style:style>
    <style:style style:name="T894" style:parent-style-name="Domyślnaczcionkaakapitu" style:family="text">
      <style:text-properties fo:background-color="#80FFFF"/>
    </style:style>
    <style:style style:name="T895" style:parent-style-name="Domyślnaczcionkaakapitu" style:family="text">
      <style:text-properties fo:background-color="#80FFFF"/>
    </style:style>
    <style:style style:name="T896" style:parent-style-name="Domyślnaczcionkaakapitu" style:family="text">
      <style:text-properties fo:background-color="#80FFFF"/>
    </style:style>
    <style:style style:name="T897" style:parent-style-name="Domyślnaczcionkaakapitu" style:family="text">
      <style:text-properties fo:background-color="#80FFFF"/>
    </style:style>
    <style:style style:name="T898" style:parent-style-name="Domyślnaczcionkaakapitu" style:family="text">
      <style:text-properties fo:background-color="#80FFFF"/>
    </style:style>
    <style:style style:name="T899" style:parent-style-name="Domyślnaczcionkaakapitu" style:family="text">
      <style:text-properties fo:background-color="#80FFFF"/>
    </style:style>
    <style:style style:name="T900" style:parent-style-name="Domyślnaczcionkaakapitu" style:family="text">
      <style:text-properties fo:background-color="#80FFFF"/>
    </style:style>
    <style:style style:name="T901" style:parent-style-name="Domyślnaczcionkaakapitu" style:family="text">
      <style:text-properties fo:background-color="#80FFFF"/>
    </style:style>
    <style:style style:name="T902" style:parent-style-name="Domyślnaczcionkaakapitu" style:family="text">
      <style:text-properties fo:background-color="#80FFFF"/>
    </style:style>
    <style:style style:name="T903" style:parent-style-name="Domyślnaczcionkaakapitu" style:family="text">
      <style:text-properties fo:background-color="#80FFFF"/>
    </style:style>
    <style:style style:name="P904" style:parent-style-name="Normalny" style:family="paragraph">
      <style:paragraph-properties fo:text-align="justify" fo:line-height="150%" fo:text-indent="0.2479in"/>
    </style:style>
    <style:style style:name="P905" style:parent-style-name="Normalny" style:family="paragraph">
      <style:paragraph-properties fo:text-align="justify" fo:line-height="150%" fo:text-indent="0.2479in"/>
    </style:style>
    <style:style style:name="P906" style:parent-style-name="Normalny" style:family="paragraph">
      <style:paragraph-properties fo:text-align="justify" fo:line-height="150%" fo:text-indent="0.2479in"/>
    </style:style>
    <style:style style:name="T907" style:parent-style-name="Domyślnaczcionkaakapitu" style:family="text">
      <style:text-properties fo:background-color="#80FFFF"/>
    </style:style>
    <style:style style:name="P908" style:parent-style-name="Normalny" style:family="paragraph">
      <style:paragraph-properties fo:text-align="justify" fo:line-height="150%"/>
    </style:style>
    <style:style style:name="T909" style:parent-style-name="Domyślnaczcionkaakapitu" style:family="text">
      <style:text-properties style:text-underline-type="single" style:text-underline-style="solid" style:text-underline-width="auto" style:text-underline-mode="continuous"/>
    </style:style>
    <style:style style:name="P910" style:parent-style-name="Normalny" style:family="paragraph">
      <style:paragraph-properties fo:text-align="justify" fo:line-height="150%" fo:text-indent="0.2479in"/>
    </style:style>
    <style:style style:name="T911" style:parent-style-name="Domyślnaczcionkaakapitu" style:family="text">
      <style:text-properties fo:background-color="#80FFFF"/>
    </style:style>
    <style:style style:name="T912" style:parent-style-name="Domyślnaczcionkaakapitu" style:family="text">
      <style:text-properties fo:background-color="#80FFFF"/>
    </style:style>
    <style:style style:name="P913" style:parent-style-name="Normalny" style:family="paragraph">
      <style:paragraph-properties fo:text-align="justify" fo:line-height="150%"/>
    </style:style>
    <style:style style:name="P914" style:parent-style-name="Normalny" style:family="paragraph">
      <style:paragraph-properties fo:text-align="justify" fo:line-height="150%"/>
    </style:style>
    <style:style style:name="P915" style:parent-style-name="Normalny" style:family="paragraph">
      <style:paragraph-properties fo:text-align="justify" fo:line-height="150%"/>
    </style:style>
    <style:style style:name="P916" style:parent-style-name="Normalny" style:family="paragraph">
      <style:paragraph-properties fo:text-align="justify" fo:line-height="150%"/>
    </style:style>
    <style:style style:name="T917" style:parent-style-name="Domyślnaczcionkaakapitu" style:family="text">
      <style:text-properties fo:background-color="#80FFFF"/>
    </style:style>
    <style:style style:name="P918" style:parent-style-name="Normalny" style:family="paragraph">
      <style:paragraph-properties fo:text-align="justify" fo:line-height="150%"/>
    </style:style>
    <style:style style:name="P919" style:parent-style-name="Normalny" style:family="paragraph">
      <style:paragraph-properties fo:text-align="justify" fo:line-height="150%"/>
    </style:style>
    <style:style style:name="T920" style:parent-style-name="Domyślnaczcionkaakapitu" style:family="text">
      <style:text-properties style:text-underline-type="single" style:text-underline-style="solid" style:text-underline-width="auto" style:text-underline-mode="continuous"/>
    </style:style>
    <style:style style:name="P921" style:parent-style-name="Normalny" style:family="paragraph">
      <style:paragraph-properties fo:text-align="justify" fo:line-height="150%" fo:text-indent="0.2479in"/>
    </style:style>
    <style:style style:name="P922" style:parent-style-name="Normalny" style:family="paragraph">
      <style:paragraph-properties fo:text-align="justify" fo:line-height="150%" fo:text-indent="0.2479in"/>
    </style:style>
    <style:style style:name="P923" style:parent-style-name="Normalny" style:family="paragraph">
      <style:paragraph-properties fo:text-align="justify" fo:line-height="150%">
        <style:tab-stops>
          <style:tab-stop style:type="left" style:leader-style="solid" style:leader-text="_" style:position="2.6083in"/>
        </style:tab-stops>
      </style:paragraph-properties>
    </style:style>
    <style:style style:name="T924" style:parent-style-name="Domyślnaczcionkaakapitu" style:family="text">
      <style:text-properties style:text-underline-type="single" style:text-underline-style="solid" style:text-underline-width="auto" style:text-underline-mode="continuous"/>
    </style:style>
    <style:style style:name="P925" style:parent-style-name="Normalny" style:family="paragraph">
      <style:paragraph-properties fo:text-align="justify" fo:line-height="150%" fo:text-indent="0.2479in">
        <style:tab-stops>
          <style:tab-stop style:type="left" style:leader-style="solid" style:leader-text="_" style:position="2.6083in"/>
        </style:tab-stops>
      </style:paragraph-properties>
    </style:style>
    <style:style style:name="P926" style:parent-style-name="Normalny" style:family="paragraph">
      <style:paragraph-properties fo:text-align="justify" fo:line-height="150%">
        <style:tab-stops>
          <style:tab-stop style:type="left" style:leader-style="solid" style:leader-text="_" style:position="2.6083in"/>
        </style:tab-stops>
      </style:paragraph-properties>
    </style:style>
    <style:style style:name="T927" style:parent-style-name="Domyślnaczcionkaakapitu" style:family="text">
      <style:text-properties style:text-underline-type="single" style:text-underline-style="solid" style:text-underline-width="auto" style:text-underline-mode="continuous"/>
    </style:style>
    <style:style style:name="P928" style:parent-style-name="Normalny" style:family="paragraph">
      <style:paragraph-properties fo:text-align="justify" fo:line-height="150%" fo:text-indent="0.2479in">
        <style:tab-stops>
          <style:tab-stop style:type="left" style:leader-style="solid" style:leader-text="_" style:position="2.6083in"/>
        </style:tab-stops>
      </style:paragraph-properties>
    </style:style>
    <style:style style:name="P929" style:parent-style-name="Normalny" style:family="paragraph">
      <style:paragraph-properties fo:text-align="justify" fo:line-height="150%" fo:text-indent="0.2479in"/>
    </style:style>
    <style:style style:name="T930" style:parent-style-name="Domyślnaczcionkaakapitu" style:family="text">
      <style:text-properties fo:background-color="#80FFFF"/>
    </style:style>
    <style:style style:name="T931" style:parent-style-name="Domyślnaczcionkaakapitu" style:family="text">
      <style:text-properties fo:background-color="#80FFFF"/>
    </style:style>
    <style:style style:name="P932" style:parent-style-name="Normalny" style:family="paragraph">
      <style:paragraph-properties fo:text-align="justify" fo:line-height="150%" fo:text-indent="0.2479in"/>
    </style:style>
    <style:style style:name="T933" style:parent-style-name="Domyślnaczcionkaakapitu" style:family="text">
      <style:text-properties fo:background-color="#80FFFF"/>
    </style:style>
    <style:style style:name="P934" style:parent-style-name="Normalny" style:family="paragraph">
      <style:paragraph-properties fo:text-align="justify" fo:line-height="150%"/>
    </style:style>
    <style:style style:name="T935" style:parent-style-name="Domyślnaczcionkaakapitu" style:family="text">
      <style:text-properties style:text-underline-type="single" style:text-underline-style="solid" style:text-underline-width="auto" style:text-underline-mode="continuous"/>
    </style:style>
    <style:style style:name="T936" style:parent-style-name="Domyślnaczcionkaakapitu" style:family="text">
      <style:text-properties fo:background-color="#80FFFF" style:text-underline-type="single" style:text-underline-style="solid" style:text-underline-width="auto" style:text-underline-mode="continuous"/>
    </style:style>
    <style:style style:name="T937" style:parent-style-name="Domyślnaczcionkaakapitu" style:family="text">
      <style:text-properties style:text-underline-type="single" style:text-underline-style="solid" style:text-underline-width="auto" style:text-underline-mode="continuous"/>
    </style:style>
    <style:style style:name="P938" style:parent-style-name="Normalny" style:family="paragraph">
      <style:paragraph-properties fo:text-align="justify" fo:line-height="150%" fo:text-indent="0.2479in"/>
    </style:style>
    <style:style style:name="P939" style:parent-style-name="Normalny" style:family="paragraph">
      <style:paragraph-properties fo:text-align="justify" fo:line-height="150%">
        <style:tab-stops>
          <style:tab-stop style:type="left" style:position="2.6083in"/>
        </style:tab-stops>
      </style:paragraph-properties>
    </style:style>
    <style:style style:name="T940" style:parent-style-name="Domyślnaczcionkaakapitu" style:family="text">
      <style:text-properties style:text-underline-type="single" style:text-underline-style="solid" style:text-underline-width="auto" style:text-underline-mode="continuous"/>
    </style:style>
    <style:style style:name="P941" style:parent-style-name="Normalny" style:family="paragraph">
      <style:paragraph-properties fo:text-align="justify" fo:line-height="150%" fo:text-indent="0.2479in">
        <style:tab-stops>
          <style:tab-stop style:type="left" style:position="2.6083in"/>
        </style:tab-stops>
      </style:paragraph-properties>
    </style:style>
    <style:style style:name="T942" style:parent-style-name="Domyślnaczcionkaakapitu" style:family="text">
      <style:text-properties fo:background-color="#80FFFF"/>
    </style:style>
    <style:style style:name="T943" style:parent-style-name="Domyślnaczcionkaakapitu" style:family="text">
      <style:text-properties fo:background-color="#80FFFF"/>
    </style:style>
    <style:style style:name="P944" style:parent-style-name="Normalny" style:family="paragraph">
      <style:paragraph-properties fo:text-align="justify" fo:line-height="150%" fo:text-indent="0.2479in"/>
    </style:style>
    <style:style style:name="T945" style:parent-style-name="Domyślnaczcionkaakapitu" style:family="text">
      <style:text-properties fo:background-color="#80FFFF"/>
    </style:style>
    <style:style style:name="P946" style:parent-style-name="Normalny" style:family="paragraph">
      <style:paragraph-properties fo:text-align="justify" fo:line-height="150%" fo:text-indent="0.2479in"/>
    </style:style>
    <style:style style:name="P947" style:parent-style-name="Normalny" style:family="paragraph">
      <style:paragraph-properties fo:text-align="justify" fo:line-height="150%" fo:text-indent="0.2479in"/>
    </style:style>
    <style:style style:name="T948" style:parent-style-name="Domyślnaczcionkaakapitu" style:family="text">
      <style:text-properties fo:background-color="#80FFFF"/>
    </style:style>
    <style:style style:name="P949" style:parent-style-name="Normalny" style:family="paragraph">
      <style:paragraph-properties fo:text-align="justify" fo:line-height="150%"/>
    </style:style>
    <style:style style:name="T950" style:parent-style-name="Domyślnaczcionkaakapitu" style:family="text">
      <style:text-properties style:text-underline-type="single" style:text-underline-style="solid" style:text-underline-width="auto" style:text-underline-mode="continuous"/>
    </style:style>
    <style:style style:name="T951" style:parent-style-name="Domyślnaczcionkaakapitu" style:family="text">
      <style:text-properties fo:background-color="#80FFFF" style:text-underline-type="single" style:text-underline-style="solid" style:text-underline-width="auto" style:text-underline-mode="continuous"/>
    </style:style>
    <style:style style:name="P952" style:parent-style-name="Normalny" style:family="paragraph">
      <style:paragraph-properties fo:text-align="justify" fo:line-height="150%" fo:text-indent="0.2479in"/>
    </style:style>
    <style:style style:name="P953" style:parent-style-name="Normalny" style:family="paragraph">
      <style:paragraph-properties fo:text-align="justify" fo:line-height="150%" fo:text-indent="0.2479in"/>
    </style:style>
    <style:style style:name="T954" style:parent-style-name="Domyślnaczcionkaakapitu" style:family="text">
      <style:text-properties fo:background-color="#80FFFF"/>
    </style:style>
    <style:style style:name="T955" style:parent-style-name="Domyślnaczcionkaakapitu" style:family="text">
      <style:text-properties fo:background-color="#80FFFF"/>
    </style:style>
    <style:style style:name="T956" style:parent-style-name="Domyślnaczcionkaakapitu" style:family="text">
      <style:text-properties fo:background-color="#80FFFF"/>
    </style:style>
    <style:style style:name="T957" style:parent-style-name="Domyślnaczcionkaakapitu" style:family="text">
      <style:text-properties fo:background-color="#80FFFF"/>
    </style:style>
    <style:style style:name="P958" style:parent-style-name="Normalny" style:family="paragraph">
      <style:paragraph-properties fo:text-align="justify" fo:line-height="150%">
        <style:tab-stops>
          <style:tab-stop style:type="left" style:position="2.2486in"/>
        </style:tab-stops>
      </style:paragraph-properties>
    </style:style>
    <style:style style:name="T959" style:parent-style-name="Domyślnaczcionkaakapitu" style:family="text">
      <style:text-properties style:text-underline-type="single" style:text-underline-style="solid" style:text-underline-width="auto" style:text-underline-mode="continuous"/>
    </style:style>
    <style:style style:name="T960" style:parent-style-name="Domyślnaczcionkaakapitu" style:family="text">
      <style:text-properties fo:background-color="#80FFFF" style:text-underline-type="single" style:text-underline-style="solid" style:text-underline-width="auto" style:text-underline-mode="continuous"/>
    </style:style>
    <style:style style:name="T961" style:parent-style-name="Domyślnaczcionkaakapitu" style:family="text">
      <style:text-properties style:text-underline-type="single" style:text-underline-style="solid" style:text-underline-width="auto" style:text-underline-mode="continuous"/>
    </style:style>
    <style:style style:name="P962" style:parent-style-name="Normalny" style:family="paragraph">
      <style:paragraph-properties fo:text-align="justify" fo:line-height="150%" fo:text-indent="0.2479in">
        <style:tab-stops>
          <style:tab-stop style:type="left" style:position="2.2486in"/>
        </style:tab-stops>
      </style:paragraph-properties>
    </style:style>
    <style:style style:name="T963" style:parent-style-name="Domyślnaczcionkaakapitu" style:family="text">
      <style:text-properties fo:background-color="#80FFFF"/>
    </style:style>
    <style:style style:name="P964" style:parent-style-name="Normalny" style:family="paragraph">
      <style:paragraph-properties fo:text-align="justify" fo:line-height="150%" fo:text-indent="0.2479in"/>
    </style:style>
    <style:style style:name="T965" style:parent-style-name="Domyślnaczcionkaakapitu" style:family="text">
      <style:text-properties fo:background-color="#80FFFF"/>
    </style:style>
    <style:style style:name="P966" style:parent-style-name="Normalny" style:family="paragraph">
      <style:paragraph-properties fo:text-align="justify" fo:line-height="150%"/>
    </style:style>
    <style:style style:name="T967" style:parent-style-name="Domyślnaczcionkaakapitu" style:family="text">
      <style:text-properties style:text-underline-type="single" style:text-underline-style="solid" style:text-underline-width="auto" style:text-underline-mode="continuous"/>
    </style:style>
    <style:style style:name="T968" style:parent-style-name="Domyślnaczcionkaakapitu" style:family="text">
      <style:text-properties fo:background-color="#80FFFF" style:text-underline-type="single" style:text-underline-style="solid" style:text-underline-width="auto" style:text-underline-mode="continuous"/>
    </style:style>
    <style:style style:name="T969" style:parent-style-name="Domyślnaczcionkaakapitu" style:family="text">
      <style:text-properties style:text-underline-type="single" style:text-underline-style="solid" style:text-underline-width="auto" style:text-underline-mode="continuous"/>
    </style:style>
    <style:style style:name="P970" style:parent-style-name="Normalny" style:family="paragraph">
      <style:paragraph-properties fo:text-align="justify" fo:line-height="150%" fo:text-indent="0.2479in"/>
    </style:style>
    <style:style style:name="P971" style:parent-style-name="Normalny" style:family="paragraph">
      <style:paragraph-properties fo:text-align="justify" fo:line-height="150%" fo:text-indent="0.2479in"/>
    </style:style>
    <style:style style:name="T972" style:parent-style-name="Domyślnaczcionkaakapitu" style:family="text">
      <style:text-properties fo:background-color="#80FFFF"/>
    </style:style>
    <style:style style:name="T973" style:parent-style-name="Domyślnaczcionkaakapitu" style:family="text">
      <style:text-properties fo:background-color="#80FFFF"/>
    </style:style>
    <style:style style:name="P974" style:parent-style-name="Normalny" style:family="paragraph">
      <style:paragraph-properties fo:text-align="justify" fo:line-height="150%" fo:text-indent="0.2479in"/>
    </style:style>
    <style:style style:name="P975" style:parent-style-name="Normalny" style:family="paragraph">
      <style:paragraph-properties fo:text-align="justify" fo:line-height="150%"/>
    </style:style>
    <style:style style:name="T976" style:parent-style-name="Domyślnaczcionkaakapitu" style:family="text">
      <style:text-properties fo:background-color="#80FFFF" style:text-underline-type="single" style:text-underline-style="solid" style:text-underline-width="auto" style:text-underline-mode="continuous"/>
    </style:style>
    <style:style style:name="T977" style:parent-style-name="Domyślnaczcionkaakapitu" style:family="text">
      <style:text-properties style:text-underline-type="single" style:text-underline-style="solid" style:text-underline-width="auto" style:text-underline-mode="continuous"/>
    </style:style>
    <style:style style:name="P978" style:parent-style-name="Normalny" style:family="paragraph">
      <style:paragraph-properties fo:text-align="justify" fo:line-height="150%" fo:text-indent="0.2479in"/>
    </style:style>
    <style:style style:name="T979" style:parent-style-name="Domyślnaczcionkaakapitu" style:family="text">
      <style:text-properties fo:background-color="#80FFFF"/>
    </style:style>
    <style:style style:name="T980" style:parent-style-name="Domyślnaczcionkaakapitu" style:family="text">
      <style:text-properties fo:background-color="#80FFFF"/>
    </style:style>
    <style:style style:name="T981" style:parent-style-name="Domyślnaczcionkaakapitu" style:family="text">
      <style:text-properties fo:background-color="#80FFFF"/>
    </style:style>
    <style:style style:name="P982" style:parent-style-name="Normalny" style:family="paragraph">
      <style:paragraph-properties fo:text-align="justify" fo:line-height="150%"/>
    </style:style>
    <style:style style:name="T983" style:parent-style-name="Domyślnaczcionkaakapitu" style:family="text">
      <style:text-properties style:text-underline-type="single" style:text-underline-style="solid" style:text-underline-width="auto" style:text-underline-mode="continuous"/>
    </style:style>
    <style:style style:name="T984" style:parent-style-name="Domyślnaczcionkaakapitu" style:family="text">
      <style:text-properties fo:background-color="#80FFFF" style:text-underline-type="single" style:text-underline-style="solid" style:text-underline-width="auto" style:text-underline-mode="continuous"/>
    </style:style>
    <style:style style:name="T985" style:parent-style-name="Domyślnaczcionkaakapitu" style:family="text">
      <style:text-properties style:text-underline-type="single" style:text-underline-style="solid" style:text-underline-width="auto" style:text-underline-mode="continuous"/>
    </style:style>
    <style:style style:name="P986" style:parent-style-name="Normalny" style:family="paragraph">
      <style:paragraph-properties fo:text-align="justify" fo:line-height="150%" fo:text-indent="0.2479in"/>
    </style:style>
    <style:style style:name="T987" style:parent-style-name="Domyślnaczcionkaakapitu" style:family="text">
      <style:text-properties fo:background-color="#80FFFF"/>
    </style:style>
    <style:style style:name="P988" style:parent-style-name="Normalny" style:family="paragraph">
      <style:paragraph-properties fo:text-align="justify" fo:line-height="150%"/>
    </style:style>
    <style:style style:name="P989" style:parent-style-name="Normalny" style:family="paragraph">
      <style:paragraph-properties fo:text-align="justify" fo:line-height="150%"/>
    </style:style>
    <style:style style:name="T990" style:parent-style-name="Domyślnaczcionkaakapitu" style:family="text">
      <style:text-properties fo:background-color="#80FFFF"/>
    </style:style>
    <style:style style:name="P991" style:parent-style-name="Normalny" style:family="paragraph">
      <style:paragraph-properties fo:text-align="justify" fo:line-height="150%"/>
    </style:style>
    <style:style style:name="P992" style:parent-style-name="Normalny" style:family="paragraph">
      <style:paragraph-properties fo:text-align="justify" fo:line-height="150%"/>
    </style:style>
    <style:style style:name="P993" style:parent-style-name="Normalny" style:family="paragraph">
      <style:paragraph-properties fo:text-align="justify" fo:line-height="150%"/>
    </style:style>
    <style:style style:name="P994" style:parent-style-name="Normalny" style:family="paragraph">
      <style:paragraph-properties fo:text-align="justify" fo:line-height="150%"/>
    </style:style>
    <style:style style:name="T995" style:parent-style-name="Domyślnaczcionkaakapitu" style:family="text">
      <style:text-properties style:text-underline-type="single" style:text-underline-style="solid" style:text-underline-width="auto" style:text-underline-mode="continuous"/>
    </style:style>
    <style:style style:name="P996" style:parent-style-name="Normalny" style:family="paragraph">
      <style:paragraph-properties fo:text-align="justify" fo:line-height="150%" fo:text-indent="0.2479in"/>
    </style:style>
    <style:style style:name="T997" style:parent-style-name="Domyślnaczcionkaakapitu" style:family="text">
      <style:text-properties fo:background-color="#80FFFF"/>
    </style:style>
    <style:style style:name="P998" style:parent-style-name="Normalny" style:family="paragraph">
      <style:paragraph-properties fo:text-align="justify" fo:line-height="150%" fo:text-indent="0.2479in"/>
    </style:style>
    <style:style style:name="P999" style:parent-style-name="Normalny" style:family="paragraph">
      <style:paragraph-properties fo:text-align="justify" fo:line-height="150%" fo:text-indent="0.2479in"/>
    </style:style>
    <style:style style:name="T1000" style:parent-style-name="Domyślnaczcionkaakapitu" style:family="text">
      <style:text-properties fo:background-color="#80FFFF"/>
    </style:style>
    <style:style style:name="P1001" style:parent-style-name="Normalny" style:family="paragraph">
      <style:paragraph-properties fo:text-align="justify" fo:line-height="150%"/>
    </style:style>
    <style:style style:name="T1002" style:parent-style-name="Domyślnaczcionkaakapitu" style:family="text">
      <style:text-properties style:text-underline-type="single" style:text-underline-style="solid" style:text-underline-width="auto" style:text-underline-mode="continuous"/>
    </style:style>
    <style:style style:name="T1003" style:parent-style-name="Domyślnaczcionkaakapitu" style:family="text">
      <style:text-properties fo:background-color="#80FFFF"/>
    </style:style>
    <style:style style:name="P1004" style:parent-style-name="Normalny" style:family="paragraph">
      <style:paragraph-properties fo:text-align="justify" fo:line-height="150%" fo:text-indent="0.2479in"/>
    </style:style>
    <style:style style:name="P1005" style:parent-style-name="Normalny" style:family="paragraph">
      <style:paragraph-properties fo:text-align="justify" fo:line-height="150%" fo:text-indent="0.2479in"/>
    </style:style>
    <style:style style:name="P1006" style:parent-style-name="Normalny" style:family="paragraph">
      <style:paragraph-properties fo:text-align="justify" fo:line-height="150%"/>
    </style:style>
    <style:style style:name="T1007" style:parent-style-name="Domyślnaczcionkaakapitu" style:family="text">
      <style:text-properties style:text-underline-type="single" style:text-underline-style="solid" style:text-underline-width="auto" style:text-underline-mode="continuous"/>
    </style:style>
    <style:style style:name="P1008" style:parent-style-name="Normalny" style:family="paragraph">
      <style:paragraph-properties fo:text-align="justify" fo:line-height="150%" fo:text-indent="0.2479in"/>
    </style:style>
    <style:style style:name="P1009" style:parent-style-name="Normalny" style:family="paragraph">
      <style:paragraph-properties fo:text-align="justify" fo:line-height="150%" fo:text-indent="0.2479in"/>
    </style:style>
    <style:style style:name="T1010" style:parent-style-name="Domyślnaczcionkaakapitu" style:family="text">
      <style:text-properties fo:background-color="#80FFFF"/>
    </style:style>
    <style:style style:name="T1011" style:parent-style-name="Domyślnaczcionkaakapitu" style:family="text">
      <style:text-properties fo:background-color="#80FFFF"/>
    </style:style>
    <style:style style:name="T1012" style:parent-style-name="Domyślnaczcionkaakapitu" style:family="text">
      <style:text-properties fo:background-color="#80FFFF"/>
    </style:style>
    <style:style style:name="T1013" style:parent-style-name="Domyślnaczcionkaakapitu" style:family="text">
      <style:text-properties fo:background-color="#80FFFF"/>
    </style:style>
    <style:style style:name="T1014" style:parent-style-name="Domyślnaczcionkaakapitu" style:family="text">
      <style:text-properties fo:background-color="#80FFFF"/>
    </style:style>
    <style:style style:name="T1015" style:parent-style-name="Domyślnaczcionkaakapitu" style:family="text">
      <style:text-properties fo:background-color="#80FFFF"/>
    </style:style>
    <style:style style:name="P1016" style:parent-style-name="Normalny" style:family="paragraph">
      <style:paragraph-properties fo:text-align="justify" fo:line-height="150%" fo:text-indent="0.2479in"/>
    </style:style>
    <style:style style:name="P1017" style:parent-style-name="Normalny" style:family="paragraph">
      <style:paragraph-properties fo:text-align="justify" fo:line-height="150%" fo:text-indent="0.2479in"/>
    </style:style>
    <style:style style:name="P1018" style:parent-style-name="Normalny" style:family="paragraph">
      <style:paragraph-properties fo:text-align="justify" fo:line-height="150%" fo:text-indent="0.2479in"/>
    </style:style>
    <style:style style:name="P1019" style:parent-style-name="Normalny" style:family="paragraph">
      <style:paragraph-properties fo:text-align="justify" fo:line-height="150%" fo:text-indent="0.2479in"/>
    </style:style>
    <style:style style:name="T1020" style:parent-style-name="Domyślnaczcionkaakapitu" style:family="text">
      <style:text-properties fo:background-color="#80FFFF"/>
    </style:style>
    <style:style style:name="T1021" style:parent-style-name="Domyślnaczcionkaakapitu" style:family="text">
      <style:text-properties fo:background-color="#80FFFF"/>
    </style:style>
    <style:style style:name="P1022" style:parent-style-name="Normalny" style:family="paragraph">
      <style:paragraph-properties fo:text-align="justify" fo:line-height="150%" fo:text-indent="0.2479in"/>
    </style:style>
    <style:style style:name="T1023" style:parent-style-name="Domyślnaczcionkaakapitu" style:family="text">
      <style:text-properties fo:background-color="#80FFFF"/>
    </style:style>
    <style:style style:name="P1024" style:parent-style-name="Normalny" style:family="paragraph">
      <style:paragraph-properties fo:text-align="justify" fo:line-height="150%" fo:text-indent="0.2479in"/>
    </style:style>
    <style:style style:name="T1025" style:parent-style-name="Domyślnaczcionkaakapitu" style:family="text">
      <style:text-properties fo:background-color="#80FFFF"/>
    </style:style>
    <style:style style:name="T1026" style:parent-style-name="Domyślnaczcionkaakapitu" style:family="text">
      <style:text-properties fo:background-color="#80FFFF"/>
    </style:style>
    <style:style style:name="T1027" style:parent-style-name="Domyślnaczcionkaakapitu" style:family="text">
      <style:text-properties fo:background-color="#80FFFF"/>
    </style:style>
    <style:style style:name="T1028" style:parent-style-name="Domyślnaczcionkaakapitu" style:family="text">
      <style:text-properties fo:background-color="#80FFFF"/>
    </style:style>
    <style:style style:name="T1029" style:parent-style-name="Domyślnaczcionkaakapitu" style:family="text">
      <style:text-properties fo:background-color="#80FFFF"/>
    </style:style>
    <style:style style:name="T1030" style:parent-style-name="Domyślnaczcionkaakapitu" style:family="text">
      <style:text-properties fo:background-color="#80FFFF"/>
    </style:style>
    <style:style style:name="P1031" style:parent-style-name="Normalny" style:family="paragraph">
      <style:paragraph-properties fo:text-align="justify" fo:line-height="150%" fo:text-indent="0.2479in"/>
    </style:style>
    <style:style style:name="P1032" style:parent-style-name="Normalny" style:family="paragraph">
      <style:paragraph-properties fo:text-align="justify" fo:line-height="150%" fo:text-indent="0.2479in"/>
    </style:style>
    <style:style style:name="P1033" style:parent-style-name="Normalny" style:family="paragraph">
      <style:paragraph-properties fo:text-align="justify" fo:line-height="150%" fo:text-indent="0.2479in"/>
    </style:style>
    <style:style style:name="T1034" style:parent-style-name="Domyślnaczcionkaakapitu" style:family="text">
      <style:text-properties fo:background-color="#80FFFF"/>
    </style:style>
    <style:style style:name="T1035" style:parent-style-name="Domyślnaczcionkaakapitu" style:family="text">
      <style:text-properties fo:background-color="#80FFFF"/>
    </style:style>
    <style:style style:name="T1036" style:parent-style-name="Domyślnaczcionkaakapitu" style:family="text">
      <style:text-properties fo:background-color="#80FFFF"/>
    </style:style>
    <style:style style:name="T1037" style:parent-style-name="Domyślnaczcionkaakapitu" style:family="text">
      <style:text-properties fo:background-color="#80FFFF"/>
    </style:style>
    <style:style style:name="T1038" style:parent-style-name="Domyślnaczcionkaakapitu" style:family="text">
      <style:text-properties fo:background-color="#80FFFF"/>
    </style:style>
    <style:style style:name="T1039" style:parent-style-name="Domyślnaczcionkaakapitu" style:family="text">
      <style:text-properties fo:background-color="#80FFFF"/>
    </style:style>
    <style:style style:name="P1040" style:parent-style-name="Normalny" style:family="paragraph">
      <style:paragraph-properties fo:text-align="justify" fo:line-height="150%" fo:text-indent="0.2479in"/>
    </style:style>
    <style:style style:name="T1041" style:parent-style-name="Domyślnaczcionkaakapitu" style:family="text">
      <style:text-properties fo:background-color="#80FFFF"/>
    </style:style>
    <style:style style:name="P1042" style:parent-style-name="Normalny" style:family="paragraph">
      <style:paragraph-properties fo:text-align="justify" fo:line-height="150%" fo:text-indent="0.2479in"/>
    </style:style>
    <style:style style:name="P1043" style:parent-style-name="Normalny" style:family="paragraph">
      <style:paragraph-properties fo:text-align="justify" fo:line-height="150%"/>
    </style:style>
    <style:style style:name="T1044" style:parent-style-name="Domyślnaczcionkaakapitu" style:family="text">
      <style:text-properties fo:background-color="#80FFFF"/>
    </style:style>
    <style:style style:name="P1045" style:parent-style-name="Normalny" style:family="paragraph">
      <style:paragraph-properties fo:text-align="justify" fo:line-height="150%" fo:text-indent="0.2479in"/>
    </style:style>
    <style:style style:name="P1046" style:parent-style-name="Normalny" style:family="paragraph">
      <style:paragraph-properties fo:text-align="justify" fo:line-height="150%" fo:text-indent="0.2479in"/>
    </style:style>
    <style:style style:name="T1047" style:parent-style-name="Domyślnaczcionkaakapitu" style:family="text">
      <style:text-properties fo:background-color="#80FFFF"/>
    </style:style>
    <style:style style:name="P1048" style:parent-style-name="Normalny" style:family="paragraph">
      <style:paragraph-properties fo:text-align="justify" fo:line-height="150%" fo:text-indent="0.2479in"/>
    </style:style>
    <style:style style:name="P1049" style:parent-style-name="Normalny" style:family="paragraph">
      <style:paragraph-properties fo:text-align="justify" fo:line-height="150%" fo:text-indent="0.2479in"/>
    </style:style>
    <style:style style:name="P1050" style:parent-style-name="Normalny" style:family="paragraph">
      <style:paragraph-properties fo:text-align="justify" fo:line-height="150%"/>
    </style:style>
    <style:style style:name="T1051" style:parent-style-name="Domyślnaczcionkaakapitu" style:family="text">
      <style:text-properties style:text-underline-type="single" style:text-underline-style="solid" style:text-underline-width="auto" style:text-underline-mode="continuous"/>
    </style:style>
    <style:style style:name="T1052" style:parent-style-name="Domyślnaczcionkaakapitu" style:family="text">
      <style:text-properties fo:background-color="#80FFFF" style:text-underline-type="single" style:text-underline-style="solid" style:text-underline-width="auto" style:text-underline-mode="continuous"/>
    </style:style>
    <style:style style:name="T1053" style:parent-style-name="Domyślnaczcionkaakapitu" style:family="text">
      <style:text-properties style:text-underline-type="single" style:text-underline-style="solid" style:text-underline-width="auto" style:text-underline-mode="continuous"/>
    </style:style>
    <style:style style:name="P1054" style:parent-style-name="Normalny" style:family="paragraph">
      <style:paragraph-properties fo:text-align="justify" fo:line-height="150%" fo:text-indent="0.2479in"/>
    </style:style>
    <style:style style:name="P1055" style:parent-style-name="Normalny" style:family="paragraph">
      <style:paragraph-properties fo:text-align="justify" fo:line-height="150%"/>
    </style:style>
    <style:style style:name="T1056" style:parent-style-name="Domyślnaczcionkaakapitu" style:family="text">
      <style:text-properties style:text-underline-type="single" style:text-underline-style="solid" style:text-underline-width="auto" style:text-underline-mode="continuous"/>
    </style:style>
    <style:style style:name="P1057" style:parent-style-name="Normalny" style:family="paragraph">
      <style:paragraph-properties fo:text-align="justify" fo:line-height="150%" fo:text-indent="0.2479in"/>
    </style:style>
    <style:style style:name="P1058" style:parent-style-name="Normalny" style:family="paragraph">
      <style:paragraph-properties fo:text-align="justify" fo:line-height="150%" fo:text-indent="0.2479in"/>
    </style:style>
    <style:style style:name="P1059" style:parent-style-name="Normalny" style:family="paragraph">
      <style:paragraph-properties fo:text-align="justify" fo:line-height="150%" fo:text-indent="0.2479in"/>
    </style:style>
    <style:style style:name="T1060" style:parent-style-name="Domyślnaczcionkaakapitu" style:family="text">
      <style:text-properties fo:background-color="#80FFFF"/>
    </style:style>
    <style:style style:name="P1061" style:parent-style-name="Normalny" style:family="paragraph">
      <style:paragraph-properties fo:text-align="justify" fo:line-height="150%"/>
    </style:style>
    <style:style style:name="P1062" style:parent-style-name="Normalny" style:family="paragraph">
      <style:paragraph-properties fo:text-align="justify" fo:line-height="150%" fo:text-indent="0.2479in"/>
    </style:style>
    <style:style style:name="P1063" style:parent-style-name="Normalny" style:family="paragraph">
      <style:paragraph-properties fo:text-align="justify" fo:line-height="150%" fo:text-indent="0.2479in"/>
    </style:style>
    <style:style style:name="P1064" style:parent-style-name="Normalny" style:family="paragraph">
      <style:paragraph-properties fo:text-align="justify" fo:line-height="150%" fo:text-indent="0.2479in"/>
    </style:style>
    <style:style style:name="P1065" style:parent-style-name="Normalny" style:family="paragraph">
      <style:paragraph-properties fo:text-align="justify" fo:line-height="150%" fo:text-indent="0.2479in"/>
    </style:style>
    <style:style style:name="P1066" style:parent-style-name="Normalny" style:family="paragraph">
      <style:paragraph-properties fo:text-align="justify" fo:line-height="150%" fo:text-indent="0.2479in"/>
    </style:style>
    <style:style style:name="T1067" style:parent-style-name="Domyślnaczcionkaakapitu" style:family="text">
      <style:text-properties fo:background-color="#80FFFF"/>
    </style:style>
    <style:style style:name="T1068" style:parent-style-name="Domyślnaczcionkaakapitu" style:family="text">
      <style:text-properties fo:background-color="#80FFFF"/>
    </style:style>
    <style:style style:name="P1069" style:parent-style-name="Normalny" style:family="paragraph">
      <style:paragraph-properties fo:text-align="justify" fo:line-height="150%" fo:text-indent="0.2479in"/>
    </style:style>
    <style:style style:name="T1070" style:parent-style-name="Domyślnaczcionkaakapitu" style:family="text">
      <style:text-properties fo:background-color="#80FFFF"/>
    </style:style>
    <style:style style:name="P1071" style:parent-style-name="Normalny" style:family="paragraph">
      <style:paragraph-properties fo:text-align="justify" fo:line-height="150%" fo:text-indent="0.2479in"/>
    </style:style>
    <style:style style:name="P1072" style:parent-style-name="Normalny" style:family="paragraph">
      <style:paragraph-properties fo:text-align="justify" fo:line-height="150%"/>
    </style:style>
    <style:style style:name="T1073" style:parent-style-name="Domyślnaczcionkaakapitu" style:family="text">
      <style:text-properties style:text-underline-type="single" style:text-underline-style="solid" style:text-underline-width="auto" style:text-underline-mode="continuous"/>
    </style:style>
    <style:style style:name="T1074" style:parent-style-name="Domyślnaczcionkaakapitu" style:family="text">
      <style:text-properties fo:background-color="#80FFFF" style:text-underline-type="single" style:text-underline-style="solid" style:text-underline-width="auto" style:text-underline-mode="continuous"/>
    </style:style>
    <style:style style:name="T1075" style:parent-style-name="Domyślnaczcionkaakapitu" style:family="text">
      <style:text-properties style:text-underline-type="single" style:text-underline-style="solid" style:text-underline-width="auto" style:text-underline-mode="continuous"/>
    </style:style>
    <style:style style:name="T1076" style:parent-style-name="Domyślnaczcionkaakapitu" style:family="text">
      <style:text-properties fo:background-color="#80FFFF" style:text-underline-type="single" style:text-underline-style="solid" style:text-underline-width="auto" style:text-underline-mode="continuous"/>
    </style:style>
    <style:style style:name="T1077" style:parent-style-name="Domyślnaczcionkaakapitu" style:family="text">
      <style:text-properties style:text-underline-type="single" style:text-underline-style="solid" style:text-underline-width="auto" style:text-underline-mode="continuous"/>
    </style:style>
    <style:style style:name="P1078" style:parent-style-name="Normalny" style:family="paragraph">
      <style:paragraph-properties fo:text-align="justify" fo:line-height="150%" fo:text-indent="0.2479in"/>
    </style:style>
    <style:style style:name="T1079" style:parent-style-name="Domyślnaczcionkaakapitu" style:family="text">
      <style:text-properties fo:background-color="#80FFFF"/>
    </style:style>
    <style:style style:name="T1080" style:parent-style-name="Domyślnaczcionkaakapitu" style:family="text">
      <style:text-properties fo:background-color="#80FFFF"/>
    </style:style>
    <style:style style:name="T1081" style:parent-style-name="Domyślnaczcionkaakapitu" style:family="text">
      <style:text-properties fo:background-color="#80FFFF"/>
    </style:style>
    <style:style style:name="T1082" style:parent-style-name="Domyślnaczcionkaakapitu" style:family="text">
      <style:text-properties fo:background-color="#80FFFF"/>
    </style:style>
    <style:style style:name="P1083" style:parent-style-name="Normalny" style:family="paragraph">
      <style:paragraph-properties fo:text-align="justify" fo:line-height="150%" fo:text-indent="0.2479in"/>
    </style:style>
    <style:style style:name="T1084" style:parent-style-name="Domyślnaczcionkaakapitu" style:family="text">
      <style:text-properties fo:background-color="#80FFFF"/>
    </style:style>
    <style:style style:name="P1085" style:parent-style-name="Normalny" style:family="paragraph">
      <style:paragraph-properties fo:text-align="justify" fo:line-height="150%" fo:text-indent="0.2479in"/>
    </style:style>
    <style:style style:name="P1086" style:parent-style-name="Normalny" style:family="paragraph">
      <style:paragraph-properties fo:text-align="justify" fo:line-height="150%"/>
    </style:style>
    <style:style style:name="T1087" style:parent-style-name="Domyślnaczcionkaakapitu" style:family="text">
      <style:text-properties fo:background-color="#80FFFF"/>
    </style:style>
    <style:style style:name="P1088" style:parent-style-name="Normalny" style:family="paragraph">
      <style:paragraph-properties fo:text-align="justify" fo:line-height="150%" fo:text-indent="0.2479in"/>
    </style:style>
    <style:style style:name="P1089" style:parent-style-name="Normalny" style:family="paragraph">
      <style:paragraph-properties fo:text-align="justify" fo:line-height="150%"/>
    </style:style>
    <style:style style:name="T1090" style:parent-style-name="Domyślnaczcionkaakapitu" style:family="text">
      <style:text-properties fo:background-color="#80FFFF"/>
    </style:style>
    <style:style style:name="P1091" style:parent-style-name="Normalny" style:family="paragraph">
      <style:paragraph-properties fo:text-align="justify" fo:line-height="150%"/>
    </style:style>
    <style:style style:name="T1092" style:parent-style-name="Domyślnaczcionkaakapitu" style:family="text">
      <style:text-properties style:text-underline-type="single" style:text-underline-style="solid" style:text-underline-width="auto" style:text-underline-mode="continuous"/>
    </style:style>
    <style:style style:name="T1093" style:parent-style-name="Domyślnaczcionkaakapitu" style:family="text">
      <style:text-properties fo:background-color="#80FFFF"/>
    </style:style>
    <style:style style:name="P1094" style:parent-style-name="Normalny" style:family="paragraph">
      <style:paragraph-properties fo:text-align="justify" fo:line-height="150%" fo:text-indent="0.2479in"/>
    </style:style>
    <style:style style:name="T1095" style:parent-style-name="Domyślnaczcionkaakapitu" style:family="text">
      <style:text-properties fo:background-color="#80FFFF"/>
    </style:style>
    <style:style style:name="T1096" style:parent-style-name="Domyślnaczcionkaakapitu" style:family="text">
      <style:text-properties fo:background-color="#80FFFF"/>
    </style:style>
    <style:style style:name="P1097" style:parent-style-name="Normalny" style:family="paragraph">
      <style:paragraph-properties fo:text-align="justify" fo:line-height="150%"/>
      <style:text-properties style:text-underline-type="single" style:text-underline-style="solid" style:text-underline-width="auto" style:text-underline-mode="continuous"/>
    </style:style>
    <style:style style:name="P1098" style:parent-style-name="Normalny" style:family="paragraph">
      <style:paragraph-properties fo:text-align="justify" fo:line-height="150%" fo:text-indent="0.2479in"/>
    </style:style>
    <style:style style:name="P1099" style:parent-style-name="Normalny" style:family="paragraph">
      <style:paragraph-properties fo:text-align="justify" fo:line-height="150%"/>
    </style:style>
    <style:style style:name="T1100" style:parent-style-name="Domyślnaczcionkaakapitu" style:family="text">
      <style:text-properties style:text-underline-type="single" style:text-underline-style="solid" style:text-underline-width="auto" style:text-underline-mode="continuous"/>
    </style:style>
    <style:style style:name="T1101" style:parent-style-name="Domyślnaczcionkaakapitu" style:family="text">
      <style:text-properties fo:background-color="#80FFFF"/>
    </style:style>
    <style:style style:name="P1102" style:parent-style-name="Normalny" style:family="paragraph">
      <style:paragraph-properties fo:text-align="justify" fo:line-height="150%" fo:text-indent="0.2479in"/>
    </style:style>
    <style:style style:name="T1103" style:parent-style-name="Domyślnaczcionkaakapitu" style:family="text">
      <style:text-properties fo:background-color="#80FFFF"/>
    </style:style>
    <style:style style:name="T1104" style:parent-style-name="Domyślnaczcionkaakapitu" style:family="text">
      <style:text-properties fo:background-color="#80FFFF"/>
    </style:style>
    <style:style style:name="T1105" style:parent-style-name="Domyślnaczcionkaakapitu" style:family="text">
      <style:text-properties fo:background-color="#80FFFF"/>
    </style:style>
    <style:style style:name="T1106" style:parent-style-name="Domyślnaczcionkaakapitu" style:family="text">
      <style:text-properties fo:background-color="#80FFFF"/>
    </style:style>
    <style:style style:name="T1107" style:parent-style-name="Domyślnaczcionkaakapitu" style:family="text">
      <style:text-properties fo:background-color="#80FFFF"/>
    </style:style>
    <style:style style:name="T1108" style:parent-style-name="Domyślnaczcionkaakapitu" style:family="text">
      <style:text-properties fo:background-color="#80FFFF"/>
    </style:style>
    <style:style style:name="T1109" style:parent-style-name="Domyślnaczcionkaakapitu" style:family="text">
      <style:text-properties fo:background-color="#80FFFF"/>
    </style:style>
    <style:style style:name="T1110" style:parent-style-name="Domyślnaczcionkaakapitu" style:family="text">
      <style:text-properties fo:background-color="#80FFFF"/>
    </style:style>
    <style:style style:name="T1111" style:parent-style-name="Domyślnaczcionkaakapitu" style:family="text">
      <style:text-properties fo:background-color="#80FFFF"/>
    </style:style>
    <style:style style:name="T1112" style:parent-style-name="Domyślnaczcionkaakapitu" style:family="text">
      <style:text-properties fo:background-color="#80FFFF"/>
    </style:style>
    <style:style style:name="T1113" style:parent-style-name="Domyślnaczcionkaakapitu" style:family="text">
      <style:text-properties fo:background-color="#80FFFF"/>
    </style:style>
    <style:style style:name="T1114" style:parent-style-name="Domyślnaczcionkaakapitu" style:family="text">
      <style:text-properties fo:background-color="#80FFFF"/>
    </style:style>
    <style:style style:name="T1115" style:parent-style-name="Domyślnaczcionkaakapitu" style:family="text">
      <style:text-properties fo:background-color="#80FFFF"/>
    </style:style>
    <style:style style:name="T1116" style:parent-style-name="Domyślnaczcionkaakapitu" style:family="text">
      <style:text-properties fo:background-color="#80FFFF"/>
    </style:style>
    <style:style style:name="T1117" style:parent-style-name="Domyślnaczcionkaakapitu" style:family="text">
      <style:text-properties fo:background-color="#80FFFF"/>
    </style:style>
    <style:style style:name="P1118" style:parent-style-name="Normalny" style:family="paragraph">
      <style:paragraph-properties fo:text-align="justify" fo:line-height="150%"/>
    </style:style>
    <style:style style:name="T1119" style:parent-style-name="Domyślnaczcionkaakapitu" style:family="text">
      <style:text-properties style:text-underline-type="single" style:text-underline-style="solid" style:text-underline-width="auto" style:text-underline-mode="continuous"/>
    </style:style>
    <style:style style:name="P1120" style:parent-style-name="Normalny" style:family="paragraph">
      <style:paragraph-properties fo:text-align="justify" fo:line-height="150%" fo:text-indent="0.2479in"/>
    </style:style>
    <style:style style:name="T1121" style:parent-style-name="Domyślnaczcionkaakapitu" style:family="text">
      <style:text-properties fo:background-color="#80FFFF"/>
    </style:style>
    <style:style style:name="P1122" style:parent-style-name="Normalny" style:family="paragraph">
      <style:paragraph-properties fo:text-align="justify" fo:line-height="150%"/>
    </style:style>
    <style:style style:name="T1123" style:parent-style-name="Domyślnaczcionkaakapitu" style:family="text">
      <style:text-properties style:text-underline-type="single" style:text-underline-style="solid" style:text-underline-width="auto" style:text-underline-mode="continuous"/>
    </style:style>
    <style:style style:name="T1124" style:parent-style-name="Domyślnaczcionkaakapitu" style:family="text">
      <style:text-properties fo:background-color="#80FFFF" style:text-underline-type="single" style:text-underline-style="solid" style:text-underline-width="auto" style:text-underline-mode="continuous"/>
    </style:style>
    <style:style style:name="T1125" style:parent-style-name="Domyślnaczcionkaakapitu" style:family="text">
      <style:text-properties fo:background-color="#80FFFF"/>
    </style:style>
    <style:style style:name="P1126" style:parent-style-name="Normalny" style:family="paragraph">
      <style:paragraph-properties fo:text-align="justify" fo:line-height="150%" fo:text-indent="0.2479in"/>
    </style:style>
    <style:style style:name="T1127" style:parent-style-name="Domyślnaczcionkaakapitu" style:family="text">
      <style:text-properties fo:background-color="#80FFFF"/>
    </style:style>
    <style:style style:name="P1128" style:parent-style-name="Normalny" style:family="paragraph">
      <style:paragraph-properties fo:text-align="justify" fo:line-height="150%"/>
    </style:style>
    <style:style style:name="T1129" style:parent-style-name="Domyślnaczcionkaakapitu" style:family="text">
      <style:text-properties style:text-underline-type="single" style:text-underline-style="solid" style:text-underline-width="auto" style:text-underline-mode="continuous"/>
    </style:style>
    <style:style style:name="T1130" style:parent-style-name="Domyślnaczcionkaakapitu" style:family="text">
      <style:text-properties fo:background-color="#80FFFF" style:text-underline-type="single" style:text-underline-style="solid" style:text-underline-width="auto" style:text-underline-mode="continuous"/>
    </style:style>
    <style:style style:name="T1131" style:parent-style-name="Domyślnaczcionkaakapitu" style:family="text">
      <style:text-properties style:text-underline-type="single" style:text-underline-style="solid" style:text-underline-width="auto" style:text-underline-mode="continuous"/>
    </style:style>
    <style:style style:name="P1132" style:parent-style-name="Normalny" style:family="paragraph">
      <style:paragraph-properties fo:text-align="justify" fo:line-height="150%" fo:text-indent="0.2479in"/>
    </style:style>
    <style:style style:name="T1133" style:parent-style-name="Domyślnaczcionkaakapitu" style:family="text">
      <style:text-properties fo:background-color="#80FFFF"/>
    </style:style>
    <style:style style:name="T1134" style:parent-style-name="Domyślnaczcionkaakapitu" style:family="text">
      <style:text-properties fo:background-color="#80FFFF"/>
    </style:style>
    <style:style style:name="T1135" style:parent-style-name="Domyślnaczcionkaakapitu" style:family="text">
      <style:text-properties fo:background-color="#80FFFF"/>
    </style:style>
    <style:style style:name="T1136" style:parent-style-name="Domyślnaczcionkaakapitu" style:family="text">
      <style:text-properties fo:background-color="#80FFFF"/>
    </style:style>
    <style:style style:name="T1137" style:parent-style-name="Domyślnaczcionkaakapitu" style:family="text">
      <style:text-properties fo:background-color="#80FFFF"/>
    </style:style>
    <style:style style:name="P1138" style:parent-style-name="Normalny" style:family="paragraph">
      <style:paragraph-properties fo:text-align="justify" fo:line-height="150%" fo:text-indent="0.2479in"/>
    </style:style>
    <style:style style:name="P1139" style:parent-style-name="Normalny" style:family="paragraph">
      <style:paragraph-properties fo:text-align="justify" fo:line-height="150%"/>
    </style:style>
    <style:style style:name="T1140" style:parent-style-name="Domyślnaczcionkaakapitu" style:family="text">
      <style:text-properties style:text-underline-type="single" style:text-underline-style="solid" style:text-underline-width="auto" style:text-underline-mode="continuous"/>
    </style:style>
    <style:style style:name="P1141" style:parent-style-name="Normalny" style:family="paragraph">
      <style:paragraph-properties fo:text-align="justify" fo:line-height="150%" fo:text-indent="0.2479in"/>
    </style:style>
    <style:style style:name="T1142" style:parent-style-name="Domyślnaczcionkaakapitu" style:family="text">
      <style:text-properties fo:background-color="#80FFFF"/>
    </style:style>
    <style:style style:name="P1143" style:parent-style-name="Normalny" style:family="paragraph">
      <style:paragraph-properties fo:text-align="justify" fo:line-height="150%" fo:text-indent="0.2479in"/>
    </style:style>
    <style:style style:name="P1144" style:parent-style-name="Normalny" style:family="paragraph">
      <style:paragraph-properties fo:text-align="justify" fo:line-height="150%"/>
    </style:style>
    <style:style style:name="T1145" style:parent-style-name="Domyślnaczcionkaakapitu" style:family="text">
      <style:text-properties style:text-underline-type="single" style:text-underline-style="solid" style:text-underline-width="auto" style:text-underline-mode="continuous"/>
    </style:style>
    <style:style style:name="P1146" style:parent-style-name="Normalny" style:family="paragraph">
      <style:paragraph-properties fo:text-align="justify" fo:line-height="150%" fo:text-indent="0.2479in"/>
    </style:style>
    <style:style style:name="T1147" style:parent-style-name="Domyślnaczcionkaakapitu" style:family="text">
      <style:text-properties fo:background-color="#80FFFF"/>
    </style:style>
    <style:style style:name="T1148" style:parent-style-name="Domyślnaczcionkaakapitu" style:family="text">
      <style:text-properties fo:background-color="#80FFFF"/>
    </style:style>
    <style:style style:name="T1149" style:parent-style-name="Domyślnaczcionkaakapitu" style:family="text">
      <style:text-properties fo:background-color="#80FFFF"/>
    </style:style>
    <style:style style:name="P1150" style:parent-style-name="Normalny" style:family="paragraph">
      <style:paragraph-properties fo:text-align="justify" fo:line-height="150%"/>
    </style:style>
    <style:style style:name="T1151" style:parent-style-name="Domyślnaczcionkaakapitu" style:family="text">
      <style:text-properties style:text-underline-type="single" style:text-underline-style="solid" style:text-underline-width="auto" style:text-underline-mode="continuous"/>
    </style:style>
    <style:style style:name="T1152" style:parent-style-name="Domyślnaczcionkaakapitu" style:family="text">
      <style:text-properties fo:background-color="#80FFFF" style:text-underline-type="single" style:text-underline-style="solid" style:text-underline-width="auto" style:text-underline-mode="continuous"/>
    </style:style>
    <style:style style:name="T1153" style:parent-style-name="Domyślnaczcionkaakapitu" style:family="text">
      <style:text-properties style:text-underline-type="single" style:text-underline-style="solid" style:text-underline-width="auto" style:text-underline-mode="continuous"/>
    </style:style>
    <style:style style:name="P1154" style:parent-style-name="Normalny" style:family="paragraph">
      <style:paragraph-properties fo:text-align="justify" fo:line-height="150%" fo:text-indent="0.2479in"/>
    </style:style>
    <style:style style:name="T1155" style:parent-style-name="Domyślnaczcionkaakapitu" style:family="text">
      <style:text-properties fo:background-color="#80FFFF"/>
    </style:style>
    <style:style style:name="P1156" style:parent-style-name="Normalny" style:family="paragraph">
      <style:paragraph-properties fo:text-align="justify" fo:line-height="150%" fo:text-indent="0.2479in"/>
    </style:style>
    <style:style style:name="P1157" style:parent-style-name="Normalny" style:family="paragraph">
      <style:paragraph-properties fo:text-align="justify" fo:line-height="150%"/>
    </style:style>
    <style:style style:name="T1158" style:parent-style-name="Domyślnaczcionkaakapitu" style:family="text">
      <style:text-properties style:text-underline-type="single" style:text-underline-style="solid" style:text-underline-width="auto" style:text-underline-mode="continuous"/>
    </style:style>
    <style:style style:name="P1159" style:parent-style-name="Normalny" style:family="paragraph">
      <style:paragraph-properties fo:text-align="justify" fo:line-height="150%" fo:text-indent="0.2479in"/>
    </style:style>
    <style:style style:name="T1160" style:parent-style-name="Domyślnaczcionkaakapitu" style:family="text">
      <style:text-properties fo:background-color="#80FFFF"/>
    </style:style>
    <style:style style:name="T1161" style:parent-style-name="Domyślnaczcionkaakapitu" style:family="text">
      <style:text-properties fo:background-color="#80FFFF"/>
    </style:style>
    <style:style style:name="P1162" style:parent-style-name="Normalny" style:family="paragraph">
      <style:paragraph-properties fo:text-align="justify" fo:line-height="150%"/>
    </style:style>
    <style:style style:name="T1163" style:parent-style-name="Domyślnaczcionkaakapitu" style:family="text">
      <style:text-properties style:text-underline-type="single" style:text-underline-style="solid" style:text-underline-width="auto" style:text-underline-mode="continuous"/>
    </style:style>
    <style:style style:name="T1164" style:parent-style-name="Domyślnaczcionkaakapitu" style:family="text">
      <style:text-properties fo:background-color="#80FFFF" style:text-underline-type="single" style:text-underline-style="solid" style:text-underline-width="auto" style:text-underline-mode="continuous"/>
    </style:style>
    <style:style style:name="T1165" style:parent-style-name="Domyślnaczcionkaakapitu" style:family="text">
      <style:text-properties style:text-underline-type="single" style:text-underline-style="solid" style:text-underline-width="auto" style:text-underline-mode="continuous"/>
    </style:style>
    <style:style style:name="P1166" style:parent-style-name="Normalny" style:family="paragraph">
      <style:paragraph-properties fo:text-align="justify" fo:line-height="150%" fo:text-indent="0.2479in"/>
    </style:style>
    <style:style style:name="P1167" style:parent-style-name="Normalny" style:family="paragraph">
      <style:paragraph-properties fo:text-align="justify" fo:line-height="150%"/>
    </style:style>
    <style:style style:name="T1168" style:parent-style-name="Domyślnaczcionkaakapitu" style:family="text">
      <style:text-properties style:text-underline-type="single" style:text-underline-style="solid" style:text-underline-width="auto" style:text-underline-mode="continuous"/>
    </style:style>
    <style:style style:name="P1169" style:parent-style-name="Normalny" style:family="paragraph">
      <style:paragraph-properties fo:text-align="justify" fo:line-height="150%" fo:text-indent="0.2479in"/>
    </style:style>
    <style:style style:name="T1170" style:parent-style-name="Domyślnaczcionkaakapitu" style:family="text">
      <style:text-properties fo:background-color="#80FFFF"/>
    </style:style>
    <style:style style:name="T1171" style:parent-style-name="Domyślnaczcionkaakapitu" style:family="text">
      <style:text-properties fo:background-color="#80FFFF"/>
    </style:style>
    <style:style style:name="T1172" style:parent-style-name="Domyślnaczcionkaakapitu" style:family="text">
      <style:text-properties fo:background-color="#80FFFF"/>
    </style:style>
    <style:style style:name="T1173" style:parent-style-name="Domyślnaczcionkaakapitu" style:family="text">
      <style:text-properties fo:background-color="#80FFFF"/>
    </style:style>
    <style:style style:name="T1174" style:parent-style-name="Domyślnaczcionkaakapitu" style:family="text">
      <style:text-properties fo:background-color="#80FFFF"/>
    </style:style>
    <style:style style:name="T1175" style:parent-style-name="Domyślnaczcionkaakapitu" style:family="text">
      <style:text-properties fo:background-color="#80FFFF"/>
    </style:style>
    <style:style style:name="T1176" style:parent-style-name="Domyślnaczcionkaakapitu" style:family="text">
      <style:text-properties fo:background-color="#80FFFF"/>
    </style:style>
    <style:style style:name="P1177" style:parent-style-name="Normalny" style:family="paragraph">
      <style:paragraph-properties fo:text-align="justify" fo:line-height="150%"/>
    </style:style>
    <style:style style:name="T1178" style:parent-style-name="Domyślnaczcionkaakapitu" style:family="text">
      <style:text-properties style:text-underline-type="single" style:text-underline-style="solid" style:text-underline-width="auto" style:text-underline-mode="continuous"/>
    </style:style>
    <style:style style:name="P1179" style:parent-style-name="Normalny" style:family="paragraph">
      <style:paragraph-properties fo:text-align="justify" fo:line-height="150%" fo:text-indent="0.2479in"/>
    </style:style>
    <style:style style:name="T1180" style:parent-style-name="Domyślnaczcionkaakapitu" style:family="text">
      <style:text-properties fo:background-color="#80FFFF"/>
    </style:style>
    <style:style style:name="T1181" style:parent-style-name="Domyślnaczcionkaakapitu" style:family="text">
      <style:text-properties fo:background-color="#80FFFF"/>
    </style:style>
    <style:style style:name="T1182" style:parent-style-name="Domyślnaczcionkaakapitu" style:family="text">
      <style:text-properties fo:background-color="#80FFFF"/>
    </style:style>
    <style:style style:name="T1183" style:parent-style-name="Domyślnaczcionkaakapitu" style:family="text">
      <style:text-properties fo:background-color="#80FFFF"/>
    </style:style>
    <style:style style:name="P1184" style:parent-style-name="Normalny" style:family="paragraph">
      <style:paragraph-properties fo:text-align="justify" fo:line-height="150%" fo:text-indent="0.2479in"/>
    </style:style>
    <style:style style:name="T1185" style:parent-style-name="Domyślnaczcionkaakapitu" style:family="text">
      <style:text-properties fo:background-color="#80FFFF"/>
    </style:style>
    <style:style style:name="T1186" style:parent-style-name="Domyślnaczcionkaakapitu" style:family="text">
      <style:text-properties fo:background-color="#80FFFF"/>
    </style:style>
    <style:style style:name="T1187" style:parent-style-name="Domyślnaczcionkaakapitu" style:family="text">
      <style:text-properties fo:background-color="#80FFFF"/>
    </style:style>
    <style:style style:name="P1188" style:parent-style-name="Normalny" style:family="paragraph">
      <style:paragraph-properties fo:text-align="justify" fo:line-height="150%" fo:text-indent="0.2479in"/>
    </style:style>
    <style:style style:name="T1189" style:parent-style-name="Domyślnaczcionkaakapitu" style:family="text">
      <style:text-properties fo:background-color="#80FFFF"/>
    </style:style>
    <style:style style:name="T1190" style:parent-style-name="Domyślnaczcionkaakapitu" style:family="text">
      <style:text-properties fo:background-color="#80FFFF"/>
    </style:style>
    <style:style style:name="P1191" style:parent-style-name="Normalny" style:family="paragraph">
      <style:paragraph-properties fo:text-align="justify" fo:line-height="150%"/>
    </style:style>
    <style:style style:name="T1192" style:parent-style-name="Domyślnaczcionkaakapitu" style:family="text">
      <style:text-properties style:text-underline-type="single" style:text-underline-style="solid" style:text-underline-width="auto" style:text-underline-mode="continuous"/>
    </style:style>
    <style:style style:name="T1193" style:parent-style-name="Domyślnaczcionkaakapitu" style:family="text">
      <style:text-properties fo:background-color="#80FFFF" style:text-underline-type="single" style:text-underline-style="solid" style:text-underline-width="auto" style:text-underline-mode="continuous"/>
    </style:style>
    <style:style style:name="T1194" style:parent-style-name="Domyślnaczcionkaakapitu" style:family="text">
      <style:text-properties style:text-underline-type="single" style:text-underline-style="solid" style:text-underline-width="auto" style:text-underline-mode="continuous"/>
    </style:style>
    <style:style style:name="P1195" style:parent-style-name="Normalny" style:family="paragraph">
      <style:paragraph-properties fo:text-align="justify" fo:line-height="150%" fo:text-indent="0.2479in"/>
    </style:style>
    <style:style style:name="T1196" style:parent-style-name="Domyślnaczcionkaakapitu" style:family="text">
      <style:text-properties fo:background-color="#80FFFF"/>
    </style:style>
    <style:style style:name="T1197" style:parent-style-name="Domyślnaczcionkaakapitu" style:family="text">
      <style:text-properties fo:background-color="#80FFFF"/>
    </style:style>
    <style:style style:name="T1198" style:parent-style-name="Domyślnaczcionkaakapitu" style:family="text">
      <style:text-properties fo:background-color="#80FFFF"/>
    </style:style>
    <style:style style:name="P1199" style:parent-style-name="Normalny" style:family="paragraph">
      <style:paragraph-properties fo:text-align="justify" fo:line-height="150%" fo:text-indent="0.2479in"/>
    </style:style>
    <style:style style:name="P1200" style:parent-style-name="Normalny" style:family="paragraph">
      <style:paragraph-properties fo:text-align="justify" fo:line-height="150%">
        <style:tab-stops>
          <style:tab-stop style:type="left" style:leader-style="dash" style:leader-text="-" style:position="1.243in"/>
          <style:tab-stop style:type="left" style:leader-style="dash" style:leader-text="-" style:position="2.043in"/>
        </style:tab-stops>
      </style:paragraph-properties>
    </style:style>
    <style:style style:name="T1201" style:parent-style-name="Domyślnaczcionkaakapitu" style:family="text">
      <style:text-properties style:text-underline-type="single" style:text-underline-style="solid" style:text-underline-width="auto" style:text-underline-mode="continuous"/>
    </style:style>
    <style:style style:name="T1202" style:parent-style-name="Domyślnaczcionkaakapitu" style:family="text">
      <style:text-properties fo:background-color="#80FFFF" style:text-underline-type="single" style:text-underline-style="solid" style:text-underline-width="auto" style:text-underline-mode="continuous"/>
    </style:style>
    <style:style style:name="T1203" style:parent-style-name="Domyślnaczcionkaakapitu" style:family="text">
      <style:text-properties style:text-underline-type="single" style:text-underline-style="solid" style:text-underline-width="auto" style:text-underline-mode="continuous"/>
    </style:style>
    <style:style style:name="T1204" style:parent-style-name="Domyślnaczcionkaakapitu" style:family="text">
      <style:text-properties fo:background-color="#80FFFF" style:text-underline-type="single" style:text-underline-style="solid" style:text-underline-width="auto" style:text-underline-mode="continuous"/>
    </style:style>
    <style:style style:name="T1205" style:parent-style-name="Domyślnaczcionkaakapitu" style:family="text">
      <style:text-properties style:text-underline-type="single" style:text-underline-style="solid" style:text-underline-width="auto" style:text-underline-mode="continuous"/>
    </style:style>
    <style:style style:name="P1206" style:parent-style-name="Normalny" style:family="paragraph">
      <style:paragraph-properties fo:text-align="justify" fo:line-height="150%" fo:text-indent="0.2479in">
        <style:tab-stops>
          <style:tab-stop style:type="left" style:leader-style="dash" style:leader-text="-" style:position="1.243in"/>
          <style:tab-stop style:type="left" style:leader-style="dash" style:leader-text="-" style:position="2.043in"/>
        </style:tab-stops>
      </style:paragraph-properties>
    </style:style>
    <style:style style:name="T1207" style:parent-style-name="Domyślnaczcionkaakapitu" style:family="text">
      <style:text-properties fo:background-color="#80FFFF"/>
    </style:style>
    <style:style style:name="T1208" style:parent-style-name="Domyślnaczcionkaakapitu" style:family="text">
      <style:text-properties fo:background-color="#80FFFF"/>
    </style:style>
    <style:style style:name="P1209" style:parent-style-name="Normalny" style:family="paragraph">
      <style:paragraph-properties fo:text-align="justify" fo:line-height="150%" fo:text-indent="0.2479in"/>
    </style:style>
    <style:style style:name="T1210" style:parent-style-name="Domyślnaczcionkaakapitu" style:family="text">
      <style:text-properties fo:background-color="#80FFFF"/>
    </style:style>
    <style:style style:name="T1211" style:parent-style-name="Domyślnaczcionkaakapitu" style:family="text">
      <style:text-properties fo:background-color="#80FFFF"/>
    </style:style>
    <style:style style:name="T1212" style:parent-style-name="Domyślnaczcionkaakapitu" style:family="text">
      <style:text-properties fo:background-color="#80FFFF"/>
    </style:style>
    <style:style style:name="T1213" style:parent-style-name="Domyślnaczcionkaakapitu" style:family="text">
      <style:text-properties fo:background-color="#80FFFF"/>
    </style:style>
    <style:style style:name="T1214" style:parent-style-name="Domyślnaczcionkaakapitu" style:family="text">
      <style:text-properties fo:background-color="#80FFFF"/>
    </style:style>
    <style:style style:name="T1215" style:parent-style-name="Domyślnaczcionkaakapitu" style:family="text">
      <style:text-properties fo:background-color="#80FFFF"/>
    </style:style>
    <style:style style:name="T1216" style:parent-style-name="Domyślnaczcionkaakapitu" style:family="text">
      <style:text-properties fo:background-color="#80FFFF"/>
    </style:style>
    <style:style style:name="T1217" style:parent-style-name="Domyślnaczcionkaakapitu" style:family="text">
      <style:text-properties fo:background-color="#80FFFF"/>
    </style:style>
    <style:style style:name="T1218" style:parent-style-name="Domyślnaczcionkaakapitu" style:family="text">
      <style:text-properties fo:background-color="#80FFFF"/>
    </style:style>
    <style:style style:name="T1219" style:parent-style-name="Domyślnaczcionkaakapitu" style:family="text">
      <style:text-properties fo:background-color="#80FFFF"/>
    </style:style>
    <style:style style:name="T1220" style:parent-style-name="Domyślnaczcionkaakapitu" style:family="text">
      <style:text-properties fo:background-color="#80FFFF"/>
    </style:style>
    <style:style style:name="P1221" style:parent-style-name="Normalny" style:family="paragraph">
      <style:paragraph-properties fo:text-align="justify" fo:line-height="150%" fo:text-indent="0.2479in"/>
    </style:style>
    <style:style style:name="T1222" style:parent-style-name="Domyślnaczcionkaakapitu" style:family="text">
      <style:text-properties fo:background-color="#80FFFF"/>
    </style:style>
    <style:style style:name="T1223" style:parent-style-name="Domyślnaczcionkaakapitu" style:family="text">
      <style:text-properties fo:background-color="#80FFFF"/>
    </style:style>
    <style:style style:name="T1224" style:parent-style-name="Domyślnaczcionkaakapitu" style:family="text">
      <style:text-properties fo:background-color="#80FFFF"/>
    </style:style>
    <style:style style:name="P1225" style:parent-style-name="Normalny" style:family="paragraph">
      <style:paragraph-properties fo:text-align="justify" fo:line-height="150%"/>
    </style:style>
    <style:style style:name="T1226" style:parent-style-name="Domyślnaczcionkaakapitu" style:family="text">
      <style:text-properties style:text-underline-type="single" style:text-underline-style="solid" style:text-underline-width="auto" style:text-underline-mode="continuous"/>
    </style:style>
    <style:style style:name="T1227" style:parent-style-name="Domyślnaczcionkaakapitu" style:family="text">
      <style:text-properties fo:background-color="#80FFFF" style:text-underline-type="single" style:text-underline-style="solid" style:text-underline-width="auto" style:text-underline-mode="continuous"/>
    </style:style>
    <style:style style:name="T1228" style:parent-style-name="Domyślnaczcionkaakapitu" style:family="text">
      <style:text-properties style:text-underline-type="single" style:text-underline-style="solid" style:text-underline-width="auto" style:text-underline-mode="continuous"/>
    </style:style>
    <style:style style:name="T1229" style:parent-style-name="Domyślnaczcionkaakapitu" style:family="text">
      <style:text-properties fo:background-color="#80FFFF" style:text-underline-type="single" style:text-underline-style="solid" style:text-underline-width="auto" style:text-underline-mode="continuous"/>
    </style:style>
    <style:style style:name="T1230" style:parent-style-name="Domyślnaczcionkaakapitu" style:family="text">
      <style:text-properties style:text-underline-type="single" style:text-underline-style="solid" style:text-underline-width="auto" style:text-underline-mode="continuous"/>
    </style:style>
    <style:style style:name="T1231" style:parent-style-name="Domyślnaczcionkaakapitu" style:family="text">
      <style:text-properties fo:background-color="#80FFFF"/>
    </style:style>
    <style:style style:name="P1232" style:parent-style-name="Normalny" style:family="paragraph">
      <style:paragraph-properties fo:text-align="justify" fo:line-height="150%" fo:text-indent="0.2479in"/>
    </style:style>
    <style:style style:name="T1233" style:parent-style-name="Domyślnaczcionkaakapitu" style:family="text">
      <style:text-properties fo:background-color="#80FFFF"/>
    </style:style>
    <style:style style:name="T1234" style:parent-style-name="Domyślnaczcionkaakapitu" style:family="text">
      <style:text-properties fo:background-color="#80FFFF"/>
    </style:style>
    <style:style style:name="T1235" style:parent-style-name="Domyślnaczcionkaakapitu" style:family="text">
      <style:text-properties fo:background-color="#80FFFF"/>
    </style:style>
    <style:style style:name="P1236" style:parent-style-name="Normalny" style:family="paragraph">
      <style:paragraph-properties fo:text-align="justify" fo:line-height="150%">
        <style:tab-stops>
          <style:tab-stop style:type="left" style:position="3.0152in"/>
        </style:tab-stops>
      </style:paragraph-properties>
    </style:style>
    <style:style style:name="T1237" style:parent-style-name="Domyślnaczcionkaakapitu" style:family="text">
      <style:text-properties style:text-underline-type="single" style:text-underline-style="solid" style:text-underline-width="auto" style:text-underline-mode="continuous"/>
    </style:style>
    <style:style style:name="T1238" style:parent-style-name="Domyślnaczcionkaakapitu" style:family="text">
      <style:text-properties fo:background-color="#80FFFF"/>
    </style:style>
    <style:style style:name="P1239" style:parent-style-name="Normalny" style:family="paragraph">
      <style:paragraph-properties fo:text-align="justify" fo:line-height="150%" fo:text-indent="0.2479in">
        <style:tab-stops>
          <style:tab-stop style:type="left" style:position="3.0152in"/>
        </style:tab-stops>
      </style:paragraph-properties>
    </style:style>
    <style:style style:name="T1240" style:parent-style-name="Domyślnaczcionkaakapitu" style:family="text">
      <style:text-properties fo:background-color="#80FFFF"/>
    </style:style>
    <style:style style:name="P1241" style:parent-style-name="Normalny" style:family="paragraph">
      <style:paragraph-properties fo:text-align="justify" fo:line-height="150%" fo:text-indent="0.2479in">
        <style:tab-stops>
          <style:tab-stop style:type="left" style:position="3.0152in"/>
        </style:tab-stops>
      </style:paragraph-properties>
    </style:style>
    <style:style style:name="P1242" style:parent-style-name="Normalny" style:family="paragraph">
      <style:paragraph-properties fo:text-align="justify" fo:line-height="150%">
        <style:tab-stops>
          <style:tab-stop style:type="left" style:position="1.8673in"/>
        </style:tab-stops>
      </style:paragraph-properties>
    </style:style>
    <style:style style:name="T1243" style:parent-style-name="Domyślnaczcionkaakapitu" style:family="text">
      <style:text-properties style:text-underline-type="single" style:text-underline-style="solid" style:text-underline-width="auto" style:text-underline-mode="continuous"/>
    </style:style>
    <style:style style:name="T1244" style:parent-style-name="Domyślnaczcionkaakapitu" style:family="text">
      <style:text-properties fo:background-color="#80FFFF"/>
    </style:style>
    <style:style style:name="P1245" style:parent-style-name="Normalny" style:family="paragraph">
      <style:paragraph-properties fo:text-align="justify" fo:line-height="150%" fo:text-indent="0.2479in">
        <style:tab-stops>
          <style:tab-stop style:type="left" style:position="1.8673in"/>
        </style:tab-stops>
      </style:paragraph-properties>
    </style:style>
    <style:style style:name="T1246" style:parent-style-name="Domyślnaczcionkaakapitu" style:family="text">
      <style:text-properties fo:background-color="#80FFFF"/>
    </style:style>
    <style:style style:name="P1247" style:parent-style-name="Normalny" style:family="paragraph">
      <style:paragraph-properties fo:text-align="justify" fo:line-height="150%">
        <style:tab-stops>
          <style:tab-stop style:type="left" style:position="1.8673in"/>
        </style:tab-stops>
      </style:paragraph-properties>
    </style:style>
    <style:style style:name="T1248" style:parent-style-name="Domyślnaczcionkaakapitu" style:family="text">
      <style:text-properties style:text-underline-type="single" style:text-underline-style="solid" style:text-underline-width="auto" style:text-underline-mode="continuous"/>
    </style:style>
    <style:style style:name="T1249" style:parent-style-name="Domyślnaczcionkaakapitu" style:family="text">
      <style:text-properties fo:background-color="#80FFFF"/>
    </style:style>
    <style:style style:name="P1250" style:parent-style-name="Normalny" style:family="paragraph">
      <style:paragraph-properties fo:text-align="justify" fo:line-height="150%" fo:text-indent="0.2479in">
        <style:tab-stops>
          <style:tab-stop style:type="left" style:position="1.8673in"/>
        </style:tab-stops>
      </style:paragraph-properties>
    </style:style>
    <style:style style:name="T1251" style:parent-style-name="Domyślnaczcionkaakapitu" style:family="text">
      <style:text-properties fo:background-color="#80FFFF"/>
    </style:style>
    <style:style style:name="T1252" style:parent-style-name="Domyślnaczcionkaakapitu" style:family="text">
      <style:text-properties fo:background-color="#80FFFF"/>
    </style:style>
    <style:style style:name="P1253" style:parent-style-name="Normalny" style:family="paragraph">
      <style:paragraph-properties fo:text-align="justify" fo:line-height="150%">
        <style:tab-stops>
          <style:tab-stop style:type="left" style:position="1.8673in"/>
        </style:tab-stops>
      </style:paragraph-properties>
    </style:style>
    <style:style style:name="T1254" style:parent-style-name="Domyślnaczcionkaakapitu" style:family="text">
      <style:text-properties style:text-underline-type="single" style:text-underline-style="solid" style:text-underline-width="auto" style:text-underline-mode="continuous"/>
    </style:style>
    <style:style style:name="P1255" style:parent-style-name="Normalny" style:family="paragraph">
      <style:paragraph-properties fo:text-align="justify" fo:line-height="150%" fo:text-indent="0.2479in">
        <style:tab-stops>
          <style:tab-stop style:type="left" style:position="1.8673in"/>
        </style:tab-stops>
      </style:paragraph-properties>
    </style:style>
    <style:style style:name="T1256" style:parent-style-name="Domyślnaczcionkaakapitu" style:family="text">
      <style:text-properties fo:background-color="#80FFFF"/>
    </style:style>
    <style:style style:name="T1257" style:parent-style-name="Domyślnaczcionkaakapitu" style:family="text">
      <style:text-properties fo:background-color="#80FFFF"/>
    </style:style>
    <style:style style:name="T1258" style:parent-style-name="Domyślnaczcionkaakapitu" style:family="text">
      <style:text-properties fo:background-color="#80FFFF"/>
    </style:style>
    <style:style style:name="P1259" style:parent-style-name="Normalny" style:family="paragraph">
      <style:paragraph-properties fo:text-align="justify" fo:line-height="150%"/>
    </style:style>
    <style:style style:name="T1260" style:parent-style-name="Domyślnaczcionkaakapitu" style:family="text">
      <style:text-properties style:text-underline-type="single" style:text-underline-style="solid" style:text-underline-width="auto" style:text-underline-mode="continuous"/>
    </style:style>
    <style:style style:name="T1261" style:parent-style-name="Domyślnaczcionkaakapitu" style:family="text">
      <style:text-properties fo:background-color="#80FFFF" style:text-underline-type="single" style:text-underline-style="solid" style:text-underline-width="auto" style:text-underline-mode="continuous"/>
    </style:style>
    <style:style style:name="T1262" style:parent-style-name="Domyślnaczcionkaakapitu" style:family="text">
      <style:text-properties style:text-underline-type="single" style:text-underline-style="solid" style:text-underline-width="auto" style:text-underline-mode="continuous"/>
    </style:style>
    <style:style style:name="T1263" style:parent-style-name="Domyślnaczcionkaakapitu" style:family="text">
      <style:text-properties fo:background-color="#80FFFF"/>
    </style:style>
    <style:style style:name="P1264" style:parent-style-name="Normalny" style:family="paragraph">
      <style:paragraph-properties fo:text-align="justify" fo:line-height="150%" fo:text-indent="0.2479in"/>
    </style:style>
    <style:style style:name="T1265" style:parent-style-name="Domyślnaczcionkaakapitu" style:family="text">
      <style:text-properties fo:background-color="#80FFFF"/>
    </style:style>
    <style:style style:name="T1266" style:parent-style-name="Domyślnaczcionkaakapitu" style:family="text">
      <style:text-properties fo:background-color="#80FFFF"/>
    </style:style>
    <style:style style:name="T1267" style:parent-style-name="Domyślnaczcionkaakapitu" style:family="text">
      <style:text-properties fo:background-color="#80FFFF"/>
    </style:style>
    <style:style style:name="T1268" style:parent-style-name="Domyślnaczcionkaakapitu" style:family="text">
      <style:text-properties fo:background-color="#80FFFF"/>
    </style:style>
    <style:style style:name="T1269" style:parent-style-name="Domyślnaczcionkaakapitu" style:family="text">
      <style:text-properties fo:background-color="#80FFFF"/>
    </style:style>
    <style:style style:name="T1270" style:parent-style-name="Domyślnaczcionkaakapitu" style:family="text">
      <style:text-properties fo:background-color="#80FFFF"/>
    </style:style>
    <style:style style:name="T1271" style:parent-style-name="Domyślnaczcionkaakapitu" style:family="text">
      <style:text-properties fo:background-color="#80FFFF"/>
    </style:style>
    <style:style style:name="T1272" style:parent-style-name="Domyślnaczcionkaakapitu" style:family="text">
      <style:text-properties fo:background-color="#80FFFF"/>
    </style:style>
    <style:style style:name="T1273" style:parent-style-name="Domyślnaczcionkaakapitu" style:family="text">
      <style:text-properties fo:background-color="#80FFFF"/>
    </style:style>
    <style:style style:name="P1274" style:parent-style-name="Normalny" style:family="paragraph">
      <style:paragraph-properties fo:text-align="justify" fo:line-height="150%">
        <style:tab-stops>
          <style:tab-stop style:type="left" style:position="2.0583in"/>
        </style:tab-stops>
      </style:paragraph-properties>
    </style:style>
    <style:style style:name="T1275" style:parent-style-name="Domyślnaczcionkaakapitu" style:family="text">
      <style:text-properties style:text-underline-type="single" style:text-underline-style="solid" style:text-underline-width="auto" style:text-underline-mode="continuous"/>
    </style:style>
    <style:style style:name="T1276" style:parent-style-name="Domyślnaczcionkaakapitu" style:family="text">
      <style:text-properties fo:background-color="#80FFFF"/>
    </style:style>
    <style:style style:name="P1277" style:parent-style-name="Normalny" style:family="paragraph">
      <style:paragraph-properties fo:text-align="justify" fo:line-height="150%" fo:text-indent="0.2479in">
        <style:tab-stops>
          <style:tab-stop style:type="left" style:position="2.0583in"/>
        </style:tab-stops>
      </style:paragraph-properties>
    </style:style>
    <style:style style:name="T1278" style:parent-style-name="Domyślnaczcionkaakapitu" style:family="text">
      <style:text-properties fo:background-color="#80FFFF"/>
    </style:style>
    <style:style style:name="T1279" style:parent-style-name="Domyślnaczcionkaakapitu" style:family="text">
      <style:text-properties fo:background-color="#80FFFF"/>
    </style:style>
    <style:style style:name="P1280" style:parent-style-name="Normalny" style:family="paragraph">
      <style:paragraph-properties fo:text-align="justify" fo:line-height="150%" fo:text-indent="0.2479in"/>
    </style:style>
    <style:style style:name="T1281" style:parent-style-name="Domyślnaczcionkaakapitu" style:family="text">
      <style:text-properties fo:background-color="#80FFFF"/>
    </style:style>
    <style:style style:name="T1282" style:parent-style-name="Domyślnaczcionkaakapitu" style:family="text">
      <style:text-properties fo:background-color="#80FFFF"/>
    </style:style>
    <style:style style:name="T1283" style:parent-style-name="Domyślnaczcionkaakapitu" style:family="text">
      <style:text-properties fo:background-color="#80FFFF"/>
    </style:style>
    <style:style style:name="P1284" style:parent-style-name="Normalny" style:family="paragraph">
      <style:paragraph-properties fo:text-align="justify" fo:line-height="150%"/>
    </style:style>
    <style:style style:name="P1285" style:parent-style-name="Normalny" style:family="paragraph">
      <style:paragraph-properties fo:text-align="justify" fo:line-height="150%" fo:text-indent="0.2479in"/>
    </style:style>
    <style:style style:name="P1286" style:parent-style-name="Normalny" style:family="paragraph">
      <style:paragraph-properties fo:text-align="justify" fo:line-height="150%"/>
    </style:style>
    <style:style style:name="T1287" style:parent-style-name="Domyślnaczcionkaakapitu" style:family="text">
      <style:text-properties style:text-underline-type="single" style:text-underline-style="solid" style:text-underline-width="auto" style:text-underline-mode="continuous"/>
    </style:style>
    <style:style style:name="P1288" style:parent-style-name="Normalny" style:family="paragraph">
      <style:paragraph-properties fo:text-align="justify" fo:line-height="150%" fo:text-indent="0.2479in"/>
    </style:style>
    <style:style style:name="P1289" style:parent-style-name="Normalny" style:family="paragraph">
      <style:paragraph-properties fo:text-align="justify" fo:line-height="150%"/>
    </style:style>
    <style:style style:name="T1290" style:parent-style-name="Domyślnaczcionkaakapitu" style:family="text">
      <style:text-properties style:text-underline-type="single" style:text-underline-style="solid" style:text-underline-width="auto" style:text-underline-mode="continuous"/>
    </style:style>
    <style:style style:name="P1291" style:parent-style-name="Normalny" style:family="paragraph">
      <style:paragraph-properties fo:text-align="justify" fo:line-height="150%" fo:text-indent="0.2479in"/>
    </style:style>
    <style:style style:name="P1292" style:parent-style-name="Normalny" style:family="paragraph">
      <style:paragraph-properties fo:text-align="justify" fo:line-height="150%" fo:text-indent="0.2479in"/>
    </style:style>
    <style:style style:name="T1293" style:parent-style-name="Domyślnaczcionkaakapitu" style:family="text">
      <style:text-properties fo:background-color="#80FFFF"/>
    </style:style>
    <style:style style:name="P1294" style:parent-style-name="Normalny" style:family="paragraph">
      <style:paragraph-properties fo:text-align="justify" fo:line-height="150%"/>
    </style:style>
    <style:style style:name="T1295" style:parent-style-name="Domyślnaczcionkaakapitu" style:family="text">
      <style:text-properties style:text-underline-type="single" style:text-underline-style="solid" style:text-underline-width="auto" style:text-underline-mode="continuous"/>
    </style:style>
    <style:style style:name="T1296" style:parent-style-name="Domyślnaczcionkaakapitu" style:family="text">
      <style:text-properties fo:background-color="#80FFFF" style:text-underline-type="single" style:text-underline-style="solid" style:text-underline-width="auto" style:text-underline-mode="continuous"/>
    </style:style>
    <style:style style:name="P1297" style:parent-style-name="Normalny" style:family="paragraph">
      <style:paragraph-properties fo:text-align="justify" fo:line-height="150%" fo:text-indent="0.2479in"/>
    </style:style>
    <style:style style:name="P1298" style:parent-style-name="Normalny" style:family="paragraph">
      <style:paragraph-properties fo:text-align="justify" fo:line-height="150%"/>
    </style:style>
    <style:style style:name="T1299" style:parent-style-name="Domyślnaczcionkaakapitu" style:family="text">
      <style:text-properties style:text-underline-type="single" style:text-underline-style="solid" style:text-underline-width="auto" style:text-underline-mode="continuous"/>
    </style:style>
    <style:style style:name="P1300" style:parent-style-name="Normalny" style:family="paragraph">
      <style:paragraph-properties fo:text-align="justify" fo:line-height="150%" fo:text-indent="0.2479in"/>
    </style:style>
    <style:style style:name="T1301" style:parent-style-name="Domyślnaczcionkaakapitu" style:family="text">
      <style:text-properties fo:background-color="#80FFFF"/>
    </style:style>
    <style:style style:name="T1302" style:parent-style-name="Domyślnaczcionkaakapitu" style:family="text">
      <style:text-properties fo:background-color="#80FFFF"/>
    </style:style>
    <style:style style:name="T1303" style:parent-style-name="Domyślnaczcionkaakapitu" style:family="text">
      <style:text-properties fo:background-color="#80FFFF"/>
    </style:style>
    <style:style style:name="P1304" style:parent-style-name="Normalny" style:family="paragraph">
      <style:paragraph-properties fo:text-align="justify" fo:line-height="150%"/>
    </style:style>
    <style:style style:name="T1305" style:parent-style-name="Domyślnaczcionkaakapitu" style:family="text">
      <style:text-properties fo:background-color="#80FFFF" style:text-underline-type="single" style:text-underline-style="solid" style:text-underline-width="auto" style:text-underline-mode="continuous"/>
    </style:style>
    <style:style style:name="T1306" style:parent-style-name="Domyślnaczcionkaakapitu" style:family="text">
      <style:text-properties style:text-underline-type="single" style:text-underline-style="solid" style:text-underline-width="auto" style:text-underline-mode="continuous"/>
    </style:style>
    <style:style style:name="T1307" style:parent-style-name="Domyślnaczcionkaakapitu" style:family="text">
      <style:text-properties fo:background-color="#80FFFF" style:text-underline-type="single" style:text-underline-style="solid" style:text-underline-width="auto" style:text-underline-mode="continuous"/>
    </style:style>
    <style:style style:name="T1308" style:parent-style-name="Domyślnaczcionkaakapitu" style:family="text">
      <style:text-properties style:text-underline-type="single" style:text-underline-style="solid" style:text-underline-width="auto" style:text-underline-mode="continuous"/>
    </style:style>
    <style:style style:name="T1309" style:parent-style-name="Domyślnaczcionkaakapitu" style:family="text">
      <style:text-properties fo:background-color="#80FFFF" style:text-underline-type="single" style:text-underline-style="solid" style:text-underline-width="auto" style:text-underline-mode="continuous"/>
    </style:style>
    <style:style style:name="P1310" style:parent-style-name="Normalny" style:family="paragraph">
      <style:paragraph-properties fo:text-align="justify" fo:line-height="150%" fo:text-indent="0.2479in"/>
    </style:style>
    <style:style style:name="T1311" style:parent-style-name="Domyślnaczcionkaakapitu" style:family="text">
      <style:text-properties fo:background-color="#80FFFF"/>
    </style:style>
    <style:style style:name="P1312" style:parent-style-name="Normalny" style:family="paragraph">
      <style:paragraph-properties fo:text-align="justify" fo:line-height="150%" fo:text-indent="0.2479in"/>
    </style:style>
    <style:style style:name="T1313" style:parent-style-name="Domyślnaczcionkaakapitu" style:family="text">
      <style:text-properties fo:background-color="#80FFFF"/>
    </style:style>
    <style:style style:name="T1314" style:parent-style-name="Domyślnaczcionkaakapitu" style:family="text">
      <style:text-properties fo:background-color="#80FFFF"/>
    </style:style>
    <style:style style:name="T1315" style:parent-style-name="Domyślnaczcionkaakapitu" style:family="text">
      <style:text-properties fo:background-color="#80FFFF"/>
    </style:style>
    <style:style style:name="P1316" style:parent-style-name="Normalny" style:family="paragraph">
      <style:paragraph-properties fo:text-align="justify" fo:line-height="150%"/>
    </style:style>
    <style:style style:name="T1317" style:parent-style-name="Domyślnaczcionkaakapitu" style:family="text">
      <style:text-properties style:text-underline-type="single" style:text-underline-style="solid" style:text-underline-width="auto" style:text-underline-mode="continuous"/>
    </style:style>
    <style:style style:name="P1318" style:parent-style-name="Normalny" style:family="paragraph">
      <style:paragraph-properties fo:text-align="justify" fo:line-height="150%" fo:text-indent="0.2479in"/>
    </style:style>
    <style:style style:name="P1319" style:parent-style-name="Normalny" style:family="paragraph">
      <style:paragraph-properties fo:text-align="justify" fo:line-height="150%"/>
    </style:style>
    <style:style style:name="T1320" style:parent-style-name="Domyślnaczcionkaakapitu" style:family="text">
      <style:text-properties style:text-underline-type="single" style:text-underline-style="solid" style:text-underline-width="auto" style:text-underline-mode="continuous"/>
    </style:style>
    <style:style style:name="T1321" style:parent-style-name="Domyślnaczcionkaakapitu" style:family="text">
      <style:text-properties fo:background-color="#80FFFF" style:text-underline-type="single" style:text-underline-style="solid" style:text-underline-width="auto" style:text-underline-mode="continuous"/>
    </style:style>
    <style:style style:name="T1322" style:parent-style-name="Domyślnaczcionkaakapitu" style:family="text">
      <style:text-properties style:text-underline-type="single" style:text-underline-style="solid" style:text-underline-width="auto" style:text-underline-mode="continuous"/>
    </style:style>
    <style:style style:name="P1323" style:parent-style-name="Normalny" style:family="paragraph">
      <style:paragraph-properties fo:text-align="justify" fo:line-height="150%" fo:text-indent="0.2479in"/>
    </style:style>
    <style:style style:name="T1324" style:parent-style-name="Domyślnaczcionkaakapitu" style:family="text">
      <style:text-properties fo:background-color="#80FFFF"/>
    </style:style>
    <style:style style:name="P1325" style:parent-style-name="Normalny" style:family="paragraph">
      <style:paragraph-properties fo:text-align="justify" fo:line-height="150%" fo:text-indent="0.2479in"/>
    </style:style>
    <style:style style:name="T1326" style:parent-style-name="Domyślnaczcionkaakapitu" style:family="text">
      <style:text-properties fo:background-color="#80FFFF"/>
    </style:style>
    <style:style style:name="T1327" style:parent-style-name="Domyślnaczcionkaakapitu" style:family="text">
      <style:text-properties fo:background-color="#80FFFF"/>
    </style:style>
    <style:style style:name="P1328" style:parent-style-name="Normalny" style:family="paragraph">
      <style:paragraph-properties fo:text-align="justify" fo:line-height="150%" fo:text-indent="0.2479in"/>
    </style:style>
    <style:style style:name="T1329" style:parent-style-name="Domyślnaczcionkaakapitu" style:family="text">
      <style:text-properties fo:background-color="#80FFFF"/>
    </style:style>
    <style:style style:name="P1330" style:parent-style-name="Normalny" style:family="paragraph">
      <style:paragraph-properties fo:text-align="justify" fo:line-height="150%" fo:text-indent="0.2479in"/>
    </style:style>
    <style:style style:name="T1331" style:parent-style-name="Domyślnaczcionkaakapitu" style:family="text">
      <style:text-properties fo:background-color="#80FFFF"/>
    </style:style>
    <style:style style:name="P1332" style:parent-style-name="Normalny" style:family="paragraph">
      <style:paragraph-properties fo:text-align="justify" fo:line-height="150%"/>
    </style:style>
    <style:style style:name="T1333" style:parent-style-name="Domyślnaczcionkaakapitu" style:family="text">
      <style:text-properties style:text-underline-type="single" style:text-underline-style="solid" style:text-underline-width="auto" style:text-underline-mode="continuous"/>
    </style:style>
    <style:style style:name="P1334" style:parent-style-name="Normalny" style:family="paragraph">
      <style:paragraph-properties fo:text-align="justify" fo:line-height="150%" fo:text-indent="0.2479in"/>
    </style:style>
    <style:style style:name="P1335" style:parent-style-name="Normalny" style:family="paragraph">
      <style:paragraph-properties fo:text-align="justify" fo:line-height="150%" fo:text-indent="0.2479in"/>
    </style:style>
    <style:style style:name="T1336" style:parent-style-name="Domyślnaczcionkaakapitu" style:family="text">
      <style:text-properties fo:background-color="#80FFFF"/>
    </style:style>
    <style:style style:name="T1337" style:parent-style-name="Domyślnaczcionkaakapitu" style:family="text">
      <style:text-properties fo:background-color="#80FFFF"/>
    </style:style>
    <style:style style:name="P1338" style:parent-style-name="Normalny" style:family="paragraph">
      <style:paragraph-properties fo:text-align="justify" fo:line-height="150%"/>
    </style:style>
    <style:style style:name="T1339" style:parent-style-name="Domyślnaczcionkaakapitu" style:family="text">
      <style:text-properties fo:background-color="#80FFFF" style:text-underline-type="single" style:text-underline-style="solid" style:text-underline-width="auto" style:text-underline-mode="continuous"/>
    </style:style>
    <style:style style:name="T1340" style:parent-style-name="Domyślnaczcionkaakapitu" style:family="text">
      <style:text-properties style:text-underline-type="single" style:text-underline-style="solid" style:text-underline-width="auto" style:text-underline-mode="continuous"/>
    </style:style>
    <style:style style:name="T1341" style:parent-style-name="Domyślnaczcionkaakapitu" style:family="text">
      <style:text-properties fo:background-color="#80FFFF" style:text-underline-type="single" style:text-underline-style="solid" style:text-underline-width="auto" style:text-underline-mode="continuous"/>
    </style:style>
    <style:style style:name="T1342" style:parent-style-name="Domyślnaczcionkaakapitu" style:family="text">
      <style:text-properties style:text-underline-type="single" style:text-underline-style="solid" style:text-underline-width="auto" style:text-underline-mode="continuous"/>
    </style:style>
    <style:style style:name="P1343" style:parent-style-name="Normalny" style:family="paragraph">
      <style:paragraph-properties fo:text-align="justify" fo:line-height="150%" fo:text-indent="0.2479in"/>
    </style:style>
    <style:style style:name="T1344" style:parent-style-name="Domyślnaczcionkaakapitu" style:family="text">
      <style:text-properties fo:background-color="#80FFFF"/>
    </style:style>
    <style:style style:name="T1345" style:parent-style-name="Domyślnaczcionkaakapitu" style:family="text">
      <style:text-properties fo:background-color="#80FFFF"/>
    </style:style>
    <style:style style:name="T1346" style:parent-style-name="Domyślnaczcionkaakapitu" style:family="text">
      <style:text-properties fo:background-color="#80FFFF"/>
    </style:style>
    <style:style style:name="T1347" style:parent-style-name="Domyślnaczcionkaakapitu" style:family="text">
      <style:text-properties fo:background-color="#80FFFF"/>
    </style:style>
    <style:style style:name="T1348" style:parent-style-name="Domyślnaczcionkaakapitu" style:family="text">
      <style:text-properties fo:background-color="#80FFFF"/>
    </style:style>
    <style:style style:name="P1349" style:parent-style-name="Normalny" style:family="paragraph">
      <style:paragraph-properties fo:text-align="justify" fo:line-height="150%"/>
    </style:style>
    <style:style style:name="T1350" style:parent-style-name="Domyślnaczcionkaakapitu" style:family="text">
      <style:text-properties style:text-underline-type="single" style:text-underline-style="solid" style:text-underline-width="auto" style:text-underline-mode="continuous"/>
    </style:style>
    <style:style style:name="P1351" style:parent-style-name="Normalny" style:family="paragraph">
      <style:paragraph-properties fo:text-align="justify" fo:line-height="150%" fo:text-indent="0.2479in"/>
    </style:style>
    <style:style style:name="T1352" style:parent-style-name="Domyślnaczcionkaakapitu" style:family="text">
      <style:text-properties fo:background-color="#80FFFF"/>
    </style:style>
    <style:style style:name="P1353" style:parent-style-name="Normalny" style:family="paragraph">
      <style:paragraph-properties fo:text-align="justify" fo:line-height="150%"/>
    </style:style>
    <style:style style:name="T1354" style:parent-style-name="Domyślnaczcionkaakapitu" style:family="text">
      <style:text-properties style:text-underline-type="single" style:text-underline-style="solid" style:text-underline-width="auto" style:text-underline-mode="continuous"/>
    </style:style>
    <style:style style:name="P1355" style:parent-style-name="Normalny" style:family="paragraph">
      <style:paragraph-properties fo:text-align="justify" fo:line-height="150%" fo:text-indent="0.2479in"/>
    </style:style>
    <style:style style:name="T1356" style:parent-style-name="Domyślnaczcionkaakapitu" style:family="text">
      <style:text-properties fo:background-color="#80FFFF"/>
    </style:style>
    <style:style style:name="P1357" style:parent-style-name="Normalny" style:family="paragraph">
      <style:paragraph-properties fo:text-align="justify" fo:line-height="150%"/>
    </style:style>
    <style:style style:name="T1358" style:parent-style-name="Domyślnaczcionkaakapitu" style:family="text">
      <style:text-properties style:text-underline-type="single" style:text-underline-style="solid" style:text-underline-width="auto" style:text-underline-mode="continuous"/>
    </style:style>
    <style:style style:name="P1359" style:parent-style-name="Normalny" style:family="paragraph">
      <style:paragraph-properties fo:text-align="justify" fo:line-height="150%" fo:text-indent="0.2479in"/>
    </style:style>
    <style:style style:name="P1360" style:parent-style-name="Normalny" style:family="paragraph">
      <style:paragraph-properties fo:text-align="justify" fo:line-height="150%" fo:text-indent="0.2479in"/>
    </style:style>
    <style:style style:name="T1361" style:parent-style-name="Domyślnaczcionkaakapitu" style:family="text">
      <style:text-properties fo:background-color="#80FFFF"/>
    </style:style>
    <style:style style:name="T1362" style:parent-style-name="Domyślnaczcionkaakapitu" style:family="text">
      <style:text-properties fo:background-color="#80FFFF"/>
    </style:style>
    <style:style style:name="T1363" style:parent-style-name="Domyślnaczcionkaakapitu" style:family="text">
      <style:text-properties fo:background-color="#80FFFF"/>
    </style:style>
    <style:style style:name="P1364" style:parent-style-name="Normalny" style:family="paragraph">
      <style:paragraph-properties fo:text-align="justify" fo:line-height="150%"/>
    </style:style>
    <style:style style:name="T1365" style:parent-style-name="Domyślnaczcionkaakapitu" style:family="text">
      <style:text-properties fo:background-color="#80FFFF"/>
    </style:style>
    <style:style style:name="T1366" style:parent-style-name="Domyślnaczcionkaakapitu" style:family="text">
      <style:text-properties fo:background-color="#80FFFF"/>
    </style:style>
    <style:style style:name="P1367" style:parent-style-name="Normalny" style:family="paragraph">
      <style:paragraph-properties fo:text-align="justify" fo:line-height="150%" fo:text-indent="0.2479in"/>
    </style:style>
    <style:style style:name="T1368" style:parent-style-name="Domyślnaczcionkaakapitu" style:family="text">
      <style:text-properties fo:background-color="#80FFFF"/>
    </style:style>
    <style:style style:name="P1369" style:parent-style-name="Normalny" style:family="paragraph">
      <style:paragraph-properties fo:text-align="justify" fo:line-height="150%" fo:text-indent="0.2479in"/>
    </style:style>
    <style:style style:name="T1370" style:parent-style-name="Domyślnaczcionkaakapitu" style:family="text">
      <style:text-properties fo:background-color="#80FFFF"/>
    </style:style>
    <style:style style:name="P1371" style:parent-style-name="Normalny" style:family="paragraph">
      <style:paragraph-properties fo:text-align="justify" fo:line-height="150%" fo:text-indent="0.2479in"/>
    </style:style>
    <style:style style:name="T1372" style:parent-style-name="Domyślnaczcionkaakapitu" style:family="text">
      <style:text-properties fo:background-color="#80FFFF"/>
    </style:style>
    <style:style style:name="P1373" style:parent-style-name="Normalny" style:family="paragraph">
      <style:paragraph-properties fo:text-align="justify" fo:line-height="150%" fo:text-indent="0.2479in"/>
    </style:style>
    <style:style style:name="P1374" style:parent-style-name="Normalny" style:family="paragraph">
      <style:paragraph-properties fo:text-align="justify" fo:line-height="150%" fo:text-indent="0.2479in"/>
    </style:style>
    <style:style style:name="P1375" style:parent-style-name="Normalny" style:family="paragraph">
      <style:paragraph-properties fo:text-align="justify" fo:line-height="150%" fo:text-indent="0.2479in"/>
    </style:style>
    <style:style style:name="T1376" style:parent-style-name="Domyślnaczcionkaakapitu" style:family="text">
      <style:text-properties fo:background-color="#80FFFF"/>
    </style:style>
    <style:style style:name="P1377" style:parent-style-name="Normalny" style:family="paragraph">
      <style:paragraph-properties fo:text-align="justify" fo:line-height="150%" fo:text-indent="0.2479in"/>
    </style:style>
    <style:style style:name="P1378" style:parent-style-name="Normalny" style:family="paragraph">
      <style:paragraph-properties fo:text-align="justify" fo:line-height="150%" fo:text-indent="0.2479in"/>
    </style:style>
    <style:style style:name="P1379" style:parent-style-name="Normalny" style:family="paragraph">
      <style:paragraph-properties fo:text-align="justify" fo:line-height="150%" fo:text-indent="0.2479in"/>
    </style:style>
    <style:style style:name="T1380" style:parent-style-name="Domyślnaczcionkaakapitu" style:family="text">
      <style:text-properties fo:background-color="#80FFFF"/>
    </style:style>
    <style:style style:name="T1381" style:parent-style-name="Domyślnaczcionkaakapitu" style:family="text">
      <style:text-properties fo:background-color="#80FFFF"/>
    </style:style>
    <style:style style:name="T1382" style:parent-style-name="Domyślnaczcionkaakapitu" style:family="text">
      <style:text-properties fo:background-color="#80FFFF"/>
    </style:style>
    <style:style style:name="P1383" style:parent-style-name="Normalny" style:family="paragraph">
      <style:paragraph-properties fo:text-align="justify" fo:line-height="150%" fo:text-indent="0.2479in"/>
    </style:style>
    <style:style style:name="T1384" style:parent-style-name="Domyślnaczcionkaakapitu" style:family="text">
      <style:text-properties fo:background-color="#80FFFF"/>
    </style:style>
    <style:style style:name="P1385" style:parent-style-name="Normalny" style:family="paragraph">
      <style:paragraph-properties fo:text-align="justify" fo:line-height="150%"/>
    </style:style>
    <style:style style:name="T1386" style:parent-style-name="Domyślnaczcionkaakapitu" style:family="text">
      <style:text-properties style:text-underline-type="single" style:text-underline-style="solid" style:text-underline-width="auto" style:text-underline-mode="continuous"/>
    </style:style>
    <style:style style:name="T1387" style:parent-style-name="Domyślnaczcionkaakapitu" style:family="text">
      <style:text-properties fo:background-color="#80FFFF"/>
    </style:style>
    <style:style style:name="P1388" style:parent-style-name="Normalny" style:family="paragraph">
      <style:paragraph-properties fo:text-align="justify" fo:line-height="150%" fo:text-indent="0.2479in"/>
    </style:style>
    <style:style style:name="T1389" style:parent-style-name="Domyślnaczcionkaakapitu" style:family="text">
      <style:text-properties fo:background-color="#80FFFF"/>
    </style:style>
    <style:style style:name="T1390" style:parent-style-name="Domyślnaczcionkaakapitu" style:family="text">
      <style:text-properties fo:background-color="#80FFFF"/>
    </style:style>
    <style:style style:name="T1391" style:parent-style-name="Domyślnaczcionkaakapitu" style:family="text">
      <style:text-properties fo:background-color="#80FFFF"/>
    </style:style>
    <style:style style:name="T1392" style:parent-style-name="Domyślnaczcionkaakapitu" style:family="text">
      <style:text-properties fo:background-color="#80FFFF"/>
    </style:style>
    <style:style style:name="P1393" style:parent-style-name="Normalny" style:family="paragraph">
      <style:paragraph-properties fo:text-align="justify" fo:line-height="150%" fo:text-indent="0.2479in"/>
    </style:style>
    <style:style style:name="T1394" style:parent-style-name="Domyślnaczcionkaakapitu" style:family="text">
      <style:text-properties fo:background-color="#80FFFF"/>
    </style:style>
    <style:style style:name="T1395" style:parent-style-name="Domyślnaczcionkaakapitu" style:family="text">
      <style:text-properties fo:background-color="#80FFFF"/>
    </style:style>
    <style:style style:name="P1396" style:parent-style-name="Normalny" style:family="paragraph">
      <style:paragraph-properties fo:text-align="justify" fo:line-height="150%" fo:text-indent="0.2479in"/>
    </style:style>
    <style:style style:name="T1397" style:parent-style-name="Domyślnaczcionkaakapitu" style:family="text">
      <style:text-properties fo:background-color="#80FFFF"/>
    </style:style>
    <style:style style:name="P1398" style:parent-style-name="Normalny" style:family="paragraph">
      <style:paragraph-properties fo:text-align="justify" fo:line-height="150%"/>
    </style:style>
    <style:style style:name="T1399" style:parent-style-name="Domyślnaczcionkaakapitu" style:family="text">
      <style:text-properties style:text-underline-type="single" style:text-underline-style="solid" style:text-underline-width="auto" style:text-underline-mode="continuous"/>
    </style:style>
    <style:style style:name="T1400" style:parent-style-name="Domyślnaczcionkaakapitu" style:family="text">
      <style:text-properties fo:background-color="#80FFFF" style:text-underline-type="single" style:text-underline-style="solid" style:text-underline-width="auto" style:text-underline-mode="continuous"/>
    </style:style>
    <style:style style:name="T1401" style:parent-style-name="Domyślnaczcionkaakapitu" style:family="text">
      <style:text-properties style:text-underline-type="single" style:text-underline-style="solid" style:text-underline-width="auto" style:text-underline-mode="continuous"/>
    </style:style>
    <style:style style:name="T1402" style:parent-style-name="Domyślnaczcionkaakapitu" style:family="text">
      <style:text-properties fo:background-color="#80FFFF" style:text-underline-type="single" style:text-underline-style="solid" style:text-underline-width="auto" style:text-underline-mode="continuous"/>
    </style:style>
    <style:style style:name="T1403" style:parent-style-name="Domyślnaczcionkaakapitu" style:family="text">
      <style:text-properties style:text-underline-type="single" style:text-underline-style="solid" style:text-underline-width="auto" style:text-underline-mode="continuous"/>
    </style:style>
    <style:style style:name="P1404" style:parent-style-name="Normalny" style:family="paragraph">
      <style:paragraph-properties fo:text-align="justify" fo:line-height="150%" fo:text-indent="0.2479in"/>
    </style:style>
    <style:style style:name="P1405" style:parent-style-name="Normalny" style:family="paragraph">
      <style:paragraph-properties fo:text-align="justify" fo:line-height="150%" fo:text-indent="0.2479in"/>
    </style:style>
    <style:style style:name="P1406" style:parent-style-name="Normalny" style:family="paragraph">
      <style:paragraph-properties fo:text-align="justify" fo:line-height="150%" fo:text-indent="0.2479in"/>
    </style:style>
    <style:style style:name="P1407" style:parent-style-name="Normalny" style:family="paragraph">
      <style:paragraph-properties fo:text-align="justify" fo:line-height="150%"/>
    </style:style>
    <style:style style:name="T1408" style:parent-style-name="Domyślnaczcionkaakapitu" style:family="text">
      <style:text-properties style:text-underline-type="single" style:text-underline-style="solid" style:text-underline-width="auto" style:text-underline-mode="continuous"/>
    </style:style>
    <style:style style:name="P1409" style:parent-style-name="Normalny" style:family="paragraph">
      <style:paragraph-properties fo:text-align="justify" fo:line-height="150%" fo:text-indent="0.2479in"/>
    </style:style>
    <style:style style:name="T1410" style:parent-style-name="Domyślnaczcionkaakapitu" style:family="text">
      <style:text-properties fo:background-color="#80FFFF"/>
    </style:style>
    <style:style style:name="P1411" style:parent-style-name="Normalny" style:family="paragraph">
      <style:paragraph-properties fo:text-align="justify" fo:line-height="150%" fo:text-indent="0.2479in"/>
    </style:style>
    <style:style style:name="P1412" style:parent-style-name="Normalny" style:family="paragraph">
      <style:paragraph-properties fo:text-align="justify" fo:line-height="150%"/>
    </style:style>
    <style:style style:name="T1413" style:parent-style-name="Domyślnaczcionkaakapitu" style:family="text">
      <style:text-properties style:text-underline-type="single" style:text-underline-style="solid" style:text-underline-width="auto" style:text-underline-mode="continuous"/>
    </style:style>
    <style:style style:name="T1414" style:parent-style-name="Domyślnaczcionkaakapitu" style:family="text">
      <style:text-properties fo:background-color="#80FFFF" style:text-underline-type="single" style:text-underline-style="solid" style:text-underline-width="auto" style:text-underline-mode="continuous"/>
    </style:style>
    <style:style style:name="T1415" style:parent-style-name="Domyślnaczcionkaakapitu" style:family="text">
      <style:text-properties style:text-underline-type="single" style:text-underline-style="solid" style:text-underline-width="auto" style:text-underline-mode="continuous"/>
    </style:style>
    <style:style style:name="T1416" style:parent-style-name="Domyślnaczcionkaakapitu" style:family="text">
      <style:text-properties fo:background-color="#80FFFF" style:text-underline-type="single" style:text-underline-style="solid" style:text-underline-width="auto" style:text-underline-mode="continuous"/>
    </style:style>
    <style:style style:name="T1417" style:parent-style-name="Domyślnaczcionkaakapitu" style:family="text">
      <style:text-properties style:text-underline-type="single" style:text-underline-style="solid" style:text-underline-width="auto" style:text-underline-mode="continuous"/>
    </style:style>
    <style:style style:name="P1418" style:parent-style-name="Normalny" style:family="paragraph">
      <style:paragraph-properties fo:text-align="justify" fo:line-height="150%" fo:text-indent="0.2479in"/>
    </style:style>
    <style:style style:name="P1419" style:parent-style-name="Normalny" style:family="paragraph">
      <style:paragraph-properties fo:text-align="justify" fo:line-height="150%" fo:text-indent="0.2479in"/>
    </style:style>
    <style:style style:name="P1420" style:parent-style-name="Normalny" style:family="paragraph">
      <style:paragraph-properties fo:text-align="justify" fo:line-height="150%" fo:text-indent="0.2479in"/>
    </style:style>
    <style:style style:name="T1421" style:parent-style-name="Domyślnaczcionkaakapitu" style:family="text">
      <style:text-properties fo:background-color="#80FFFF"/>
    </style:style>
    <style:style style:name="P1422" style:parent-style-name="Normalny" style:family="paragraph">
      <style:paragraph-properties fo:text-align="justify" fo:line-height="150%" fo:text-indent="0.2479in"/>
    </style:style>
    <style:style style:name="T1423" style:parent-style-name="Domyślnaczcionkaakapitu" style:family="text">
      <style:text-properties fo:background-color="#80FFFF"/>
    </style:style>
    <style:style style:name="T1424" style:parent-style-name="Domyślnaczcionkaakapitu" style:family="text">
      <style:text-properties fo:background-color="#80FFFF"/>
    </style:style>
    <style:style style:name="T1425" style:parent-style-name="Domyślnaczcionkaakapitu" style:family="text">
      <style:text-properties fo:background-color="#80FFFF"/>
    </style:style>
    <style:style style:name="T1426" style:parent-style-name="Domyślnaczcionkaakapitu" style:family="text">
      <style:text-properties fo:background-color="#80FFFF"/>
    </style:style>
    <style:style style:name="P1427" style:parent-style-name="Normalny" style:family="paragraph">
      <style:paragraph-properties fo:text-align="justify" fo:line-height="150%" fo:text-indent="0.2479in"/>
    </style:style>
    <style:style style:name="T1428" style:parent-style-name="Domyślnaczcionkaakapitu" style:family="text">
      <style:text-properties fo:background-color="#80FFFF"/>
    </style:style>
    <style:style style:name="P1429" style:parent-style-name="Normalny" style:family="paragraph">
      <style:paragraph-properties fo:text-align="justify" fo:line-height="150%" fo:text-indent="0.2479in"/>
    </style:style>
    <style:style style:name="P1430" style:parent-style-name="Normalny" style:family="paragraph">
      <style:paragraph-properties fo:text-align="justify" fo:line-height="150%"/>
    </style:style>
    <style:style style:name="T1431" style:parent-style-name="Domyślnaczcionkaakapitu" style:family="text">
      <style:text-properties style:text-underline-type="single" style:text-underline-style="solid" style:text-underline-width="auto" style:text-underline-mode="continuous"/>
    </style:style>
    <style:style style:name="T1432" style:parent-style-name="Domyślnaczcionkaakapitu" style:family="text">
      <style:text-properties fo:background-color="#80FFFF"/>
    </style:style>
    <style:style style:name="P1433" style:parent-style-name="Normalny" style:family="paragraph">
      <style:paragraph-properties fo:text-align="justify" fo:line-height="150%" fo:text-indent="0.2479in"/>
    </style:style>
    <style:style style:name="T1434" style:parent-style-name="Domyślnaczcionkaakapitu" style:family="text">
      <style:text-properties fo:background-color="#80FFFF"/>
    </style:style>
    <style:style style:name="P1435" style:parent-style-name="Normalny" style:family="paragraph">
      <style:paragraph-properties fo:text-align="justify" fo:line-height="150%"/>
    </style:style>
    <style:style style:name="T1436" style:parent-style-name="Domyślnaczcionkaakapitu" style:family="text">
      <style:text-properties style:text-underline-type="single" style:text-underline-style="solid" style:text-underline-width="auto" style:text-underline-mode="continuous"/>
    </style:style>
    <style:style style:name="T1437" style:parent-style-name="Domyślnaczcionkaakapitu" style:family="text">
      <style:text-properties fo:background-color="#80FFFF" style:text-underline-type="single" style:text-underline-style="solid" style:text-underline-width="auto" style:text-underline-mode="continuous"/>
    </style:style>
    <style:style style:name="T1438" style:parent-style-name="Domyślnaczcionkaakapitu" style:family="text">
      <style:text-properties style:text-underline-type="single" style:text-underline-style="solid" style:text-underline-width="auto" style:text-underline-mode="continuous"/>
    </style:style>
    <style:style style:name="P1439" style:parent-style-name="Normalny" style:family="paragraph">
      <style:paragraph-properties fo:text-align="justify" fo:line-height="150%" fo:text-indent="0.2479in"/>
    </style:style>
    <style:style style:name="T1440" style:parent-style-name="Domyślnaczcionkaakapitu" style:family="text">
      <style:text-properties fo:background-color="#80FFFF"/>
    </style:style>
    <style:style style:name="P1441" style:parent-style-name="Normalny" style:family="paragraph">
      <style:paragraph-properties fo:text-align="justify" fo:line-height="150%" fo:text-indent="0.2479in"/>
    </style:style>
    <style:style style:name="P1442" style:parent-style-name="Normalny" style:family="paragraph">
      <style:paragraph-properties fo:text-align="justify" fo:line-height="150%" fo:text-indent="0.2479in"/>
    </style:style>
    <style:style style:name="T1443" style:parent-style-name="Domyślnaczcionkaakapitu" style:family="text">
      <style:text-properties fo:background-color="#80FFFF"/>
    </style:style>
    <style:style style:name="T1444" style:parent-style-name="Domyślnaczcionkaakapitu" style:family="text">
      <style:text-properties fo:background-color="#80FFFF"/>
    </style:style>
    <style:style style:name="T1445" style:parent-style-name="Domyślnaczcionkaakapitu" style:family="text">
      <style:text-properties fo:background-color="#80FFFF"/>
    </style:style>
    <style:style style:name="P1446" style:parent-style-name="Normalny" style:family="paragraph">
      <style:paragraph-properties fo:text-align="justify" fo:line-height="150%" fo:text-indent="0.2479in"/>
    </style:style>
    <style:style style:name="P1447" style:parent-style-name="Normalny" style:family="paragraph">
      <style:paragraph-properties fo:text-align="justify" fo:line-height="150%"/>
    </style:style>
    <style:style style:name="P1448" style:parent-style-name="Normalny" style:family="paragraph">
      <style:paragraph-properties fo:text-align="justify" fo:line-height="150%"/>
    </style:style>
    <style:style style:name="T1449" style:parent-style-name="Domyślnaczcionkaakapitu" style:family="text">
      <style:text-properties style:text-underline-type="single" style:text-underline-style="solid" style:text-underline-width="auto" style:text-underline-mode="continuous"/>
    </style:style>
    <style:style style:name="T1450" style:parent-style-name="Domyślnaczcionkaakapitu" style:family="text">
      <style:text-properties fo:background-color="#80FFFF"/>
    </style:style>
    <style:style style:name="P1451" style:parent-style-name="Normalny" style:family="paragraph">
      <style:paragraph-properties fo:text-align="justify" fo:line-height="150%" fo:text-indent="0.2479in"/>
    </style:style>
    <style:style style:name="P1452" style:parent-style-name="Normalny" style:family="paragraph">
      <style:paragraph-properties fo:text-align="justify" fo:line-height="150%"/>
    </style:style>
    <style:style style:name="P1453" style:parent-style-name="Normalny" style:family="paragraph">
      <style:paragraph-properties fo:text-align="justify" fo:line-height="150%"/>
    </style:style>
    <style:style style:name="T1454" style:parent-style-name="Domyślnaczcionkaakapitu" style:family="text">
      <style:text-properties style:text-underline-type="single" style:text-underline-style="solid" style:text-underline-width="auto" style:text-underline-mode="continuous"/>
    </style:style>
    <style:style style:name="P1455" style:parent-style-name="Normalny" style:family="paragraph">
      <style:paragraph-properties fo:text-align="justify" fo:line-height="150%" fo:text-indent="0.2479in"/>
    </style:style>
    <style:style style:name="T1456" style:parent-style-name="Domyślnaczcionkaakapitu" style:family="text">
      <style:text-properties fo:background-color="#80FFFF"/>
    </style:style>
    <style:style style:name="T1457" style:parent-style-name="Domyślnaczcionkaakapitu" style:family="text">
      <style:text-properties fo:background-color="#80FFFF"/>
    </style:style>
    <style:style style:name="P1458" style:parent-style-name="Normalny" style:family="paragraph">
      <style:paragraph-properties fo:text-align="justify" fo:line-height="150%" fo:text-indent="0.2479in"/>
    </style:style>
    <style:style style:name="P1459" style:parent-style-name="Normalny" style:family="paragraph">
      <style:paragraph-properties fo:text-align="justify" fo:line-height="150%" fo:text-indent="0.2479in"/>
    </style:style>
    <style:style style:name="P1460" style:parent-style-name="Normalny" style:family="paragraph">
      <style:paragraph-properties fo:text-align="justify" fo:line-height="150%" fo:text-indent="0.2479in"/>
    </style:style>
    <style:style style:name="T1461" style:parent-style-name="Domyślnaczcionkaakapitu" style:family="text">
      <style:text-properties fo:background-color="#80FFFF"/>
    </style:style>
    <style:style style:name="P1462" style:parent-style-name="Normalny" style:family="paragraph">
      <style:paragraph-properties fo:text-align="justify" fo:line-height="150%" fo:text-indent="0.2479in"/>
    </style:style>
    <style:style style:name="T1463" style:parent-style-name="Domyślnaczcionkaakapitu" style:family="text">
      <style:text-properties fo:background-color="#80FFFF"/>
    </style:style>
    <style:style style:name="P1464" style:parent-style-name="Normalny" style:family="paragraph">
      <style:paragraph-properties fo:text-align="justify" fo:line-height="150%"/>
    </style:style>
    <style:style style:name="T1465" style:parent-style-name="Domyślnaczcionkaakapitu" style:family="text">
      <style:text-properties style:text-underline-type="single" style:text-underline-style="solid" style:text-underline-width="auto" style:text-underline-mode="continuous"/>
    </style:style>
    <style:style style:name="T1466" style:parent-style-name="Domyślnaczcionkaakapitu" style:family="text">
      <style:text-properties style:text-underline-type="single" style:text-underline-style="solid" style:text-underline-width="auto" style:text-underline-mode="continuous"/>
    </style:style>
    <style:style style:name="P1467" style:parent-style-name="Normalny" style:family="paragraph">
      <style:paragraph-properties fo:text-align="justify" fo:line-height="150%" fo:text-indent="0.2479in"/>
    </style:style>
    <style:style style:name="T1468" style:parent-style-name="Domyślnaczcionkaakapitu" style:family="text">
      <style:text-properties fo:background-color="#80FFFF"/>
    </style:style>
    <style:style style:name="P1469" style:parent-style-name="Normalny" style:family="paragraph">
      <style:paragraph-properties fo:text-align="justify" fo:line-height="150%"/>
    </style:style>
    <style:style style:name="T1470" style:parent-style-name="Domyślnaczcionkaakapitu" style:family="text">
      <style:text-properties style:text-underline-type="single" style:text-underline-style="solid" style:text-underline-width="auto" style:text-underline-mode="continuous"/>
    </style:style>
    <style:style style:name="T1471" style:parent-style-name="Domyślnaczcionkaakapitu" style:family="text">
      <style:text-properties fo:background-color="#80FFFF"/>
    </style:style>
    <style:style style:name="P1472" style:parent-style-name="Normalny" style:family="paragraph">
      <style:paragraph-properties fo:text-align="justify" fo:line-height="150%" fo:text-indent="0.2479in"/>
    </style:style>
    <style:style style:name="P1473" style:parent-style-name="Normalny" style:family="paragraph">
      <style:paragraph-properties fo:text-align="justify" fo:line-height="150%" fo:text-indent="0.2479in"/>
    </style:style>
    <style:style style:name="T1474" style:parent-style-name="Domyślnaczcionkaakapitu" style:family="text">
      <style:text-properties fo:background-color="#80FFFF"/>
    </style:style>
    <style:style style:name="T1475" style:parent-style-name="Domyślnaczcionkaakapitu" style:family="text">
      <style:text-properties fo:background-color="#80FFFF"/>
    </style:style>
    <style:style style:name="P1476" style:parent-style-name="Normalny" style:family="paragraph">
      <style:paragraph-properties fo:text-align="justify" fo:line-height="150%" fo:text-indent="0.2479in"/>
    </style:style>
    <style:style style:name="P1477" style:parent-style-name="Normalny" style:family="paragraph">
      <style:paragraph-properties fo:text-align="justify" fo:line-height="150%"/>
    </style:style>
    <style:style style:name="T1478" style:parent-style-name="Domyślnaczcionkaakapitu" style:family="text">
      <style:text-properties style:text-underline-type="single" style:text-underline-style="solid" style:text-underline-width="auto" style:text-underline-mode="continuous"/>
    </style:style>
    <style:style style:name="P1479" style:parent-style-name="Normalny" style:family="paragraph">
      <style:paragraph-properties fo:text-align="justify" fo:line-height="150%" fo:text-indent="0.2479in"/>
    </style:style>
    <style:style style:name="P1480" style:parent-style-name="Normalny" style:family="paragraph">
      <style:paragraph-properties fo:text-align="justify" fo:line-height="150%" fo:text-indent="0.2479in"/>
    </style:style>
    <style:style style:name="P1481" style:parent-style-name="Normalny" style:family="paragraph">
      <style:paragraph-properties fo:text-align="justify" fo:line-height="150%"/>
    </style:style>
    <style:style style:name="P1482" style:parent-style-name="Normalny" style:family="paragraph">
      <style:paragraph-properties fo:text-align="justify" fo:line-height="150%" fo:text-indent="0.2479in"/>
    </style:style>
    <style:style style:name="T1483" style:parent-style-name="Domyślnaczcionkaakapitu" style:family="text">
      <style:text-properties fo:background-color="#80FFFF"/>
    </style:style>
    <style:style style:name="P1484" style:parent-style-name="Normalny" style:family="paragraph">
      <style:paragraph-properties fo:text-align="justify" fo:line-height="150%"/>
    </style:style>
    <style:style style:name="T1485" style:parent-style-name="Domyślnaczcionkaakapitu" style:family="text">
      <style:text-properties style:text-underline-type="single" style:text-underline-style="solid" style:text-underline-width="auto" style:text-underline-mode="continuous"/>
    </style:style>
    <style:style style:name="T1486" style:parent-style-name="Domyślnaczcionkaakapitu" style:family="text">
      <style:text-properties fo:background-color="#80FFFF"/>
    </style:style>
    <style:style style:name="P1487" style:parent-style-name="Normalny" style:family="paragraph">
      <style:paragraph-properties fo:text-align="justify" fo:line-height="150%" fo:text-indent="0.2479in"/>
    </style:style>
    <style:style style:name="T1488" style:parent-style-name="Domyślnaczcionkaakapitu" style:family="text">
      <style:text-properties fo:background-color="#80FFFF"/>
    </style:style>
    <style:style style:name="P1489" style:parent-style-name="Normalny" style:family="paragraph">
      <style:paragraph-properties fo:text-align="justify" fo:line-height="150%"/>
    </style:style>
    <style:style style:name="T1490" style:parent-style-name="Domyślnaczcionkaakapitu" style:family="text">
      <style:text-properties style:text-underline-type="single" style:text-underline-style="solid" style:text-underline-width="auto" style:text-underline-mode="continuous"/>
    </style:style>
    <style:style style:name="P1491" style:parent-style-name="Normalny" style:family="paragraph">
      <style:paragraph-properties fo:text-align="justify" fo:line-height="150%" fo:text-indent="0.2479in"/>
    </style:style>
    <style:style style:name="T1492" style:parent-style-name="Domyślnaczcionkaakapitu" style:family="text">
      <style:text-properties fo:background-color="#80FFFF"/>
    </style:style>
    <style:style style:name="T1493" style:parent-style-name="Domyślnaczcionkaakapitu" style:family="text">
      <style:text-properties fo:background-color="#80FFFF"/>
    </style:style>
    <style:style style:name="T1494" style:parent-style-name="Domyślnaczcionkaakapitu" style:family="text">
      <style:text-properties fo:background-color="#80FFFF"/>
    </style:style>
    <style:style style:name="T1495" style:parent-style-name="Domyślnaczcionkaakapitu" style:family="text">
      <style:text-properties fo:background-color="#80FFFF"/>
    </style:style>
    <style:style style:name="T1496" style:parent-style-name="Domyślnaczcionkaakapitu" style:family="text">
      <style:text-properties fo:background-color="#80FFFF"/>
    </style:style>
    <style:style style:name="P1497" style:parent-style-name="Normalny" style:family="paragraph">
      <style:paragraph-properties fo:text-align="justify" fo:line-height="150%" fo:text-indent="0.2479in"/>
    </style:style>
    <style:style style:name="P1498" style:parent-style-name="Normalny" style:family="paragraph">
      <style:paragraph-properties fo:text-align="justify" fo:line-height="150%" fo:text-indent="0.2479in"/>
    </style:style>
    <style:style style:name="P1499" style:parent-style-name="Normalny" style:family="paragraph">
      <style:paragraph-properties fo:text-align="justify" fo:line-height="150%" fo:text-indent="0.2479in"/>
    </style:style>
    <style:style style:name="T1500" style:parent-style-name="Domyślnaczcionkaakapitu" style:family="text">
      <style:text-properties fo:background-color="#80FFFF"/>
    </style:style>
    <style:style style:name="T1501" style:parent-style-name="Domyślnaczcionkaakapitu" style:family="text">
      <style:text-properties fo:background-color="#80FFFF"/>
    </style:style>
    <style:style style:name="P1502" style:parent-style-name="Normalny" style:family="paragraph">
      <style:paragraph-properties fo:text-align="justify" fo:line-height="150%"/>
    </style:style>
    <style:style style:name="T1503" style:parent-style-name="Domyślnaczcionkaakapitu" style:family="text">
      <style:text-properties style:text-underline-type="single" style:text-underline-style="solid" style:text-underline-width="auto" style:text-underline-mode="continuous"/>
    </style:style>
    <style:style style:name="T1504" style:parent-style-name="Domyślnaczcionkaakapitu" style:family="text">
      <style:text-properties fo:background-color="#80FFFF"/>
    </style:style>
    <style:style style:name="P1505" style:parent-style-name="Normalny" style:family="paragraph">
      <style:paragraph-properties fo:text-align="justify" fo:line-height="150%" fo:text-indent="0.2479in"/>
    </style:style>
    <style:style style:name="T1506" style:parent-style-name="Domyślnaczcionkaakapitu" style:family="text">
      <style:text-properties fo:background-color="#80FFFF"/>
    </style:style>
    <style:style style:name="P1507" style:parent-style-name="Normalny" style:family="paragraph">
      <style:paragraph-properties fo:text-align="justify" fo:line-height="150%" fo:text-indent="0.2479in"/>
    </style:style>
    <style:style style:name="P1508" style:parent-style-name="Normalny" style:family="paragraph">
      <style:paragraph-properties fo:text-align="justify" fo:line-height="150%"/>
    </style:style>
    <style:style style:name="T1509" style:parent-style-name="Domyślnaczcionkaakapitu" style:family="text">
      <style:text-properties style:text-underline-type="single" style:text-underline-style="solid" style:text-underline-width="auto" style:text-underline-mode="continuous"/>
    </style:style>
    <style:style style:name="T1510" style:parent-style-name="Domyślnaczcionkaakapitu" style:family="text">
      <style:text-properties fo:background-color="#80FFFF" style:text-underline-type="single" style:text-underline-style="solid" style:text-underline-width="auto" style:text-underline-mode="continuous"/>
    </style:style>
    <style:style style:name="T1511" style:parent-style-name="Domyślnaczcionkaakapitu" style:family="text">
      <style:text-properties style:text-underline-type="single" style:text-underline-style="solid" style:text-underline-width="auto" style:text-underline-mode="continuous"/>
    </style:style>
    <style:style style:name="P1512" style:parent-style-name="Normalny" style:family="paragraph">
      <style:paragraph-properties fo:text-align="justify" fo:line-height="150%" fo:text-indent="0.2479in"/>
    </style:style>
    <style:style style:name="P1513" style:parent-style-name="Normalny" style:family="paragraph">
      <style:paragraph-properties fo:text-align="justify" fo:line-height="150%" fo:text-indent="0.2479in"/>
    </style:style>
    <style:style style:name="P1514" style:parent-style-name="Normalny" style:family="paragraph">
      <style:paragraph-properties fo:text-align="justify" fo:line-height="150%"/>
    </style:style>
    <style:style style:name="T1515" style:parent-style-name="Domyślnaczcionkaakapitu" style:family="text">
      <style:text-properties style:text-underline-type="single" style:text-underline-style="solid" style:text-underline-width="auto" style:text-underline-mode="continuous"/>
    </style:style>
    <style:style style:name="T1516" style:parent-style-name="Domyślnaczcionkaakapitu" style:family="text">
      <style:text-properties fo:background-color="#80FFFF" style:text-underline-type="single" style:text-underline-style="solid" style:text-underline-width="auto" style:text-underline-mode="continuous"/>
    </style:style>
    <style:style style:name="T1517" style:parent-style-name="Domyślnaczcionkaakapitu" style:family="text">
      <style:text-properties style:text-underline-type="single" style:text-underline-style="solid" style:text-underline-width="auto" style:text-underline-mode="continuous"/>
    </style:style>
    <style:style style:name="P1518" style:parent-style-name="Normalny" style:family="paragraph">
      <style:paragraph-properties fo:text-align="justify" fo:line-height="150%" fo:text-indent="0.2479in"/>
    </style:style>
    <style:style style:name="T1519" style:parent-style-name="Domyślnaczcionkaakapitu" style:family="text">
      <style:text-properties fo:background-color="#80FFFF"/>
    </style:style>
    <style:style style:name="P1520" style:parent-style-name="Normalny" style:family="paragraph">
      <style:paragraph-properties fo:text-align="justify" fo:line-height="150%" fo:text-indent="0.2479in">
        <style:tab-stops>
          <style:tab-stop style:type="left" style:leader-style="solid" style:leader-text="_" style:position="0.6263in"/>
          <style:tab-stop style:type="left" style:leader-style="solid" style:leader-text="_" style:position="1.7763in"/>
        </style:tab-stops>
      </style:paragraph-properties>
    </style:style>
    <style:style style:name="P1521" style:parent-style-name="Normalny" style:family="paragraph">
      <style:paragraph-properties fo:text-align="justify" fo:line-height="150%">
        <style:tab-stops>
          <style:tab-stop style:type="left" style:leader-style="solid" style:leader-text="_" style:position="0.6263in"/>
          <style:tab-stop style:type="left" style:leader-style="solid" style:leader-text="_" style:position="1.7763in"/>
        </style:tab-stops>
      </style:paragraph-properties>
    </style:style>
    <style:style style:name="T1522" style:parent-style-name="Domyślnaczcionkaakapitu" style:family="text">
      <style:text-properties style:text-underline-type="single" style:text-underline-style="solid" style:text-underline-width="auto" style:text-underline-mode="continuous"/>
    </style:style>
    <style:style style:name="T1523" style:parent-style-name="Domyślnaczcionkaakapitu" style:family="text">
      <style:text-properties fo:background-color="#80FFFF"/>
    </style:style>
    <style:style style:name="P1524" style:parent-style-name="Normalny" style:family="paragraph">
      <style:paragraph-properties fo:text-align="justify" fo:line-height="150%" fo:text-indent="0.2479in">
        <style:tab-stops>
          <style:tab-stop style:type="left" style:leader-style="solid" style:leader-text="_" style:position="0.6263in"/>
          <style:tab-stop style:type="left" style:leader-style="solid" style:leader-text="_" style:position="1.7763in"/>
        </style:tab-stops>
      </style:paragraph-properties>
    </style:style>
    <style:style style:name="P1525" style:parent-style-name="Normalny" style:family="paragraph">
      <style:paragraph-properties fo:text-align="justify" fo:line-height="150%">
        <style:tab-stops>
          <style:tab-stop style:type="left" style:leader-style="solid" style:leader-text="_" style:position="0.6263in"/>
          <style:tab-stop style:type="left" style:leader-style="solid" style:leader-text="_" style:position="1.7763in"/>
        </style:tab-stops>
      </style:paragraph-properties>
    </style:style>
    <style:style style:name="T1526" style:parent-style-name="Domyślnaczcionkaakapitu" style:family="text">
      <style:text-properties style:text-underline-type="single" style:text-underline-style="solid" style:text-underline-width="auto" style:text-underline-mode="continuous"/>
    </style:style>
    <style:style style:name="T1527" style:parent-style-name="Domyślnaczcionkaakapitu" style:family="text">
      <style:text-properties fo:background-color="#80FFFF" style:text-underline-type="single" style:text-underline-style="solid" style:text-underline-width="auto" style:text-underline-mode="continuous"/>
    </style:style>
    <style:style style:name="T1528" style:parent-style-name="Domyślnaczcionkaakapitu" style:family="text">
      <style:text-properties style:text-underline-type="single" style:text-underline-style="solid" style:text-underline-width="auto" style:text-underline-mode="continuous"/>
    </style:style>
    <style:style style:name="P1529" style:parent-style-name="Normalny" style:family="paragraph">
      <style:paragraph-properties fo:text-align="justify" fo:line-height="150%" fo:text-indent="0.2479in"/>
    </style:style>
    <style:style style:name="P1530" style:parent-style-name="Normalny" style:family="paragraph">
      <style:paragraph-properties fo:text-align="justify" fo:line-height="150%" fo:text-indent="0.2479in"/>
    </style:style>
    <style:style style:name="T1531" style:parent-style-name="Domyślnaczcionkaakapitu" style:family="text">
      <style:text-properties fo:background-color="#80FFFF"/>
    </style:style>
    <style:style style:name="P1532" style:parent-style-name="Normalny" style:family="paragraph">
      <style:paragraph-properties fo:text-align="justify" fo:line-height="150%" fo:text-indent="0.2479in"/>
    </style:style>
    <style:style style:name="P1533" style:parent-style-name="Normalny" style:family="paragraph">
      <style:paragraph-properties fo:text-align="justify" fo:line-height="150%" fo:text-indent="0.2479in"/>
    </style:style>
    <style:style style:name="P1534" style:parent-style-name="Normalny" style:family="paragraph">
      <style:paragraph-properties fo:text-align="justify" fo:line-height="150%"/>
    </style:style>
    <style:style style:name="T1535" style:parent-style-name="Domyślnaczcionkaakapitu" style:family="text">
      <style:text-properties fo:background-color="#80FFFF"/>
    </style:style>
    <style:style style:name="P1536" style:parent-style-name="Normalny" style:family="paragraph">
      <style:paragraph-properties fo:text-align="justify" fo:line-height="150%" fo:text-indent="0.2479in"/>
    </style:style>
    <style:style style:name="P1537" style:parent-style-name="Normalny" style:family="paragraph">
      <style:paragraph-properties fo:text-align="justify" fo:line-height="150%" fo:text-indent="0.2479in"/>
    </style:style>
    <style:style style:name="T1538" style:parent-style-name="Domyślnaczcionkaakapitu" style:family="text">
      <style:text-properties fo:background-color="#80FFFF"/>
    </style:style>
    <style:style style:name="T1539" style:parent-style-name="Domyślnaczcionkaakapitu" style:family="text">
      <style:text-properties fo:background-color="#80FFFF"/>
    </style:style>
    <style:style style:name="P1540" style:parent-style-name="Normalny" style:family="paragraph">
      <style:paragraph-properties fo:text-align="justify" fo:line-height="150%" fo:text-indent="0.2479in"/>
    </style:style>
    <style:style style:name="T1541" style:parent-style-name="Domyślnaczcionkaakapitu" style:family="text">
      <style:text-properties fo:background-color="#80FFFF"/>
    </style:style>
    <style:style style:name="T1542" style:parent-style-name="Domyślnaczcionkaakapitu" style:family="text">
      <style:text-properties fo:background-color="#80FFFF"/>
    </style:style>
    <style:style style:name="T1543" style:parent-style-name="Domyślnaczcionkaakapitu" style:family="text">
      <style:text-properties fo:background-color="#80FFFF"/>
    </style:style>
    <style:style style:name="P1544" style:parent-style-name="Normalny" style:family="paragraph">
      <style:paragraph-properties fo:text-align="justify" fo:line-height="150%" fo:text-indent="0.2479in"/>
    </style:style>
    <style:style style:name="T1545" style:parent-style-name="Domyślnaczcionkaakapitu" style:family="text">
      <style:text-properties fo:background-color="#80FFFF"/>
    </style:style>
    <style:style style:name="P1546" style:parent-style-name="Normalny" style:family="paragraph">
      <style:paragraph-properties fo:text-align="justify" fo:line-height="150%" fo:text-indent="0.2479in"/>
    </style:style>
    <style:style style:name="T1547" style:parent-style-name="Domyślnaczcionkaakapitu" style:family="text">
      <style:text-properties fo:background-color="#80FFFF"/>
    </style:style>
    <style:style style:name="P1548" style:parent-style-name="Normalny" style:family="paragraph">
      <style:paragraph-properties fo:text-align="justify" fo:line-height="150%" fo:text-indent="0.2479in"/>
    </style:style>
    <style:style style:name="T1549" style:parent-style-name="Domyślnaczcionkaakapitu" style:family="text">
      <style:text-properties fo:background-color="#80FFFF"/>
    </style:style>
    <style:style style:name="P1550" style:parent-style-name="Normalny" style:family="paragraph">
      <style:paragraph-properties fo:text-align="justify" fo:line-height="150%" fo:text-indent="0.2479in"/>
    </style:style>
    <style:style style:name="T1551" style:parent-style-name="Domyślnaczcionkaakapitu" style:family="text">
      <style:text-properties fo:background-color="#80FFFF"/>
    </style:style>
    <style:style style:name="T1552" style:parent-style-name="Domyślnaczcionkaakapitu" style:family="text">
      <style:text-properties fo:background-color="#80FFFF"/>
    </style:style>
    <style:style style:name="T1553" style:parent-style-name="Domyślnaczcionkaakapitu" style:family="text">
      <style:text-properties fo:background-color="#80FFFF"/>
    </style:style>
    <style:style style:name="T1554" style:parent-style-name="Domyślnaczcionkaakapitu" style:family="text">
      <style:text-properties fo:background-color="#80FFFF"/>
    </style:style>
    <style:style style:name="T1555" style:parent-style-name="Domyślnaczcionkaakapitu" style:family="text">
      <style:text-properties fo:background-color="#80FFFF"/>
    </style:style>
    <style:style style:name="P1556" style:parent-style-name="Normalny" style:family="paragraph">
      <style:paragraph-properties fo:text-align="justify" fo:line-height="150%" fo:text-indent="0.2479in"/>
    </style:style>
    <style:style style:name="T1557" style:parent-style-name="Domyślnaczcionkaakapitu" style:family="text">
      <style:text-properties fo:background-color="#80FFFF"/>
    </style:style>
    <style:style style:name="T1558" style:parent-style-name="Domyślnaczcionkaakapitu" style:family="text">
      <style:text-properties fo:background-color="#80FFFF"/>
    </style:style>
    <style:style style:name="T1559" style:parent-style-name="Domyślnaczcionkaakapitu" style:family="text">
      <style:text-properties fo:background-color="#80FFFF"/>
    </style:style>
    <style:style style:name="T1560" style:parent-style-name="Domyślnaczcionkaakapitu" style:family="text">
      <style:text-properties fo:background-color="#80FFFF"/>
    </style:style>
    <style:style style:name="P1561" style:parent-style-name="Normalny" style:family="paragraph">
      <style:paragraph-properties fo:text-align="justify" fo:line-height="150%" fo:text-indent="0.2479in"/>
    </style:style>
    <style:style style:name="P1562" style:parent-style-name="Normalny" style:family="paragraph">
      <style:paragraph-properties fo:text-align="justify" fo:line-height="150%" fo:text-indent="0.2479in"/>
    </style:style>
    <style:style style:name="P1563" style:parent-style-name="Normalny" style:family="paragraph">
      <style:paragraph-properties fo:text-align="justify" fo:line-height="150%"/>
    </style:style>
    <style:style style:name="T1564" style:parent-style-name="Domyślnaczcionkaakapitu" style:family="text">
      <style:text-properties fo:background-color="#80FFFF" style:text-underline-type="single" style:text-underline-style="solid" style:text-underline-width="auto" style:text-underline-mode="continuous"/>
    </style:style>
    <style:style style:name="T1565" style:parent-style-name="Domyślnaczcionkaakapitu" style:family="text">
      <style:text-properties style:text-underline-type="single" style:text-underline-style="solid" style:text-underline-width="auto" style:text-underline-mode="continuous"/>
    </style:style>
    <style:style style:name="T1566" style:parent-style-name="Domyślnaczcionkaakapitu" style:family="text">
      <style:text-properties fo:background-color="#80FFFF" style:text-underline-type="single" style:text-underline-style="solid" style:text-underline-width="auto" style:text-underline-mode="continuous"/>
    </style:style>
    <style:style style:name="T1567" style:parent-style-name="Domyślnaczcionkaakapitu" style:family="text">
      <style:text-properties style:text-underline-type="single" style:text-underline-style="solid" style:text-underline-width="auto" style:text-underline-mode="continuous"/>
    </style:style>
    <style:style style:name="T1568" style:parent-style-name="Domyślnaczcionkaakapitu" style:family="text">
      <style:text-properties fo:background-color="#80FFFF" style:text-underline-type="single" style:text-underline-style="solid" style:text-underline-width="auto" style:text-underline-mode="continuous"/>
    </style:style>
    <style:style style:name="T1569" style:parent-style-name="Domyślnaczcionkaakapitu" style:family="text">
      <style:text-properties style:text-underline-type="single" style:text-underline-style="solid" style:text-underline-width="auto" style:text-underline-mode="continuous"/>
    </style:style>
    <style:style style:name="T1570" style:parent-style-name="Domyślnaczcionkaakapitu" style:family="text">
      <style:text-properties fo:background-color="#80FFFF" style:text-underline-type="single" style:text-underline-style="solid" style:text-underline-width="auto" style:text-underline-mode="continuous"/>
    </style:style>
    <style:style style:name="T1571" style:parent-style-name="Domyślnaczcionkaakapitu" style:family="text">
      <style:text-properties style:text-underline-type="single" style:text-underline-style="solid" style:text-underline-width="auto" style:text-underline-mode="continuous"/>
    </style:style>
    <style:style style:name="P1572" style:parent-style-name="Normalny" style:family="paragraph">
      <style:paragraph-properties fo:text-align="justify" fo:line-height="150%" fo:text-indent="0.2479in"/>
    </style:style>
    <style:style style:name="P1573" style:parent-style-name="Normalny" style:family="paragraph">
      <style:paragraph-properties fo:text-align="justify" fo:line-height="150%"/>
    </style:style>
    <style:style style:name="T1574" style:parent-style-name="Domyślnaczcionkaakapitu" style:family="text">
      <style:text-properties style:text-underline-type="single" style:text-underline-style="solid" style:text-underline-width="auto" style:text-underline-mode="continuous"/>
    </style:style>
    <style:style style:name="P1575" style:parent-style-name="Normalny" style:family="paragraph">
      <style:paragraph-properties fo:text-align="justify" fo:line-height="150%" fo:text-indent="0.2479in"/>
    </style:style>
    <style:style style:name="T1576" style:parent-style-name="Domyślnaczcionkaakapitu" style:family="text">
      <style:text-properties fo:background-color="#80FFFF"/>
    </style:style>
    <style:style style:name="T1577" style:parent-style-name="Domyślnaczcionkaakapitu" style:family="text">
      <style:text-properties fo:background-color="#80FFFF"/>
    </style:style>
    <style:style style:name="T1578" style:parent-style-name="Domyślnaczcionkaakapitu" style:family="text">
      <style:text-properties fo:background-color="#80FFFF"/>
    </style:style>
    <style:style style:name="T1579" style:parent-style-name="Domyślnaczcionkaakapitu" style:family="text">
      <style:text-properties fo:background-color="#80FFFF"/>
    </style:style>
    <style:style style:name="T1580" style:parent-style-name="Domyślnaczcionkaakapitu" style:family="text">
      <style:text-properties fo:background-color="#80FFFF"/>
    </style:style>
    <style:style style:name="T1581" style:parent-style-name="Domyślnaczcionkaakapitu" style:family="text">
      <style:text-properties fo:background-color="#80FFFF"/>
    </style:style>
    <style:style style:name="T1582" style:parent-style-name="Domyślnaczcionkaakapitu" style:family="text">
      <style:text-properties fo:background-color="#80FFFF"/>
    </style:style>
    <style:style style:name="P1583" style:parent-style-name="Normalny" style:family="paragraph">
      <style:paragraph-properties fo:text-align="justify" fo:line-height="150%" fo:text-indent="0.2479in"/>
    </style:style>
    <style:style style:name="T1584" style:parent-style-name="Domyślnaczcionkaakapitu" style:family="text">
      <style:text-properties fo:background-color="#80FFFF"/>
    </style:style>
    <style:style style:name="P1585" style:parent-style-name="Normalny" style:family="paragraph">
      <style:paragraph-properties fo:text-align="justify" fo:line-height="150%" fo:text-indent="0.2479in"/>
    </style:style>
    <style:style style:name="P1586" style:parent-style-name="Normalny" style:family="paragraph">
      <style:paragraph-properties fo:text-align="justify" fo:line-height="150%"/>
    </style:style>
    <style:style style:name="T1587" style:parent-style-name="Domyślnaczcionkaakapitu" style:family="text">
      <style:text-properties style:text-underline-type="single" style:text-underline-style="solid" style:text-underline-width="auto" style:text-underline-mode="continuous"/>
    </style:style>
    <style:style style:name="T1588" style:parent-style-name="Domyślnaczcionkaakapitu" style:family="text">
      <style:text-properties fo:background-color="#80FFFF" style:text-underline-type="single" style:text-underline-style="solid" style:text-underline-width="auto" style:text-underline-mode="continuous"/>
    </style:style>
    <style:style style:name="T1589" style:parent-style-name="Domyślnaczcionkaakapitu" style:family="text">
      <style:text-properties style:text-underline-type="single" style:text-underline-style="solid" style:text-underline-width="auto" style:text-underline-mode="continuous"/>
    </style:style>
    <style:style style:name="T1590" style:parent-style-name="Domyślnaczcionkaakapitu" style:family="text">
      <style:text-properties fo:background-color="#80FFFF" style:text-underline-type="single" style:text-underline-style="solid" style:text-underline-width="auto" style:text-underline-mode="continuous"/>
    </style:style>
    <style:style style:name="T1591" style:parent-style-name="Domyślnaczcionkaakapitu" style:family="text">
      <style:text-properties style:text-underline-type="single" style:text-underline-style="solid" style:text-underline-width="auto" style:text-underline-mode="continuous"/>
    </style:style>
    <style:style style:name="P1592" style:parent-style-name="Normalny" style:family="paragraph">
      <style:paragraph-properties fo:text-align="justify" fo:line-height="150%" fo:text-indent="0.2479in"/>
    </style:style>
    <style:style style:name="T1593" style:parent-style-name="Domyślnaczcionkaakapitu" style:family="text">
      <style:text-properties fo:background-color="#80FFFF"/>
    </style:style>
    <style:style style:name="P1594" style:parent-style-name="Normalny" style:family="paragraph">
      <style:paragraph-properties fo:text-align="justify" fo:line-height="150%"/>
    </style:style>
    <style:style style:name="T1595" style:parent-style-name="Domyślnaczcionkaakapitu" style:family="text">
      <style:text-properties style:text-underline-type="single" style:text-underline-style="solid" style:text-underline-width="auto" style:text-underline-mode="continuous"/>
    </style:style>
    <style:style style:name="P1596" style:parent-style-name="Normalny" style:family="paragraph">
      <style:paragraph-properties fo:text-align="justify" fo:line-height="150%" fo:text-indent="0.2479in"/>
    </style:style>
    <style:style style:name="T1597" style:parent-style-name="Domyślnaczcionkaakapitu" style:family="text">
      <style:text-properties fo:background-color="#80FFFF"/>
    </style:style>
    <style:style style:name="P1598" style:parent-style-name="Normalny" style:family="paragraph">
      <style:paragraph-properties fo:text-align="justify" fo:line-height="150%" fo:text-indent="0.2479in"/>
    </style:style>
    <style:style style:name="T1599" style:parent-style-name="Domyślnaczcionkaakapitu" style:family="text">
      <style:text-properties fo:background-color="#80FFFF"/>
    </style:style>
    <style:style style:name="T1600" style:parent-style-name="Domyślnaczcionkaakapitu" style:family="text">
      <style:text-properties fo:background-color="#80FFFF"/>
    </style:style>
    <style:style style:name="T1601" style:parent-style-name="Domyślnaczcionkaakapitu" style:family="text">
      <style:text-properties fo:background-color="#80FFFF"/>
    </style:style>
    <style:style style:name="P1602" style:parent-style-name="Normalny" style:family="paragraph">
      <style:paragraph-properties fo:text-align="justify" fo:line-height="150%" fo:text-indent="0.2479in"/>
    </style:style>
    <style:style style:name="T1603" style:parent-style-name="Domyślnaczcionkaakapitu" style:family="text">
      <style:text-properties fo:background-color="#80FFFF"/>
    </style:style>
    <style:style style:name="P1604" style:parent-style-name="Normalny" style:family="paragraph">
      <style:paragraph-properties fo:text-align="justify" fo:line-height="150%"/>
    </style:style>
    <style:style style:name="T1605" style:parent-style-name="Domyślnaczcionkaakapitu" style:family="text">
      <style:text-properties style:text-underline-type="single" style:text-underline-style="solid" style:text-underline-width="auto" style:text-underline-mode="continuous"/>
    </style:style>
    <style:style style:name="P1606" style:parent-style-name="Normalny" style:family="paragraph">
      <style:paragraph-properties fo:text-align="justify" fo:line-height="150%" fo:text-indent="0.2479in"/>
    </style:style>
    <style:style style:name="T1607" style:parent-style-name="Domyślnaczcionkaakapitu" style:family="text">
      <style:text-properties fo:background-color="#80FFFF"/>
    </style:style>
    <style:style style:name="P1608" style:parent-style-name="Normalny" style:family="paragraph">
      <style:paragraph-properties fo:text-align="justify" fo:line-height="150%" fo:text-indent="0.2479in"/>
    </style:style>
    <style:style style:name="T1609" style:parent-style-name="Domyślnaczcionkaakapitu" style:family="text">
      <style:text-properties fo:background-color="#80FFFF"/>
    </style:style>
    <style:style style:name="T1610" style:parent-style-name="Domyślnaczcionkaakapitu" style:family="text">
      <style:text-properties fo:background-color="#80FFFF"/>
    </style:style>
    <style:style style:name="P1611" style:parent-style-name="Normalny" style:family="paragraph">
      <style:paragraph-properties fo:text-align="justify" fo:line-height="150%"/>
    </style:style>
    <style:style style:name="T1612" style:parent-style-name="Domyślnaczcionkaakapitu" style:family="text">
      <style:text-properties style:text-underline-type="single" style:text-underline-style="solid" style:text-underline-width="auto" style:text-underline-mode="continuous"/>
    </style:style>
    <style:style style:name="P1613" style:parent-style-name="Normalny" style:family="paragraph">
      <style:paragraph-properties fo:text-align="justify" fo:line-height="150%" fo:text-indent="0.2479in"/>
    </style:style>
    <style:style style:name="T1614" style:parent-style-name="Domyślnaczcionkaakapitu" style:family="text">
      <style:text-properties fo:background-color="#80FFFF"/>
    </style:style>
    <style:style style:name="T1615" style:parent-style-name="Domyślnaczcionkaakapitu" style:family="text">
      <style:text-properties fo:background-color="#80FFFF"/>
    </style:style>
    <style:style style:name="T1616" style:parent-style-name="Domyślnaczcionkaakapitu" style:family="text">
      <style:text-properties fo:background-color="#80FFFF"/>
    </style:style>
    <style:style style:name="T1617" style:parent-style-name="Domyślnaczcionkaakapitu" style:family="text">
      <style:text-properties fo:background-color="#80FFFF"/>
    </style:style>
    <style:style style:name="P1618" style:parent-style-name="Normalny" style:family="paragraph">
      <style:paragraph-properties fo:text-align="justify" fo:line-height="150%">
        <style:tab-stops>
          <style:tab-stop style:type="left" style:position="3.3118in"/>
        </style:tab-stops>
      </style:paragraph-properties>
    </style:style>
    <style:style style:name="T1619" style:parent-style-name="Domyślnaczcionkaakapitu" style:family="text">
      <style:text-properties style:text-underline-type="single" style:text-underline-style="solid" style:text-underline-width="auto" style:text-underline-mode="continuous"/>
    </style:style>
    <style:style style:name="P1620" style:parent-style-name="Normalny" style:family="paragraph">
      <style:paragraph-properties fo:text-align="justify" fo:line-height="150%" fo:text-indent="0.2479in">
        <style:tab-stops>
          <style:tab-stop style:type="left" style:position="3.3118in"/>
        </style:tab-stops>
      </style:paragraph-properties>
    </style:style>
    <style:style style:name="P1621" style:parent-style-name="Normalny" style:family="paragraph">
      <style:paragraph-properties fo:text-align="justify" fo:line-height="150%"/>
    </style:style>
    <style:style style:name="T1622" style:parent-style-name="Domyślnaczcionkaakapitu" style:family="text">
      <style:text-properties style:text-underline-type="single" style:text-underline-style="solid" style:text-underline-width="auto" style:text-underline-mode="continuous"/>
    </style:style>
    <style:style style:name="P1623" style:parent-style-name="Normalny" style:family="paragraph">
      <style:paragraph-properties fo:text-align="justify" fo:line-height="150%" fo:text-indent="0.2479in"/>
    </style:style>
    <style:style style:name="T1624" style:parent-style-name="Domyślnaczcionkaakapitu" style:family="text">
      <style:text-properties fo:background-color="#80FFFF"/>
    </style:style>
    <style:style style:name="P1625" style:parent-style-name="Normalny" style:family="paragraph">
      <style:paragraph-properties fo:text-align="justify" fo:line-height="150%"/>
    </style:style>
    <style:style style:name="T1626" style:parent-style-name="Domyślnaczcionkaakapitu" style:family="text">
      <style:text-properties style:text-underline-type="single" style:text-underline-style="solid" style:text-underline-width="auto" style:text-underline-mode="continuous"/>
    </style:style>
    <style:style style:name="P1627" style:parent-style-name="Normalny" style:family="paragraph">
      <style:paragraph-properties fo:text-align="justify" fo:line-height="150%" fo:text-indent="0.2479in"/>
    </style:style>
    <style:style style:name="P1628" style:parent-style-name="Normalny" style:family="paragraph">
      <style:paragraph-properties fo:text-align="justify" fo:line-height="150%"/>
    </style:style>
    <style:style style:name="T1629" style:parent-style-name="Domyślnaczcionkaakapitu" style:family="text">
      <style:text-properties style:text-underline-type="single" style:text-underline-style="solid" style:text-underline-width="auto" style:text-underline-mode="continuous"/>
    </style:style>
    <style:style style:name="P1630" style:parent-style-name="Normalny" style:family="paragraph">
      <style:paragraph-properties fo:text-align="justify" fo:line-height="150%" fo:text-indent="0.2479in"/>
    </style:style>
    <style:style style:name="T1631" style:parent-style-name="Domyślnaczcionkaakapitu" style:family="text">
      <style:text-properties fo:background-color="#80FFFF"/>
    </style:style>
    <style:style style:name="T1632" style:parent-style-name="Domyślnaczcionkaakapitu" style:family="text">
      <style:text-properties fo:background-color="#80FFFF"/>
    </style:style>
    <style:style style:name="P1633" style:parent-style-name="Normalny" style:family="paragraph">
      <style:paragraph-properties fo:text-align="justify" fo:line-height="150%"/>
    </style:style>
    <style:style style:name="T1634" style:parent-style-name="Domyślnaczcionkaakapitu" style:family="text">
      <style:text-properties fo:background-color="#80FFFF" style:text-underline-type="single" style:text-underline-style="solid" style:text-underline-width="auto" style:text-underline-mode="continuous"/>
    </style:style>
    <style:style style:name="T1635" style:parent-style-name="Domyślnaczcionkaakapitu" style:family="text">
      <style:text-properties style:text-underline-type="single" style:text-underline-style="solid" style:text-underline-width="auto" style:text-underline-mode="continuous"/>
    </style:style>
    <style:style style:name="P1636" style:parent-style-name="Normalny" style:family="paragraph">
      <style:paragraph-properties fo:text-align="justify" fo:line-height="150%" fo:text-indent="0.2479in"/>
    </style:style>
    <style:style style:name="T1637" style:parent-style-name="Domyślnaczcionkaakapitu" style:family="text">
      <style:text-properties fo:background-color="#80FFFF"/>
    </style:style>
    <style:style style:name="P1638" style:parent-style-name="Normalny" style:family="paragraph">
      <style:paragraph-properties fo:text-align="justify" fo:line-height="150%"/>
    </style:style>
    <style:style style:name="P1639" style:parent-style-name="Normalny" style:family="paragraph">
      <style:paragraph-properties fo:text-align="justify" fo:line-height="150%"/>
    </style:style>
    <style:style style:name="T1640" style:parent-style-name="Domyślnaczcionkaakapitu" style:family="text">
      <style:text-properties fo:background-color="#80FFFF" style:text-underline-type="single" style:text-underline-style="solid" style:text-underline-width="auto" style:text-underline-mode="continuous"/>
    </style:style>
    <style:style style:name="T1641" style:parent-style-name="Domyślnaczcionkaakapitu" style:family="text">
      <style:text-properties style:text-underline-type="single" style:text-underline-style="solid" style:text-underline-width="auto" style:text-underline-mode="continuous"/>
    </style:style>
    <style:style style:name="P1642" style:parent-style-name="Normalny" style:family="paragraph">
      <style:paragraph-properties fo:text-align="justify" fo:line-height="150%" fo:text-indent="0.2479in"/>
    </style:style>
    <style:style style:name="T1643" style:parent-style-name="Domyślnaczcionkaakapitu" style:family="text">
      <style:text-properties fo:background-color="#80FFFF"/>
    </style:style>
    <style:style style:name="P1644" style:parent-style-name="Normalny" style:family="paragraph">
      <style:paragraph-properties fo:text-align="justify" fo:line-height="150%"/>
    </style:style>
    <style:style style:name="T1645" style:parent-style-name="Domyślnaczcionkaakapitu" style:family="text">
      <style:text-properties style:text-underline-type="single" style:text-underline-style="solid" style:text-underline-width="auto" style:text-underline-mode="continuous"/>
    </style:style>
    <style:style style:name="P1646" style:parent-style-name="Normalny" style:family="paragraph">
      <style:paragraph-properties fo:text-align="justify" fo:line-height="150%" fo:text-indent="0.2479in"/>
    </style:style>
    <style:style style:name="T1647" style:parent-style-name="Domyślnaczcionkaakapitu" style:family="text">
      <style:text-properties fo:background-color="#80FFFF"/>
    </style:style>
    <style:style style:name="T1648" style:parent-style-name="Domyślnaczcionkaakapitu" style:family="text">
      <style:text-properties fo:background-color="#80FFFF"/>
    </style:style>
    <style:style style:name="T1649" style:parent-style-name="Domyślnaczcionkaakapitu" style:family="text">
      <style:text-properties fo:background-color="#80FFFF"/>
    </style:style>
    <style:style style:name="P1650" style:parent-style-name="Normalny" style:family="paragraph">
      <style:paragraph-properties fo:text-align="justify" fo:line-height="150%"/>
    </style:style>
    <style:style style:name="T1651" style:parent-style-name="Domyślnaczcionkaakapitu" style:family="text">
      <style:text-properties style:text-underline-type="single" style:text-underline-style="solid" style:text-underline-width="auto" style:text-underline-mode="continuous"/>
    </style:style>
    <style:style style:name="T1652" style:parent-style-name="Domyślnaczcionkaakapitu" style:family="text">
      <style:text-properties fo:background-color="#80FFFF" style:text-underline-type="single" style:text-underline-style="solid" style:text-underline-width="auto" style:text-underline-mode="continuous"/>
    </style:style>
    <style:style style:name="T1653" style:parent-style-name="Domyślnaczcionkaakapitu" style:family="text">
      <style:text-properties style:text-underline-type="single" style:text-underline-style="solid" style:text-underline-width="auto" style:text-underline-mode="continuous"/>
    </style:style>
    <style:style style:name="P1654" style:parent-style-name="Normalny" style:family="paragraph">
      <style:paragraph-properties fo:text-align="justify" fo:line-height="150%" fo:text-indent="0.2479in"/>
    </style:style>
    <style:style style:name="T1655" style:parent-style-name="Domyślnaczcionkaakapitu" style:family="text">
      <style:text-properties fo:background-color="#80FFFF"/>
    </style:style>
    <style:style style:name="P1656" style:parent-style-name="Normalny" style:family="paragraph">
      <style:paragraph-properties fo:text-align="justify" fo:line-height="150%"/>
    </style:style>
    <style:style style:name="T1657" style:parent-style-name="Domyślnaczcionkaakapitu" style:family="text">
      <style:text-properties style:text-underline-type="single" style:text-underline-style="solid" style:text-underline-width="auto" style:text-underline-mode="continuous"/>
    </style:style>
    <style:style style:name="T1658" style:parent-style-name="Domyślnaczcionkaakapitu" style:family="text">
      <style:text-properties fo:background-color="#80FFFF"/>
    </style:style>
    <style:style style:name="P1659" style:parent-style-name="Normalny" style:family="paragraph">
      <style:paragraph-properties fo:text-align="justify" fo:line-height="150%" fo:text-indent="0.2479in"/>
    </style:style>
    <style:style style:name="T1660" style:parent-style-name="Domyślnaczcionkaakapitu" style:family="text">
      <style:text-properties fo:background-color="#80FFFF"/>
    </style:style>
    <style:style style:name="P1661" style:parent-style-name="Normalny" style:family="paragraph">
      <style:paragraph-properties fo:text-align="justify" fo:line-height="150%" fo:text-indent="0.2479in"/>
    </style:style>
    <style:style style:name="P1662" style:parent-style-name="Normalny" style:family="paragraph">
      <style:paragraph-properties fo:text-align="justify" fo:line-height="150%" fo:text-indent="0.2479in"/>
    </style:style>
    <style:style style:name="P1663" style:parent-style-name="Normalny" style:family="paragraph">
      <style:paragraph-properties fo:text-align="justify" fo:line-height="150%"/>
    </style:style>
    <style:style style:name="T1664" style:parent-style-name="Domyślnaczcionkaakapitu" style:family="text">
      <style:text-properties style:text-underline-type="single" style:text-underline-style="solid" style:text-underline-width="auto" style:text-underline-mode="continuous"/>
    </style:style>
    <style:style style:name="T1665" style:parent-style-name="Domyślnaczcionkaakapitu" style:family="text">
      <style:text-properties fo:background-color="#80FFFF"/>
    </style:style>
    <style:style style:name="P1666" style:parent-style-name="Normalny" style:family="paragraph">
      <style:paragraph-properties fo:text-align="justify" fo:line-height="150%" fo:text-indent="0.2479in"/>
    </style:style>
    <style:style style:name="P1667" style:parent-style-name="Normalny" style:family="paragraph">
      <style:paragraph-properties fo:text-align="justify" fo:line-height="150%" fo:text-indent="0.2479in"/>
    </style:style>
    <style:style style:name="T1668" style:parent-style-name="Domyślnaczcionkaakapitu" style:family="text">
      <style:text-properties fo:background-color="#80FFFF"/>
    </style:style>
    <style:style style:name="T1669" style:parent-style-name="Domyślnaczcionkaakapitu" style:family="text">
      <style:text-properties fo:background-color="#80FFFF"/>
    </style:style>
    <style:style style:name="T1670" style:parent-style-name="Domyślnaczcionkaakapitu" style:family="text">
      <style:text-properties fo:background-color="#80FFFF"/>
    </style:style>
    <style:style style:name="T1671" style:parent-style-name="Domyślnaczcionkaakapitu" style:family="text">
      <style:text-properties fo:background-color="#80FFFF"/>
    </style:style>
    <style:style style:name="T1672" style:parent-style-name="Domyślnaczcionkaakapitu" style:family="text">
      <style:text-properties fo:background-color="#80FFFF"/>
    </style:style>
    <style:style style:name="T1673" style:parent-style-name="Domyślnaczcionkaakapitu" style:family="text">
      <style:text-properties fo:background-color="#80FFFF"/>
    </style:style>
    <style:style style:name="T1674" style:parent-style-name="Domyślnaczcionkaakapitu" style:family="text">
      <style:text-properties fo:background-color="#80FFFF"/>
    </style:style>
    <style:style style:name="T1675" style:parent-style-name="Domyślnaczcionkaakapitu" style:family="text">
      <style:text-properties fo:background-color="#80FFFF"/>
    </style:style>
    <style:style style:name="P1676" style:parent-style-name="Normalny" style:family="paragraph">
      <style:paragraph-properties fo:text-align="justify" fo:line-height="150%" fo:text-indent="0.2479in"/>
    </style:style>
    <style:style style:name="T1677" style:parent-style-name="Domyślnaczcionkaakapitu" style:family="text">
      <style:text-properties fo:background-color="#80FFFF"/>
    </style:style>
    <style:style style:name="P1678" style:parent-style-name="Normalny" style:family="paragraph">
      <style:paragraph-properties fo:text-align="justify" fo:line-height="150%" fo:text-indent="0.2479in"/>
    </style:style>
    <style:style style:name="T1679" style:parent-style-name="Domyślnaczcionkaakapitu" style:family="text">
      <style:text-properties fo:background-color="#80FFFF"/>
    </style:style>
    <style:style style:name="T1680" style:parent-style-name="Domyślnaczcionkaakapitu" style:family="text">
      <style:text-properties fo:background-color="#80FFFF"/>
    </style:style>
    <style:style style:name="T1681" style:parent-style-name="Domyślnaczcionkaakapitu" style:family="text">
      <style:text-properties fo:background-color="#80FFFF"/>
    </style:style>
    <style:style style:name="T1682" style:parent-style-name="Domyślnaczcionkaakapitu" style:family="text">
      <style:text-properties fo:background-color="#80FFFF"/>
    </style:style>
    <style:style style:name="P1683" style:parent-style-name="Normalny" style:family="paragraph">
      <style:paragraph-properties fo:text-align="justify" fo:line-height="150%"/>
    </style:style>
    <style:style style:name="T1684" style:parent-style-name="Domyślnaczcionkaakapitu" style:family="text">
      <style:text-properties style:text-underline-type="single" style:text-underline-style="solid" style:text-underline-width="auto" style:text-underline-mode="continuous"/>
    </style:style>
    <style:style style:name="T1685" style:parent-style-name="Domyślnaczcionkaakapitu" style:family="text">
      <style:text-properties fo:background-color="#80FFFF" style:text-underline-type="single" style:text-underline-style="solid" style:text-underline-width="auto" style:text-underline-mode="continuous"/>
    </style:style>
    <style:style style:name="T1686" style:parent-style-name="Domyślnaczcionkaakapitu" style:family="text">
      <style:text-properties style:text-underline-type="single" style:text-underline-style="solid" style:text-underline-width="auto" style:text-underline-mode="continuous"/>
    </style:style>
    <style:style style:name="T1687" style:parent-style-name="Domyślnaczcionkaakapitu" style:family="text">
      <style:text-properties fo:background-color="#80FFFF" style:text-underline-type="single" style:text-underline-style="solid" style:text-underline-width="auto" style:text-underline-mode="continuous"/>
    </style:style>
    <style:style style:name="T1688" style:parent-style-name="Domyślnaczcionkaakapitu" style:family="text">
      <style:text-properties style:text-underline-type="single" style:text-underline-style="solid" style:text-underline-width="auto" style:text-underline-mode="continuous"/>
    </style:style>
    <style:style style:name="P1689" style:parent-style-name="Normalny" style:family="paragraph">
      <style:paragraph-properties fo:text-align="justify" fo:line-height="150%" fo:text-indent="0.2479in"/>
    </style:style>
    <style:style style:name="T1690" style:parent-style-name="Domyślnaczcionkaakapitu" style:family="text">
      <style:text-properties fo:background-color="#80FFFF"/>
    </style:style>
    <style:style style:name="P1691" style:parent-style-name="Normalny" style:family="paragraph">
      <style:paragraph-properties fo:text-align="justify" fo:line-height="150%" fo:text-indent="0.2479in"/>
    </style:style>
    <style:style style:name="P1692" style:parent-style-name="Normalny" style:family="paragraph">
      <style:paragraph-properties fo:text-align="justify" fo:line-height="150%" fo:text-indent="0.2479in"/>
    </style:style>
    <style:style style:name="P1693" style:parent-style-name="Normalny" style:family="paragraph">
      <style:paragraph-properties fo:text-align="justify" fo:line-height="150%" fo:text-indent="0.2479in"/>
    </style:style>
    <style:style style:name="T1694" style:parent-style-name="Domyślnaczcionkaakapitu" style:family="text">
      <style:text-properties fo:background-color="#80FFFF"/>
    </style:style>
    <style:style style:name="P1695" style:parent-style-name="Normalny" style:family="paragraph">
      <style:paragraph-properties fo:text-align="justify" fo:line-height="150%" fo:text-indent="0.2479in">
        <style:tab-stops>
          <style:tab-stop style:type="left" style:leader-style="solid" style:leader-text="_" style:position="1.643in"/>
        </style:tab-stops>
      </style:paragraph-properties>
    </style:style>
    <style:style style:name="P1696" style:parent-style-name="Normalny" style:family="paragraph">
      <style:paragraph-properties fo:text-align="justify" fo:line-height="150%"/>
    </style:style>
    <style:style style:name="T1697" style:parent-style-name="Domyślnaczcionkaakapitu" style:family="text">
      <style:text-properties style:text-underline-type="single" style:text-underline-style="solid" style:text-underline-width="auto" style:text-underline-mode="continuous"/>
    </style:style>
    <style:style style:name="P1698" style:parent-style-name="Normalny" style:family="paragraph">
      <style:paragraph-properties fo:text-align="justify" fo:line-height="150%" fo:text-indent="0.2479in"/>
    </style:style>
    <style:style style:name="T1699" style:parent-style-name="Domyślnaczcionkaakapitu" style:family="text">
      <style:text-properties fo:background-color="#80FFFF"/>
    </style:style>
    <style:style style:name="P1700" style:parent-style-name="Normalny" style:family="paragraph">
      <style:paragraph-properties fo:text-align="justify" fo:line-height="150%" fo:text-indent="0.2479in"/>
    </style:style>
    <style:style style:name="T1701" style:parent-style-name="Domyślnaczcionkaakapitu" style:family="text">
      <style:text-properties fo:background-color="#80FFFF"/>
    </style:style>
    <style:style style:name="P1702" style:parent-style-name="Normalny" style:family="paragraph">
      <style:paragraph-properties fo:text-align="justify" fo:line-height="150%"/>
    </style:style>
    <style:style style:name="T1703" style:parent-style-name="Domyślnaczcionkaakapitu" style:family="text">
      <style:text-properties style:text-underline-type="single" style:text-underline-style="solid" style:text-underline-width="auto" style:text-underline-mode="continuous"/>
    </style:style>
    <style:style style:name="T1704" style:parent-style-name="Domyślnaczcionkaakapitu" style:family="text">
      <style:text-properties fo:background-color="#80FFFF" style:text-underline-type="single" style:text-underline-style="solid" style:text-underline-width="auto" style:text-underline-mode="continuous"/>
    </style:style>
    <style:style style:name="T1705" style:parent-style-name="Domyślnaczcionkaakapitu" style:family="text">
      <style:text-properties style:text-underline-type="single" style:text-underline-style="solid" style:text-underline-width="auto" style:text-underline-mode="continuous"/>
    </style:style>
    <style:style style:name="T1706" style:parent-style-name="Domyślnaczcionkaakapitu" style:family="text">
      <style:text-properties fo:background-color="#80FFFF" style:text-underline-type="single" style:text-underline-style="solid" style:text-underline-width="auto" style:text-underline-mode="continuous"/>
    </style:style>
    <style:style style:name="T1707" style:parent-style-name="Domyślnaczcionkaakapitu" style:family="text">
      <style:text-properties style:text-underline-type="single" style:text-underline-style="solid" style:text-underline-width="auto" style:text-underline-mode="continuous"/>
    </style:style>
    <style:style style:name="P1708" style:parent-style-name="Normalny" style:family="paragraph">
      <style:paragraph-properties fo:text-align="justify" fo:line-height="150%" fo:text-indent="0.2479in"/>
    </style:style>
    <style:style style:name="T1709" style:parent-style-name="Domyślnaczcionkaakapitu" style:family="text">
      <style:text-properties fo:background-color="#80FFFF"/>
    </style:style>
    <style:style style:name="T1710" style:parent-style-name="Domyślnaczcionkaakapitu" style:family="text">
      <style:text-properties fo:background-color="#80FFFF"/>
    </style:style>
    <style:style style:name="T1711" style:parent-style-name="Domyślnaczcionkaakapitu" style:family="text">
      <style:text-properties fo:background-color="#80FFFF"/>
    </style:style>
    <style:style style:name="P1712" style:parent-style-name="Normalny" style:family="paragraph">
      <style:paragraph-properties fo:text-align="justify" fo:line-height="150%"/>
    </style:style>
    <style:style style:name="T1713" style:parent-style-name="Domyślnaczcionkaakapitu" style:family="text">
      <style:text-properties style:text-underline-type="single" style:text-underline-style="solid" style:text-underline-width="auto" style:text-underline-mode="continuous"/>
    </style:style>
    <style:style style:name="P1714" style:parent-style-name="Normalny" style:family="paragraph">
      <style:paragraph-properties fo:text-align="justify" fo:line-height="150%" fo:text-indent="0.2479in"/>
    </style:style>
    <style:style style:name="T1715" style:parent-style-name="Domyślnaczcionkaakapitu" style:family="text">
      <style:text-properties fo:background-color="#80FFFF"/>
    </style:style>
    <style:style style:name="P1716" style:parent-style-name="Normalny" style:family="paragraph">
      <style:paragraph-properties fo:text-align="justify" fo:line-height="150%"/>
    </style:style>
    <style:style style:name="T1717" style:parent-style-name="Domyślnaczcionkaakapitu" style:family="text">
      <style:text-properties style:text-underline-type="single" style:text-underline-style="solid" style:text-underline-width="auto" style:text-underline-mode="continuous"/>
    </style:style>
    <style:style style:name="T1718" style:parent-style-name="Domyślnaczcionkaakapitu" style:family="text">
      <style:text-properties fo:background-color="#80FFFF" style:text-underline-type="single" style:text-underline-style="solid" style:text-underline-width="auto" style:text-underline-mode="continuous"/>
    </style:style>
    <style:style style:name="T1719" style:parent-style-name="Domyślnaczcionkaakapitu" style:family="text">
      <style:text-properties style:text-underline-type="single" style:text-underline-style="solid" style:text-underline-width="auto" style:text-underline-mode="continuous"/>
    </style:style>
    <style:style style:name="P1720" style:parent-style-name="Normalny" style:family="paragraph">
      <style:paragraph-properties fo:text-align="justify" fo:line-height="150%" fo:text-indent="0.2479in"/>
    </style:style>
    <style:style style:name="P1721" style:parent-style-name="Normalny" style:family="paragraph">
      <style:paragraph-properties fo:text-align="justify" fo:line-height="150%" fo:text-indent="0.2479in"/>
    </style:style>
    <style:style style:name="P1722" style:parent-style-name="Normalny" style:family="paragraph">
      <style:paragraph-properties fo:text-align="justify" fo:line-height="150%" fo:text-indent="0.2479in"/>
    </style:style>
    <style:style style:name="T1723" style:parent-style-name="Domyślnaczcionkaakapitu" style:family="text">
      <style:text-properties fo:background-color="#80FFFF"/>
    </style:style>
    <style:style style:name="T1724" style:parent-style-name="Domyślnaczcionkaakapitu" style:family="text">
      <style:text-properties fo:background-color="#80FFFF"/>
    </style:style>
    <style:style style:name="T1725" style:parent-style-name="Domyślnaczcionkaakapitu" style:family="text">
      <style:text-properties fo:background-color="#80FFFF"/>
    </style:style>
    <style:style style:name="P1726" style:parent-style-name="Normalny" style:family="paragraph">
      <style:paragraph-properties fo:text-align="justify" fo:line-height="150%" fo:text-indent="0.2479in"/>
    </style:style>
    <style:style style:name="T1727" style:parent-style-name="Domyślnaczcionkaakapitu" style:family="text">
      <style:text-properties fo:background-color="#80FFFF"/>
    </style:style>
    <style:style style:name="T1728" style:parent-style-name="Domyślnaczcionkaakapitu" style:family="text">
      <style:text-properties fo:background-color="#80FFFF"/>
    </style:style>
    <style:style style:name="T1729" style:parent-style-name="Domyślnaczcionkaakapitu" style:family="text">
      <style:text-properties fo:background-color="#80FFFF"/>
    </style:style>
    <style:style style:name="P1730" style:parent-style-name="Normalny" style:family="paragraph">
      <style:paragraph-properties fo:text-align="justify" fo:line-height="150%"/>
    </style:style>
    <style:style style:name="T1731" style:parent-style-name="Domyślnaczcionkaakapitu" style:family="text">
      <style:text-properties style:text-underline-type="single" style:text-underline-style="solid" style:text-underline-width="auto" style:text-underline-mode="continuous"/>
    </style:style>
    <style:style style:name="T1732" style:parent-style-name="Domyślnaczcionkaakapitu" style:family="text">
      <style:text-properties fo:background-color="#80FFFF" style:text-underline-type="single" style:text-underline-style="solid" style:text-underline-width="auto" style:text-underline-mode="continuous"/>
    </style:style>
    <style:style style:name="T1733" style:parent-style-name="Domyślnaczcionkaakapitu" style:family="text">
      <style:text-properties style:text-underline-type="single" style:text-underline-style="solid" style:text-underline-width="auto" style:text-underline-mode="continuous"/>
    </style:style>
    <style:style style:name="T1734" style:parent-style-name="Domyślnaczcionkaakapitu" style:family="text">
      <style:text-properties fo:background-color="#80FFFF" style:text-underline-type="single" style:text-underline-style="solid" style:text-underline-width="auto" style:text-underline-mode="continuous"/>
    </style:style>
    <style:style style:name="T1735" style:parent-style-name="Domyślnaczcionkaakapitu" style:family="text">
      <style:text-properties style:text-underline-type="single" style:text-underline-style="solid" style:text-underline-width="auto" style:text-underline-mode="continuous"/>
    </style:style>
    <style:style style:name="P1736" style:parent-style-name="Normalny" style:family="paragraph">
      <style:paragraph-properties fo:text-align="justify" fo:line-height="150%" fo:text-indent="0.2479in"/>
    </style:style>
    <style:style style:name="P1737" style:parent-style-name="Normalny" style:family="paragraph">
      <style:paragraph-properties fo:text-align="justify" fo:line-height="150%"/>
    </style:style>
    <style:style style:name="T1738" style:parent-style-name="Domyślnaczcionkaakapitu" style:family="text">
      <style:text-properties style:text-underline-type="single" style:text-underline-style="solid" style:text-underline-width="auto" style:text-underline-mode="continuous"/>
    </style:style>
    <style:style style:name="T1739" style:parent-style-name="Domyślnaczcionkaakapitu" style:family="text">
      <style:text-properties fo:background-color="#80FFFF" style:text-underline-type="single" style:text-underline-style="solid" style:text-underline-width="auto" style:text-underline-mode="continuous"/>
    </style:style>
    <style:style style:name="T1740" style:parent-style-name="Domyślnaczcionkaakapitu" style:family="text">
      <style:text-properties style:text-underline-type="single" style:text-underline-style="solid" style:text-underline-width="auto" style:text-underline-mode="continuous"/>
    </style:style>
    <style:style style:name="T1741" style:parent-style-name="Domyślnaczcionkaakapitu" style:family="text">
      <style:text-properties fo:background-color="#80FFFF" style:text-underline-type="single" style:text-underline-style="solid" style:text-underline-width="auto" style:text-underline-mode="continuous"/>
    </style:style>
    <style:style style:name="T1742" style:parent-style-name="Domyślnaczcionkaakapitu" style:family="text">
      <style:text-properties style:text-underline-type="single" style:text-underline-style="solid" style:text-underline-width="auto" style:text-underline-mode="continuous"/>
    </style:style>
    <style:style style:name="P1743" style:parent-style-name="Normalny" style:family="paragraph">
      <style:paragraph-properties fo:text-align="justify" fo:line-height="150%" fo:text-indent="0.2479in"/>
    </style:style>
    <style:style style:name="P1744" style:parent-style-name="Normalny" style:family="paragraph">
      <style:paragraph-properties fo:text-align="justify" fo:line-height="150%"/>
    </style:style>
    <style:style style:name="T1745" style:parent-style-name="Domyślnaczcionkaakapitu" style:family="text">
      <style:text-properties style:text-underline-type="single" style:text-underline-style="solid" style:text-underline-width="auto" style:text-underline-mode="continuous"/>
    </style:style>
    <style:style style:name="T1746" style:parent-style-name="Domyślnaczcionkaakapitu" style:family="text">
      <style:text-properties fo:background-color="#80FFFF" style:text-underline-type="single" style:text-underline-style="solid" style:text-underline-width="auto" style:text-underline-mode="continuous"/>
    </style:style>
    <style:style style:name="T1747" style:parent-style-name="Domyślnaczcionkaakapitu" style:family="text">
      <style:text-properties style:text-underline-type="single" style:text-underline-style="solid" style:text-underline-width="auto" style:text-underline-mode="continuous"/>
    </style:style>
    <style:style style:name="T1748" style:parent-style-name="Domyślnaczcionkaakapitu" style:family="text">
      <style:text-properties fo:background-color="#80FFFF" style:text-underline-type="single" style:text-underline-style="solid" style:text-underline-width="auto" style:text-underline-mode="continuous"/>
    </style:style>
    <style:style style:name="T1749" style:parent-style-name="Domyślnaczcionkaakapitu" style:family="text">
      <style:text-properties style:text-underline-type="single" style:text-underline-style="solid" style:text-underline-width="auto" style:text-underline-mode="continuous"/>
    </style:style>
    <style:style style:name="P1750" style:parent-style-name="Normalny" style:family="paragraph">
      <style:paragraph-properties fo:text-align="justify" fo:line-height="150%" fo:text-indent="0.2479in"/>
    </style:style>
    <style:style style:name="P1751" style:parent-style-name="Normalny" style:family="paragraph">
      <style:paragraph-properties fo:text-align="justify" fo:line-height="150%"/>
    </style:style>
    <style:style style:name="T1752" style:parent-style-name="Domyślnaczcionkaakapitu" style:family="text">
      <style:text-properties style:text-underline-type="single" style:text-underline-style="solid" style:text-underline-width="auto" style:text-underline-mode="continuous"/>
    </style:style>
    <style:style style:name="T1753" style:parent-style-name="Domyślnaczcionkaakapitu" style:family="text">
      <style:text-properties fo:background-color="#80FFFF" style:text-underline-type="single" style:text-underline-style="solid" style:text-underline-width="auto" style:text-underline-mode="continuous"/>
    </style:style>
    <style:style style:name="T1754" style:parent-style-name="Domyślnaczcionkaakapitu" style:family="text">
      <style:text-properties style:text-underline-type="single" style:text-underline-style="solid" style:text-underline-width="auto" style:text-underline-mode="continuous"/>
    </style:style>
    <style:style style:name="T1755" style:parent-style-name="Domyślnaczcionkaakapitu" style:family="text">
      <style:text-properties fo:background-color="#80FFFF" style:text-underline-type="single" style:text-underline-style="solid" style:text-underline-width="auto" style:text-underline-mode="continuous"/>
    </style:style>
    <style:style style:name="T1756" style:parent-style-name="Domyślnaczcionkaakapitu" style:family="text">
      <style:text-properties style:text-underline-type="single" style:text-underline-style="solid" style:text-underline-width="auto" style:text-underline-mode="continuous"/>
    </style:style>
    <style:style style:name="T1757" style:parent-style-name="Domyślnaczcionkaakapitu" style:family="text">
      <style:text-properties fo:background-color="#80FFFF" style:text-underline-type="single" style:text-underline-style="solid" style:text-underline-width="auto" style:text-underline-mode="continuous"/>
    </style:style>
    <style:style style:name="T1758" style:parent-style-name="Domyślnaczcionkaakapitu" style:family="text">
      <style:text-properties style:text-underline-type="single" style:text-underline-style="solid" style:text-underline-width="auto" style:text-underline-mode="continuous"/>
    </style:style>
    <style:style style:name="T1759" style:parent-style-name="Domyślnaczcionkaakapitu" style:family="text">
      <style:text-properties fo:background-color="#80FFFF" style:text-underline-type="single" style:text-underline-style="solid" style:text-underline-width="auto" style:text-underline-mode="continuous"/>
    </style:style>
    <style:style style:name="T1760" style:parent-style-name="Domyślnaczcionkaakapitu" style:family="text">
      <style:text-properties fo:background-color="#80FFFF"/>
    </style:style>
    <style:style style:name="P1761" style:parent-style-name="Normalny" style:family="paragraph">
      <style:paragraph-properties fo:text-align="justify" fo:line-height="150%" fo:text-indent="0.2479in"/>
    </style:style>
    <style:style style:name="T1762" style:parent-style-name="Domyślnaczcionkaakapitu" style:family="text">
      <style:text-properties fo:background-color="#80FFFF"/>
    </style:style>
    <style:style style:name="T1763" style:parent-style-name="Domyślnaczcionkaakapitu" style:family="text">
      <style:text-properties fo:background-color="#80FFFF"/>
    </style:style>
    <style:style style:name="T1764" style:parent-style-name="Domyślnaczcionkaakapitu" style:family="text">
      <style:text-properties fo:background-color="#80FFFF"/>
    </style:style>
    <style:style style:name="P1765" style:parent-style-name="Normalny" style:family="paragraph">
      <style:paragraph-properties fo:text-align="justify" fo:line-height="150%" fo:text-indent="0.2479in"/>
    </style:style>
    <style:style style:name="P1766" style:parent-style-name="Normalny" style:family="paragraph">
      <style:paragraph-properties fo:text-align="justify" fo:line-height="150%"/>
    </style:style>
    <style:style style:name="T1767" style:parent-style-name="Domyślnaczcionkaakapitu" style:family="text">
      <style:text-properties style:text-underline-type="single" style:text-underline-style="solid" style:text-underline-width="auto" style:text-underline-mode="continuous"/>
    </style:style>
    <style:style style:name="T1768" style:parent-style-name="Domyślnaczcionkaakapitu" style:family="text">
      <style:text-properties fo:background-color="#80FFFF" style:text-underline-type="single" style:text-underline-style="solid" style:text-underline-width="auto" style:text-underline-mode="continuous"/>
    </style:style>
    <style:style style:name="T1769" style:parent-style-name="Domyślnaczcionkaakapitu" style:family="text">
      <style:text-properties style:text-underline-type="single" style:text-underline-style="solid" style:text-underline-width="auto" style:text-underline-mode="continuous"/>
    </style:style>
    <style:style style:name="P1770" style:parent-style-name="Normalny" style:family="paragraph">
      <style:paragraph-properties fo:text-align="justify" fo:line-height="150%" fo:text-indent="0.2479in"/>
    </style:style>
    <style:style style:name="T1771" style:parent-style-name="Domyślnaczcionkaakapitu" style:family="text">
      <style:text-properties fo:background-color="#80FFFF"/>
    </style:style>
    <style:style style:name="T1772" style:parent-style-name="Domyślnaczcionkaakapitu" style:family="text">
      <style:text-properties fo:background-color="#80FFFF"/>
    </style:style>
    <style:style style:name="P1773" style:parent-style-name="Normalny" style:family="paragraph">
      <style:paragraph-properties fo:text-align="justify" fo:line-height="150%" fo:text-indent="0.2479in"/>
    </style:style>
    <style:style style:name="P1774" style:parent-style-name="Normalny" style:family="paragraph">
      <style:paragraph-properties fo:text-align="justify" fo:line-height="150%"/>
    </style:style>
    <style:style style:name="T1775" style:parent-style-name="Domyślnaczcionkaakapitu" style:family="text">
      <style:text-properties style:text-underline-type="single" style:text-underline-style="solid" style:text-underline-width="auto" style:text-underline-mode="continuous"/>
    </style:style>
    <style:style style:name="T1776" style:parent-style-name="Domyślnaczcionkaakapitu" style:family="text">
      <style:text-properties fo:background-color="#80FFFF"/>
    </style:style>
    <style:style style:name="P1777" style:parent-style-name="Normalny" style:family="paragraph">
      <style:paragraph-properties fo:text-align="justify" fo:line-height="150%" fo:text-indent="0.2479in"/>
    </style:style>
    <style:style style:name="T1778" style:parent-style-name="Domyślnaczcionkaakapitu" style:family="text">
      <style:text-properties fo:background-color="#80FFFF"/>
    </style:style>
    <style:style style:name="T1779" style:parent-style-name="Domyślnaczcionkaakapitu" style:family="text">
      <style:text-properties fo:background-color="#80FFFF"/>
    </style:style>
    <style:style style:name="P1780" style:parent-style-name="Normalny" style:family="paragraph">
      <style:paragraph-properties fo:text-align="justify" fo:line-height="150%" fo:text-indent="0.2479in"/>
    </style:style>
    <style:style style:name="T1781" style:parent-style-name="Domyślnaczcionkaakapitu" style:family="text">
      <style:text-properties fo:background-color="#80FFFF"/>
    </style:style>
    <style:style style:name="P1782" style:parent-style-name="Normalny" style:family="paragraph">
      <style:paragraph-properties fo:text-align="justify" fo:line-height="150%" fo:text-indent="0.2479in"/>
    </style:style>
    <style:style style:name="P1783" style:parent-style-name="Normalny" style:family="paragraph">
      <style:paragraph-properties fo:text-align="justify" fo:line-height="150%" fo:text-indent="0.2479in"/>
    </style:style>
    <style:style style:name="T1784" style:parent-style-name="Domyślnaczcionkaakapitu" style:family="text">
      <style:text-properties fo:background-color="#80FFFF"/>
    </style:style>
    <style:style style:name="P1785" style:parent-style-name="Normalny" style:family="paragraph">
      <style:paragraph-properties fo:text-align="justify" fo:line-height="150%"/>
    </style:style>
    <style:style style:name="T1786" style:parent-style-name="Domyślnaczcionkaakapitu" style:family="text">
      <style:text-properties style:text-underline-type="single" style:text-underline-style="solid" style:text-underline-width="auto" style:text-underline-mode="continuous"/>
    </style:style>
    <style:style style:name="T1787" style:parent-style-name="Domyślnaczcionkaakapitu" style:family="text">
      <style:text-properties fo:background-color="#80FFFF" style:text-underline-type="single" style:text-underline-style="solid" style:text-underline-width="auto" style:text-underline-mode="continuous"/>
    </style:style>
    <style:style style:name="T1788" style:parent-style-name="Domyślnaczcionkaakapitu" style:family="text">
      <style:text-properties style:text-underline-type="single" style:text-underline-style="solid" style:text-underline-width="auto" style:text-underline-mode="continuous"/>
    </style:style>
    <style:style style:name="P1789" style:parent-style-name="Normalny" style:family="paragraph">
      <style:paragraph-properties fo:text-align="justify" fo:line-height="150%" fo:text-indent="0.2479in"/>
    </style:style>
    <style:style style:name="P1790" style:parent-style-name="Normalny" style:family="paragraph">
      <style:paragraph-properties fo:text-align="justify" fo:line-height="150%" fo:text-indent="0.2479in"/>
    </style:style>
    <style:style style:name="P1791" style:parent-style-name="Normalny" style:family="paragraph">
      <style:paragraph-properties fo:text-align="justify" fo:line-height="150%"/>
    </style:style>
    <style:style style:name="T1792" style:parent-style-name="Domyślnaczcionkaakapitu" style:family="text">
      <style:text-properties style:text-underline-type="single" style:text-underline-style="solid" style:text-underline-width="auto" style:text-underline-mode="continuous"/>
    </style:style>
    <style:style style:name="T1793" style:parent-style-name="Domyślnaczcionkaakapitu" style:family="text">
      <style:text-properties fo:background-color="#80FFFF" style:text-underline-type="single" style:text-underline-style="solid" style:text-underline-width="auto" style:text-underline-mode="continuous"/>
    </style:style>
    <style:style style:name="T1794" style:parent-style-name="Domyślnaczcionkaakapitu" style:family="text">
      <style:text-properties style:text-underline-type="single" style:text-underline-style="solid" style:text-underline-width="auto" style:text-underline-mode="continuous"/>
    </style:style>
    <style:style style:name="T1795" style:parent-style-name="Domyślnaczcionkaakapitu" style:family="text">
      <style:text-properties fo:background-color="#80FFFF" style:text-underline-type="single" style:text-underline-style="solid" style:text-underline-width="auto" style:text-underline-mode="continuous"/>
    </style:style>
    <style:style style:name="T1796" style:parent-style-name="Domyślnaczcionkaakapitu" style:family="text">
      <style:text-properties style:text-underline-type="single" style:text-underline-style="solid" style:text-underline-width="auto" style:text-underline-mode="continuous"/>
    </style:style>
    <style:style style:name="P1797" style:parent-style-name="Normalny" style:family="paragraph">
      <style:paragraph-properties fo:text-align="justify" fo:line-height="150%" fo:text-indent="0.2479in"/>
    </style:style>
    <style:style style:name="T1798" style:parent-style-name="Domyślnaczcionkaakapitu" style:family="text">
      <style:text-properties fo:background-color="#80FFFF"/>
    </style:style>
    <style:style style:name="T1799" style:parent-style-name="Domyślnaczcionkaakapitu" style:family="text">
      <style:text-properties fo:background-color="#80FFFF"/>
    </style:style>
    <style:style style:name="P1800" style:parent-style-name="Normalny" style:family="paragraph">
      <style:paragraph-properties fo:text-align="justify" fo:line-height="150%" fo:text-indent="0.2479in"/>
    </style:style>
    <style:style style:name="P1801" style:parent-style-name="Normalny" style:family="paragraph">
      <style:paragraph-properties fo:text-align="justify" fo:line-height="150%"/>
    </style:style>
    <style:style style:name="P1802" style:parent-style-name="Normalny" style:family="paragraph">
      <style:paragraph-properties fo:text-align="justify" fo:line-height="150%"/>
    </style:style>
    <style:style style:name="T1803" style:parent-style-name="Domyślnaczcionkaakapitu" style:family="text">
      <style:text-properties style:text-underline-type="single" style:text-underline-style="solid" style:text-underline-width="auto" style:text-underline-mode="continuous"/>
    </style:style>
    <style:style style:name="T1804" style:parent-style-name="Domyślnaczcionkaakapitu" style:family="text">
      <style:text-properties fo:background-color="#80FFFF"/>
    </style:style>
    <style:style style:name="P1805" style:parent-style-name="Normalny" style:family="paragraph">
      <style:paragraph-properties fo:text-align="justify" fo:line-height="150%" fo:text-indent="0.2479in"/>
    </style:style>
    <style:style style:name="T1806" style:parent-style-name="Domyślnaczcionkaakapitu" style:family="text">
      <style:text-properties fo:background-color="#80FFFF"/>
    </style:style>
    <style:style style:name="P1807" style:parent-style-name="Normalny" style:family="paragraph">
      <style:paragraph-properties fo:text-align="justify" fo:line-height="150%" fo:text-indent="0.2479in"/>
    </style:style>
    <style:style style:name="T1808" style:parent-style-name="Domyślnaczcionkaakapitu" style:family="text">
      <style:text-properties fo:background-color="#80FFFF"/>
    </style:style>
    <style:style style:name="T1809" style:parent-style-name="Domyślnaczcionkaakapitu" style:family="text">
      <style:text-properties fo:background-color="#80FFFF"/>
    </style:style>
    <style:style style:name="T1810" style:parent-style-name="Domyślnaczcionkaakapitu" style:family="text">
      <style:text-properties fo:background-color="#80FFFF"/>
    </style:style>
    <style:style style:name="T1811" style:parent-style-name="Domyślnaczcionkaakapitu" style:family="text">
      <style:text-properties fo:background-color="#80FFFF"/>
    </style:style>
    <style:style style:name="P1812" style:parent-style-name="Normalny" style:family="paragraph">
      <style:paragraph-properties fo:text-align="justify" fo:line-height="150%"/>
    </style:style>
    <style:style style:name="T1813" style:parent-style-name="Domyślnaczcionkaakapitu" style:family="text">
      <style:text-properties style:text-underline-type="single" style:text-underline-style="solid" style:text-underline-width="auto" style:text-underline-mode="continuous"/>
    </style:style>
    <style:style style:name="T1814" style:parent-style-name="Domyślnaczcionkaakapitu" style:family="text">
      <style:text-properties fo:background-color="#80FFFF" style:text-underline-type="single" style:text-underline-style="solid" style:text-underline-width="auto" style:text-underline-mode="continuous"/>
    </style:style>
    <style:style style:name="T1815" style:parent-style-name="Domyślnaczcionkaakapitu" style:family="text">
      <style:text-properties style:text-underline-type="single" style:text-underline-style="solid" style:text-underline-width="auto" style:text-underline-mode="continuous"/>
    </style:style>
    <style:style style:name="P1816" style:parent-style-name="Normalny" style:family="paragraph">
      <style:paragraph-properties fo:text-align="justify" fo:line-height="150%" fo:text-indent="0.2479in"/>
    </style:style>
    <style:style style:name="T1817" style:parent-style-name="Domyślnaczcionkaakapitu" style:family="text">
      <style:text-properties fo:background-color="#80FFFF"/>
    </style:style>
    <style:style style:name="P1818" style:parent-style-name="Normalny" style:family="paragraph">
      <style:paragraph-properties fo:text-align="justify" fo:line-height="150%"/>
    </style:style>
    <style:style style:name="T1819" style:parent-style-name="Domyślnaczcionkaakapitu" style:family="text">
      <style:text-properties style:text-underline-type="single" style:text-underline-style="solid" style:text-underline-width="auto" style:text-underline-mode="continuous"/>
    </style:style>
    <style:style style:name="T1820" style:parent-style-name="Domyślnaczcionkaakapitu" style:family="text">
      <style:text-properties fo:background-color="#80FFFF" style:text-underline-type="single" style:text-underline-style="solid" style:text-underline-width="auto" style:text-underline-mode="continuous"/>
    </style:style>
    <style:style style:name="T1821" style:parent-style-name="Domyślnaczcionkaakapitu" style:family="text">
      <style:text-properties style:text-underline-type="single" style:text-underline-style="solid" style:text-underline-width="auto" style:text-underline-mode="continuous"/>
    </style:style>
    <style:style style:name="P1822" style:parent-style-name="Normalny" style:family="paragraph">
      <style:paragraph-properties fo:text-align="justify" fo:line-height="150%" fo:text-indent="0.2479in"/>
    </style:style>
    <style:style style:name="T1823" style:parent-style-name="Domyślnaczcionkaakapitu" style:family="text">
      <style:text-properties fo:background-color="#80FFFF"/>
    </style:style>
    <style:style style:name="P1824" style:parent-style-name="Normalny" style:family="paragraph">
      <style:paragraph-properties fo:text-align="justify" fo:line-height="150%" fo:text-indent="0.2479in"/>
    </style:style>
    <style:style style:name="P1825" style:parent-style-name="Normalny" style:family="paragraph">
      <style:paragraph-properties fo:text-align="justify" fo:line-height="150%"/>
    </style:style>
    <style:style style:name="T1826" style:parent-style-name="Domyślnaczcionkaakapitu" style:family="text">
      <style:text-properties style:text-underline-type="single" style:text-underline-style="solid" style:text-underline-width="auto" style:text-underline-mode="continuous"/>
    </style:style>
    <style:style style:name="T1827" style:parent-style-name="Domyślnaczcionkaakapitu" style:family="text">
      <style:text-properties fo:background-color="#80FFFF" style:text-underline-type="single" style:text-underline-style="solid" style:text-underline-width="auto" style:text-underline-mode="continuous"/>
    </style:style>
    <style:style style:name="T1828" style:parent-style-name="Domyślnaczcionkaakapitu" style:family="text">
      <style:text-properties style:text-underline-type="single" style:text-underline-style="solid" style:text-underline-width="auto" style:text-underline-mode="continuous"/>
    </style:style>
    <style:style style:name="P1829" style:parent-style-name="Normalny" style:family="paragraph">
      <style:paragraph-properties fo:text-align="justify" fo:line-height="150%" fo:text-indent="0.2479in"/>
    </style:style>
    <style:style style:name="T1830" style:parent-style-name="Domyślnaczcionkaakapitu" style:family="text">
      <style:text-properties fo:background-color="#80FFFF"/>
    </style:style>
    <style:style style:name="P1831" style:parent-style-name="Normalny" style:family="paragraph">
      <style:paragraph-properties fo:text-align="justify" fo:line-height="150%" fo:text-indent="0.2479in"/>
    </style:style>
    <style:style style:name="P1832" style:parent-style-name="Normalny" style:family="paragraph">
      <style:paragraph-properties fo:text-align="justify" fo:line-height="150%" fo:text-indent="0.2479in"/>
    </style:style>
    <style:style style:name="T1833" style:parent-style-name="Domyślnaczcionkaakapitu" style:family="text">
      <style:text-properties fo:background-color="#80FFFF"/>
    </style:style>
    <style:style style:name="T1834" style:parent-style-name="Domyślnaczcionkaakapitu" style:family="text">
      <style:text-properties fo:background-color="#80FFFF"/>
    </style:style>
    <style:style style:name="T1835" style:parent-style-name="Domyślnaczcionkaakapitu" style:family="text">
      <style:text-properties fo:background-color="#80FFFF"/>
    </style:style>
    <style:style style:name="T1836" style:parent-style-name="Domyślnaczcionkaakapitu" style:family="text">
      <style:text-properties fo:background-color="#80FFFF"/>
    </style:style>
    <style:style style:name="T1837" style:parent-style-name="Domyślnaczcionkaakapitu" style:family="text">
      <style:text-properties fo:background-color="#80FFFF"/>
    </style:style>
    <style:style style:name="T1838" style:parent-style-name="Domyślnaczcionkaakapitu" style:family="text">
      <style:text-properties fo:background-color="#80FFFF"/>
    </style:style>
    <style:style style:name="T1839" style:parent-style-name="Domyślnaczcionkaakapitu" style:family="text">
      <style:text-properties fo:background-color="#80FFFF"/>
    </style:style>
    <style:style style:name="P1840" style:parent-style-name="Normalny" style:family="paragraph">
      <style:paragraph-properties fo:text-align="justify" fo:line-height="150%" fo:text-indent="0.2479in"/>
    </style:style>
    <style:style style:name="P1841" style:parent-style-name="Normalny" style:family="paragraph">
      <style:paragraph-properties fo:text-align="justify" fo:line-height="150%" fo:text-indent="0.2479in"/>
    </style:style>
    <style:style style:name="T1842" style:parent-style-name="Domyślnaczcionkaakapitu" style:family="text">
      <style:text-properties fo:background-color="#80FFFF"/>
    </style:style>
    <style:style style:name="P1843" style:parent-style-name="Normalny" style:family="paragraph">
      <style:paragraph-properties fo:text-align="justify" fo:line-height="150%" fo:text-indent="0.2479in"/>
    </style:style>
    <style:style style:name="P1844" style:parent-style-name="Normalny" style:family="paragraph">
      <style:paragraph-properties fo:text-align="justify" fo:line-height="150%" fo:text-indent="0.2479in"/>
    </style:style>
    <style:style style:name="T1845" style:parent-style-name="Domyślnaczcionkaakapitu" style:family="text">
      <style:text-properties fo:background-color="#80FFFF"/>
    </style:style>
    <style:style style:name="P1846" style:parent-style-name="Normalny" style:family="paragraph">
      <style:paragraph-properties fo:text-align="justify" fo:line-height="150%" fo:text-indent="0.2479in"/>
    </style:style>
    <style:style style:name="P1847" style:parent-style-name="Normalny" style:family="paragraph">
      <style:paragraph-properties fo:text-align="justify" fo:line-height="150%"/>
    </style:style>
    <style:style style:name="T1848" style:parent-style-name="Domyślnaczcionkaakapitu" style:family="text">
      <style:text-properties style:text-underline-type="single" style:text-underline-style="solid" style:text-underline-width="auto" style:text-underline-mode="continuous"/>
    </style:style>
    <style:style style:name="T1849" style:parent-style-name="Domyślnaczcionkaakapitu" style:family="text">
      <style:text-properties fo:background-color="#80FFFF" style:text-underline-type="single" style:text-underline-style="solid" style:text-underline-width="auto" style:text-underline-mode="continuous"/>
    </style:style>
    <style:style style:name="T1850" style:parent-style-name="Domyślnaczcionkaakapitu" style:family="text">
      <style:text-properties style:text-underline-type="single" style:text-underline-style="solid" style:text-underline-width="auto" style:text-underline-mode="continuous"/>
    </style:style>
    <style:style style:name="T1851" style:parent-style-name="Domyślnaczcionkaakapitu" style:family="text">
      <style:text-properties fo:background-color="#80FFFF" style:text-underline-type="single" style:text-underline-style="solid" style:text-underline-width="auto" style:text-underline-mode="continuous"/>
    </style:style>
    <style:style style:name="P1852" style:parent-style-name="Normalny" style:family="paragraph">
      <style:paragraph-properties fo:text-align="justify" fo:line-height="150%" fo:text-indent="0.2479in"/>
    </style:style>
    <style:style style:name="P1853" style:parent-style-name="Normalny" style:family="paragraph">
      <style:paragraph-properties fo:text-align="justify" fo:line-height="150%"/>
    </style:style>
    <style:style style:name="T1854" style:parent-style-name="Domyślnaczcionkaakapitu" style:family="text">
      <style:text-properties fo:background-color="#80FFFF"/>
    </style:style>
    <style:style style:name="T1855" style:parent-style-name="Domyślnaczcionkaakapitu" style:family="text">
      <style:text-properties fo:background-color="#80FFFF"/>
    </style:style>
    <style:style style:name="T1856" style:parent-style-name="Domyślnaczcionkaakapitu" style:family="text">
      <style:text-properties fo:background-color="#80FFFF"/>
    </style:style>
    <style:style style:name="T1857" style:parent-style-name="Domyślnaczcionkaakapitu" style:family="text">
      <style:text-properties fo:background-color="#80FFFF"/>
    </style:style>
    <style:style style:name="P1858" style:parent-style-name="Normalny" style:family="paragraph">
      <style:paragraph-properties fo:text-align="justify" fo:line-height="150%"/>
    </style:style>
    <style:style style:name="T1859" style:parent-style-name="Domyślnaczcionkaakapitu" style:family="text">
      <style:text-properties fo:background-color="#80FFFF"/>
    </style:style>
    <style:style style:name="P1860" style:parent-style-name="Normalny" style:family="paragraph">
      <style:paragraph-properties fo:text-align="justify" fo:line-height="150%"/>
    </style:style>
    <style:style style:name="T1861" style:parent-style-name="Domyślnaczcionkaakapitu" style:family="text">
      <style:text-properties fo:background-color="#80FFFF"/>
    </style:style>
    <style:style style:name="T1862" style:parent-style-name="Domyślnaczcionkaakapitu" style:family="text">
      <style:text-properties fo:background-color="#80FFFF"/>
    </style:style>
    <style:style style:name="P1863" style:parent-style-name="Normalny" style:family="paragraph">
      <style:paragraph-properties fo:text-align="justify" fo:line-height="150%" fo:text-indent="0.2479in"/>
    </style:style>
    <style:style style:name="P1864" style:parent-style-name="Normalny" style:family="paragraph">
      <style:paragraph-properties fo:text-align="justify" fo:line-height="150%"/>
    </style:style>
    <style:style style:name="P1865" style:parent-style-name="Normalny" style:family="paragraph">
      <style:paragraph-properties fo:text-align="justify" fo:line-height="150%"/>
    </style:style>
    <style:style style:name="T1866" style:parent-style-name="Domyślnaczcionkaakapitu" style:family="text">
      <style:text-properties fo:background-color="#80FFFF"/>
    </style:style>
    <style:style style:name="P1867" style:parent-style-name="Normalny" style:family="paragraph">
      <style:paragraph-properties fo:text-align="justify" fo:line-height="150%"/>
    </style:style>
    <style:style style:name="P1868" style:parent-style-name="Normalny" style:family="paragraph">
      <style:paragraph-properties fo:text-align="justify" fo:line-height="150%"/>
    </style:style>
    <style:style style:name="T1869" style:parent-style-name="Domyślnaczcionkaakapitu" style:family="text">
      <style:text-properties fo:background-color="#80FFFF"/>
    </style:style>
    <style:style style:name="P1870" style:parent-style-name="Normalny" style:family="paragraph">
      <style:paragraph-properties fo:text-align="justify" fo:line-height="150%"/>
    </style:style>
    <style:style style:name="T1871" style:parent-style-name="Domyślnaczcionkaakapitu" style:family="text">
      <style:text-properties fo:font-style="italic" style:font-style-asian="italic" style:font-style-complex="italic" fo:background-color="#80FFFF"/>
    </style:style>
    <style:style style:name="P1872" style:parent-style-name="Normalny" style:family="paragraph">
      <style:paragraph-properties fo:text-align="justify" fo:line-height="150%"/>
    </style:style>
    <style:style style:name="T1873" style:parent-style-name="Domyślnaczcionkaakapitu" style:family="text">
      <style:text-properties fo:background-color="#80FFFF"/>
    </style:style>
    <style:style style:name="T1874" style:parent-style-name="Domyślnaczcionkaakapitu" style:family="text">
      <style:text-properties fo:background-color="#80FFFF"/>
    </style:style>
    <style:style style:name="P1875" style:parent-style-name="Normalny" style:family="paragraph">
      <style:paragraph-properties fo:text-align="justify" fo:line-height="150%"/>
    </style:style>
    <style:style style:name="P1876" style:parent-style-name="Normalny" style:family="paragraph">
      <style:paragraph-properties fo:text-align="justify" fo:line-height="150%"/>
    </style:style>
    <style:style style:name="P1877" style:parent-style-name="Normalny" style:family="paragraph">
      <style:paragraph-properties fo:text-align="justify" fo:line-height="150%"/>
    </style:style>
    <style:style style:name="P1878" style:parent-style-name="Normalny" style:family="paragraph">
      <style:paragraph-properties fo:text-align="justify" fo:line-height="150%"/>
    </style:style>
    <style:style style:name="T1879" style:parent-style-name="Domyślnaczcionkaakapitu" style:family="text">
      <style:text-properties fo:background-color="#80FFFF"/>
    </style:style>
    <style:style style:name="P1880" style:parent-style-name="Normalny" style:family="paragraph">
      <style:paragraph-properties fo:text-align="justify" fo:line-height="150%"/>
    </style:style>
    <style:style style:name="T1881" style:parent-style-name="Domyślnaczcionkaakapitu" style:family="text">
      <style:text-properties fo:background-color="#80FFFF"/>
    </style:style>
    <style:style style:name="P1882" style:parent-style-name="Normalny" style:family="paragraph">
      <style:paragraph-properties fo:text-align="justify" fo:line-height="150%" fo:text-indent="0.2479in"/>
    </style:style>
    <style:style style:name="P1883" style:parent-style-name="Normalny" style:family="paragraph">
      <style:paragraph-properties fo:text-align="justify" fo:line-height="150%" fo:text-indent="0.2479in"/>
    </style:style>
    <style:style style:name="P1884" style:parent-style-name="Normalny" style:family="paragraph">
      <style:paragraph-properties fo:text-align="justify" fo:line-height="150%"/>
    </style:style>
    <style:style style:name="T1885" style:parent-style-name="Domyślnaczcionkaakapitu" style:family="text">
      <style:text-properties style:text-underline-type="single" style:text-underline-style="solid" style:text-underline-width="auto" style:text-underline-mode="continuous"/>
    </style:style>
    <style:style style:name="P1886" style:parent-style-name="Normalny" style:family="paragraph">
      <style:paragraph-properties fo:text-align="justify" fo:line-height="150%" fo:text-indent="0.2479in"/>
    </style:style>
    <style:style style:name="P1887" style:parent-style-name="Normalny" style:family="paragraph">
      <style:paragraph-properties fo:text-align="justify" fo:line-height="150%" fo:text-indent="0.2479in"/>
    </style:style>
    <style:style style:name="P1888" style:parent-style-name="Normalny" style:family="paragraph">
      <style:paragraph-properties fo:text-align="justify" fo:line-height="150%" fo:text-indent="0.2479in"/>
    </style:style>
    <style:style style:name="P1889" style:parent-style-name="Normalny" style:family="paragraph">
      <style:paragraph-properties fo:text-align="justify" fo:line-height="150%"/>
    </style:style>
    <style:style style:name="T1890" style:parent-style-name="Domyślnaczcionkaakapitu" style:family="text">
      <style:text-properties fo:background-color="#80FFFF" style:text-underline-type="single" style:text-underline-style="solid" style:text-underline-width="auto" style:text-underline-mode="continuous"/>
    </style:style>
    <style:style style:name="T1891" style:parent-style-name="Domyślnaczcionkaakapitu" style:family="text">
      <style:text-properties style:text-underline-type="single" style:text-underline-style="solid" style:text-underline-width="auto" style:text-underline-mode="continuous"/>
    </style:style>
    <style:style style:name="T1892" style:parent-style-name="Domyślnaczcionkaakapitu" style:family="text">
      <style:text-properties fo:background-color="#80FFFF" style:text-underline-type="single" style:text-underline-style="solid" style:text-underline-width="auto" style:text-underline-mode="continuous"/>
    </style:style>
    <style:style style:name="T1893" style:parent-style-name="Domyślnaczcionkaakapitu" style:family="text">
      <style:text-properties style:text-underline-type="single" style:text-underline-style="solid" style:text-underline-width="auto" style:text-underline-mode="continuous"/>
    </style:style>
    <style:style style:name="T1894" style:parent-style-name="Domyślnaczcionkaakapitu" style:family="text">
      <style:text-properties fo:background-color="#80FFFF" style:text-underline-type="single" style:text-underline-style="solid" style:text-underline-width="auto" style:text-underline-mode="continuous"/>
    </style:style>
    <style:style style:name="P1895" style:parent-style-name="Normalny" style:family="paragraph">
      <style:paragraph-properties fo:text-align="justify" fo:line-height="150%" fo:text-indent="0.2479in"/>
    </style:style>
    <style:style style:name="P1896" style:parent-style-name="Normalny" style:family="paragraph">
      <style:paragraph-properties fo:text-align="justify" fo:line-height="150%"/>
    </style:style>
    <style:style style:name="T1897" style:parent-style-name="Domyślnaczcionkaakapitu" style:family="text">
      <style:text-properties fo:background-color="#80FFFF" style:text-underline-type="single" style:text-underline-style="solid" style:text-underline-width="auto" style:text-underline-mode="continuous"/>
    </style:style>
    <style:style style:name="T1898" style:parent-style-name="Domyślnaczcionkaakapitu" style:family="text">
      <style:text-properties fo:background-color="#80FFFF"/>
    </style:style>
    <style:style style:name="P1899" style:parent-style-name="Normalny" style:family="paragraph">
      <style:paragraph-properties fo:text-align="justify" fo:line-height="150%" fo:text-indent="0.2479in"/>
    </style:style>
    <style:style style:name="T1900" style:parent-style-name="Domyślnaczcionkaakapitu" style:family="text">
      <style:text-properties fo:background-color="#80FFFF"/>
    </style:style>
    <style:style style:name="T1901" style:parent-style-name="Domyślnaczcionkaakapitu" style:family="text">
      <style:text-properties fo:background-color="#80FFFF"/>
    </style:style>
    <style:style style:name="P1902" style:parent-style-name="Normalny" style:family="paragraph">
      <style:paragraph-properties fo:text-align="justify" fo:line-height="150%"/>
    </style:style>
    <style:style style:name="T1903" style:parent-style-name="Domyślnaczcionkaakapitu" style:family="text">
      <style:text-properties style:text-underline-type="single" style:text-underline-style="solid" style:text-underline-width="auto" style:text-underline-mode="continuous"/>
    </style:style>
    <style:style style:name="T1904" style:parent-style-name="Domyślnaczcionkaakapitu" style:family="text">
      <style:text-properties fo:background-color="#80FFFF" style:text-underline-type="single" style:text-underline-style="solid" style:text-underline-width="auto" style:text-underline-mode="continuous"/>
    </style:style>
    <style:style style:name="T1905" style:parent-style-name="Domyślnaczcionkaakapitu" style:family="text">
      <style:text-properties style:text-underline-type="single" style:text-underline-style="solid" style:text-underline-width="auto" style:text-underline-mode="continuous"/>
    </style:style>
    <style:style style:name="P1906" style:parent-style-name="Normalny" style:family="paragraph">
      <style:paragraph-properties fo:text-align="justify" fo:line-height="150%" fo:text-indent="0.2479in"/>
    </style:style>
    <style:style style:name="T1907" style:parent-style-name="Domyślnaczcionkaakapitu" style:family="text">
      <style:text-properties fo:background-color="#80FFFF"/>
    </style:style>
    <style:style style:name="P1908" style:parent-style-name="Normalny" style:family="paragraph">
      <style:paragraph-properties fo:text-align="justify" fo:line-height="150%"/>
    </style:style>
    <style:style style:name="T1909" style:parent-style-name="Domyślnaczcionkaakapitu" style:family="text">
      <style:text-properties style:text-underline-type="single" style:text-underline-style="solid" style:text-underline-width="auto" style:text-underline-mode="continuous"/>
    </style:style>
    <style:style style:name="T1910" style:parent-style-name="Domyślnaczcionkaakapitu" style:family="text">
      <style:text-properties fo:background-color="#80FFFF" style:text-underline-type="single" style:text-underline-style="solid" style:text-underline-width="auto" style:text-underline-mode="continuous"/>
    </style:style>
    <style:style style:name="T1911" style:parent-style-name="Domyślnaczcionkaakapitu" style:family="text">
      <style:text-properties style:text-underline-type="single" style:text-underline-style="solid" style:text-underline-width="auto" style:text-underline-mode="continuous"/>
    </style:style>
    <style:style style:name="T1912" style:parent-style-name="Domyślnaczcionkaakapitu" style:family="text">
      <style:text-properties fo:background-color="#80FFFF" style:text-underline-type="single" style:text-underline-style="solid" style:text-underline-width="auto" style:text-underline-mode="continuous"/>
    </style:style>
    <style:style style:name="T1913" style:parent-style-name="Domyślnaczcionkaakapitu" style:family="text">
      <style:text-properties style:text-underline-type="single" style:text-underline-style="solid" style:text-underline-width="auto" style:text-underline-mode="continuous"/>
    </style:style>
    <style:style style:name="T1914" style:parent-style-name="Domyślnaczcionkaakapitu" style:family="text">
      <style:text-properties fo:background-color="#80FFFF" style:text-underline-type="single" style:text-underline-style="solid" style:text-underline-width="auto" style:text-underline-mode="continuous"/>
    </style:style>
    <style:style style:name="T1915" style:parent-style-name="Domyślnaczcionkaakapitu" style:family="text">
      <style:text-properties style:text-underline-type="single" style:text-underline-style="solid" style:text-underline-width="auto" style:text-underline-mode="continuous"/>
    </style:style>
    <style:style style:name="P1916" style:parent-style-name="Normalny" style:family="paragraph">
      <style:paragraph-properties fo:text-align="justify" fo:line-height="150%" fo:text-indent="0.2479in"/>
    </style:style>
    <style:style style:name="T1917" style:parent-style-name="Domyślnaczcionkaakapitu" style:family="text">
      <style:text-properties fo:background-color="#80FFFF"/>
    </style:style>
    <style:style style:name="T1918" style:parent-style-name="Domyślnaczcionkaakapitu" style:family="text">
      <style:text-properties fo:background-color="#80FFFF"/>
    </style:style>
    <style:style style:name="T1919" style:parent-style-name="Domyślnaczcionkaakapitu" style:family="text">
      <style:text-properties fo:background-color="#80FFFF"/>
    </style:style>
    <style:style style:name="P1920" style:parent-style-name="Normalny" style:family="paragraph">
      <style:paragraph-properties fo:text-align="justify" fo:line-height="150%" fo:text-indent="0.2479in"/>
    </style:style>
    <style:style style:name="T1921" style:parent-style-name="Domyślnaczcionkaakapitu" style:family="text">
      <style:text-properties fo:background-color="#80FFFF"/>
    </style:style>
    <style:style style:name="P1922" style:parent-style-name="Normalny" style:family="paragraph">
      <style:paragraph-properties fo:text-align="justify" fo:line-height="150%">
        <style:tab-stops>
          <style:tab-stop style:type="left" style:position="2.709in"/>
        </style:tab-stops>
      </style:paragraph-properties>
    </style:style>
    <style:style style:name="T1923" style:parent-style-name="Domyślnaczcionkaakapitu" style:family="text">
      <style:text-properties style:text-underline-type="single" style:text-underline-style="solid" style:text-underline-width="auto" style:text-underline-mode="continuous"/>
    </style:style>
    <style:style style:name="T1924" style:parent-style-name="Domyślnaczcionkaakapitu" style:family="text">
      <style:text-properties fo:background-color="#80FFFF" style:text-underline-type="single" style:text-underline-style="solid" style:text-underline-width="auto" style:text-underline-mode="continuous"/>
    </style:style>
    <style:style style:name="P1925" style:parent-style-name="Normalny" style:family="paragraph">
      <style:paragraph-properties fo:text-align="justify" fo:line-height="150%" fo:text-indent="0.2479in">
        <style:tab-stops>
          <style:tab-stop style:type="left" style:position="2.709in"/>
        </style:tab-stops>
      </style:paragraph-properties>
    </style:style>
    <style:style style:name="T1926" style:parent-style-name="Domyślnaczcionkaakapitu" style:family="text">
      <style:text-properties fo:background-color="#80FFFF"/>
    </style:style>
    <style:style style:name="T1927" style:parent-style-name="Domyślnaczcionkaakapitu" style:family="text">
      <style:text-properties fo:background-color="#80FFFF"/>
    </style:style>
    <style:style style:name="P1928" style:parent-style-name="Normalny" style:family="paragraph">
      <style:paragraph-properties fo:text-align="justify" fo:line-height="150%"/>
    </style:style>
    <style:style style:name="T1929" style:parent-style-name="Domyślnaczcionkaakapitu" style:family="text">
      <style:text-properties style:text-underline-type="single" style:text-underline-style="solid" style:text-underline-width="auto" style:text-underline-mode="continuous"/>
    </style:style>
    <style:style style:name="T1930" style:parent-style-name="Domyślnaczcionkaakapitu" style:family="text">
      <style:text-properties fo:background-color="#80FFFF" style:text-underline-type="single" style:text-underline-style="solid" style:text-underline-width="auto" style:text-underline-mode="continuous"/>
    </style:style>
    <style:style style:name="T1931" style:parent-style-name="Domyślnaczcionkaakapitu" style:family="text">
      <style:text-properties style:text-underline-type="single" style:text-underline-style="solid" style:text-underline-width="auto" style:text-underline-mode="continuous"/>
    </style:style>
    <style:style style:name="P1932" style:parent-style-name="Normalny" style:family="paragraph">
      <style:paragraph-properties fo:text-align="justify" fo:line-height="150%" fo:text-indent="0.2479in"/>
    </style:style>
    <style:style style:name="P1933" style:parent-style-name="Normalny" style:family="paragraph">
      <style:paragraph-properties fo:text-align="justify" fo:line-height="150%"/>
    </style:style>
    <style:style style:name="T1934" style:parent-style-name="Domyślnaczcionkaakapitu" style:family="text">
      <style:text-properties fo:background-color="#80FFFF" style:text-underline-type="single" style:text-underline-style="solid" style:text-underline-width="auto" style:text-underline-mode="continuous"/>
    </style:style>
    <style:style style:name="T1935" style:parent-style-name="Domyślnaczcionkaakapitu" style:family="text">
      <style:text-properties style:text-underline-type="single" style:text-underline-style="solid" style:text-underline-width="auto" style:text-underline-mode="continuous"/>
    </style:style>
    <style:style style:name="P1936" style:parent-style-name="Normalny" style:family="paragraph">
      <style:paragraph-properties fo:text-align="justify" fo:line-height="150%" fo:text-indent="0.2479in"/>
    </style:style>
    <style:style style:name="T1937" style:parent-style-name="Domyślnaczcionkaakapitu" style:family="text">
      <style:text-properties fo:font-style="italic" style:font-style-asian="italic" style:font-style-complex="italic" fo:background-color="#80FFFF"/>
    </style:style>
    <style:style style:name="T1938" style:parent-style-name="Domyślnaczcionkaakapitu" style:family="text">
      <style:text-properties fo:background-color="#80FFFF"/>
    </style:style>
    <style:style style:name="T1939" style:parent-style-name="Domyślnaczcionkaakapitu" style:family="text">
      <style:text-properties fo:background-color="#80FFFF"/>
    </style:style>
    <style:style style:name="T1940" style:parent-style-name="Domyślnaczcionkaakapitu" style:family="text">
      <style:text-properties fo:background-color="#80FFFF"/>
    </style:style>
    <style:style style:name="T1941" style:parent-style-name="Domyślnaczcionkaakapitu" style:family="text">
      <style:text-properties fo:background-color="#80FFFF"/>
    </style:style>
    <style:style style:name="P1942" style:parent-style-name="Normalny" style:family="paragraph">
      <style:paragraph-properties fo:text-align="justify" fo:line-height="150%"/>
    </style:style>
    <style:style style:name="T1943" style:parent-style-name="Domyślnaczcionkaakapitu" style:family="text">
      <style:text-properties style:text-underline-type="single" style:text-underline-style="solid" style:text-underline-width="auto" style:text-underline-mode="continuous"/>
    </style:style>
    <style:style style:name="T1944" style:parent-style-name="Domyślnaczcionkaakapitu" style:family="text">
      <style:text-properties fo:background-color="#80FFFF" style:text-underline-type="single" style:text-underline-style="solid" style:text-underline-width="auto" style:text-underline-mode="continuous"/>
    </style:style>
    <style:style style:name="T1945" style:parent-style-name="Domyślnaczcionkaakapitu" style:family="text">
      <style:text-properties fo:background-color="#80FFFF"/>
    </style:style>
    <style:style style:name="P1946" style:parent-style-name="Normalny" style:family="paragraph">
      <style:paragraph-properties fo:text-align="justify" fo:line-height="150%" fo:text-indent="0.2479in"/>
    </style:style>
    <style:style style:name="T1947" style:parent-style-name="Domyślnaczcionkaakapitu" style:family="text">
      <style:text-properties fo:background-color="#80FFFF"/>
    </style:style>
    <style:style style:name="T1948" style:parent-style-name="Domyślnaczcionkaakapitu" style:family="text">
      <style:text-properties fo:background-color="#80FFFF"/>
    </style:style>
    <style:style style:name="T1949" style:parent-style-name="Domyślnaczcionkaakapitu" style:family="text">
      <style:text-properties fo:background-color="#80FFFF"/>
    </style:style>
    <style:style style:name="P1950" style:parent-style-name="Normalny" style:family="paragraph">
      <style:paragraph-properties fo:text-align="justify" fo:line-height="150%" fo:text-indent="0.2479in"/>
    </style:style>
    <style:style style:name="P1951" style:parent-style-name="Normalny" style:family="paragraph">
      <style:paragraph-properties fo:text-align="justify" fo:line-height="150%"/>
    </style:style>
    <style:style style:name="T1952" style:parent-style-name="Domyślnaczcionkaakapitu" style:family="text">
      <style:text-properties style:text-underline-type="single" style:text-underline-style="solid" style:text-underline-width="auto" style:text-underline-mode="continuous"/>
    </style:style>
    <style:style style:name="P1953" style:parent-style-name="Normalny" style:family="paragraph">
      <style:paragraph-properties fo:text-align="justify" fo:line-height="150%" fo:text-indent="0.2479in"/>
    </style:style>
    <style:style style:name="T1954" style:parent-style-name="Domyślnaczcionkaakapitu" style:family="text">
      <style:text-properties fo:background-color="#80FFFF"/>
    </style:style>
    <style:style style:name="P1955" style:parent-style-name="Normalny" style:family="paragraph">
      <style:paragraph-properties fo:text-align="justify" fo:line-height="150%"/>
    </style:style>
    <style:style style:name="T1956" style:parent-style-name="Domyślnaczcionkaakapitu" style:family="text">
      <style:text-properties style:text-underline-type="single" style:text-underline-style="solid" style:text-underline-width="auto" style:text-underline-mode="continuous"/>
    </style:style>
    <style:style style:name="T1957" style:parent-style-name="Domyślnaczcionkaakapitu" style:family="text">
      <style:text-properties fo:background-color="#80FFFF" style:text-underline-type="single" style:text-underline-style="solid" style:text-underline-width="auto" style:text-underline-mode="continuous"/>
    </style:style>
    <style:style style:name="T1958" style:parent-style-name="Domyślnaczcionkaakapitu" style:family="text">
      <style:text-properties style:text-underline-type="single" style:text-underline-style="solid" style:text-underline-width="auto" style:text-underline-mode="continuous"/>
    </style:style>
    <style:style style:name="T1959" style:parent-style-name="Domyślnaczcionkaakapitu" style:family="text">
      <style:text-properties fo:background-color="#80FFFF" style:text-underline-type="single" style:text-underline-style="solid" style:text-underline-width="auto" style:text-underline-mode="continuous"/>
    </style:style>
    <style:style style:name="P1960" style:parent-style-name="Normalny" style:family="paragraph">
      <style:paragraph-properties fo:text-align="justify" fo:line-height="150%" fo:text-indent="0.2479in"/>
    </style:style>
    <style:style style:name="T1961" style:parent-style-name="Domyślnaczcionkaakapitu" style:family="text">
      <style:text-properties fo:background-color="#80FFFF"/>
    </style:style>
    <style:style style:name="T1962" style:parent-style-name="Domyślnaczcionkaakapitu" style:family="text">
      <style:text-properties fo:background-color="#80FFFF"/>
    </style:style>
    <style:style style:name="P1963" style:parent-style-name="Normalny" style:family="paragraph">
      <style:paragraph-properties fo:text-align="justify" fo:line-height="150%"/>
    </style:style>
    <style:style style:name="T1964" style:parent-style-name="Domyślnaczcionkaakapitu" style:family="text">
      <style:text-properties style:text-underline-type="single" style:text-underline-style="solid" style:text-underline-width="auto" style:text-underline-mode="continuous"/>
    </style:style>
    <style:style style:name="T1965" style:parent-style-name="Domyślnaczcionkaakapitu" style:family="text">
      <style:text-properties fo:background-color="#80FFFF" style:text-underline-type="single" style:text-underline-style="solid" style:text-underline-width="auto" style:text-underline-mode="continuous"/>
    </style:style>
    <style:style style:name="T1966" style:parent-style-name="Domyślnaczcionkaakapitu" style:family="text">
      <style:text-properties style:text-underline-type="single" style:text-underline-style="solid" style:text-underline-width="auto" style:text-underline-mode="continuous"/>
    </style:style>
    <style:style style:name="P1967" style:parent-style-name="Normalny" style:family="paragraph">
      <style:paragraph-properties fo:text-align="justify" fo:line-height="150%" fo:text-indent="0.2479in"/>
    </style:style>
    <style:style style:name="P1968" style:parent-style-name="Normalny" style:family="paragraph">
      <style:paragraph-properties fo:text-align="justify" fo:line-height="150%"/>
    </style:style>
    <style:style style:name="T1969" style:parent-style-name="Domyślnaczcionkaakapitu" style:family="text">
      <style:text-properties style:text-underline-type="single" style:text-underline-style="solid" style:text-underline-width="auto" style:text-underline-mode="continuous"/>
    </style:style>
    <style:style style:name="T1970" style:parent-style-name="Domyślnaczcionkaakapitu" style:family="text">
      <style:text-properties fo:background-color="#80FFFF" style:text-underline-type="single" style:text-underline-style="solid" style:text-underline-width="auto" style:text-underline-mode="continuous"/>
    </style:style>
    <style:style style:name="T1971" style:parent-style-name="Domyślnaczcionkaakapitu" style:family="text">
      <style:text-properties style:text-underline-type="single" style:text-underline-style="solid" style:text-underline-width="auto" style:text-underline-mode="continuous"/>
    </style:style>
    <style:style style:name="T1972" style:parent-style-name="Domyślnaczcionkaakapitu" style:family="text">
      <style:text-properties fo:background-color="#80FFFF" style:text-underline-type="single" style:text-underline-style="solid" style:text-underline-width="auto" style:text-underline-mode="continuous"/>
    </style:style>
    <style:style style:name="T1973" style:parent-style-name="Domyślnaczcionkaakapitu" style:family="text">
      <style:text-properties style:text-underline-type="single" style:text-underline-style="solid" style:text-underline-width="auto" style:text-underline-mode="continuous"/>
    </style:style>
    <style:style style:name="T1974" style:parent-style-name="Domyślnaczcionkaakapitu" style:family="text">
      <style:text-properties fo:background-color="#80FFFF" style:text-underline-type="single" style:text-underline-style="solid" style:text-underline-width="auto" style:text-underline-mode="continuous"/>
    </style:style>
    <style:style style:name="P1975" style:parent-style-name="Normalny" style:family="paragraph">
      <style:paragraph-properties fo:text-align="justify" fo:line-height="150%" fo:text-indent="0.2479in"/>
    </style:style>
    <style:style style:name="P1976" style:parent-style-name="Normalny" style:family="paragraph">
      <style:paragraph-properties fo:text-align="justify" fo:line-height="150%"/>
    </style:style>
    <style:style style:name="T1977" style:parent-style-name="Domyślnaczcionkaakapitu" style:family="text">
      <style:text-properties style:text-underline-type="single" style:text-underline-style="solid" style:text-underline-width="auto" style:text-underline-mode="continuous"/>
    </style:style>
    <style:style style:name="T1978" style:parent-style-name="Domyślnaczcionkaakapitu" style:family="text">
      <style:text-properties fo:background-color="#80FFFF" style:text-underline-type="single" style:text-underline-style="solid" style:text-underline-width="auto" style:text-underline-mode="continuous"/>
    </style:style>
    <style:style style:name="T1979" style:parent-style-name="Domyślnaczcionkaakapitu" style:family="text">
      <style:text-properties style:text-underline-type="single" style:text-underline-style="solid" style:text-underline-width="auto" style:text-underline-mode="continuous"/>
    </style:style>
    <style:style style:name="T1980" style:parent-style-name="Domyślnaczcionkaakapitu" style:family="text">
      <style:text-properties fo:background-color="#80FFFF" style:text-underline-type="single" style:text-underline-style="solid" style:text-underline-width="auto" style:text-underline-mode="continuous"/>
    </style:style>
    <style:style style:name="T1981" style:parent-style-name="Domyślnaczcionkaakapitu" style:family="text">
      <style:text-properties style:text-underline-type="single" style:text-underline-style="solid" style:text-underline-width="auto" style:text-underline-mode="continuous"/>
    </style:style>
    <style:style style:name="T1982" style:parent-style-name="Domyślnaczcionkaakapitu" style:family="text">
      <style:text-properties fo:background-color="#80FFFF" style:text-underline-type="single" style:text-underline-style="solid" style:text-underline-width="auto" style:text-underline-mode="continuous"/>
    </style:style>
    <style:style style:name="P1983" style:parent-style-name="Normalny" style:family="paragraph">
      <style:paragraph-properties fo:text-align="justify" fo:line-height="150%" fo:text-indent="0.2479in"/>
    </style:style>
    <style:style style:name="P1984" style:parent-style-name="Normalny" style:family="paragraph">
      <style:paragraph-properties fo:text-align="justify" fo:line-height="150%"/>
    </style:style>
    <style:style style:name="T1985" style:parent-style-name="Domyślnaczcionkaakapitu" style:family="text">
      <style:text-properties style:text-underline-type="single" style:text-underline-style="solid" style:text-underline-width="auto" style:text-underline-mode="continuous"/>
    </style:style>
    <style:style style:name="P1986" style:parent-style-name="Normalny" style:family="paragraph">
      <style:paragraph-properties fo:text-align="justify" fo:line-height="150%" fo:text-indent="0.2479in"/>
    </style:style>
    <style:style style:name="T1987" style:parent-style-name="Domyślnaczcionkaakapitu" style:family="text">
      <style:text-properties fo:background-color="#80FFFF"/>
    </style:style>
    <style:style style:name="T1988" style:parent-style-name="Domyślnaczcionkaakapitu" style:family="text">
      <style:text-properties fo:background-color="#80FFFF"/>
    </style:style>
    <style:style style:name="T1989" style:parent-style-name="Domyślnaczcionkaakapitu" style:family="text">
      <style:text-properties fo:background-color="#80FFFF"/>
    </style:style>
    <style:style style:name="T1990" style:parent-style-name="Domyślnaczcionkaakapitu" style:family="text">
      <style:text-properties fo:background-color="#80FFFF"/>
    </style:style>
    <style:style style:name="T1991" style:parent-style-name="Domyślnaczcionkaakapitu" style:family="text">
      <style:text-properties fo:background-color="#80FFFF"/>
    </style:style>
    <style:style style:name="T1992" style:parent-style-name="Domyślnaczcionkaakapitu" style:family="text">
      <style:text-properties fo:background-color="#80FFFF"/>
    </style:style>
    <style:style style:name="P1993" style:parent-style-name="Normalny" style:family="paragraph">
      <style:paragraph-properties fo:text-align="justify" fo:line-height="150%"/>
    </style:style>
    <style:style style:name="T1994" style:parent-style-name="Domyślnaczcionkaakapitu" style:family="text">
      <style:text-properties style:text-underline-type="single" style:text-underline-style="solid" style:text-underline-width="auto" style:text-underline-mode="continuous"/>
    </style:style>
    <style:style style:name="T1995" style:parent-style-name="Domyślnaczcionkaakapitu" style:family="text">
      <style:text-properties fo:background-color="#80FFFF" style:text-underline-type="single" style:text-underline-style="solid" style:text-underline-width="auto" style:text-underline-mode="continuous"/>
    </style:style>
    <style:style style:name="T1996" style:parent-style-name="Domyślnaczcionkaakapitu" style:family="text">
      <style:text-properties fo:background-color="#80FFFF"/>
    </style:style>
    <style:style style:name="P1997" style:parent-style-name="Normalny" style:family="paragraph">
      <style:paragraph-properties fo:text-align="justify" fo:line-height="150%" fo:text-indent="0.2479in"/>
    </style:style>
    <style:style style:name="P1998" style:parent-style-name="Normalny" style:family="paragraph">
      <style:paragraph-properties fo:text-align="justify" fo:line-height="150%" fo:text-indent="0.2479in"/>
    </style:style>
    <style:style style:name="P1999" style:parent-style-name="Normalny" style:family="paragraph">
      <style:paragraph-properties fo:text-align="justify" fo:line-height="150%" fo:text-indent="0.2479in"/>
    </style:style>
    <style:style style:name="P2000" style:parent-style-name="Normalny" style:family="paragraph">
      <style:paragraph-properties fo:text-align="justify" fo:line-height="150%" fo:text-indent="0.2479in"/>
    </style:style>
    <style:style style:name="T2001" style:parent-style-name="Domyślnaczcionkaakapitu" style:family="text">
      <style:text-properties fo:background-color="#80FFFF"/>
    </style:style>
    <style:style style:name="P2002" style:parent-style-name="Normalny" style:family="paragraph">
      <style:paragraph-properties fo:text-align="justify" fo:line-height="150%"/>
    </style:style>
    <style:style style:name="T2003" style:parent-style-name="Domyślnaczcionkaakapitu" style:family="text">
      <style:text-properties style:text-underline-type="single" style:text-underline-style="solid" style:text-underline-width="auto" style:text-underline-mode="continuous"/>
    </style:style>
    <style:style style:name="P2004" style:parent-style-name="Normalny" style:family="paragraph">
      <style:paragraph-properties fo:text-align="justify" fo:line-height="150%" fo:text-indent="0.2479in"/>
    </style:style>
    <style:style style:name="T2005" style:parent-style-name="Domyślnaczcionkaakapitu" style:family="text">
      <style:text-properties fo:background-color="#80FFFF"/>
    </style:style>
    <style:style style:name="P2006" style:parent-style-name="Normalny" style:family="paragraph">
      <style:paragraph-properties fo:text-align="justify" fo:line-height="150%" fo:text-indent="0.2479in"/>
    </style:style>
    <style:style style:name="T2007" style:parent-style-name="Domyślnaczcionkaakapitu" style:family="text">
      <style:text-properties fo:background-color="#80FFFF"/>
    </style:style>
    <style:style style:name="P2008" style:parent-style-name="Normalny" style:family="paragraph">
      <style:paragraph-properties fo:text-align="justify" fo:line-height="150%" fo:text-indent="0.2479in"/>
    </style:style>
    <style:style style:name="T2009" style:parent-style-name="Domyślnaczcionkaakapitu" style:family="text">
      <style:text-properties fo:background-color="#80FFFF"/>
    </style:style>
    <style:style style:name="P2010" style:parent-style-name="Normalny" style:family="paragraph">
      <style:paragraph-properties fo:text-align="justify" fo:line-height="150%" fo:text-indent="0.2479in"/>
    </style:style>
    <style:style style:name="P2011" style:parent-style-name="Normalny" style:family="paragraph">
      <style:paragraph-properties fo:text-align="justify" fo:line-height="150%" fo:text-indent="0.2479in"/>
    </style:style>
    <style:style style:name="T2012" style:parent-style-name="Domyślnaczcionkaakapitu" style:family="text">
      <style:text-properties fo:background-color="#80FFFF"/>
    </style:style>
    <style:style style:name="P2013" style:parent-style-name="Normalny" style:family="paragraph">
      <style:paragraph-properties fo:text-align="justify" fo:line-height="150%" fo:text-indent="0.2479in"/>
    </style:style>
    <style:style style:name="T2014" style:parent-style-name="Domyślnaczcionkaakapitu" style:family="text">
      <style:text-properties fo:background-color="#80FFFF"/>
    </style:style>
    <style:style style:name="P2015" style:parent-style-name="Normalny" style:family="paragraph">
      <style:paragraph-properties fo:text-align="justify" fo:line-height="150%"/>
    </style:style>
    <style:style style:name="T2016" style:parent-style-name="Domyślnaczcionkaakapitu" style:family="text">
      <style:text-properties style:text-underline-type="single" style:text-underline-style="solid" style:text-underline-width="auto" style:text-underline-mode="continuous"/>
    </style:style>
    <style:style style:name="T2017" style:parent-style-name="Domyślnaczcionkaakapitu" style:family="text">
      <style:text-properties fo:background-color="#80FFFF" style:text-underline-type="single" style:text-underline-style="solid" style:text-underline-width="auto" style:text-underline-mode="continuous"/>
    </style:style>
    <style:style style:name="T2018" style:parent-style-name="Domyślnaczcionkaakapitu" style:family="text">
      <style:text-properties style:text-underline-type="single" style:text-underline-style="solid" style:text-underline-width="auto" style:text-underline-mode="continuous"/>
    </style:style>
    <style:style style:name="T2019" style:parent-style-name="Domyślnaczcionkaakapitu" style:family="text">
      <style:text-properties fo:background-color="#80FFFF" style:text-underline-type="single" style:text-underline-style="solid" style:text-underline-width="auto" style:text-underline-mode="continuous"/>
    </style:style>
    <style:style style:name="T2020" style:parent-style-name="Domyślnaczcionkaakapitu" style:family="text">
      <style:text-properties style:text-underline-type="single" style:text-underline-style="solid" style:text-underline-width="auto" style:text-underline-mode="continuous"/>
    </style:style>
    <style:style style:name="T2021" style:parent-style-name="Domyślnaczcionkaakapitu" style:family="text">
      <style:text-properties fo:background-color="#80FFFF" style:text-underline-type="single" style:text-underline-style="solid" style:text-underline-width="auto" style:text-underline-mode="continuous"/>
    </style:style>
    <style:style style:name="T2022" style:parent-style-name="Domyślnaczcionkaakapitu" style:family="text">
      <style:text-properties fo:background-color="#80FFFF"/>
    </style:style>
    <style:style style:name="P2023" style:parent-style-name="Normalny" style:family="paragraph">
      <style:paragraph-properties fo:text-align="justify" fo:line-height="150%" fo:text-indent="0.2479in"/>
    </style:style>
    <style:style style:name="T2024" style:parent-style-name="Domyślnaczcionkaakapitu" style:family="text">
      <style:text-properties fo:background-color="#80FFFF"/>
    </style:style>
    <style:style style:name="P2025" style:parent-style-name="Normalny" style:family="paragraph">
      <style:paragraph-properties fo:text-align="justify" fo:line-height="150%" fo:text-indent="0.2479in"/>
    </style:style>
    <style:style style:name="T2026" style:parent-style-name="Domyślnaczcionkaakapitu" style:family="text">
      <style:text-properties fo:background-color="#80FFFF"/>
    </style:style>
    <style:style style:name="T2027" style:parent-style-name="Domyślnaczcionkaakapitu" style:family="text">
      <style:text-properties fo:background-color="#80FFFF"/>
    </style:style>
    <style:style style:name="T2028" style:parent-style-name="Domyślnaczcionkaakapitu" style:family="text">
      <style:text-properties fo:background-color="#80FFFF"/>
    </style:style>
    <style:style style:name="P2029" style:parent-style-name="Normalny" style:family="paragraph">
      <style:paragraph-properties fo:text-align="justify" fo:line-height="150%" fo:text-indent="0.2479in"/>
    </style:style>
    <style:style style:name="T2030" style:parent-style-name="Domyślnaczcionkaakapitu" style:family="text">
      <style:text-properties fo:background-color="#80FFFF"/>
    </style:style>
    <style:style style:name="T2031" style:parent-style-name="Domyślnaczcionkaakapitu" style:family="text">
      <style:text-properties fo:background-color="#80FFFF"/>
    </style:style>
    <style:style style:name="T2032" style:parent-style-name="Domyślnaczcionkaakapitu" style:family="text">
      <style:text-properties fo:background-color="#80FFFF"/>
    </style:style>
    <style:style style:name="T2033" style:parent-style-name="Domyślnaczcionkaakapitu" style:family="text">
      <style:text-properties fo:background-color="#80FFFF"/>
    </style:style>
    <style:style style:name="T2034" style:parent-style-name="Domyślnaczcionkaakapitu" style:family="text">
      <style:text-properties fo:background-color="#80FFFF"/>
    </style:style>
    <style:style style:name="T2035" style:parent-style-name="Domyślnaczcionkaakapitu" style:family="text">
      <style:text-properties fo:background-color="#80FFFF"/>
    </style:style>
    <style:style style:name="P2036" style:parent-style-name="Normalny" style:family="paragraph">
      <style:paragraph-properties fo:text-align="justify" fo:line-height="150%" fo:text-indent="0.2479in"/>
    </style:style>
    <style:style style:name="T2037" style:parent-style-name="Domyślnaczcionkaakapitu" style:family="text">
      <style:text-properties fo:background-color="#80FFFF"/>
    </style:style>
    <style:style style:name="T2038" style:parent-style-name="Domyślnaczcionkaakapitu" style:family="text">
      <style:text-properties fo:background-color="#80FFFF"/>
    </style:style>
    <style:style style:name="P2039" style:parent-style-name="Normalny" style:family="paragraph">
      <style:paragraph-properties fo:text-align="justify" fo:line-height="150%" fo:text-indent="0.2479in"/>
    </style:style>
    <style:style style:name="T2040" style:parent-style-name="Domyślnaczcionkaakapitu" style:family="text">
      <style:text-properties fo:background-color="#80FFFF"/>
    </style:style>
    <style:style style:name="P2041" style:parent-style-name="Normalny" style:family="paragraph">
      <style:paragraph-properties fo:text-align="justify" fo:line-height="150%" fo:text-indent="0.2479in"/>
    </style:style>
    <style:style style:name="P2042" style:parent-style-name="Normalny" style:family="paragraph">
      <style:paragraph-properties fo:text-align="justify" fo:line-height="150%"/>
    </style:style>
    <style:style style:name="T2043" style:parent-style-name="Domyślnaczcionkaakapitu" style:family="text">
      <style:text-properties style:text-underline-type="single" style:text-underline-style="solid" style:text-underline-width="auto" style:text-underline-mode="continuous"/>
    </style:style>
    <style:style style:name="P2044" style:parent-style-name="Normalny" style:family="paragraph">
      <style:paragraph-properties fo:text-align="justify" fo:line-height="150%" fo:text-indent="0.2479in"/>
    </style:style>
    <style:style style:name="T2045" style:parent-style-name="Domyślnaczcionkaakapitu" style:family="text">
      <style:text-properties fo:background-color="#80FFFF"/>
    </style:style>
    <style:style style:name="P2046" style:parent-style-name="Normalny" style:family="paragraph">
      <style:paragraph-properties fo:text-align="justify" fo:line-height="150%">
        <style:tab-stops>
          <style:tab-stop style:type="left" style:position="2.7118in"/>
        </style:tab-stops>
      </style:paragraph-properties>
    </style:style>
    <style:style style:name="T2047" style:parent-style-name="Domyślnaczcionkaakapitu" style:family="text">
      <style:text-properties style:text-underline-type="single" style:text-underline-style="solid" style:text-underline-width="auto" style:text-underline-mode="continuous"/>
    </style:style>
    <style:style style:name="T2048" style:parent-style-name="Domyślnaczcionkaakapitu" style:family="text">
      <style:text-properties fo:background-color="#80FFFF" style:text-underline-type="single" style:text-underline-style="solid" style:text-underline-width="auto" style:text-underline-mode="continuous"/>
    </style:style>
    <style:style style:name="P2049" style:parent-style-name="Normalny" style:family="paragraph">
      <style:paragraph-properties fo:text-align="justify" fo:line-height="150%" fo:text-indent="0.2479in">
        <style:tab-stops>
          <style:tab-stop style:type="left" style:position="2.7118in"/>
        </style:tab-stops>
      </style:paragraph-properties>
    </style:style>
    <style:style style:name="P2050" style:parent-style-name="Normalny" style:family="paragraph">
      <style:paragraph-properties fo:text-align="justify" fo:line-height="150%"/>
    </style:style>
    <style:style style:name="T2051" style:parent-style-name="Domyślnaczcionkaakapitu" style:family="text">
      <style:text-properties style:text-underline-type="single" style:text-underline-style="solid" style:text-underline-width="auto" style:text-underline-mode="continuous"/>
    </style:style>
    <style:style style:name="P2052" style:parent-style-name="Normalny" style:family="paragraph">
      <style:paragraph-properties fo:text-align="justify" fo:line-height="150%" fo:text-indent="0.2479in"/>
    </style:style>
    <style:style style:name="T2053" style:parent-style-name="Domyślnaczcionkaakapitu" style:family="text">
      <style:text-properties fo:background-color="#80FFFF"/>
    </style:style>
    <style:style style:name="P2054" style:parent-style-name="Normalny" style:family="paragraph">
      <style:paragraph-properties fo:text-align="justify" fo:line-height="150%"/>
    </style:style>
    <style:style style:name="T2055" style:parent-style-name="Domyślnaczcionkaakapitu" style:family="text">
      <style:text-properties style:text-underline-type="single" style:text-underline-style="solid" style:text-underline-width="auto" style:text-underline-mode="continuous"/>
    </style:style>
    <style:style style:name="T2056" style:parent-style-name="Domyślnaczcionkaakapitu" style:family="text">
      <style:text-properties fo:background-color="#80FFFF" style:text-underline-type="single" style:text-underline-style="solid" style:text-underline-width="auto" style:text-underline-mode="continuous"/>
    </style:style>
    <style:style style:name="T2057" style:parent-style-name="Domyślnaczcionkaakapitu" style:family="text">
      <style:text-properties fo:background-color="#80FFFF"/>
    </style:style>
    <style:style style:name="P2058" style:parent-style-name="Normalny" style:family="paragraph">
      <style:paragraph-properties fo:text-align="justify" fo:line-height="150%" fo:text-indent="0.2479in"/>
    </style:style>
    <style:style style:name="P2059" style:parent-style-name="Normalny" style:family="paragraph">
      <style:paragraph-properties fo:text-align="justify" fo:line-height="150%" fo:text-indent="0.2479in"/>
    </style:style>
    <style:style style:name="T2060" style:parent-style-name="Domyślnaczcionkaakapitu" style:family="text">
      <style:text-properties fo:background-color="#80FFFF"/>
    </style:style>
  </office:automatic-styles>
  <office:body>
    <office:text text:use-soft-page-breaks="true">
      <text:p text:style-name="P1">KORPUS= Obrady Okrągłego Stołu</text:p>
      <text:p text:style-name="P2">ZESPÓŁ= Podzespół do spraw Młodzieży</text:p>
      <text:p text:style-name="P3">TYTUŁ= STENOGRAM z piątego posiedzenia Podzespołu do spraw Młodzieży</text:p>
      <text:p text:style-name="P4">DATA= 18 marca 1989 r.</text:p>
      <text:p text:style-name="P5">SYGNATURA=<text:s/></text:p>
      <text:p text:style-name="P6">INW= 46041</text:p>
      <text:p text:style-name="P7">TEKST=</text:p>
      <text:p text:style-name="P8">Stenogram<text:s/><text:span text:style-name="T9">z</text:span><text:s/>obrad Podzespołu d/s Młodzieży<text:s/><text:span text:style-name="T10">w</text:span><text:s/>dniu 18.<text:span text:style-name="T11">I</text:span>II.<text:span text:style-name="T12">1</text:span>989</text:p>
      <text:p text:style-name="P13"><text:span text:style-name="T14">/</text:span>Obradom<text:s/>przewodniczy ob.<text:s/><text:span text:style-name="T15">Leszek Miller</text:span>/.</text:p>
      <text:p text:style-name="P16"><text:span text:style-name="T17">Przewodniczący</text:span>:</text:p>
      <text:p text:style-name="P18"><text:span text:style-name="T19">W</text:span>itam wszystkich obecnych na kole<text:span text:style-name="T20">j</text:span>nej sesji naszego zespołu.<text:s/><text:span text:style-name="T21">W</text:span><text:s/>trakcie dni, które minęły od naszego poprzedniego spotkania grupy robocze pracowały intensywnie nad s<text:span text:style-name="T22">fo</text:span>rmułowaniem kolejnej wersji wspólnego dokumentu i dzisiaj taki dokument otrzymaliśmy przed ch<text:span text:style-name="T23">wi</text:span>lą.</text:p>
      <text:p text:style-name="P24">Ponieważ jest on znany jak na razie tylko wąskiemu gronu osób, a więc tych osób, które wchodziły w skład grupy roboczej, proponuję, żebyśmy ogłosili przerwę do godziny 10.45 i ten czas wykorzystali na dogłębne przestudiowanie dokumentu, który otrzymaliśmy.</text:p>
      <text:p text:style-name="P25">Czy byłaby zgoda na takie roz<text:span text:style-name="T26">wi</text:span>ązanie?<text:s/>Przekazuję 10 egzemplarzy, my również dysponujemy 10 egzemplarzami.</text:p>
      <text:p text:style-name="P27">Spotykamy się za<text:s/>piętnaście<text:s/>jedenasta.</text:p>
      <text:p text:style-name="P28"/>
      <text:p text:style-name="P29">/<text:span text:style-name="T30">Przerwa</text:span>/.</text:p>
      <text:p text:style-name="P31"/>
      <text:p text:style-name="P32"><text:span text:style-name="T33">/</text:span>Po przerwie/.</text:p>
      <text:p text:style-name="P34"/>
      <text:p text:style-name="P35"><text:span text:style-name="T36">Przewodnicząc</text:span><text:span text:style-name="T37">y</text:span>:</text:p>
      <text:p text:style-name="P38">Przekazaliśmy państwu dokument, który w naszym pojęciu zasługuje na potraktowanie go jako propozycja końcowych ustaleń, z naszej pracy. Ma jak państwo zauważyli szereg walorów.<text:s/><text:span text:style-name="T39">W</text:span><text:s/>pierwszej części stanowi prezentację tematów, które razem podejmowaliśmy, potem jest umieszczony projekt zapisów, które dotyczą długich godzin dyskusji,<text:s/><text:span text:style-name="T40">k</text:span>tóre toczyliśmy.</text:p>
      <text:p text:style-name="P41">Rzecz jasna, że - muszę podk<text:span text:style-name="T42">r</text:span>eślić - że zapisy te są wyjściem naprzeciw różnym oczekiwaniom no i wynikiem głębokich kompromisów oraz wolą do porozumienia, co jak jest sądzę naczelnym naszym zamiarem<text:span text:style-name="T43">.</text:span></text:p>
      <text:p text:style-name="P44">Nim zapytam państwa o stosunek do tego materiału, chcielibyśmy zgłosi<text:span text:style-name="T45">ć</text:span><text:s/>jeszcze dwie drobne autopoprawki, które wyniknęły z naszej dyskusji w czasie przerwy.<text:s/>W tej sprawie chciałbym poprosi<text:span text:style-name="T46">ć</text:span><text:s/>o wypowiedź kolegę<text:span text:style-name="T47"><text:s/></text:span>Szark<text:span text:style-name="T48">a.</text:span></text:p>
      <text:p text:style-name="P49"><text:span text:style-name="T50">Ob. Roman Szarek</text:span>:</text:p>
      <text:p text:style-name="P51">Może taka drobna tylko rzecz, na stronie 6 gdzie między innymi mamy akapit stwierdzono, że - proponujemy, żeby rozpocząć nie od tego:<text:s/>„wszystkim podmiotom, pod<text:span text:style-name="T52">ej</text:span>m<text:span text:style-name="T53">uj</text:span>ącym ryzyko”, a rozpocząć od akapitu pierwszego na stronie 7:<text:s/>„Konieczna jest równość praw wszystkich środowisk młodzieży w dążeniu<text:s/><text:soft-page-break/>do zapewniania sobie godziwych warunków życia, w tym mieszkaniowych, nie wolno dopuszczać”<text:s/>- i wracamy do strony 6 i od akapitu tego, który jest.</text:p>
      <text:p text:style-name="P54">Przy czym jeszcze w tym akapicie na stronie 6 jak już mówię o tych zmianach, jeden<text:span text:style-name="T55"><text:s/></text:span>w<text:span text:style-name="T56">y</text:span>r<text:span text:style-name="T57">az</text:span><text:s/>uległby tam zmianie<text:span text:style-name="T58">,</text:span><text:s/>na stronie<text:s/><text:span text:style-name="T59">6</text:span>: wszystkim podmiotom podejmującym ryzyko samodzielnego wybudowania własnego mieszkania należy umożliwić i tutaj uzyskanie, zamiast otrzymanie to uzyskanie terenu oraz niskoprocentowego itd.</text:p>
      <text:p text:style-name="P60">Po pro<text:span text:style-name="T61">s</text:span>tu zmianę trochę... tą proponujemy.</text:p>
      <text:p text:style-name="P62"><text:span text:style-name="T63">I</text:span><text:s/>na stronie 7 w ostatnim akapicie na dole:<text:s/>„konieczne jest znalezienie środków i metod dla poprawy bazy oświatowej, kulturalnej, sportowej i zdrowotnej wsi”. Po prostu rozchodzi nam się jako komplet ten,<text:s/><text:span text:style-name="T64">k</text:span>tóry myśmy<text:s/>poprzednio dyskutowali<text:span text:style-name="T65">,</text:span><text:s/>wnieśliśmy łącznie z ZMW dotyczącym środowiska wiejskiego.</text:p>
      <text:p text:style-name="P66">Dziękuję.</text:p>
      <text:p text:style-name="P67"><text:span text:style-name="T68">Przewodniczący</text:span>:</text:p>
      <text:p text:style-name="P69">Dziękuję.</text:p>
      <text:p text:style-name="P70">Te propozy<text:span text:style-name="T71">cj</text:span>e zmierz<text:span text:style-name="T72">aj</text:span>ą w kierunku porządkowania tego tekstu. Zaczynamy po prostu od ogólniejszej kwestii jaką jest stwierdzenie, że konieczna jest zdolność<text:span text:style-name="T73">,</text:span><text:s/>równość praw wszystkich środowisk młodzieży, a potem przycho<text:span text:style-name="T74">dz</text:span>imy do szczegółów.</text:p>
      <text:p text:style-name="P75">I jeszcze jedna autopoprawka.</text:p>
      <text:p text:style-name="P76"><text:span text:style-name="T77">Ob. Andrzej Polok</text:span>:</text:p>
      <text:p text:style-name="P78"><text:span text:style-name="T79">W</text:span><text:s/>związku z tym, że w rozdziale społecznych materialnych problemów i warunków młodzieży oraz ich rozwiązania na stronie 6 i 7 odnosimy między innymi na stronie 7 jest taki akapit: obowiązkiem państwa jest stworzenie warunków do pełnego wykorzystania możliwości ambicji produkcyjnych młodych rolników<text:span text:style-name="T80">,</text:span><text:s/>natomiast w całym tym rozdziale zabrakło młodzieży pracującej.<text:s/><text:span text:style-name="T81">W</text:span><text:s/>związku z tym proponuję, żeby wnieść na stronie 7 na przykład przed koniecznoś<text:span text:style-name="T82">ci</text:span>ą zmiany kryteriów awansu zawodowego, takie sformułowanie:<text:s/>„konieczne jest dalsze rozwijanie i tworzenie nowych warunków umożliwi<text:span text:style-name="T83">aj</text:span>ących wszechstronniejsze wykorzystanie zdolności, umi<text:span text:style-name="T84">ej</text:span>ętności, ambicji, aspiracji zawodowych młodzieży pracującej, jako kompleksu odnoszącego się generalnie do całej młodzieży pracującej”.</text:p>
      <text:p text:style-name="P85">Dzięku<text:span text:style-name="T86">ję.</text:span></text:p>
      <text:p text:style-name="P87"><text:span text:style-name="T88">Przewodniczący</text:span>:</text:p>
      <text:p text:style-name="P89"><text:span text:style-name="T90">D</text:span>ziękuj<text:span text:style-name="T91">ę.</text:span></text:p>
      <text:p text:style-name="P92"><text:span text:style-name="T93">W</text:span><text:s/>ten sposób wychodzimy n<text:span text:style-name="T94">ap</text:span>rz<text:span text:style-name="T95">e</text:span>c<text:span text:style-name="T96">i</text:span>w oczekiwaniom osób, które reprezentują środowi<text:span text:style-name="T97">s</text:span>ka robotniczego, aby r<text:span text:style-name="T98">ó</text:span>wnież w tym kontekście wnieść tutaj czy zauważyć konieczność odpowiednich działań również i w tym środowisku.</text:p>
      <text:p text:style-name="P99">My zgłaszamy te dwie autopoprawki i obecnie chciałem prosić państwa o ustosunkowanie się do przedłożonego materiału.</text:p>
      <text:p text:style-name="P100">Wiesław<text:s/><text:span text:style-name="T101">I</text:span>sio<text:s/><text:span text:style-name="T102">-</text:span><text:s/>proszę bardzo.</text:p>
      <text:p text:style-name="P103"><text:span text:style-name="T104">Ob. Wiesław Isio</text:span>:</text:p>
      <text:p text:style-name="P105">Ja chciałem zgłosić poprawkę do sprawy hoteli robotniczych. My uzgodniliśmy stanowisko z OPZZ i ta autopoprawka brzmi. Na stronie 7:<text:s/>„niezbędne jest zmiana przepisów, regulujących stosunki między administra<text:span text:style-name="T106">cj</text:span>ą a samorządami hoteli pracowniczych”.</text:p>
      <text:soft-page-break/>
      <text:p text:style-name="P107">Nasza autopoprawka brzmi:</text:p>
      <text:p text:style-name="P108">„Uważamy za konieczne stworzenie prawnych warunków dla gospodarowania hotelami robotniczymi i innymi formami zbiorowego zakwaterowania przez samorządy mieszkańców, przy zachowaniu właściwych kompetencji dyrektora przedsiębiorstwa.</text:p>
      <text:p text:style-name="P109">To stanowisko zostało uzgodnione razem z OPZZ.</text:p>
      <text:p text:style-name="P110"><text:span text:style-name="T111">Przewodniczący</text:span>:</text:p>
      <text:p text:style-name="P112">Proponuję, ab<text:span text:style-name="T113">yś</text:span>my zapamiętali tę treś<text:span text:style-name="T114">ć</text:span>, ona jak sądzę nie budzi żadnych sprzeciwów, a potem byśmy redakcyjnie to odpowiednio jeszcze wykorzystali w tekście.</text:p>
      <text:p text:style-name="P115">Dziękuję bardzo.</text:p>
      <text:p text:style-name="P116"><text:span text:style-name="T117">P</text:span>ros<text:span text:style-name="T118">z</text:span>ę uprzejmie kto<text:s/><text:span text:style-name="T119">z</text:span><text:s/>państwa?</text:p>
      <text:p text:style-name="P120">Pan Celiński - proszę bardzo.</text:p>
      <text:p text:style-name="P121"><text:span text:style-name="T122">O</text:span><text:span text:style-name="T123">b</text:span><text:span text:style-name="T124">.</text:span><text:span text:style-name="T125"><text:s/>Andrz</text:span><text:span text:style-name="T126">e</text:span><text:span text:style-name="T127">j Celiński</text:span>:</text:p>
      <text:p text:style-name="P128">Takie pierwsze spotk<text:span text:style-name="T129">a</text:span>nie od bardzo wielu lat ludzi przychodzących z różnych stron jest z pewnością bardzo cenne i pouczające. Ja myślę, że może się stać także owocem prawdziwym owocem tego spotkania będzie wniosek, że przede wszystkim należy mówić własnym językiem, by poszukiwania pola, na którym rozmaite grupy społeczne muszą się spotkać, w tym kraju nie przebiegało z zacieraniem pewn<text:span text:style-name="T130">y</text:span>ch odrębności, zacieraniem bogactwa wartości, innych doświadczeń, jakie te rozmaite grupy wnoszą do tej wspólnej pracy.</text:p>
      <text:p text:style-name="P131">Odnosząc się do samego dokumentu, który nam przedstawiono, chciałem państwu przypomnieć, że poprzednie spotkanie zakończyliśmy wnioskiem, że trzeba by powołać grupę redakcyjną, która przygotuje propozycje na dzisiaj. Ta g<text:span text:style-name="T132">r</text:span>upa się spotkała, pracowała, przygotowała to do czego była powołana, ale dzisiaj mamy znów nową sytuację, dlatego rzeczywiście ten dokument, który jest przed nami nie jest propozycją wspólną grup redakcyjnych, jest propozycją jednej ze stron tych negocjacji, tych rozmów, czy tego spotkania.</text:p>
      <text:p text:style-name="P133">Zacznę od początku może. J<text:span text:style-name="T134">e</text:span>śli idzie o zestawienie propozycji wniesionych pod obrady Podzespołu ds. Młodzieży to ja myślę, że to zestawienie może być pożyteczne, po to by zda<text:span text:style-name="T135">ć</text:span><text:s/>sprawę, tym, którym jesteśmy winni zdać sprawę, a więc tym, którzy się interesują pracami<text:s/>„okrągłego stołu”<text:s/>jakie problemy tutaj dyskutowane były. Sądzę, że my mamy też dokładnie równoległe zestawienia propozycji wniesionych pod obrady Podzespołu ds. Młodzieży i myślę, że w takim zestawieniu dobrze byłoby, żeby każda ze stron, pierwsza część tutaj pozostałą tą częścią waszą, druga część pozostała częścią naszą. Tzn<text:span text:style-name="T136">.</text:span><text:s/>każdy mówi o tym, z czym przyszedł wedle swojej punktacji, swoich sformułowań. Jest to rozwiązanie chyba właściwsze aniżeli którakolwiek ze stron by próbowała wpisać własnym językiem postulaty drugiej strony.</text:p>
      <text:p text:style-name="P137">Natomiast jeśli idzie o tekst zasadniczy, chciałem zwrócić państwu uwagę, oczywiście ponieważ pisaliście ten tekst, wobec tego z pewnością o tym wiecie, ale żeby było wiadomo, o czym my rozmawiamy tutaj. Poza tym mówimy w końcu do protokołu, więc żeby ten ślad pozostał. Chciałem zwrócić uwagę na różnice między tekstem uzgodnionym i przyjętym przez grupę redakcyjną a tekstem, który dzisiaj stanowi podstawę tego spotkania, tej dyskusji.</text:p>
      <text:p text:style-name="P138">Tekst uzgodniony w grupie redakcyjnej zaczynał się od czegoś co można byłoby nazwać preambułą, takim wstępem,<text:s/>odnoszącym się do najbardziej ogólnych wartości, które są przyjmowane zarówno przez<text:s/><text:soft-page-break/>nas, jak i przez waszą stronę.<text:s/><text:span text:style-name="T139">W</text:span><text:s/>tej chwili ta preambuła została wtopiona przy pewnych jeszcze zmianach sformułowań, zmianach natury merytorycznej, a nie tylko redakcyjnej, do pierwszego rozdziału tekstu pt.:<text:s/>„Pluralizm związków i stowarzyszeń młodzieży”. Jest to pierwsza zmiana polegająca na wtopieniu tej preambuły do rozdziału pierwszego. Ona nie ma charakteru wyłącznie formalnego, aczkolwiek przede wszystkim mówię tutaj o takiej zmianie<text:s/><text:span text:style-name="T140">fo</text:span>rmaln<text:span text:style-name="T141">ej</text:span>.</text:p>
      <text:p text:style-name="P142">Następnie są jakby trzy chyba zmiany samych tych sformułowań poprzedniej preambuły, a obecnie pierwszego rozdziału, wedle waszych propozycji. Sformułowane było tak pierwotnie, że uczestnicy Podzespołu ds. Młodzieży zgodnie wyrażają przekonanie, że młode pokolenie Polaków, rozmaite grupy młodzieży i środowiska wychowawcze pomimo wielu istotnych różnic odnajdą w warunkach tworzenia się społeczeństwa obywatelskiego porozumienie - i dotąd są to teksty identyczne - było, wokół podstawowych wartości opartych na międzynarodowych paktach praw człowieka i obywatela i na suwerennych demokratycznych polskich doświadczeniach - jest - wokół konstytucyjnych zasad Polskiej Rzeczypospolitej Ludowej oraz norm międzynarodowych paktów praw człowieka i obywatela.</text:p>
      <text:p text:style-name="P143">Czyli w tym zdaniu właściwie przynajmniej dwie istotne zmiany, przez dodanie<text:s/>„wokół konstytuc<text:span text:style-name="T144">yj</text:span>nych zasad Polskiej Rzeczpospolitej Ludowej”<text:s/>oraz zmiany, to może drobna sprawa, było<text:s/>„opartych na międzynarodowych paktach, w tej chwili jest<text:s/>„na normach międzynarodowych paktów”<text:s/>- nie jest to rzecz istotna. No i potem zostało wykreślona część zdania<text:s/>„na suwerennych demokratycznych polskich doświadczeniach”. Dla nas te suwerenne demokratyczne polskie doświadczenia oczywiście mają znaczenie bardzo istotne. Nie mamy się czego wstydzić. Są to dobre doświadczenia.</text:p>
      <text:p text:style-name="P145">Następnie, jeśli mowa o zmianach tekstu, w akapicie, który zaczynał<text:s/>„pierwotny pluralizm związków i stowarzyszeń młodzieży”<text:s/>było sformułowanie<text:s/>„zmierzać się powinno do wyzwolenia społecznej energii i zaradności środowisk młodzieży dla uczynienia z naszego kraju miejsca, gdzie chce się żyć”<text:s/>jest<text:s/>„gdzie się ż<text:span text:style-name="T146">yj</text:span>e”.</text:p>
      <text:p text:style-name="P147">Następnie w akapicie zaczynającym się od<text:s/>„Konieczne jest...”<text:s/>wypadło zdanie<text:s/>„konieczna jest rezygnacja ze wszelkich monopoli”.</text:p>
      <text:p text:style-name="P148">Następnie w kolejnym zdaniu<text:s/>„Wszystkie organizacje i stowarz<text:span text:style-name="T149">ys</text:span>zenia młodzieży powinny mieć prawnie zagwarantowaną możliwość zgromadzeń”<text:s/>itd. jest:<text:s/>„wszystkie zarejestrowane organizacje i stowarzyszenia młodzieży...”<text:s/>itd. Ta różnica oczywiście ma znaczenie zasadnicze. To nie jest tylko redakcja.</text:p>
      <text:p text:style-name="P150">Kolejno, już na waszej 6 stronie, jest takie zdanie, które mówi, że<text:s/>„sądzimy, że uznanie rodziny za podstawowe środowisko wychowawcze”<text:s/>oraz - u was to jest -<text:s/>„sądzimy, że uznanie rodziny za podstawowe środowisko wychowawcze oraz skupienie pracy wychowawczej wokół takich podstawowych wartości”. My wyraźnie odnosiliśmy ten akapit, w poprzednio prz<text:span text:style-name="T151">yj</text:span>ętym w grupie redakcyjnej sformułowaniu, do organizacji wychowawczych i samowychowu<text:span text:style-name="T152">ją</text:span>cych. Pozwalając sobie na swego rodzaju żart, że np. jeśli chodzi o miłośników tulipanów,<text:s/>jeżeli takie stowarz<text:span text:style-name="T153">ys</text:span>zenie by chciało powstać, to akurat tego rodzaju zapis jest w ogóle nie na miejscu, nie odnosi się do tego typu stowarzyszeń, które nawiasem mówiąc, nam się wydaje, że będą dominować w przyszłości w organizu<text:span text:style-name="T154">ją</text:span>cym się wokół swoich wartości, celó<text:span text:style-name="T155">w</text:span>, itd. społeczeństwie.</text:p>
      <text:p text:style-name="P156">No i kolejno, dodane jest<text:s/><text:span text:style-name="T157">„</text:span>pracy wychowawczej”<text:s/>w tym zdaniu. I no i na końcu dodana jest ta wartość,<text:s/><text:soft-page-break/>patriotyzm i służba społeczna, żeby służyć Polsce. To tylko rejestruję, że to tylko jest dodane, bez komentarza. Oczywiście nie mamy nic przeciwko tej wartości.</text:p>
      <text:p text:style-name="P158">Otóż jeszcze jest jeden... jedna zmiana w stosunku do uzgodnionego, to właśnie ta, którą wniósł pan Isio, powiedzmy w tej chwili nią zajmować się nie będziemy. Chodzi o te hotele pracownicze, na str. 7 waszego dokumentu.</text:p>
      <text:p text:style-name="P159">Proszę państwa, ja myślę tak, że w zeszłym tygodniu jak się spotykaliśmy, we wtorek, miało to być nasze ostatnie spotkanie. Okazało się, że jest potrzebna praca grupy roboczej, czy redakcyjnej. Z naszego punktu widzenia była ta praca potrzebna wówczas, kiedy grupa redakcyjna będzie miała właściwe polityczne kompetencje do ustalenia projektu, który byśmy wnieśli, wspólnego stanowiska. Tylko wówczas, kiedy redakcja miałaby te kompetencje polityczne, oczywiście należało poświęcić czas tej pracy, zwłaszcza, że doświadczenia poprzednich trzech takich spotkań grup redakcyjnych, gdzie się dosyć duża praca dokonała, pokazywały, że brak<text:s/><text:span text:style-name="T160">k</text:span>ompetencji politycznych powoduje w gruncie rzeczy poza pewnym wyjaśnieniem sobie motywów własnych stanowisk,<text:s/>powoduje przede wszystkim stratę czasu, tzn. nie posuwa pracy całego Podzespołu ds. młodzieży do przodu.<text:s/>No i w tej chwili jednak okazało się, że zespół redakcyjny nie może być usatysfakc<text:span text:style-name="T161">jo</text:span>nowany z wykonanej pracy. Wniesiono poprawki, które w wielu punktach mają znaczenie zasadnicze.</text:p>
      <text:p text:style-name="P162">Proponu<text:span text:style-name="T163">ję</text:span><text:s/>przyjęcie dokumentu w wersji ustalonej przez grupę redakcyjną i zamieszczenie jako aneksu do tego dokumentu zestawienia propozycji wniesionych pod obrady Podzespołu ds. Młodzieży, w redakcji pierwszej części tego zestawienia waszej, w drugiej części redakcji naszej.</text:p>
      <text:p text:style-name="P164">Dziękuję bardzo.</text:p>
      <text:p text:style-name="P165"><text:span text:style-name="T166">Przewodnicząc</text:span><text:span text:style-name="T167">y</text:span><text:span text:style-name="T168">:</text:span></text:p>
      <text:p text:style-name="P169">Proszę państwa, ja nie bardzo rozumiem co pan Celiński chciał przez to powiedzieć. Ja rozumiem, że spotkaliśmy się dzisiaj po to, żeby przeprowadzić dyskusję nad końcowym dokumentem. I ten dokument został przedstawiony. On w niektórych sprawach, rzecz jasna różni się od wcześnie<text:span text:style-name="T170">js</text:span>zych wersji dokumentów. Ale to nie zespół roboczy, tylko sesja plenarna jest uprawomocniona do podejmowania w tej sprawie ostatecznych decyzji.</text:p>
      <text:p text:style-name="P171">Pan Celiński był uprzejmy bardzo skrupulatnie przedstawić różnice w odniesieniu do poprzednich tekstów.<text:s/>No ja też mógłbym, ale jak państwo zauważyli nawet słowem nie powiedziałem, że nasza propozycja, która towarzyszyła naszym obradom od pierwszego spotkania, mianowicie oddzielny zapis dotyczący consensusu wychowawczego, że ta propozycja nie znalazła się w dzisiejszych dokumentach, albowiem uważam, że przeprowadzanie takiej precyzyjnej interpretacji różnic w dzisiejszym dokumencie i wcześniejszych, jest właśnie stratą czasu. A więc czynnością, przed którą tak przestrzegał pan Celiński.</text:p>
      <text:p text:style-name="P172">Ja formułuję formalne pytanie wobec tego - z czym panowie się nie zgadzają, z jakimi s<text:span text:style-name="T173">fo</text:span>rmułowaniami w przedłożonym tekście, a z czym się panowie zgadzają. A więc przeciwko czemu jesteście i co akceptujecie. I bardzo proszę o precyzyjną w tej sprawie odpowiedź.</text:p>
      <text:p text:style-name="P174">Dziękuję uprz<text:span text:style-name="T175">ej</text:span>mie.</text:p>
      <text:p text:style-name="P176"><text:span text:style-name="T177">Ob.<text:s/></text:span><text:span text:style-name="T178">C</text:span><text:span text:style-name="T179">eliński</text:span>:</text:p>
      <text:p text:style-name="P180">Najpierw wyjaśnienie to co strona koalicyjno-rządowa wniosła w sprawie consensusu wychowawczego - wszystkie punkty wniesione przez stronę koalicyjn<text:span text:style-name="T181">o</text:span>-rządową w tej sprawie, mimo że uważaliśm<text:span text:style-name="T182">y</text:span>, że<text:s/><text:soft-page-break/>dyskusja na temat consensusu wychowawczego jest doś<text:span text:style-name="T183">ć</text:span><text:s/>absurdalna z naszego punktu widzenia, zostały wniesione do wsp<text:span text:style-name="T184">ó</text:span>lnej, przygotowanej przez grupę redakcyjną propozycji dokumentu końcowego.</text:p>
      <text:p text:style-name="P185">Mówi się o podmiotowośc<text:span text:style-name="T186">i</text:span>, mówi się o nieprzenoszeniu konfliktów politycznych, mówi się o tolerancji dla poglądów odmiennych od własnych, mówi się o wrażliwości na potrzeby innych, o sprawiedliwości, o szacunku dla tradycji narodowej i państwowych, i o patriotyzmie, i służbie społeczn<text:span text:style-name="T187">ej</text:span>.</text:p>
      <text:p text:style-name="P188">Czyli nie jest prawdą, że to z czym wy przyszliście do tego stołu w tej sprawie nie zostało wniesione. Zostało w całości przez nas przyjęte w efekcie, w dokumencie końcowym mimo, że uważaliśmy i nadal uważamy, że ten doku<text:span text:style-name="T189">m</text:span>ent nie powinien zawierać zbyt wielu słów, że powinien zawierać decyzje, a nie rzeczy oczywiste.</text:p>
      <text:p text:style-name="P190">Można powiedzieć, że w tej sprawie nie ma kompromisu, w tej sprawie jest pełne ustąpienie z naszych pozycji nie dlatego, że zmieniliśmy stanowisko co do meritum sprawy,<text:span text:style-name="T191"><text:s/></text:span>tylko dlatego, że przyszliśmy się tutaj z wami porozumiewać.<text:s/><text:span text:style-name="T192">I</text:span><text:s/>wasze wartości, i wasze cele, i wasze postulaty czy interesy uwzględniać. Na tyle, na ile obecnie kolidują z naszymi. I w tej sprawie o tyle nie moglibyśmy nic więcej zrobić jakby dla was, bo zrobiliśmy wszystko czego żądaliście, opuszczając samą nazwę tego wszystkiego<text:s/>„consensus wychowawczy”.</text:p>
      <text:p text:style-name="P193">To wyjaśnienie jeśli idzie o tę sprawę.</text:p>
      <text:p text:style-name="P194">I druga rzecz panie przewodniczący, jeśli pan nie rozumie dlaczego, i jakie jest nasze ostateczne stanowisko, ja myślę, że dosyć wyraźnie sformułowałem. Chciałem powiedzieć, że propozycja, z którą się rozstawaliśmy przedwczoraj była w tym sensie ostateczną, że dalej ustąpić nie mogliśmy. Nam został wyłącznie język sformułowań, wyłącznie język, bo wszystko jakby oddawaliśmy. Nawiasem, kiedyś omawiano prace tej części społecznej tego podzespołu mówiąc, że jest ona niezwykle zdyscyplinowana. Tak, jest niezwykle zdyscyplinowana. I mimo zdecydowanego sprzeciwu wobec wprowadzenia tysiąca słów, które wydają się nam niepotrzebne w tym momenc<text:span text:style-name="T195">i</text:span>e<text:s/><text:span text:style-name="T196">-</text:span><text:s/><text:span text:style-name="T197">za</text:span>mi<text:span text:style-name="T198">a</text:span>st mó<text:span text:style-name="T199">wi</text:span>ć o<text:s/><text:span text:style-name="T200">konkreta</text:span>c<text:span text:style-name="T201">h</text:span>, m<text:span text:style-name="T202">i</text:span>m<text:span text:style-name="T203">o</text:span><text:s/>sprzeciwu<text:s/><text:span text:style-name="T204">w</text:span><text:s/>ty<text:span text:style-name="T205">m</text:span><text:s/>zespole, zespół jest jaki jest<text:s/><text:span text:style-name="T206">-</text:span><text:s/>przyjął to wszystko, zachowując dla siebie swoją ocenę dokumentu, który w słowach gubi istotę sprawy.</text:p>
      <text:p text:style-name="P207">I w tej sprawie chciałem, żeby była jasność, bo mówiliśmy o tym od samego pierwszego dnia, że jeżeli to spotkanie ma się zakończy<text:span text:style-name="T208">ć</text:span><text:s/>tym, czym się rozpoczyna - czyli słowami, to jest stracony czas.</text:p>
      <text:p text:style-name="P209">Natomiast jeśli idzie o zmiany, to ja uważam, że zmiany wprowadzone w ciągu ostatniej jednej doby czy półtorej doby od naszego ostatniego spotkania, są zmianami zmieniającymi jakby balans tego dokumentu. W szeregu sprawach. I muszę powiedzieć, że myślę, że pan przewodniczący o tym doskonale wie. I nie mam w tej chwili - jak sądzę - ani pełnomocnictw, ani nie mam, moje poczucie odpowiedzialności nie pozwala mi z<text:span text:style-name="T210">n</text:span>owu wchodzić w dyskusję, której efekt - niestety - od godziny już znam.</text:p>
      <text:p text:style-name="P211">Ja jeszcze godzinę wstecz wierzyłem, że posuwamy sprawy naprzód. Godzinę temu straciłem i tę wiarę, nie posuwamy sprawy naprzód. Wszystko zaczyna się od nowa. Ja na to czasu nie mam. I myślę, że bardzo liczne grupy m<text:span text:style-name="T212">ł</text:span>odzieży, środowiska młodzieży, w tym kraju - na to czasu panowie nie mają. Ani ja, ani moi koledzy nie zamierzają brać udział w grze o słowa. Polska tego nie wytrzyma.</text:p>
      <text:p text:style-name="P213">Panowie możecie mieć inne zdanie na ten temat.<text:s/>Moja propozycja jest propozycją najzupełniej formalną i jestem upełnomocniony do złożenia tej propozycji. I sprawę traktuję formalnie. Pierwsza część idzie tak, jak uzgodniona w czwartek - aneks mówiący o problemach wniesionych p<text:span text:style-name="T214">rzez</text:span><text:s/>obie strony w redakcjach<text:s/><text:soft-page-break/>st<text:span text:style-name="T215">r</text:span>on odno<text:span text:style-name="T216">s</text:span>zących się jakby swoich postulatów<text:span text:style-name="T217">.</text:span></text:p>
      <text:p text:style-name="P218"><text:span text:style-name="T219">Przewodniczący</text:span>:</text:p>
      <text:p text:style-name="P220">Panie przewodniczący, to co pan powiedział mogę przyjąć tylko w charakterze żartu chociażby z tego powodu, iż mówienie na przykład, iż sprawa consensusu nie jest tak jak się tutaj znalazła - nie jest kompromisem, jest co n<text:span text:style-name="T221">aj</text:span>mniej niepoważne dlatego, że jeśli mówić o jakichś zasadniczych us<text:span text:style-name="T222">tę</text:span>pstwach, to nasze ustępstwa są ogromne. My przez szereg dni stawialiśmy tą sprawę jako kwestię naczelną.<text:s/><text:span text:style-name="T223">W</text:span><text:s/>tej sprawie sformułowaliśmy jak gdyby oddzielne stanowisko. Upieraliśmy się przy tym, żeby katalog wartości, które są definiowane pojęciem consensusu otwierał w ogóle stanowisko naszego podzespołu.</text:p>
      <text:p text:style-name="P224">Proszę zauważyć, że po pierwsze zrezygnowaliśmy z pojęcia consensus, po drugie, że wartości, które w sumie są zredagowane w państwa propozycji znalazły się gdzieś w tekście dokumentu. I pan to nazywa brakiem kompromisu z naszej strony, czy ochoty do kompromisu?</text:p>
      <text:p text:style-name="P225">Jeszcze raz potwierdzam, że mogę to przyjąć tylko jako żart.</text:p>
      <text:p text:style-name="P226">Po drugie - wracam do mojej sugestii, bo dla nas jest nieobojętne i chcielibyśmy poznać wasze stanowisko. Czy na przykład sformułowanie, że będziemy się porozumiewać wokół<text:span text:style-name="T227"><text:s/></text:span>konstytucyjnych zasad Polskiej Rzeczypospolitej Ludowej to jest p<text:span text:style-name="T228">oj</text:span>ęcie, które szanowni państwo odrzucają czy akceptują?</text:p>
      <text:p text:style-name="P229">Dla na<text:span text:style-name="T230">s</text:span><text:s/>jest to pytanie natury fundamentaln<text:span text:style-name="T231">ej.<text:s/></text:span>I dalej tak mógłbym znaleźć szereg innych jeszcze w tej sprawie pytań<text:span text:style-name="T232">.</text:span></text:p>
      <text:p text:style-name="P233">Dlatego też raz jeszcze zwracam się do państwa z propozycją. Proszę powiedzieć, jakie sformułowania państwo akceptują, a jakie nie akceptują i ponawiam prośbę, żebyśmy rozpoczęli dyskusję nad dokumentem, jako że mam nadzieję, że jest to sesja zamykająca nasze obrady i w tym właśnie gronie i w tym miejscu powinniśmy te wszystkie sprawy rozstrzygnąć.</text:p>
      <text:p text:style-name="P234">Pamiętając, że wcześnie<text:span text:style-name="T235">js</text:span>ze ustalenie, czy to pod<text:span text:style-name="T236">ej</text:span>mowane na wcześni<text:span text:style-name="T237">ej</text:span>szych sesjach, czy w obradach wąskich grup roboczych były co najwyżej kolejnym przybliżaniem się do finału, który ma się odbyć dzisiaj.</text:p>
      <text:p text:style-name="P238">Dziękuję bardzo.</text:p>
      <text:p text:style-name="P239">Głos ma pan Wiatr.</text:p>
      <text:p text:style-name="P240"><text:span text:style-name="T241">Ob. Sławomir Wiatr</text:span>:</text:p>
      <text:p text:style-name="P242">Ja bym apelował do postawy pragmatycznej, to znaczy po prostu pracy nad tekstem, która będzie zmierzała - bo m<text:span text:style-name="T243">a</text:span>my w tej chwili rozumiem problem z jedną częścią tekstu - do zamknięcia naszych obrad, które oprze się o przyj<text:span text:style-name="T244">ę</text:span>cie wspó<text:span text:style-name="T245">l</text:span>nego dokumentu.</text:p>
      <text:p text:style-name="P246">Otóż nasze spotkanie czwartkowe parogodzinne nie było bez efektów, bo stworzyło podstawą do tego, żeby dzisiaj dyskutować już nad bardzo konkretnymi zapisami w tym<text:s/><text:span text:style-name="T247">w</text:span><text:s/>większości przypadków zapisami, które jak gdyby znalazły tam akceptację.</text:p>
      <text:p text:style-name="P248">Jeśli chodzi o rozdział I i preambułę, to myśmy ją przedyskutowali, w zarysie głównym przyjęli, n<text:span text:style-name="T249">at</text:span>omiast ja sobie nie przypominam, żebyśmy się rozstawali z takim ustaleniem, że to już jest zapis obo<text:span text:style-name="T250">wi</text:span>ązujący. Spieraliśmy się w sprawie zapisu dotyczącego patriotyzmu, ale nie przypominam sobie, że padło tam sformułowanie rozstrzygające tę kwestię i przyjęliśmy wasz dokument roboczy jako podstawę do negocjacji, to znacz ten wasz dokument stał się i sformułowania w nim zawar<text:span text:style-name="T251">t</text:span>e z uznaniem również wyjścia nam naprzeciw w kilku sprawach, podstawą również do dalszych prac redakc<text:span text:style-name="T252">yj</text:span>nych.</text:p>
      <text:soft-page-break/>
      <text:p text:style-name="P253">Spieraliśmy się w sprawie miejsca, ba zapis ideału wychowawczego, czyli tych podstawowych wartość w<text:span text:style-name="T254">yc</text:span>how<text:span text:style-name="T255">aw</text:span>czych i nie rozstaliśmy się - ja sobie tego nie przypominam - z uzgodnieniem, że ten zapis będzie w tym miejscu właśnie, który proponujecie. T<text:span text:style-name="T256">o</text:span><text:s/>mieliśmy rozstrzygnąć do dnia dzisiejszego i w dniu dzisiejszym.</text:p>
      <text:p text:style-name="P257">Wyszliśmy tu wam naprzeciw i nie wracamy do formuły, w której zapis ten miałby by<text:span text:style-name="T258">ć</text:span><text:s/>w preambule, a więc otwierać cały dokument.</text:p>
      <text:p text:style-name="P259">Rzeczywiście ustalenia w innych rozdziałach tego dokumentu, w tym precyzyjne ustalenia red<text:span text:style-name="T260">a</text:span>kcyjne miały miejsce, natomiast akurat jeśli chodzi o rozdział pierwszy preambułę dyskutowaliśmy głównie jakby przesłanie tych dwóch dokumentów, nie konkretne zapisy redakcyjne, bo panie Andrzeju tutaj nie<text:span text:style-name="T261"><text:s/></text:span>kłóciliśmy się, ale dyskutowaliśmy nie zamykając sprawy, dlatego bym potraktował i tak traktu<text:span text:style-name="T262">j</text:span>ę dzisiejsze spotkanie jako ciąg dalszy roboczy, ale w całym naszym gremium, a więc z udziałem tych wszystkich, którzy mają ten dokument zaakceptować i wtedy on będzie miał dopiero rangę dokumentu o społecznym uznanym bycie<text:span text:style-name="T263">.</text:span></text:p>
      <text:p text:style-name="P264">W związku z tym idąc konsekwentnie drogą mojej propozycji, ażeby rozmawiać bardzo pragmatycznie, czy dążyć do konkretnych zapisów, mam pytanie pierwsze, konkretne. Czy przeniesienie akapitów dwóch pierwszych, tych które pierwotnie stanowiły jak gdyby prea<text:span text:style-name="T265">m</text:span>bułę całego teks<text:span text:style-name="T266">t</text:span>u<text:span text:style-name="T267"><text:s/></text:span>stanowiska, a więc akapitu uczestnicy Podzespołu do spraw Młodzieży aż do zdania:<text:s/>„wyrażamy przekonanie, że wokół tego co wspólne i tego co różne rozwinie się autentyczne i bogate życie środowisk młodzieży”, czy to jest przedmiotem sporu, już nie wnikam w tej chwili w same sformułowania. Czy jest to przedmiotem sporu w tej chwili tak zasadniczego, żeby nie można dokonać kroku dalej gdzie to będzie zapisane? Czy tytuł będzie po<text:span text:style-name="T268">d</text:span><text:s/>tym pluralizm związków i stowarzyszeń młodzieży, czy nad tym?</text:p>
      <text:p text:style-name="P269">To jest pierwsze pytanie. Pytanie drugie. Nie będę powtarzał pytania Leszka Millera dotyczącego uznania konstytucyjnych zasad, ono już zostało sformułowane, natomiast ja osobiście nie wiem, tu musiałyby się również wypowiedzieć moja strona, bo nie konsultowałem tego, uważ<text:span text:style-name="T270">a</text:span>m, że można to zdanie ciągnąć dalej, to znaczy sformułować również jakby jego ciąg dalszy związany z tradycjami, czyl<text:span text:style-name="T271">i</text:span><text:s/>to co zaproponowała pani posłanka we wtorek i co przyjęliście z wielką radością<text:span text:style-name="T272">.</text:span></text:p>
      <text:p text:style-name="P273">To jeśli chodzi o ten zapis<text:span text:style-name="T274">.</text:span><text:s/>Jeżeli chodzi o zapis tego ideału wychowawczego myśmy się spierali, ale właśnie j<text:span text:style-name="T275">a</text:span>k gdyby bez uzgodnienia ostatecznego, czy pytanie, czy przeszkodą nie do przebycia jest zapis o patriotyzmie i służbie społecznej - dla nas jest to dosyć zasadnicza sprawa, jeżeli już robimy takie elementarny zestaw wartości, to wydaje mi si<text:span text:style-name="T276">ę</text:span>, ż<text:span text:style-name="T277">e</text:span><text:s/>on należy do tych fundamentalnych. Jeżeli spojrzymy więc na te zmiany redakcyjne, które zaproponowaliśmy<text:s/><text:span text:style-name="T278">z</text:span>resztą w opar<text:span text:style-name="T279">c</text:span>iu o wasz tekst, to wydaje mi się, że nie ma przyczyn, żeby w tej chwili nie móc się dogadać i sformułować wspólnego zapisu. Niektóre z nich mają charakter czysto formalny, niektóre bardziej merytoryczny, ale nie uważam, żeby te proponowane przez nas zmiany waszego zapisu były nie do przebycia<text:span text:style-name="T280">.</text:span></text:p>
      <text:p text:style-name="P281"><text:span text:style-name="T282">Przewodniczący</text:span>:</text:p>
      <text:p text:style-name="P283">Dziękuję bardzo<text:span text:style-name="T284">.<text:s/></text:span>Pro<text:span text:style-name="T285">s</text:span>zę uprzejmie kto chciałby się wypowiedzieć?</text:p>
      <text:p text:style-name="P286">Proszę bardzo.</text:p>
      <text:p text:style-name="P287"><text:span text:style-name="T288">Ob.<text:s/></text:span><text:span text:style-name="T289">A</text:span><text:span text:style-name="T290">ndrzej Celiński</text:span>:</text:p>
      <text:p text:style-name="P291"><text:span text:style-name="T292">N</text:span>ie rozumiemy się panowie całkowicie. Mówmy poważnie. Ja to stwierdzę nie w sposób negocjacyjny,<text:s/><text:soft-page-break/>ja wolę być na Rakowieckiej niż w ten sposób rozmawiać, jak pan teraz proponuje. Na piątej sesji proponuje nam się nie dyskusję w sprawach z<text:span text:style-name="T293">as</text:span>adniczyc<text:span text:style-name="T294">h</text:span><text:s/>tylko o poszczególnych słowach, fragmentach, kawałkach, uzgodnione propozycje wcześniej nie są respektowane, nie kumuluje się praca naszego zespołu w czasie. Siedzimy tak jak by w tym kraju się nic od miesięcy, lat nie zmieniało, wszystko było w porządku, zebraliśmy się, aby pchnąć dobre sprawy do przodu<text:span text:style-name="T295">.</text:span></text:p>
      <text:p text:style-name="P296">I tu się nie rozumiemy. Z drobiazgów, jeśli chodzi o patriotyzm pa<text:span text:style-name="T297">dł</text:span>o jakby decyzyjne sformułowanie w takiej formie, którą dokładnie sobie przypominam, tak ujmiemy to w taki sposób, żeby to po polsku było napisane i była decyzja, że przyjmujemy, ale są to w końcu drobiazgi<text:span text:style-name="T298">.</text:span><text:s/>Papier<text:s/>jest cierpliwy, można wymyślić jeszcze 15 innych wartości<text:span text:style-name="T299">.</text:span></text:p>
      <text:p text:style-name="P300">Zasadniczą rzeczą jest to, żeby ten dokument odnosił się do problemów środowisk młodzieży, atakował te problemy, i żeby jego czytelnicy znajdywali siebie w tych problemach<text:span text:style-name="T301">.</text:span><text:s/>To co panowie proponujecie od samego początku i do czego teraz wracacie jest zagubieniem problemów rozmaitych środowisk młodzieży, w wielosłowiu,<text:s/><text:span text:style-name="T302">de</text:span>klaratywnych stwierdzeniach. Nasze poczucie odpowiedzialności, takie jak my je mamy, jak my je odczuwamy, nie pozwala nam się zgodzić na taką procedurę<text:span text:style-name="T303">.</text:span><text:s/>W słowach takich jesteście dobrzy od 40 lat i nadal chcecie je uprawiać. My chcemy zmieniać ten kraj. Uważamy, że nadal dale<text:span text:style-name="T304">j</text:span><text:s/>tak żyć w tym kraju r<text:span text:style-name="T305">o</text:span>zmaite środowiska młodzieży nie mogą<text:span text:style-name="T306">.</text:span></text:p>
      <text:p text:style-name="P307">Ten dokument nie d<text:span text:style-name="T308">aj</text:span>e perspektyw, natomiast mieliśmy nadzieję, że wspólne stanowisko nawet wówczas, kiedy w gruncie rzeczy godzimy się ze szkodą, jak sądzimy dla tych rozmaitych środowisk, które będą z coraz większą niechęcią to czytać, otworzy pewny precedens, stworzy pewną procedurę, szukania miejsc wspólnych, szukania pola wspólnego i że to będzie wartoś<text:span text:style-name="T309">c</text:span>ią tych spotkań, je<text:span text:style-name="T310">ś</text:span>li nie można spraw pchnąć do przodu, to przynajmniej starajmy się określić sprawy, wokół których w ogóle możliwa jest między nami dyskusja<text:span text:style-name="T311">.</text:span></text:p>
      <text:p text:style-name="P312">Odmawiam w imieniu własnego zespołu na piątej sesji tego spotkania dyskutowania wyrwanych z kontekstu połówek zda<text:span text:style-name="T313">ń</text:span>. Robiliśmy to czterokrotnie<text:span text:style-name="T314">.</text:span><text:span text:style-name="T315"><text:s/></text:span>Były ustalenia, nie będziemy się cofać do początku. Na to my naprawdę nie mamy czasu, ani nie mamy do tego kompetencji.</text:p>
      <text:p text:style-name="P316">Jeśli okazuje się, że poprzednie ustalenia nie mogą być przez waszą grupę przyjęte, proponu<text:span text:style-name="T317">ję</text:span><text:s/>nie wydawać wspólnego stanowiska. Ja myślę, że jest wartością to, że się spotkaliśmy. Jest wartością to, że po raz pierwszy tak różne środowiska się spotykają. Poznaliśmy swoje poglądy, częściowo być także może interesy. Poznaliśmy siebie bezpośrednio. To jest bardzo dużo w tym kraju. Dotychczas to było niemożliwe.</text:p>
      <text:p text:style-name="P318">Ja myślę, że to jest autentyczna wartość z takiego spotkania. Być może przyjdzie czas, że będziemy mogli ze sobą wydawać wspólne dokumenty. Być może będą jakieś takie płaszczyzny, czy takie problemy, które zasługują na to, i umożliwiają to, aby wspólne stanowisko wobec tych problemów zostało określone.</text:p>
      <text:p text:style-name="P319">Ja proponuję wobec tego komunikat, którzy by brzmiał mniej więcej w ten sposób: Podzespół ds. Młodzieży odbył 5 posiedzeń plenarnych i 4 grup roboczych. Przedmiotem dyskusji były kwestie pluralizmu organizacji młodzieżowych, warunki materialne życia młodzieży, problemy pracy wychowawcz<text:span text:style-name="T320">ej,</text:span><text:s/>szkoły i służby wojskowej oraz zastępczej. Podzespół zakończył swe prace wyrażając nadzieję, że dyskusje będą kontynuowane w środowiskach młodzieży i wychowawców.</text:p>
      <text:p text:style-name="P321">Dziękuję bardzo.</text:p>
      <text:p text:style-name="P322"><text:span text:style-name="T323">Przewodnicząc</text:span><text:span text:style-name="T324">y</text:span>:</text:p>
      <text:soft-page-break/>
      <text:p text:style-name="P325">Ponieważ chwila jest zasadniczej wagi, to ja jako przewodniczący naszej strony, chciałem się zapytać pana Celińskiego, czy dobrze rozumiem, że pan Celiński, reprezentu<text:span text:style-name="T326">ją</text:span>cy naszych partnerów, odmawia dyskusji nad pro<text:span text:style-name="T327">je</text:span>ktem dokumentu, który został dzisiaj przedłożony?</text:p>
      <text:p text:style-name="P328">Bardzo bym prosił o jasne sformułowanie odpowiedzi na to pytanie.</text:p>
      <text:p text:style-name="P329"><text:span text:style-name="T330">Ob. Andrzej Celiński</text:span>:</text:p>
      <text:p text:style-name="P331">Uważam, że jeśli kolejne ustalenia są, wspólne ustalenia, przyjmowane wcześniej, przez stronę koalic<text:span text:style-name="T332">yj</text:span>no-rządową są na kolejnych spotkaniach wycofywane, i jakby anulowane nowymi propozycjami, dokumentami, wasze propozycje nie służą dialogowi, nie służą dyskusji. Nie wiem, jaki jest cel tej gry, natomiast nie widzę tutaj chęci prowadzenia dalszej dyskusji z waszej strony, nad problemami, które wnieśliśmy i które wy wnieśliście pierwszego dnia, kiedy się spotkaliśmy tuta<text:span text:style-name="T333">j</text:span>.</text:p>
      <text:p text:style-name="P334"><text:span text:style-name="T335">Przewodniczący</text:span>:</text:p>
      <text:p text:style-name="P336">Panie Przew<text:span text:style-name="T337">od</text:span>niczący, ja ponawiam moje pytanie, czy strona solidarnościowo-opozyc<text:span text:style-name="T338">yj</text:span>na odmawia dyskusji nad projektem dokumentu, który dzisiaj został przedłożony? Proszę o odpowiedź na to pytanie.</text:p>
      <text:p text:style-name="P339"><text:span text:style-name="T340">Ob. Andrzej Celiński</text:span>:</text:p>
      <text:p text:style-name="P341">Ja zabrałem głos w tej dyskusji ust<text:span text:style-name="T342">os</text:span>unkowu<text:span text:style-name="T343">ją</text:span>c się do projektu waszego stanowiska.</text:p>
      <text:p text:style-name="P344"><text:span text:style-name="T345">Przewodnicząc</text:span><text:span text:style-name="T346">y</text:span>:</text:p>
      <text:p text:style-name="P347">Panie przewodniczący, ponawiam swoje pytanie. Chciałbym się dowiedzieć, czy strona opozycyjno-solidarnościowa odmawia dyskusji nad projektem dokumentu, który został dzisiaj przedłożony. Bardzo proszę o precyzyjną odpowiedź.</text:p>
      <text:p text:style-name="P348"><text:span text:style-name="T349">Ob. Andrzej Celiński</text:span>:</text:p>
      <text:p text:style-name="P350">Panie przewodnic<text:span text:style-name="T351">zą</text:span>cy, ja nie odmawiam dyskusji. Natomiast ostateczna wersja została<text:s/>przedłożona. I nasze stanowisko zostało sformułowane. Nic więcej nie mam do dodania.</text:p>
      <text:p text:style-name="P352">Natomiast chciałbym zwrócić, panie przewodniczący, uwagę na to, że tego rodzaju czterokrotnie powtórzone pytanie moim zdaniem nie jest w dobrym tonie negocjacji. Bardzo przepraszam.</text:p>
      <text:p text:style-name="P353"><text:span text:style-name="T354">Przewodnicząc</text:span><text:span text:style-name="T355">y</text:span>:</text:p>
      <text:p text:style-name="P356">Przepraszam, jeżeli pan to odebrał w ten sposób<text:span text:style-name="T357">.</text:span><text:s/>Ale w trakcie naszej pracy mieliśmy kilkakrotną okazję, aby zapoznać się z pana tonem. I też to zrobiło na nas nienajlepsze wrażenie.</text:p>
      <text:p text:style-name="P358">Proszę, kol. Szarek.</text:p>
      <text:p text:style-name="P359"><text:span text:style-name="T360">Ob</text:span><text:span text:style-name="T361">.</text:span><text:span text:style-name="T362"><text:s/>Roman Szarek</text:span>:</text:p>
      <text:p text:style-name="P363">Ponieważ widzę, że zaczynamy trochę i nerwowo rozmawiać, ale uważam, że nie czas, ale to i młodość ma do siebie, chociaż ja siwiejący zabieram głos. Natomiast dla rozładowania trochę sytuacji proponowałbym jednak, bo jest to ważna chwila, nie jestem zdania tego, żebyśmy w tym momencie musieli pozostać może na propozycjach jak tu pan Celiński zgłaszał, czy nasz współprzewodniczący, ja uważam, że dla dobra sprawy proponowałbym dla opadnięcia pewnych emocji i zastanowienia się jeszcze, dlatego, że czeka jednak na to, nie tylko gremium to nasze, jaki będzie efekt końcowy, ale czeka więcej ludzi.</text:p>
      <text:p text:style-name="P364">Dlatego ja osobiście, jeżeli się współprzewodniczący naszych obrad zgodzą, i wszyscy tutaj państwo, zaproponowałbym jeszcze jednak przerwę, żebyśmy mogli pewne rzeczy sobie jeszcze przemyśleć. To jest moja tylko propozycja.</text:p>
      <text:p text:style-name="P365">Dzięku<text:span text:style-name="T366">ję</text:span>.</text:p>
      <text:soft-page-break/>
      <text:p text:style-name="P367"><text:span text:style-name="T368">Ob. <text:s text:c="22"/></text:span><text:span text:style-name="T369">:</text:span></text:p>
      <text:p text:style-name="P370">Jeżeli można, to<text:s/><text:span text:style-name="T371">j</text:span>a bym bardzo poparł tą propozycję pana Szarka. Uważam, że należy nam się chwila przerwy.</text:p>
      <text:p text:style-name="P372"><text:span text:style-name="T373">Przewodnicząc</text:span><text:span text:style-name="T374">y</text:span>:</text:p>
      <text:p text:style-name="P375">Wniosek jest z naszej strony, więc pragnę zapytać się naszych partnerów o ich stosunek do tego wni<text:span text:style-name="T376">os</text:span>ku.</text:p>
      <text:p text:style-name="P377"><text:span text:style-name="T378">/</text:span>Głos z sali:<text:s/>Naradzimy się/.</text:p>
      <text:p text:style-name="P379">Ogłaszam przerwę do godz.<text:s/><text:span text:style-name="T380">12</text:span>.30<text:span text:style-name="T381">.</text:span></text:p>
      <text:p text:style-name="P382"/>
      <text:p text:style-name="P383">/<text:span text:style-name="T384">Przerwa</text:span>/.</text:p>
      <text:p text:style-name="P385"/>
      <text:p text:style-name="P386">/Po przerwie/.</text:p>
      <text:p text:style-name="P387"/>
      <text:p text:style-name="P388"><text:span text:style-name="T389">Przewodnicząc</text:span><text:span text:style-name="T390">y</text:span>:</text:p>
      <text:p text:style-name="P391">Wznawiamy obrady po krótkiej przerwie.</text:p>
      <text:p text:style-name="P392">Pragnę naszych partnerów poinformować, że wykorzystaliśmy ten czas na zapoznanie się z punktem widzenia państwa, zwłaszcza w tej materii, którą określiliśmy jako propozycje mogące być podstawą dalszej wymiany poglądów.</text:p>
      <text:p text:style-name="P393">I nasza strona postanowiła zrobić kolejny krok naprzeciw oczekiwaniom naszych partnerów, uznając że w części nie są one dla nas do odrzucenia, choć posługując się ulubionym s<text:span text:style-name="T394">fo</text:span>rmułowaniem pana Celińskiego też odczuwamy<text:s/>„ból zębów”. Ale mimo to, jesteśmy gotowi do wysunięcia kilku propozycji. Te propozycje zaprezentuje Sławomir Wiatr, któremu udzielam głosu.</text:p>
      <text:p text:style-name="P395"><text:span text:style-name="T396">Ob.<text:s/></text:span><text:span text:style-name="T397">S</text:span><text:span text:style-name="T398">ławomir Wiatr</text:span>:</text:p>
      <text:p text:style-name="P399">W kolejności tak jak materiał się prezentuje. Oczywiście słuszny jest postulat, aby do części pierwszej tzn. ustalenia podzespołu<text:s/><text:span text:style-name="T400">„</text:span>okrągłego stołu<text:span text:style-name="T401">”</text:span><text:s/>tam gdzie mowa jest ilokrotnie się spotkaliśmy itd., ażeby każda ze stron dokonała własnej redakcji wniesionych spraw postulatów. Rozumiem, że to co dostałem od Kuby Wygnańskiego w tym punkcie 2, czyli waszych postulatów czy spraw wniesionych, wnosimy to w miejsce, w którym my o tym piszemy - czyli str. 3 akapit 2 -<text:s/>„Strona opozycyjno-solidarnościowa wniosła pod obrady zespołu…”<text:s/>- i tu będzie leciała wasza redakcja.</text:p>
      <text:p text:style-name="P402">Jeśli chodzi o stronę 4. Wracamy do waszej propozycji konstrukcji preambuły czyli: do tego, aby pierwsze dwa akapity, któr<text:span text:style-name="T403">e</text:span><text:s/>są w tej redakcji, któ<text:span text:style-name="T404">r</text:span>ą dzisiaj przedłożyliśmy, były akapitami, które idą jak gdyby do preambuły nad tytuł pie<text:span text:style-name="T405">r</text:span>wszy - Pluralizm związków i stowarzyszeń w brzmieniu następującym: /przeczytam i słowo komentarza do tego/.</text:p>
      <text:p text:style-name="P406">„Uczestnicy Podz<text:span text:style-name="T407">es</text:span>połu do spraw Młodzieży zgodnie wyrażają przekonanie, że młode pokolenie Polaków, rozmaite grupy młodzieży i środowiska wychowawcze, pomimo wielu istotnych różnic odnajdą w warunkach tworzenia się społeczeństwa obywatelskiego porozumienie wokół konstytucyjnych zasad Polskiej Rzeczypospolitej Ludowej norm międzynarodowych paktów praw człowieka i obywatela oraz suwerennych polskich tradycji i doświadczeń”<text:s/>oraz zdanie następne, które - rozumiem - nie budziło wątpliwości.</text:p>
      <text:soft-page-break/>
      <text:p text:style-name="P408">Budziło wasze wątpliwości, chociaż tego wprost nie wyraziliście, ale domniemywamy,<text:s/>zapis o konstytucy<text:span text:style-name="T409">jn</text:span>ych zasadach<text:span text:style-name="T410"><text:s/></text:span>Polskiej Rzeczypospo<text:span text:style-name="T411">li</text:span>tej Ludowej.</text:p>
      <text:p text:style-name="P412">Proszę tu zwrócić uwagę, że konstrukcja tego zdania jest taka, że mowa jest o odnajdywaniu w warunkach tworzenia się społeczeństwa obywatelskiego zasad, na których to się będzie opierało, w tym zasad konstytucyjnych, które jak<text:s/><text:span text:style-name="T413">m</text:span>i wiadomo, również poprzez dyskusję<text:s/>„okrągłego stołu”<text:s/>są i będą redefiniowane poprzez nowelizację oraz nową Kon<text:span text:style-name="T414">styt</text:span>ucję.</text:p>
      <text:p text:style-name="P415">A więc jest to materiał przecież adresowany w przyszłość.</text:p>
      <text:p text:style-name="P416">Pluralizm związków i stowarzyszeń młodzieży. Tytuł ten przesuwamy w miejsce, gdzie był pierwotnie umieszczony.<text:s/><text:span text:style-name="T417">I</text:span><text:s/>godzimy się z waszą pierwotną propozycją - przypomnę brzmienie akapitu pierwszego:</text:p>
      <text:p text:style-name="P418">„Społeczna, ekonomiczna, zdrowotna i kulturowa sytuacja młodzieży wymaga dynamicznych zmian. Zmierzać się powinno do wyzwolenia społecznej energii i zaradności środowisk młodzieży dla uczynienia z naszego kraju miejsca, gdzie się chce żyć, uczyć i pracować, zaspokajać osobiste i grupowe aspiracje bez szukania szans życiowych na emigracji”.</text:p>
      <text:p text:style-name="P419">Pragnę podkreślić, że w drugim akapicie i to jest problem redakcyjny, jest zapis w trzecim wersie o nieskrępowanym żadnym monopolu w prawie do stowarzyszania się<text:span text:style-name="T420">.</text:span><text:s/>I z tego powodu, że ten zapis jest w tym akapicie nie nastąpiło powtórzenie tego niemonopolistycznego, tej niemonopolistycznej zasady w następnym akapicie. Po prostu ona jest już tu zawarta.</text:p>
      <text:p text:style-name="P421">Natomiast zdanie drugie w akapicie trzecim tego punktu o pluralizmie, proponujemy, zgodnie z waszą krytyką tego stanowiska sformułować w brzmieniu takim jak ono było pierwotne, czy zbliżonym do niego, czyli wszystkie stowarzyszenia młodzieży powinny mieć prawnie zagwarantowaną możliwość zgromadzeń itd.,<text:s/><text:span text:style-name="T422">i</text:span>td. Skreślamy zare<text:span text:style-name="T423">je</text:span>strowane organizacje. I wracamy<text:span text:style-name="T424"><text:s/></text:span>do pierwotnego brzmienia.</text:p>
      <text:p text:style-name="P425">Akapit kolejny, czyli pierwsze, przepraszam drugie zdanie strony szóstej - znowu wracamy do waszych<text:s/><text:span text:style-name="T426">w</text:span>ersji brzmienia.<text:s/>„Sądzimy, że uznanie rodziny za podstawowe środowisko wychowawcze oraz skupienie pracy w organiza<text:span text:style-name="T427">cja</text:span>ch wychowawczych i samowychowujących wokół takich podstawowych wartości jak podmiotowość człowieka, sprawiedliwość, wrażliwość na potrzeby innych, tolerancja dla poglądów odmiennych od własnych, szacunek dla tradycji narodowych i państwowych, patriotyzm i służba społeczna - dobrze będą służyć Polsce”.</text:p>
      <text:p text:style-name="P428">Plus te propozycje, które już były pierwotnie.</text:p>
      <text:p text:style-name="P429"><text:span text:style-name="T430">Ob.<text:s/></text:span><text:span text:style-name="T431">C</text:span><text:span text:style-name="T432">eliński</text:span>:</text:p>
      <text:p text:style-name="P433"><text:span text:style-name="T434">/</text:span>Głos na wyciszeniu/.</text:p>
      <text:p text:style-name="P435"><text:span text:style-name="T436">To co</text:span><text:s/>pan, panie Andrzeju kwestionował. Wracamy de facto do brzmienia pierwotnego, które wnieśliście. Uważamy, że tutaj nie ma przedmiotu sporu. I nie chcieliśmy was, że tak powiem, prowokować proponując zmiany redakcyjne.</text:p>
      <text:p text:style-name="P437">Rozumiem, że jeżeli chodzi o pozostałe części materiału, to one nie budzą kontrowersji uwzględniając autopoprawki i<text:s/><text:span text:style-name="T438">o<text:s/></text:span>poprawkę zapisu w sprawie hoteli robotniczych zgłoszoną przez pana Isio.</text:p>
      <text:p text:style-name="P439"><text:span text:style-name="T440">Przewodniczący</text:span><text:span text:style-name="T441">:</text:span></text:p>
      <text:p text:style-name="P442">Dziękuję uprzejmie. Chcielibyśmy poznać stanowisko naszych partnerów. Proszę bardzo.</text:p>
      <text:p text:style-name="P443"><text:span text:style-name="T444">O</text:span><text:span text:style-name="T445">b.</text:span><text:span text:style-name="T446"><text:s/>Jan Maria Rokita</text:span>:</text:p>
      <text:p text:style-name="P447">Ja chciałbym po pierwsze wyrazić swego rodzaju szczere, rzeczywiście szczere zdziwienie. I chciałbym<text:s/><text:soft-page-break/>prosić o odpowiedź na pytanie, dlaczego problem tak zupełnie fundamentaln<text:span text:style-name="T448">y<text:s/></text:span>jak wprowadzenie do naszego dokumentu zasad konstytucyjnych jest wnoszony przez stronę koalicyjno-rządową na piątym posiedzeniu naszego zespołu.</text:p>
      <text:p text:style-name="P449">To jest sprawa pierwsza. To wydaje mi się bardzo niepokojące.</text:p>
      <text:p text:style-name="P450">Po drugie - odnośnie monopoli. Oczywiście ja rozumiem, że one są, zniesienie monopoli jest zadeklarowane w tym dokumencie, który jest przedstawiony w tej chwili przez stronę koalicyjno-rządową. Natomiast z zupełnie naturalnych powodów nam zależy b<text:span text:style-name="T451">ar</text:span>dzo na utwierdzeniu niejako, uwypukleniu w tym dokumencie faktu zniesienia wszelkich monopoli. W związku z tym przywiąz<text:span text:style-name="T452">uje</text:span>my jakby dużą wagę do tego, iż w kontekście całego tego dokumentu, czy pierwszej części tego dokumentu jest czy było, iż konieczna jest rezygnacja ze wszelkich monopoli. To stwierdzenie wcześniej nie budziło żadnych kontrowersji, jako deklaracja o charakterze wyraźnie ogólnym, prawda. Jako deklaracja jak gdyby podstawowej zasady tego dokumentu.</text:p>
      <text:p text:style-name="P453">Byłoby rzeczą dziwną, jak gdyby podstawowa zasada, która<text:span text:style-name="T454"><text:s/></text:span>rządzić ma pierwszą częścią dokumentu została określona w podrzędnym zdaniu pomiędzy dwoma przecinkami.</text:p>
      <text:p text:style-name="P455"><text:span text:style-name="T456">Z</text:span><text:s/>naszej strony podkreślenie tej zasady w postaci odrębnego zdania jest rzeczą niesłychanie ważną.</text:p>
      <text:p text:style-name="P457">Wreszcie jeśli chodzi o kwestię uzupełnienia tego, co de facto jest consensusem wychowawczym przez propozycje dołączenia do tego dokumentu zasad patriotyzmu i służby społeczne<text:span text:style-name="T458">j</text:span>. Myśmy tut<text:span text:style-name="T459">aj</text:span><text:s/>przytaczali wcześniej te dziesiątki naszych wątpliwości związanych z patriotyz<text:span text:style-name="T460">m</text:span>em i sposobem interpretacji, pojęcia patriotyzm w obowiązujących aktach prawnych. Tu była cała lista takich aktów prawnych przedstawiana.</text:p>
      <text:p text:style-name="P461">Dobrze, niech będzie patriotyzm i służba społeczna. Co do tych zasad my sobie oczywiście nie możemy pozwolić na wyrażenie sprzeciwu, deklaracja zasad jest zupełnie oczywista. Natomiast powiedzmy w takim razie do koń<text:span text:style-name="T462">c</text:span>a, pewną rzecz dla nas bardzo istotną, mianowicie nasz proje<text:span text:style-name="T463">k</text:span>t<text:span text:style-name="T464"><text:s/></text:span>przedłożony podczas grupy roboczej, w którym godziliśmy<text:s/><text:span text:style-name="T465">s</text:span>ię na wprowadzenie pośrednio owego consensusu wychowawczego, poprzez enumerację wartości kończył się sformułowaniem odrobinę innym, niż kończy się w swojej wersji obecnej, kończył się mianowicie tak, iż uznanie tych wszystkich wartości w pracy organizacji wychowawczych i samowychowawczych łącznie w takim układzie z patriotyzmem i służbą społeczną, dobrze będzie służyć Polsce wolnej i niepodległej<text:s/><text:span text:style-name="T466">-</text:span><text:s/>przepraszam: wolnej i demokratyczn<text:span text:style-name="T467">ej.<text:s/></text:span>Nieporozumienie zaszło.</text:p>
      <text:p text:style-name="P468">Takie było pierwotne sformułowanie tego dokumentu i ja myślę,<text:s/><text:span text:style-name="T469">ż</text:span>e jeśli deklarujemy pewne wartości dla Polaków ważne, pomimo wszystkich naszych oporów z tym związanych to i tę zasadę, tę wartość możemy bez jakichkolwiek zasadniczych obaw zadeklarować. Tym bardziej, że wydaje się, że w tym kontekście demokracja i wolność kraju są wartościami n<text:span text:style-name="T470">aj</text:span>ważniejszymi.</text:p>
      <text:p text:style-name="P471">Dziękuję bardzo<text:span text:style-name="T472">.</text:span></text:p>
      <text:p text:style-name="P473"><text:span text:style-name="T474">Prze</text:span><text:span text:style-name="T475">wo</text:span><text:span text:style-name="T476">dniczący</text:span>:</text:p>
      <text:p text:style-name="P477">Dziękuję i proszę uprzejmie.</text:p>
      <text:p text:style-name="P478"><text:span text:style-name="T479">O</text:span><text:span text:style-name="T480">b. Sławomir<text:s/></text:span><text:span text:style-name="T481">W</text:span><text:span text:style-name="T482">ia</text:span><text:span text:style-name="T483">t</text:span><text:span text:style-name="T484">r</text:span>:</text:p>
      <text:p text:style-name="P485"><text:span text:style-name="T486">T</text:span>o prawda, że dzisiaj się pojawiły konstytucyjne zasady, ale też i całkiem niedawno, bo pod koniec spotkania poprzedniego podczas grupy roboczej pojawiły się normy międzynarodowe, jeżeli się mówi o jakichkolwiek normach, to istnieją również normy regulujące stosunki społeczne tu fundamentalne, jakimi<text:s/><text:soft-page-break/>są normy kon<text:span text:style-name="T487">s</text:span>tytucyjne. Skoro się odwołujemy do jakiegoś aktu<text:span text:style-name="T488">,</text:span><text:s/>jakim jest - są międzynarodowe pakty praw człowieka i obywatela, w ogóle wchodzimy w tę retorykę, to normy konstytucyjne powinny być uwzględnione, więc można zaproponować taki powrót do prapierwotnego brzmienia tego zapisu i natomiast jeżeli chodzi o sprawy monopoli, no to uważam, że sprawa jest ważna<text:span text:style-name="T489">,</text:span><text:s/>nie upieramy się przecież przy tym, żeby nie było zapisu o monopolu, zapis jest, tylko uważam, że niezgrabnością redakcyjną jest powtarzanie go wielokrotnie, w związku z tym m<text:span text:style-name="T490">o</text:span>żemy go wykreślić w tym miejscu i wpisać w drugim miejscu po prostu i spór się skończy, nie ma powodów w każdym akapicie powtarzać zasady o niemonopolistycznym zrzeszaniu się.</text:p>
      <text:p text:style-name="P491">Jeżeli zaś chodzi o tę wolną i demokratyczną Polskę, to pan Andrzej Celiński kiedy nam tu zaprezentował<text:span text:style-name="T492"><text:s/></text:span>to powiedział, że to jest taka propozycja żartobliwa, że to jest żart, więc ja traktuję to też w tej konwencji w jakiej pan Andrzej w czwartek nam to z<text:span text:style-name="T493">ap</text:span>rezentował<text:span text:style-name="T494">,</text:span><text:s/>że to jest żart, dlatego, że nie sądzę, żeby mieć taki zapis, jest zapisem co prawda znanym z retoryki stosowanej w pewnych środowiskach, natomiast nieodpowiad<text:span text:style-name="T495">aj</text:span>ącym rzeczywistości, natomiast demokratyczna Polska chyba jak najbardziej jesteśmy w procesie intensywnej demokratyzacji, więc o to chodzi w całym dokumencie przecież.</text:p>
      <text:p text:style-name="P496"><text:span text:style-name="T497">Przewodnicząc</text:span><text:span text:style-name="T498">y</text:span>:</text:p>
      <text:p text:style-name="P499">D<text:span text:style-name="T500">zi</text:span>ęk<text:span text:style-name="T501">uję.<text:s/></text:span>Pani Chodkowska - proszę bardzo.</text:p>
      <text:p text:style-name="P502"><text:span text:style-name="T503">Ob. Helena Chodkowska</text:span>:</text:p>
      <text:p text:style-name="P504">Powróciłam do potwierdzenia tego co powiedział pan Sławek, to znaczy odnośnie tego języka i to przyjęliśmy zgodnie na naszej grupie, natomiast tutaj dla uściślenia jeśli chodzi panie Sławku to jeśli będziemy mówili o tych konstytucyjnych normach mię<text:span text:style-name="T505">d</text:span>zynarodowych, to byłoby na suwerennych - demokratycznych polskich tradycjach i doświadczeniach. Bo między doświadczeniami a tradycjami to też jest pewna luka, a zatem tutaj pokaza<text:span text:style-name="T506">n</text:span>ie tych dwóch stron. To byłaby pierwsza kwestia.</text:p>
      <text:p text:style-name="P507">Co do konstytucyjnych zasad Polskiej Rzeczypospolitej Ludowej - to chciałabym tutaj ze swej strony powiedzieć, ponieważ nie<text:s/><text:span text:style-name="T508">d</text:span>y<text:span text:style-name="T509">s</text:span>ku<text:span text:style-name="T510">towaliś</text:span>my tego w takim obszarze co każdy przez to może zrozumieć, ale z własnego doświadczenia i działania, a także w samym Sejmie i kontaktach jednak z bardzo dużym obszarem kontaktów społecznych można powiedzieć, że jest jednak w polskiej świadomości to, że jeśli człowiek czegoś tam załóżmy, jakaś go spotyka różna sytuacja, to zazwyczaj nie odnosi do żadnego aktu prawnego, tylko odnosi do szukania dla siebie jakiejś opatrzności w ustawie zasadniczej, która jest tą podstawą funk<text:span text:style-name="T511">cjo</text:span>nowania.</text:p>
      <text:p text:style-name="P512">I dlatego też wydaje mi się, że bez względu na to, jak byśmy szczeg<text:span text:style-name="T513">ó</text:span>łowo nie chcieli tego rozbierać na o<text:span text:style-name="T514">ś</text:span>mioro i więcej, to jednak zasady konstytucyjne są podstawą jednak każdego państwa i tu w kontekście tej kwestii wydaje mi się,<text:s/><text:span text:style-name="T515">ż</text:span>e trudno byłoby dyskutować z mojego punktu widzenia, taki punkt wyrażam<text:span text:style-name="T516">.</text:span></text:p>
      <text:p text:style-name="P517">Następnie byłaby taka propozycja, jeśli chodzi o monopole, ponieważ istotnie dyskutowaliśmy i tr<text:span text:style-name="T518">a</text:span>ktowaliś<text:span text:style-name="T519">m</text:span>y właśnie sprawę monopoli jako jedn<text:span text:style-name="T520">ą</text:span><text:s/>z rzeczy zasadniczych w funk<text:span text:style-name="T521">cj</text:span>onowaniu obecnych i przyszłych związków, że takiego monopolu nikt posiadać nie będzie, stąd jest propozycja, by tutaj od słowa: właśnie to między przeci<text:span text:style-name="T522">n</text:span>kami po prostu, żadnym monopolem i wtedy brzmieć będzie ciąg zdania następująco:<text:s/>„nieskrępowanego stowarzyszania się jest warunkiem demokratycznego ładu społecznego”<text:s/>i do końca, natomiast kolejny akapit byłby:<text:s/>„konieczne jest zatem zniesienie ograniczeń i wszelkich monopoli w funk<text:span text:style-name="T523">cjo</text:span>nowaniu istniejących i tworzeniu nowych organizacji stowarzyszeń”.</text:p>
      <text:soft-page-break/>
      <text:p text:style-name="P524">I tak dalej. Co do... natomiast odnosić się prawnie nie będę, co do organizacji - są prawnicy, którzy mogą to zrobić i strona 6 jeśli chodzi o wolną i<text:s/><text:span text:style-name="T525">de</text:span>mokratyczną Polskę, to wyrażam ponownie swój punk widzenia, ponieważ ta sprawa, że tak powiem nie stanęła w dyskusji tutaj u nas w układzie roboczym, ale powiem zupełnie szczerze, że ponownie, że bez wzg<text:span text:style-name="T526">l</text:span>ę<text:span text:style-name="T527">d</text:span>u<text:span text:style-name="T528"><text:s/></text:span>na różne spojrzenia, jakie Polacy mają takie czy inne odczucia, to jednak można byłoby tuta w tym sugerować, że Polska nie jest państwem wolnym<text:span text:style-name="T529">.<text:s/></text:span>Natomiast ja bym uciekała od tego, dlatego że to trzeba byłoby udowodnić, że tak faktycznie jest, natomiast bym zastosowała co nie jest zresztą jedynym, nie byłoby to jedyne w tym dokumencie, ale po prostu służyć demokratycznej Polsce, ponieważ o ten demokratyzm się wszyscy biją<text:span text:style-name="T530"><text:s/></text:span>bez względu na to, czy to jest taka czy inna partia, czy takie czy inne stowa<text:span text:style-name="T531">r</text:span>zy<text:span text:style-name="T532">s</text:span>zenie, czy po prostu jest obywatel. I j<text:span text:style-name="T533">e</text:span>śli wolno proponować,<text:s/><text:span text:style-name="T534">ż</text:span>eby z tego zespołu ten element<text:s/><text:span text:style-name="T535">de</text:span>mokratyczny - przymiotnik w tym momencie użyć i to byłoby wszystko.</text:p>
      <text:p text:style-name="P536">Dziękuję.</text:p>
      <text:p text:style-name="P537"><text:span text:style-name="T538">Przewodnicząc</text:span><text:span text:style-name="T539">y</text:span>:</text:p>
      <text:p text:style-name="P540">Dziękuję. Proszę uprzejmie.</text:p>
      <text:p text:style-name="P541">Z na<text:span text:style-name="T542">s</text:span>ze<text:span text:style-name="T543">j</text:span><text:s/>strony nie ma dalszych uwag.</text:p>
      <text:p text:style-name="P544"><text:span text:style-name="T545">Ob. A.<text:s/></text:span><text:span text:style-name="T546">C</text:span><text:span text:style-name="T547">e</text:span><text:span text:style-name="T548">li</text:span><text:span text:style-name="T549">ński</text:span>:</text:p>
      <text:p text:style-name="P550">Jeśli można ja krótko, potem Jarek Śleszyński i Janek Rokita chcieliby zabrać głos.</text:p>
      <text:p text:style-name="P551">Nie wiem - oczywiście z tą wolną i demokratyczną to nie był żart z wolnej i<text:s/><text:span text:style-name="T552">de</text:span>mokraty<text:span text:style-name="T553">cz</text:span>n<text:span text:style-name="T554">ej</text:span><text:s/>Polski, to był pewnego rodzaju żart d<text:span text:style-name="T555">l</text:span>a pokazania, jak słowa są ważne dla pokazania w swoich kontekstowych znaczeniach. Otóż kiedy pan mówi o patriotyzmie, jako takiej niekwestionowanej wartości, to my oczywiście pamiętamy - marzec 19<text:span text:style-name="T556">6</text:span>8 r. na przykład, kiedy okazywało się, że pałkarze byli patriotami, a my kosmopolitami.</text:p>
      <text:p text:style-name="P557">I wobec tego kiedy nam się te słowa wtłacza w nasze ustawy, w nasze wspólne tekst<text:span text:style-name="T558">y</text:span>, uruchamia się n<text:span text:style-name="T559">as</text:span>za pamięć, że to słowo było używane haniebnie niezgodnie z interesami tego kraju, tego narodu itd.</text:p>
      <text:p text:style-name="P560">Między innymi było ono używane przeciwko nam i wobec tego mamy uraz jakby do używania tego słowa, które miało bardzo wiele znaczeń. Otóż mówiąc o tej wolnej i demokratycznej zdaję sobie sprawę ze tego, że tu też się stworzyła pewnego rodzaju zbitka pojęciowa o trochę kontekstowym znaczeniu poprzez tam różne związki między programami szerszymi, organiza<text:span text:style-name="T561">cj</text:span>ami a właśnie tym zawołaniem. I oczywiście to nie jest żart z wolnej i demokratycznej. Chciałem pokazać po prostu stronie przeciwnej, drugiej stronie, żeby pokazać i prosić jednocześnie,<text:s/>że<text:span text:style-name="T562">b</text:span>y nie<text:s/><text:span text:style-name="T563">kazała</text:span><text:s/><text:span text:style-name="T564">nam</text:span><text:s/><text:span text:style-name="T565">uz</text:span>a<text:span text:style-name="T566">sa</text:span>d<text:span text:style-name="T567">n</text:span><text:span text:style-name="T568">i</text:span><text:span text:style-name="T569">a</text:span><text:span text:style-name="T570">ć</text:span><text:s/>dl<text:span text:style-name="T571">acz</text:span>e<text:span text:style-name="T572">go</text:span><text:s/><text:span text:style-name="T573">jesteśmy</text:span><text:s/><text:span text:style-name="T574">przeci</text:span>w<text:span text:style-name="T575">ko</text:span><text:span text:style-name="T576"><text:s/></text:span>zapisowi o patriotyzmie. Mówiąc wprost ja traktowałem to zapewne w rodzaju niegrzeczności w stosunku do nas. Postulat waszej strony, abyśmy się tłumaczyli, dlaczego nie chcemy zapisu o patriot<text:span text:style-name="T577">yz</text:span>mie. I wam nie stwarzałem sytuacji. I dlatego to było żartem, żebyście się wytłumaczyli, dlaczego nie chcecie Polski wolnej i demokrat<text:span text:style-name="T578">yc</text:span>znej? Bo dyskusja na tym poziomie jest dyskusją, która nie przystoi ludziom takim, jakimi my jesteśmy. I w tym sensie był to żart.<text:s/>Było to do pana Wiatra. Bardzo złośliwy z mojej strony żart oczywiści<text:span text:style-name="T579">e.</text:span></text:p>
      <text:p text:style-name="P580"><text:span text:style-name="T581">W</text:span><text:s/>sprawach merytorycznych dotyczących propozycji dokumentu, chciałbym, żeby Jarek<text:s/><text:span text:style-name="T582">Ś</text:span>leszyński a później Jan Rokita.</text:p>
      <text:p text:style-name="P583"><text:span text:style-name="T584">Przewodnicząc</text:span><text:span text:style-name="T585">y</text:span><text:span text:style-name="T586">:</text:span></text:p>
      <text:p text:style-name="P587">Proszę bardzo.</text:p>
      <text:soft-page-break/>
      <text:p text:style-name="P588"><text:span text:style-name="T589">Ob. Jarosław Śleszyński</text:span>:</text:p>
      <text:p text:style-name="P590">Mam wrażenie, że ten dokument, który próbujemy dzisiaj, nie tylko dzisiaj, stworzyć ma być uniwersalnym dokumentem. I w związku z tym mam pytanie do panów, czy do państwa strony. Na jakich zasadach panowie chcielibyście się oprzeć, na której Konstytucji? Czy na tej Konstytucji sprzed 1976 r., na tej z poprawkami właśnie z 1976<text:s/>r., czy może na tej następnej, którą również<text:s/>„okrągły stół<text:span text:style-name="T591">”</text:span><text:s/>ma przygotować?</text:p>
      <text:p text:style-name="P592">Dziękuję.</text:p>
      <text:p text:style-name="P593"><text:span text:style-name="T594">Przewodnicząc</text:span><text:span text:style-name="T595">y</text:span>:</text:p>
      <text:p text:style-name="P596">Proszę bar<text:span text:style-name="T597">dz</text:span>o.</text:p>
      <text:p text:style-name="P598"><text:span text:style-name="T599">Ob. Maksymiuk</text:span>:</text:p>
      <text:p text:style-name="P600"><text:span text:style-name="T601">Ja</text:span><text:s/>myślę, że odbiegamy znowu od tego, co powiedzieliśmy sobie na początku, że to o czym rozmawiamy ma dotyczy<text:span text:style-name="T602">ć</text:span><text:s/>przyszłości<text:span text:style-name="T603">.</text:span><text:s/>Przecież ta nasza rozmowa, również w jakimś sensie wpłynie na tok prac i treści, które zostaną zawarte w noweli do Konstytucji, a w przyszłości również i czy w całkowitej nowelizacji Konstytucji, czy w nowej Konstytucji.</text:p>
      <text:p text:style-name="P604">Dlatego też nawet w nawiązaniu do tego, co mówił pan Andrzej Celiński o patriotyzmie i o wolności. Ja rozumiem pana i przede wszystkim wiem, z czego wynika pańskie pojmowanie patriotyzmu - z pańskich doświadczeń. Ale to wcale nie oznacza, że nauka, którą pan wynosi z tamtych lat nie może panu pozwolić na to, by uznać na przyszłość, że patriotyzm takim, jaki pan go rozumie i patriotyzm taki, jakim ja go rozumiem, może stanowić dla nas wartość wspólną. I myślę, że z tego ani ja, ani pan nie musimy się tłumaczyć.</text:p>
      <text:p text:style-name="P605">Dlatego też pozwolę sobie wyrazić tutaj swoje osobiste, swoje prywatne zadowolenie, ogromne zadowolenie z tego faktu, że jednak to słowo, pomimo tak ogromnych oporów zostało przez was zapisane do naszego wspólnego porozumienia. Mając na myśli oczywiście to wszystko, co ma się dziać w przyszłości.</text:p>
      <text:p text:style-name="P606">Dziękuję.</text:p>
      <text:p text:style-name="P607"><text:span text:style-name="T608">Przewodnicząc</text:span><text:span text:style-name="T609">y</text:span><text:span text:style-name="T610">:</text:span></text:p>
      <text:p text:style-name="P611">Dzięku<text:span text:style-name="T612">ję</text:span>. Pan Rokita.</text:p>
      <text:p text:style-name="P613"><text:span text:style-name="T614">Ob. Jan Rokita</text:span>:</text:p>
      <text:p text:style-name="P615">Otóż odnośnie akapitu mówiącego o monopolach, zniesieniu tychże w funkc<text:span text:style-name="T616">jo</text:span>nowaniu istniejących i tworzeniu nowych organizacji, ja myślę, że możemy zaakceptować w pełni propozycję zgłoszoną przez panią poseł Chodkowską.<text:s/>Ja myślę, że w brzmieniu autorskim. Panią posłankę bym prosił<text:s/><text:span text:style-name="T617">w</text:span><text:s/>takim razie o zacytowanie tego fragmentu.</text:p>
      <text:p text:style-name="P618"><text:span text:style-name="T619">Poseł Helena Chodkowska</text:span>:</text:p>
      <text:p text:style-name="P620">W drugim akapicie skreślenie tylko dwóch słów<text:s/><text:span text:style-name="T621">„</text:span>żadnym monopolem”<text:s/>i do końca tak jak w tekście. Natomiast w trzecim akapicie w słowie<text:s/>„ograniczeń”<text:s/>- i wszelkich monopoli w<text:s/><text:span text:style-name="T622">fu</text:span>nk<text:span text:style-name="T623">cjo</text:span>nowaniu... i do końca tak jak w tekście.</text:p>
      <text:p text:style-name="P624"><text:span text:style-name="T625">Pr</text:span><text:span text:style-name="T626">z</text:span><text:span text:style-name="T627">ew</text:span><text:span text:style-name="T628">o</text:span><text:span text:style-name="T629">dnic</text:span><text:span text:style-name="T630">z</text:span><text:span text:style-name="T631">ąc</text:span><text:span text:style-name="T632">y</text:span>:</text:p>
      <text:p text:style-name="P633">Niech pani przeczyta całą tą część.</text:p>
      <text:p text:style-name="P634"><text:span text:style-name="T635">Poseł Helena Chodkowska</text:span>:</text:p>
      <text:soft-page-break/>
      <text:p text:style-name="P636">Drugi akapi<text:span text:style-name="T637">t.</text:span></text:p>
      <text:p text:style-name="P638">„Umożliwienie wszystkim środowiskom młodzieży, w tym młodzieży szkolnej stania się podmiotem aktywności i praktyczna realizacja zasad swobodnego, nieskrępowanego stowarzyszania się, jest warunkiem demokratycznego ładu społecznego. A w przyszłości także gospodarczej pomyślności Polski. Jest to warunek stworzenia środowisk w<text:span text:style-name="T639">yc</text:span>howawczych sprz<text:span text:style-name="T640">yj</text:span>a<text:span text:style-name="T641">ją</text:span>cych kształtowaniu i samokształceniu uczestników społeczeństwa obywatelskieg<text:span text:style-name="T642">o</text:span>”.</text:p>
      <text:p text:style-name="P643">I trzeci akapit.</text:p>
      <text:p text:style-name="P644">„Konieczne jest zatem zniesienie ograniczeń i wszelkich monopoli w<text:s/><text:span text:style-name="T645">fu</text:span>nk<text:span text:style-name="T646">cjo</text:span>nowaniu istniejących i tworzeniu nowych organizacji i stowarzyszeń młodzieży. Wszystkie stowarzyszenia młodzieży powinny mieć prawnie zagwarantowaną możliwość zgromadzeń, publikacji…”<text:s/>i tak jak w tekście do końca.</text:p>
      <text:p text:style-name="P647"><text:span text:style-name="T648">Przewodnicząc</text:span><text:span text:style-name="T649">y</text:span><text:span text:style-name="T650">:</text:span></text:p>
      <text:p text:style-name="P651">Dziękuję. Rozumiem, że pan Rokita przyjmu<text:span text:style-name="T652">je</text:span><text:s/>tą redakc<text:span text:style-name="T653">ję</text:span>.</text:p>
      <text:p text:style-name="P654"><text:span text:style-name="T655">Ob. Jan Rokita</text:span>:</text:p>
      <text:p text:style-name="P656">Tak jest.<text:s/><text:span text:style-name="T657">I</text:span><text:s/>to jest sprawa pierwsza, którą jak gdyby mamy w tym momencie załatwioną. Natomiast jeśli idzie o sprawę drugą, tzn. sprawę preambuły połączoną ze sprawą pierwszego akapitu na str. 6, bo te rzeczy jakby traktujemy łącznie, tzn. fakt wprowadzenia przez stronę koalic<text:span text:style-name="T658">yj</text:span>no-rządową zasad konst<text:span text:style-name="T659">yt</text:span>ucyjnych, co do których w wymiarze obecnej Konstytucji, jak wiadomo, istnieją pewne fundamentalne wątpliwości po naszej opozycyjnej stronie, nam zależy w związku z tym na pewnym dointerpretowaniu tego. I stąd te nasze poprawki na str. 6 w pierwszym akapicie,<text:s/>zmierzające do s<text:span text:style-name="T660">fo</text:span>rmułowania o Polsce wolnej i demokratycznej.</text:p>
      <text:p text:style-name="P661">Konkretnie moja propozycja jest następująca, aby zaakceptować dokument w całości, o ile strona koalicyjno- rządowa naszą poprawkę w kwestii Polski wolnej i demokratycznej, tudzież suwerennych doświadczeń w preambule przyjmie, suwerennych i demokratycznych doświadczeń w preambule, natomiast Polski wolnej i demokratycznej na str. 6 w akapicie pierwszym. Natomiast jeśli strona koalicyjno-rządowa tych dwóch naszych poprawek nie akceptuje, to kwestia myślę, wprowadzenia konst<text:span text:style-name="T662">yt</text:span>uc<text:span text:style-name="T663">yjnyc</text:span>h zasad jest dla nas bardzo trudna do przyjęcia, ponieważ pozostawia pewną bardzo daleko idącą dwuznaczność tego sformułowania. Ponieważ istotnie nie wiadomo, o jakie zasady konst<text:span text:style-name="T664">yt</text:span>uc<text:span text:style-name="T665">yj</text:span>ne chodzi, o którą konstytucję.</text:p>
      <text:p text:style-name="P666">Ja bym proponował w takim układzie ten fragment<text:span text:style-name="T667">,<text:s/></text:span>wszystkie te fragmenty,<text:s/><text:span text:style-name="T668">z</text:span>arówno proponowane przez stronę koalicyjno-rządową jak i przez nas wykreślić. To znaczy, żeby powiedzieć konkretnie, wykreślić fragment mówiący o zasadach konstytuc<text:span text:style-name="T669">yj</text:span>nych i wykreślić fragment mówiący o wolnej i demokratyczn<text:span text:style-name="T670">ej</text:span><text:s/>Polsce.</text:p>
      <text:p text:style-name="P671">Dziękuję bardzo.</text:p>
      <text:p text:style-name="P672"><text:span text:style-name="T673">Przewodnicząc</text:span><text:span text:style-name="T674">y</text:span>:</text:p>
      <text:p text:style-name="P675">Jedna uwaga, że jeśli chodzi o suwerenne polskie doświadczenia i tradycje, to my już wyraziliśmy w tej sprawie p<text:span text:style-name="T676">o</text:span>z<text:span text:style-name="T677">y</text:span>tywny pogląd. Szkoda tylko, że pan Rokita nie zauważył myśli, która się tu pojawiła kilka godzin.<text:span text:style-name="T678">.</text:span>. przepraszam, kilkanaście minut wcześnie<text:span text:style-name="T679">j</text:span>. Wię<text:span text:style-name="T680">c<text:s/></text:span>rozumiem, że to nie jest przedmiotem naszych rozbieżności.</text:p>
      <text:p text:style-name="P681"><text:span text:style-name="T682">Ob. Jan Rokita</text:span>:</text:p>
      <text:soft-page-break/>
      <text:p text:style-name="P683">Przepraszam bardzo, jeżeli tak, to ja istotnie tego nie zauważyłem. I oczywiście tak.</text:p>
      <text:p text:style-name="P684"><text:span text:style-name="T685">Przewodnicząc</text:span><text:span text:style-name="T686">y</text:span><text:span text:style-name="T687">:</text:span></text:p>
      <text:p text:style-name="P688">Dziękuję bardzo. Proszę, pan...<text:s/></text:p>
      <text:p text:style-name="P689"><text:span text:style-name="T690">Ob. <text:s text:c="22"/></text:span><text:span text:style-name="T691">:</text:span></text:p>
      <text:p text:style-name="P692">Natomiast jeśli chodzi o Konstytucję, to w przygotowywanym dokumencie końcowym<text:s/>„okrągłego stołu”<text:s/>będzie się mówiło także o daleko idących zmianach w Konstytucji. I ja myślę, że jeśli mamy mówić tutaj o jakiejś Konstytucji, nie wiemy o której, czy z 1976, czy wcześnie<text:span text:style-name="T693">js</text:span>zych doświadczeń, to ja chciałbym tu jasno stwierdzić, że zawsze będzie to na zasadach funkc<text:span text:style-name="T694">jo</text:span>nu<text:span text:style-name="T695">ją</text:span>cej w obecnym czasie Konstytucji, w tym także tej nowelizowanej, którą mamy nowelizować w najbliższym okresie czasu. I o ten zapis chodzi. My wybiegamy naszym dokumentem także w przyszłość. A więc<text:s/><text:span text:style-name="T696">w</text:span><text:s/>także w przyszłość tworzenia nowej Konstytucji i zasad, na których będziemy się obracali.<text:s/><text:span text:style-name="T697">W</text:span><text:s/>związku z czym ja sobie nie wyobrażam, że tak powiem, wyprowadzenia zasad konstytuc<text:span text:style-name="T698">yj</text:span>n<text:span text:style-name="T699">yc</text:span>h państwa tutaj poza nasz dokument. Musi to być po prostu wspólnie zaakceptowane. Mnie się wydaje, że nie może to być naszym tutaj momentem przetargu, że jeśli damy<text:s/>„wolną i demokratyczną Polskę”, to wtedy zasady konstytucyjne znajdą tutaj miejsce. Jest to sugestia jak gdyby tej wolnej Polski nie było, a demokratyczna - faktycznie, wszyscy o to walczymy i wydaje mi się, że tutaj nie ma żadnych rozbieżności, żeby wpisać<text:s/>„demokrat<text:span text:style-name="T700">yc</text:span>zn<text:span text:style-name="T701">ej</text:span><text:s/>Polski”.</text:p>
      <text:p text:style-name="P702">Dziękuję bardzo.</text:p>
      <text:p text:style-name="P703"><text:span text:style-name="T704">Przewodnicząc</text:span><text:span text:style-name="T705">y</text:span>:</text:p>
      <text:p text:style-name="P706"><text:span text:style-name="T707">D</text:span>zi<text:span text:style-name="T708">ę</text:span>ku<text:span text:style-name="T709">je</text:span><text:s/>bardzo. Proszę uprzejmie.</text:p>
      <text:p text:style-name="P710"><text:span text:style-name="T711">Ob.<text:s/></text:span><text:span text:style-name="T712">E</text:span><text:span text:style-name="T713">ryk Sztekker</text:span>:</text:p>
      <text:p text:style-name="P714">Należę do grona ekspertów strony koalic<text:span text:style-name="T715">yj</text:span>no-rządow<text:span text:style-name="T716">ej</text:span>.</text:p>
      <text:p text:style-name="P717">Może by można było wyjść naprzeciw tym rozmaitym wątpliwościom i sformułować ten punkt w sposób następujący: Mianowicie, że uczestnicy Podzespołu do spraw Młodzieży wyrażają przekonania itd. w warunkach tworzenia się społeczeństwa obywatelskiego porozumienie wokół znowelizowanej Konstytucji Polskiej Rzeczypospolitej Ludowej<text:span text:style-name="T718">,</text:span><text:s/>norm międzynarodowych paktów praw człowieka i obywatela, i na suwerennych demokratycznych tradycjach polskich i doświadczeniach.</text:p>
      <text:p text:style-name="P719"><text:span text:style-name="T720">Przewodnicząc</text:span><text:span text:style-name="T721">y</text:span><text:span text:style-name="T722">:</text:span></text:p>
      <text:p text:style-name="P723">Przepraszam bardzo, ale tutaj muszę się włączyć jako przewodniczący.</text:p>
      <text:p text:style-name="P724">Szanujemy pana opinię, ale przede wszystkim chciałbym prosić o wypowiedzenie się członków naszej delegacji. Rozumiem, i tu chciałbym potwierdzić, że my zakładamy, iż póki będzie państwo polskie, będzie jakaś Konstytucja, która będzie normowała życie tego państwa polskiego. I jeśli strona solidarnościowo-opozycyjna będzie dysponowała kiedyś większością w Sejmie i uchwali taką Konstytucję, która będzie państwu najlepiej odpowiadać, to my będziemy uważali, że to jest Konstytucja, którą należy przestrzegać i szanować. Tak również rozumiemy pojęcie patriotyzmu. I w takim kontekście chciałbym sprecyzować nasz pogląd na temat Konstytucji.</text:p>
      <text:p text:style-name="P725">Pan Nuckowski - proszę.</text:p>
      <text:p text:style-name="P726"><text:span text:style-name="T727">O</text:span><text:span text:style-name="T728">b.</text:span><text:span text:style-name="T729"><text:s/>Nuckowski</text:span>:</text:p>
      <text:p text:style-name="P730">Chciałbym wrócić do spraw zapisanych na stronie 6.</text:p>
      <text:p text:style-name="P731">Mianowicie do ostatniej części tego sformułowania o patriotyzmie i służbie społeczn<text:span text:style-name="T732">ej</text:span>, a także temu co<text:s/><text:soft-page-break/>państwo przedstawiliście, a więc powi<text:span text:style-name="T733">ąz</text:span>aniu tego ze służbą w Polsce wo<text:span text:style-name="T734">l</text:span>n<text:span text:style-name="T735">ej</text:span><text:s/>i demokratycznej.</text:p>
      <text:p text:style-name="P736">Czy nie łącząc tego ze sprawami Konstytucji, bo to myśmy już sobie przed chwilą wyjaśniliśmy, proponowałbym wrócić do propozycji tutaj przedstawionej wcześniej przez pana Celińskiego. Może szukajmy innego sformułowania niż patriotyzm, jeżeli jest to słowo rażące i nie do przyjęcia dla naszych dyskutantów.</text:p>
      <text:p text:style-name="P737">Proponuję to słowo zamienić, być może będzie lepsza propozy<text:span text:style-name="T738">cj</text:span>a, ale na inne - umiłowanie<text:s/><text:span text:style-name="T739">oj</text:span>czyzny. Proponuję wtedy, by końcówka tego teks<text:span text:style-name="T740">t</text:span>u brzmiała następująco:<text:s/>„szacunek dla tradycji narodowych i państwowych, umiłowanie ojczyzny i służba społeczna dobrze będą służyć Polsce”.</text:p>
      <text:p text:style-name="P741"><text:span text:style-name="T742">Przewodnicząc</text:span><text:span text:style-name="T743">y</text:span><text:span text:style-name="T744">:</text:span></text:p>
      <text:p text:style-name="P745">Dziękuję bardzo. Zgłosiliśmy konkretny wniosek - proszę bardzo o ustosunkowanie się.</text:p>
      <text:p text:style-name="P746"><text:span text:style-name="T747">Ob.<text:s/></text:span><text:span text:style-name="T748">C</text:span><text:span text:style-name="T749">eliński</text:span>:</text:p>
      <text:p text:style-name="P750">No, my na razie nie wybieramy się do tego, żeby uchwalać głosami<text:s/>„Solidarności”<text:s/>Konstytucję, która by podporządkowywała wasze zachowania polityczne. Ja myślę, że to byłoby znowu nie na miejscu, proszę panów. Niepotrzebne są te takie rozmaite uszczypliwości, bardzo przepraszam.</text:p>
      <text:p text:style-name="P751"><text:span text:style-name="T752">W</text:span><text:s/>sprawie Konstytucji merytorycznie. Wołałbym uniknąć dyskusji przy<text:s/>„okrągłym stole”<text:s/>na tematy legitymizac<text:span text:style-name="T753">ji</text:span><text:s/>władzy w Polsce. Natomiast problem tu jest taki, że w tych najistotnie<text:span text:style-name="T754">js</text:span>zych sprawach państwa i o Konstytucji, niech p<text:span text:style-name="T755">r</text:span>zy<text:s/>„okrągłym stole”<text:s/>wypowiadają się ci, którzy są jakby uczestnikami<text:s/>„okrągłego stołu”. Oni są wymienieni z nazwiska i imienia. Ja do nich nie należę i nikt z moich zespołu nie należy do tego groma, nie jestem kompetentny w tej sprawie.</text:p>
      <text:p text:style-name="P756">Uważam, że ta sprawa powinna być gdzie indziej omawiana, we właściwym miejscu i właściwym czasie. Nie mogę wykraczać poza swoje kompetencje, które posiadam. Jest to niezgodne z logiką, pragmatyką nego<text:span text:style-name="T757">cj</text:span>acyjną.</text:p>
      <text:p text:style-name="P758">Dzięku<text:span text:style-name="T759">ję.</text:span></text:p>
      <text:h text:style-name="P760" text:outline-level="2"><text:span text:style-name="T761">Przewodnicząc</text:span><text:span text:style-name="T762">y</text:span><text:span text:style-name="T763">:</text:span><text:bookmark-start text:name="bookmark0"/><text:bookmark-end text:name="bookmark0"/></text:h>
      <text:p text:style-name="P764">Ja chciałbym się dowiedzieć jak państwo zareagują na wniosek pana Nuckowskieg<text:span text:style-name="T765">o</text:span>.</text:p>
      <text:p text:style-name="P766"><text:span text:style-name="T767">Ob.<text:s/></text:span><text:span text:style-name="T768">C</text:span><text:span text:style-name="T769">eliński</text:span>:</text:p>
      <text:p text:style-name="P770">Nie, ja myślę, że ta sprawa nie jest jakby sporna między nami w tej chwili. My mówiliśmy o pewnych kłopotach ze słowami, ale zostawmy już ten patriotyzm tak jak on brzmi, wyrażając jednak nadzieję, że to co wypowiedział pan Maksymiuk, rzeczywiście kiedyś będzie taka sytuacja, że w tej sprawie się dokładnie spotkamy, bo sprawa warta jest spotkania.</text:p>
      <text:p text:style-name="P771"><text:span text:style-name="T772">Przewodnicząc</text:span><text:span text:style-name="T773">y</text:span><text:span text:style-name="T774">:</text:span></text:p>
      <text:p text:style-name="P775">Chciałem poinformować, że chyba przypadł mi jako jedynemu zaszczyt aby być przy<text:s/>„okrągłym stole”<text:s/>tym największym.</text:p>
      <text:p text:style-name="P776">/Głos z sali:<text:s/>Nie jedynemu/.</text:p>
      <text:p text:style-name="P777">O, przepraszam i pan Sobotko.</text:p>
      <text:p text:style-name="P778">Chciałem mieć nadzieję, że zachowałem w tej sprawie monopol, ale moje marzenia szybko zostały rozbite.</text:p>
      <text:p text:style-name="P779">A więc będziemy z panem Sobotko, rzecz jasna, stara<text:span text:style-name="T780">ć</text:span><text:s/>się, aby życzenie pana Celińskiego przenieść na ten<text:s/>„st<text:span text:style-name="T781">ó</text:span>ł”<text:span text:style-name="T782">.</text:span><text:s/>Ale będ<text:span text:style-name="T783">z</text:span>ie nam bardzo przyjemnie jeśli będziemy mogli powiedzieć, że to nie jest tylko nasze<text:s/><text:soft-page-break/>życzenie, a również wynika ono z życzenia naszego<text:s/>„stołu”, przy którym tak usilnie pracowaliśmy i wychodzimy do tej dyskusji na bazie jakiegoś szerszego poglądu niż tylko poglądu dwóch ludzi.</text:p>
      <text:p text:style-name="P784">Przepraszam - czy któryś z panów, czy pan Celiński, pan Nuckowski?</text:p>
      <text:p text:style-name="P785">Natomiast państwo rozumieją, że ten problem występuje nie tylko przy naszym podzespole. Chciałbym na przykład zacytować uzgodnion<text:span text:style-name="T786">y</text:span><text:s/>zapis innego stołu tzw.<text:s/><text:span text:style-name="T787">„</text:span>oświatowego”<text:s/>gdzie tam bez specjalnego obrzydzenia prz<text:span text:style-name="T788">yjęto</text:span><text:s/>zapis o zasadach kon<text:span text:style-name="T789">st</text:span>ytucyjnych państwa. Tam też byli reprezentanci strony solidarnościowo-opozycyjnej i nikogo to nie raziło.</text:p>
      <text:p text:style-name="P790">A więc podda<text:span text:style-name="T791">ję</text:span><text:s/>ten wątek raz jeszcze ponownej refleksji..<text:span text:style-name="T792">.</text:span></text:p>
      <text:p text:style-name="P793"><text:span text:style-name="T794">Ob. <text:s text:c="22"/></text:span><text:span text:style-name="T795">:</text:span></text:p>
      <text:p text:style-name="P796">Ja z powodów formalnych postawiłem tę sprawę jako niemożliwą do decydowania przez nas nie z powodów merytorycznych. Pro<text:span text:style-name="T797">f</text:span>. Samsonowicz współprzewodniczący<text:s/>„stolika oświatowego”<text:s/>jest członkiem<text:s/>„okrągłego stołu”.</text:p>
      <text:p text:style-name="P798"><text:span text:style-name="T799">Przewodnicząc</text:span><text:span text:style-name="T800">y</text:span><text:span text:style-name="T801">:</text:span></text:p>
      <text:p text:style-name="P802">No to już jest kazuistyka swego rodzaju. Tutaj pan Celiński wykazuje niezwykły spryt, co jest domeną ludzi inteligentnych.</text:p>
      <text:p text:style-name="P803">Pani Chodkowska się zgłasza.</text:p>
      <text:p text:style-name="P804"><text:span text:style-name="T805">Ob. Helena Chodkowska</text:span>:</text:p>
      <text:p text:style-name="P806">Nie chciałaby<text:span text:style-name="T807">,</text:span><text:s/>tutaj być adwokatem diabła, ale rzecz w tym, że dla mnie zasady konstytucyjne tak jak tutaj ujmujemy, a demokratyczna Polska co też proponuję, to nie może być demokratycznej Polski bez demokratycznej konstytucji. Jest to pewna relacja, która ze sobą się spina, a zatem gdybyśmy przyjęli propozycje ze strony kolegów strony opozycyjno-solidarnoś<text:span text:style-name="T808">ci</text:span>owej demokra<text:span text:style-name="T809">t</text:span>yczną Polskę, to sądzę, że bez oporów można przyjąć także i zasady konstytucyjne, bo demokratyczna Polska jeszcze raz podkreślam, to już dla siebie, po prostu wynika z tego, że nie może państwo być demokratyczne, jeśli nie ma demokratyczn<text:span text:style-name="T810">ej</text:span><text:s/>konstytucji.</text:p>
      <text:p text:style-name="P811"><text:span text:style-name="T812">Ob. <text:s text:c="22"/></text:span><text:span text:style-name="T813">:</text:span></text:p>
      <text:p text:style-name="P814">Ja tylko słówko. Problem po prostu jest taki, dlatego my się proszę p<text:span text:style-name="T815">a</text:span>ństwa tu spotykamy,<text:s/><text:span text:style-name="T816">ż</text:span><text:span text:style-name="T817">e</text:span><text:s/><text:span text:style-name="T818">d</text:span>la<text:span text:style-name="T819"><text:s/></text:span>nas Polska bez przymiotnikowa jest jakby Polską i nawet gdyby ona była niedemokratyczna to oczywiście będziemy wszystko robić, żeby wyrzucić tych, którzy czynią z nią kraj niedemokratyczny, ale to pozostanie zawsze Polska.</text:p>
      <text:p text:style-name="P820">Wobec tego jeżeli mówi się demokratyczna i wolna, no to wtedy to znaczy po prostu inaczej Polska. Natomiast Polska demokratyczna to już jest osłabienie.</text:p>
      <text:p text:style-name="P821"><text:span text:style-name="T822">Przewodniczący</text:span>:</text:p>
      <text:p text:style-name="P823"><text:span text:style-name="T824">S</text:span>łowo wyrzucić najpełniej oddaj<text:span text:style-name="T825">ę<text:s/></text:span>pojmowanie pluralizmu politycznego i społecznego, ale nie dyskutujmy o tym. Natomiast proszę państwa jesteśmy bardzo blisko osiągnięcia porozumienia w sprawie dokumentu.</text:p>
      <text:p text:style-name="P826">Natomiast praktycznie w tej chwili wymieniamy poglądy o sprawach już tylko i wyłącznie rzeczywistych, i jak sądzę, dla zasady, żeby coś w tej sprawie jeszcze powiedzieć. Proszę zauważyć, że jeszcze przecież parę godzin temu zn<text:span text:style-name="T827">aj</text:span>dowaliśmy się w zupełnie innych nastrojach i sytua<text:span text:style-name="T828">cji</text:span>.</text:p>
      <text:p text:style-name="P829">Wymieniamy poglądy i sprzeczamy się o sprawy tak oczywiste, że jest mi przykro, że akurat<text:s/><text:soft-page-break/>zost<text:span text:style-name="T830">a</text:span>wiliś<text:span text:style-name="T831">m</text:span>y to sobie na deser. Dosłownie w każdej minucie możemy uznać, iż uzgodniliśmy dokument, który zabrał nam tyle czasu. Ja proszę państwa o wykazanie w tej sprawie o<text:span text:style-name="T832">d</text:span>powiedzialności i zrozumienia.</text:p>
      <text:p text:style-name="P833">Zrozumienia, iż dosłownie jesteśmy o krok od osiągnięcia finału naszej pracy,<text:s/><text:span text:style-name="T834">k</text:span>tóry to finał osiągnęlibyśmy w niezwykle twardych sporach, momentach grozy, gdzie wydawało nam się, że nasze prace zostaną zerwane, po rozmaitych konsulta<text:span text:style-name="T835">cj</text:span>ach wysiłkach gdzie chcieliśmy dowieść, iż sprawa jest dla nas n<text:span text:style-name="T836">aj</text:span>ważni<text:span text:style-name="T837">ej</text:span>sza. Więc zwracam się jeszcze raz z prośbą do pana, panie Andrzeju o konstruktywne w tej sprawie stanowisko.</text:p>
      <text:p text:style-name="P838"><text:span text:style-name="T839">A. Celiński</text:span>:</text:p>
      <text:p text:style-name="P840">Mnie uczono, żeby<text:s/>trzymać<text:s/>się w swojej sprawie kompe<text:span text:style-name="T841">ten</text:span>c<text:span text:style-name="T842">ji</text:span>. W tym przypadku panie przewodniczący namawiał mnie pan do tego, aby wyjść poza kompetencje. Nie jest dobre, jeśli negocjator odstawia na bok swoje kompetencje. Jest to jedna chyba n<text:span text:style-name="T843">aj</text:span>ważni<text:span text:style-name="T844">ej</text:span>sza jakby przeszkoda do prowadzenia solidnie, rzetelnie negocjacji kiedy się wychodzi poza własne kompetencje. Ja widziałem, że z mojego zespołu Jarek Śleszyński chciał zabrać głos.</text:p>
      <text:p text:style-name="P845"><text:span text:style-name="T846">Ob. Jarek Śleszyński</text:span>:</text:p>
      <text:p text:style-name="P847">Mnie się wydaje, że mamy taką propozycję konstruktywnego rozwiązania, a przynajmniej ja mam. Ja bym państwa namawiał po prostu, bo dziwi mnie troszeczkę, że państwo w określeniu Polsce wolnej i demokratyczn<text:span text:style-name="T848">ej</text:span><text:s/>zauważacie, właśnie państwo tylko czas przyszły przez ileś tam lat coś innego słyszałem. Wydaje mi się, że można to inaczej interpretow<text:span text:style-name="T849">a</text:span><text:span text:style-name="T850">ć,</text:span><text:s/>w związku z czym również dla państwa byłoby to do przyjęcia.</text:p>
      <text:p text:style-name="P851">Dzi<text:span text:style-name="T852">ę</text:span>kuję.</text:p>
      <text:p text:style-name="P853"><text:span text:style-name="T854">Przewodniczący</text:span>:</text:p>
      <text:p text:style-name="P855">Nie bardzo rozumiem, bo przed chwilą słyszeliśmy od pana Celińskiego o Polsce bez przymiotników. Więc dlaczego pan tak się upi<text:span text:style-name="T856">e</text:span>ra przy tej Polsc<text:span text:style-name="T857">e<text:s/></text:span>demokratyczn<text:span text:style-name="T858">ej</text:span><text:s/>wolnej, suwerennej, no my uważamy, że pan Celiński ma rację, powinniśmy mówić o Polsce, po prostu.</text:p>
      <text:p text:style-name="P859"><text:span text:style-name="T860">Ob. Wiesław<text:s/></text:span><text:span text:style-name="T861">I</text:span><text:span text:style-name="T862">sio</text:span>:</text:p>
      <text:p text:style-name="P863">Przepraszam czy można zabrać głos?</text:p>
      <text:p text:style-name="P864"><text:span text:style-name="T865">Przewodniczący</text:span>:</text:p>
      <text:p text:style-name="P866">Pan Wiatr chciał zabrać, ale oddaj<text:span text:style-name="T867">ę<text:s/></text:span>głos na pana rzecz.</text:p>
      <text:p text:style-name="P868"><text:span text:style-name="T869">Ob</text:span><text:span text:style-name="T870">.</text:span><text:span text:style-name="T871"><text:s/>Wiesław Isi</text:span><text:span text:style-name="T872">o</text:span>:</text:p>
      <text:p text:style-name="P873">Co za łaskawość. Chciałem powiedzieć jedną sprawę, że my nie możemy zrezygnować z powiązania tego akapitu o konstytuc<text:span text:style-name="T874">ji</text:span><text:s/>w PRL z prawem do Polski wolnej i demokratyczn<text:span text:style-name="T875">ej.</text:span><text:s/>Dlatego chciałem powiedzieć, że nie wiem, ale osobiście sądzę, że wielu Polaków, wielu przynajmniej jakaś część Polaków w naszym kraju nie czuje się upodmiotowiona, tylko się czuje jako przedmiot w tym kraju, zwłaszcza mogę to powiedzieć na przykładzie robotników, gdyż wiem sam z własnego d<text:span text:style-name="T876">o</text:span>świadczenia, czujemy się jako gastarbeiterzy w tym kraju, dlatego nie możemy - powtarzam - jeszcze raz zrezygnować z<text:s/>Konstytucji PRL w połączeniu razem z Polską wolną i<text:s/><text:span text:style-name="T877">de</text:span>mokratyczną.</text:p>
      <text:p text:style-name="P878">Albo rezygnujemy z tych dwóch akapi<text:span text:style-name="T879">tó</text:span>w jednocześnie albo wpisujemy te dwa akapity jednocześnie.</text:p>
      <text:p text:style-name="P880">Dziękuję.</text:p>
      <text:p text:style-name="P881"><text:span text:style-name="T882">P</text:span><text:span text:style-name="T883">rz</text:span><text:span text:style-name="T884">ewodnicząc</text:span><text:span text:style-name="T885">y</text:span>:</text:p>
      <text:soft-page-break/>
      <text:p text:style-name="P886">Nie wiem, nie chcę z panem rozmawiać na temat gastarbeiterów, którzy w tym kontekście, w którym pan mówi, sam byłem kiedyś również robotnikiem przez wiele lat. Nigdy nie czułem się jako r<text:span text:style-name="T887">o</text:span>botnik, że pracuję na kogoś obcego. No, ale pozostawmy ten punkt widzenia jest to sprawa indywidualnego wyboru.</text:p>
      <text:p text:style-name="P888">Pan Wiatr chciałby zabrać głos?</text:p>
      <text:p text:style-name="P889">Przepraszam pan Wiatr pragnie ze mną skonsultować pewną sprawę techniczną.</text:p>
      <text:p text:style-name="P890">Głos ma pan Andrzej Polok.</text:p>
      <text:p text:style-name="P891"><text:span text:style-name="T892">Ob. Andrzej Polok</text:span>:</text:p>
      <text:p text:style-name="P893"><text:span text:style-name="T894">W</text:span><text:s/>nawiązaniu do wypowiedzi kolegi z Gdańska skomentowanej przez towarzysza Millera, chc<text:span text:style-name="T895">ę</text:span><text:s/>zwrócić ponownie uwagę na zapis w tekście łączącym się z konstytuc<text:span text:style-name="T896">yj</text:span>nymi zasadami Polskiej Rzeczypospolit<text:span text:style-name="T897">ej</text:span><text:s/>Ludowej. Mówimy, że pomimo istotnych wielu różnic, jest słowo odnajdą, rozumiane w trybie przyszłym. Dalej w warunkach tworzenia się społeczeństwa obyw<text:span text:style-name="T898">at</text:span>elskiego,<text:s/><text:span text:style-name="T899">k</text:span>olega mówił, że nie czujemy się upodmiotowieni. Przecież w warunkach tworzenia się, czyli też w trybie przyszłym porozumienie wokół<text:s/><text:span text:style-name="T900">-</text:span><text:s/>więc w tym momencie tak sformułowany zapis rozwiewa wątp<text:span text:style-name="T901">l</text:span>iwości jednej i drugiej strony. I chcę po prostu zgłosić wniosek, żeby strona opozycyjno-solidarnościowa rozpatrzyła ten zapis w takim rozumieniu,<text:s/><text:span text:style-name="T902">w</text:span><text:s/>jakim ja podałem tę argumenta<text:span text:style-name="T903">cj</text:span>ę, bo wtedy nie zmienia to żadnych zasad. Nie mówimy o przeszłości, nie mówimy o czasie teraźniejszym, a mówimy o czasie przyszłym, odwołujemy się do czasu przyszłego.</text:p>
      <text:p text:style-name="P904">Mówiąc o istotnych różnicach, bo one są, i mówimy także, że słowo odnajdą włączymy w warunkach tworzenia się, czyli przyszłego tworzenia się społeczeństwa obywatelskiego.</text:p>
      <text:p text:style-name="P905">I dopiero wokół porozumienia istotnych zasad.</text:p>
      <text:p text:style-name="P906">Dzięku<text:span text:style-name="T907">ję.</text:span></text:p>
      <text:p text:style-name="P908"><text:span text:style-name="T909">Przewodniczący</text:span>:</text:p>
      <text:p text:style-name="P910">Ja proponuję, ponieważ pan Celiński jest nieobecny, a sądzę, że powinien brać udział w naszej dyskusji, która dotyczy tak ważnej i podstawowej kwestii to bym sugerował krótką przerwę. 10 minut<text:span text:style-name="T911">,</text:span><text:s/>zgo<text:span text:style-name="T912">da.</text:span></text:p>
      <text:p text:style-name="P913"/>
      <text:p text:style-name="P914">/Przerwa/.</text:p>
      <text:p text:style-name="P915"/>
      <text:p text:style-name="P916">/<text:span text:style-name="T917">Po</text:span><text:s/>przerwie/.</text:p>
      <text:p text:style-name="P918"/>
      <text:p text:style-name="P919"><text:span text:style-name="T920">Ob. Wiesław Isio:</text:span></text:p>
      <text:p text:style-name="P921">Chciałbym coś powiedzieć, jeśli można. To znaczy uważam, że taka forma negocjacyjna nie przystoi panom. Dlatego uważam, że powinniśmy publicznie negocjować. Jeżeli mamy być widzami na jakimś meczu, nie wiem, Polska - jakaś tam, to możemy wyjść i opuścić tę salę. Proszę o publiczne kontynuowanie rozmowy albo rezygnujemy z dalszych rozmów.</text:p>
      <text:p text:style-name="P922">Dziękuję.</text:p>
      <text:p text:style-name="P923"><text:span text:style-name="T924">Przewodniczący</text:span>:</text:p>
      <text:p text:style-name="P925">Dobrze, upubliczniamy naszą dyskusję.</text:p>
      <text:p text:style-name="P926"><text:span text:style-name="T927">Ob. Wiatr</text:span>:</text:p>
      <text:p text:style-name="P928">Mogę, panie Andrzeju?</text:p>
      <text:p text:style-name="P929">Jest kolejna propozycja zmiany preambuły, w brzmieniu nas<text:span text:style-name="T930">tę</text:span>pu<text:span text:style-name="T931">ją</text:span>cym.</text:p>
      <text:soft-page-break/>
      <text:p text:style-name="P932">Uczestnicy Podzespołu ds. Młodzieży zgodnie wyrażają przekonanie, że młode pokolenie Polaków, rozmaite grupy młodzieży i środowiska wychowawcze pomimo wielu istotnych różnic odnajdą w warunkach tworzenia się społeczeństwa obywatelskiego porozumienie wokół podstawowych wartości, opartych na suwerennych i demokrat<text:span text:style-name="T933">yc</text:span>znych polskich tradycjach i doświadczeniach. Wyrażamy przekonanie, że wokół tego co wspólne i tego co różne rozwinie się autentyczne i bogate życie środowisk młodzieży.</text:p>
      <text:p text:style-name="P934"><text:span text:style-name="T935">Przewodnicząc</text:span><text:span text:style-name="T936">y</text:span><text:span text:style-name="T937">:</text:span></text:p>
      <text:p text:style-name="P938">To jest formuła kompromisowa. Czy państwo życzą sobie jeszcze... Proszę bardzo.</text:p>
      <text:p text:style-name="P939"><text:span text:style-name="T940">Ob. Wiatr</text:span>:</text:p>
      <text:p text:style-name="P941">Uczestnicy Podzespołu ds. Młodzieży zgodnie wyraża<text:span text:style-name="T942">ją</text:span><text:s/>przekonanie, że młode pokolenie Polaków,<text:s/><text:span text:style-name="T943">r</text:span>ozmaite grupy młodzieży i środowiska wychowawcze pomimo wielu istotnych różnic odnajdą w warunkach tworzenia się społeczeństwa obywatelskiego porozumienie wokół podstawowych wartości opartych na suwerennych i demokratycznych polskich tradycjach i doświadczeniach.</text:p>
      <text:p text:style-name="P944">Dal<text:span text:style-name="T945">ej,</text:span><text:s/>jak brzmiało przedtem - Wyrażamy przekonanie, że wokół tego co wspólne i tego co różne rozwinie się autentyczne i bogate życie środowisk młodzieży.</text:p>
      <text:p text:style-name="P946">I na str. 6 - odczytam cały pierwszy akapit, który był przedmiotem sporu i dyskusji.</text:p>
      <text:p text:style-name="P947">Wyrażamy przy tym nadzieję, że nie będzie niczyją intencją wprowadzenie podziałów politycznych między dzieci. Sądzimy, że uznanie rodziny za podstawowe środowisko wychowawcze oraz skupienie pracy w organizacjach wychowawcz<text:span text:style-name="T948">yc</text:span>h i samowychowujących wokół takich podstawowych wartości, jak podmiotowość człowieka, sprawiedliwość, wrażliwość na potrzeby innych, tolerancja dla poglądów odmiennych od własnych, szacunek dla tradycji narodowych i państwowych, patriotyzm dobrze będzie służyć Polsce.</text:p>
      <text:p text:style-name="P949"><text:span text:style-name="T950">Przewodnicząc</text:span><text:span text:style-name="T951">y</text:span>:</text:p>
      <text:p text:style-name="P952">Z jednym opuszczeniem tu jest. Wyrażamy przy tym nadzieję, że w pracy organizacji wychowawczych nie będzie niczyją intencją. Jak pan zaczynał czytać tekst, to jest: Wyrażamy przy tym nadzieję, że w pracy organizacji wychowawczych nie będzie niczyją intencją wprowadzania podziałów politycznych między dzieci.</text:p>
      <text:p text:style-name="P953">I potem jest, że sądzimy, że uznanie rodziny za podstaw<text:span text:style-name="T954">o</text:span>we środowisko wychowawcze oraz skupienie pracy w organizacjach wychowawczych i samow<text:span text:style-name="T955">yc</text:span>howu<text:span text:style-name="T956">ją</text:span>c<text:span text:style-name="T957">yc</text:span>h... - dlatego, że nie wszystkie organizacje będą zajmowały się takimi problemami. Tu chodzi o działalność wychowawczą. Wobec tego musi być i tu, i tu.</text:p>
      <text:p text:style-name="P958"><text:span text:style-name="T959">Ob</text:span><text:span text:style-name="T960">.</text:span><text:span text:style-name="T961"><text:s/>Leszek Miller</text:span>:</text:p>
      <text:p text:style-name="P962">Przepraszam, panie Andrzeju, ale to jest bardzo istotna sprawa, bo jak rozumiem pana sugestię, to mamy wyrazić nadzieję, że tylko organizacje wychowawcze i wychowujące nie będą się kierowały intenc<text:span text:style-name="T963">ją<text:s/></text:span>wprowadzania podziałów politycznych między dzieci. Natomiast wszyscy inni takie podziały mogą wnosić i nie jest to rzecz naganna.</text:p>
      <text:p text:style-name="P964">Otóż mnie się wydaje, że to trzeba rozszerzyć, bo to nie jest tylko problem niewnoszenia przez organizacje, tu<text:s/><text:span text:style-name="T965">w</text:span><text:s/>ogóle chodzi o problem uchronienia dzieci od konfliktów politycznych.</text:p>
      <text:p text:style-name="P966"><text:span text:style-name="T967">Ob. Andrzej Cel</text:span><text:span text:style-name="T968">i</text:span><text:span text:style-name="T969">ński</text:span>:</text:p>
      <text:p text:style-name="P970">Tu jest rzeczywiście autentyczny problem. Ja przyznaję, że to nie jest tak, że sprawa jest zupełnie<text:s/><text:soft-page-break/>prosta. My wyrażamy intencję, że nie będzie się wprowadzać politycznych podziałów między dzieci. To prawda jest. To jest ogólne stwierdzenie, które jest naszym także stwierdzeniem, nie tylko waszym stwierdzeniem.</text:p>
      <text:p text:style-name="P971">Natomiast idzie nam o to, żeby - być może jest niezręczność tego zdania, może trzeba inaczej je zredagować chodzi nam o to, żeby to zdanie o podziałach politycznych w żaden sposób nie mogło, posłużyć jakby ocenianiu organizacji<text:s/>poza wychowawc<text:span text:style-name="T972">zy</text:span>ch, pozadziecięcych. Dzieci same jakby będą się organizować, że są zorganizowane w wychowawczych organizac<text:span text:style-name="T973">ja</text:span>ch. Być może jest to niezręczność sformułowania.</text:p>
      <text:p text:style-name="P974">Natomiast oczywistą jest rzeczą, że jeśli chodzi o organizacje już młodzieżowe, to one będą się dzielić jakby rozmaitymi, nazwijmy to politycznymi wyborami.</text:p>
      <text:p text:style-name="P975"><text:span text:style-name="T976">O</text:span><text:span text:style-name="T977">b. Sławomir Wiatr</text:span>:</text:p>
      <text:p text:style-name="P978">Panie Andrzeju, rozumiemy się dobrze, tylko jeżeli spojrzymy na konstruk<text:span text:style-name="T979">cję</text:span><text:s/>tego zdania, to my nie formułujemy tutaj normy, tylko formułujemy, sformułowane jest to, że nie będzie niczyją intencją. Gdybyśmy to formułowali w sposób normatywny, to wtedy pana wątpliwości miałyby zupełnie inny charakter, odnosiłyby się do innego zapisu. Ten komunikat wyrażony w tym zdaniu mówi o intencji nieprzenoszenia, niewprowadzania podziału politycznego między dzieci. Intencji. My nie formułujemy tutaj zapisu<text:s/><text:span text:style-name="T980">w</text:span><text:s/>postaci no<text:span text:style-name="T981">r</text:span>my, a co za tym, nie musimy adresować, ukonkretniać do jakich podmiotów to adresujemy do jakich nie. Ja myślę, że każdy podmiot i każdy człowiek generalnie może się podpisać pod taką formułą.</text:p>
      <text:p text:style-name="P982"><text:span text:style-name="T983">Przewodnicząc</text:span><text:span text:style-name="T984">y</text:span><text:span text:style-name="T985">:</text:span></text:p>
      <text:p text:style-name="P986">Więc proszę państwa, zostały zaprezentowane dwie propozycje zapisów, które odc<text:span text:style-name="T987">z</text:span>ytał pan Wiatr. One są na tyle ważkie, że jak sądzę, wymagają konsultacji w naszych zespołach. I wobec tego proponujemy 10 minut przerwy.</text:p>
      <text:p text:style-name="P988"/>
      <text:p text:style-name="P989">/<text:span text:style-name="T990">Przerwa</text:span>/.</text:p>
      <text:p text:style-name="P991"/>
      <text:p text:style-name="P992">/Po przerwie/.</text:p>
      <text:p text:style-name="P993"/>
      <text:p text:style-name="P994"><text:span text:style-name="T995">Przewodniczący</text:span>:</text:p>
      <text:p text:style-name="P996">Następuje historyczna chwila, więc proszę o powagę, skupieni<text:span text:style-name="T997">e.</text:span></text:p>
      <text:p text:style-name="P998">Czy jeszcze coś? Bo jak widzę, że pan jeszcze coś poprawia, to mnie ogarnie przerażenie.</text:p>
      <text:p text:style-name="P999">Szanowni państwo, ponieważ.<text:span text:style-name="T1000">..</text:span><text:s/>Pani się zgłasza, bardzo proszę.</text:p>
      <text:p text:style-name="P1001"><text:span text:style-name="T1002">Ob. <text:s text:c="22"/></text:span><text:span text:style-name="T1003">:</text:span></text:p>
      <text:p text:style-name="P1004">Panie sekretarzu, na jednym z zebrań, naszych pierwszych spotkań przekazaliśmy panu listę osób pobitych przez milicję i Służbę Bezpieczeństwa. Czy mógłby pan poinformować nas komu został przekazany ten materiał, kiedy i w jaki sposób zostaniemy poinformowani o podjęciu konkretnych, stosownych do zebranego materiału decyzji.</text:p>
      <text:p text:style-name="P1005">Dziękuję.</text:p>
      <text:p text:style-name="P1006"><text:span text:style-name="T1007">Przewodniczący</text:span>:</text:p>
      <text:p text:style-name="P1008">Tak, za chwilę panią poinformuję tylko chciałbym znaleźć pewien fragment, który jest mi potrzebny.</text:p>
      <text:soft-page-break/>
      <text:p text:style-name="P1009">Proszę pani, cała ta lista została przekazana kierownictwu resortu. Przy czym z uwagi na fakt, iż jest tam bardzo dużo przypadków, to rzecz jasna praca wyjaśniająca jeszcze jakiś czas potrwa. Ja nie mogę pani powiedzieć czy określić konkretnej daty. Ale ponieważ w tym projekcie dokumentu stwierdzamy, że dla uspołecznienia polityki młodzieżowej państwa i kształtowania, i realizacji niezbędne jest kontynuowanie społecznego dialogu, to sądzę, że w ramach tego sformułowania będzie jakaś okazja, żeby pań<text:span text:style-name="T1010">s</text:span>twu szczegółowe informa<text:span text:style-name="T1011">cj</text:span>e w<text:s/><text:span text:style-name="T1012">te</text:span>j sp<text:span text:style-name="T1013">r</text:span><text:span text:style-name="T1014">aw</text:span>i<text:span text:style-name="T1015">e</text:span><text:s/>przekazać.</text:p>
      <text:p text:style-name="P1016">Co jest również i dorobkiem naszego<text:s/>„okrągłego stołu”.</text:p>
      <text:p text:style-name="P1017">Natomiast chciałbym teraz zaproponować następującą formułę. Żebyśmy zapoznali się dokładnie z brzmieniem każdej strony i przyjmowali dokument strona po stronie, mając pewność, że nie zostanie popełniony żaden błąd ani żadne odstępstwo od tekstu.</text:p>
      <text:p text:style-name="P1018">Proponuję wobec tego, żeby pierwsza strona brzmiała w sposób następujący:</text:p>
      <text:p text:style-name="P1019"><text:span text:style-name="T1020">„</text:span>Ustalenia Podzespołu<text:s/>„okrągłego stołu”<text:s/>do spraw Młod<text:span text:style-name="T1021">zi</text:span>eży.</text:p>
      <text:p text:style-name="P1022">Podzespół<text:s/>„okrągłego stołu”<text:s/>do spraw Młodzieży zebrał się na posiedzeniach plenarnych w dniach 16 lutego, 28 lutego, 6 marca i 14 marca 19<text:span text:style-name="T1023">8</text:span>9 r.</text:p>
      <text:p text:style-name="P1024">Uzupełnieniem obrad plenarnych były spot<text:span text:style-name="T1025">k</text:span>ania grupy roboczej przygotowu<text:span text:style-name="T1026">ją</text:span>c<text:span text:style-name="T1027">ej</text:span><text:s/>zapisy ustaleń i dokonującej selekcji zgromadzonych propozycji. W trakcie obrad plenarnych strony wniosły pod dyskusję szereg zagadnień natury systemowej jak i szczegółowy<text:span text:style-name="T1028">c</text:span>h związanych z tworzeniem warunków do podmiotowej aktywności młodzieży oraz rozwiązania najistotnie<text:span text:style-name="T1029">js</text:span>zych jej problemów, w tym natury socjalno-materialne<text:span text:style-name="T1030">j.</text:span></text:p>
      <text:p text:style-name="P1031">Strona koalicyjno-rządowa wniosła pod obrady podzespołu.</text:p>
      <text:p text:style-name="P1032">I tu idzie tekst, która nasza strona ustali. Albowiem ten tekst, który w tej chwili jest w porównaniu do tekstu, który państwo zgłosili jest mniej szczegółowy i jak gdyby tutaj rażąca dysproporcja w poszczególnych sformułowaniach. Załączamy nasz tekst i potem na stronie trzeciej - strona trzecia ten 13 punkt, rzecz jasna, tutaj wypada.</text:p>
      <text:p text:style-name="P1033">Przechodzimy do z<text:span text:style-name="T1034">d</text:span>a<text:span text:style-name="T1035">n</text:span>i<text:span text:style-name="T1036">a</text:span><text:s/><text:span text:style-name="T1037">„</text:span>s<text:span text:style-name="T1038">trona</text:span><text:s/>opozycyjno-s<text:span text:style-name="T1039">o</text:span>lidarnościowa wniosła pod obrady zespołu:”</text:p>
      <text:p text:style-name="P1040">I tutaj następuje tekst państwa, który jest swego rodzaju wykazem tematów pod<text:span text:style-name="T1041">ej</text:span>mowanych.</text:p>
      <text:p text:style-name="P1042">Przechodzimy do strony 4.</text:p>
      <text:p text:style-name="P1043">/Głos z sali:<text:s/>Na stronie 1 brakuje jednej daty - dzisiejszej/<text:span text:style-name="T1044">.</text:span></text:p>
      <text:p text:style-name="P1045">A słusznie, na stronie pierwszej brakuje dzisiejszej daty, jasne. Z tym uzupełnieniem przyjmujemy stronę 1.</text:p>
      <text:p text:style-name="P1046">Proszę państwa, przechodzimy do strony 4. I cały ten fragment, gdzie piszemy<text:s/>„strony zgodnie podkreśliły”, proponujemy z tego fragmen<text:span text:style-name="T1047">t</text:span>u zrezygnować.</text:p>
      <text:p text:style-name="P1048">I piszemy<text:s/>–<text:s/>„w sprawach będących przedmiotem dyskusji przyjęto następujące stanowisko:”</text:p>
      <text:p text:style-name="P1049">Przepraszam, tu przechodzimy do preambuły.</text:p>
      <text:p text:style-name="P1050"><text:span text:style-name="T1051">Ob.<text:s/></text:span><text:span text:style-name="T1052">W</text:span><text:span text:style-name="T1053">iatr S.</text:span>:</text:p>
      <text:p text:style-name="P1054">Z tym, że ja bym Leszku wydobył najpierw tytuł, stanowisko, żeby wyraźnie wyodrębnić tę część sprawozdawczą, od części.</text:p>
      <text:p text:style-name="P1055"><text:span text:style-name="T1056">Przewodniczący</text:span>:</text:p>
      <text:p text:style-name="P1057">Tak, po prostu piszemy stanowisko tam gdzie jest - w sprawach będących przedmiotem dyskusji<text:s/><text:soft-page-break/>przyjęto następujące stanowisko. Piszemy stanowisko: Stanowisko Zespołu ds. Młodzieży.</text:p>
      <text:p text:style-name="P1058">I tekst brzmi w sposób następujący:</text:p>
      <text:p text:style-name="P1059">„Uczestnicy Podzespołu ds. Młodzieży zgodnie wyrażają przekonanie, że młode pokolenie Polaków, rozmaite grupy młodzieży i środowiska wychowawcze, pomimo wielu istotnych różnic,<text:s/>odnajdą w warunkach tworzenia się społeczeństwa obyw<text:span text:style-name="T1060">at</text:span>elskiego porozumienie wokół podstawowych wartości opartych przede wszystkim na suwerennych i demokratycznych polskich tradycjach i doświadczeniach.</text:p>
      <text:p text:style-name="P1061">/Głos z sali:<text:s/>Bez<text:s/>„przede wszystkim”/.</text:p>
      <text:p text:style-name="P1062">Bez<text:s/>„przede wszystkim”? No dobrze, niech będzie bez<text:s/>„przede wszystkim”.</text:p>
      <text:p text:style-name="P1063">A więc:<text:s/>„wokół podstawowych wartości opartych na suwerennych i demokratycznych polskich tradycjach i doświadczeniach”.</text:p>
      <text:p text:style-name="P1064">„Wyrażamy przekonanie, że wokół tego co wspólne i tego co różne rozwinie się autentyczne i bogate życie środowisk młodzieży”.</text:p>
      <text:p text:style-name="P1065">Pierwszy rozdział - Pluralizm związków i stowarzyszeń młodzieży.</text:p>
      <text:p text:style-name="P1066">Społeczna, ekonomiczna, zdrowotna i kulturowa sytuacja młodzieży wymaga dynamicznych zmian. Z<text:span text:style-name="T1067">m</text:span>ierzać się powinno do wyzwolenia społecznej energii i<text:s/>zaradności środowisk młodzieży dla uczynienia z naszego kraju miejsca, gdzie chce się żyć, uczyć i pracować, zaspokajać osobiste<text:s/><text:span text:style-name="T1068">i</text:span><text:s/>grupowe aspiracje bez szukania szans życiowych na emigracji.</text:p>
      <text:p text:style-name="P1069">Umożliwienie wszystkich środowiskom młodzieży, w tym młodzieży szkoln<text:span text:style-name="T1070">ej,</text:span><text:s/>stania się podmiotem aktywności i praktyczna realizacja zasad swobodnego, nieskrępowanego /przepraszam/.</text:p>
      <text:p text:style-name="P1071">Może ja bym poprosił tutaj tow. Wiatra, albowiem mam tekst, który nie jest do końca tekstem poprawionym.</text:p>
      <text:p text:style-name="P1072"><text:span text:style-name="T1073">Ob.<text:s/></text:span><text:span text:style-name="T1074">S</text:span><text:span text:style-name="T1075">.<text:s/></text:span><text:span text:style-name="T1076">W</text:span><text:span text:style-name="T1077">iatr</text:span>:</text:p>
      <text:p text:style-name="P1078">Umożliwienie wszystkim środowiskom młodzieży, w tym młodzieży szkolnej,<text:s/>stania się podmiotem aktywności i praktyczna realizacja zasady swobodnego, nieskrępowanego stowarzyszania się, jest warunkiem demokr<text:span text:style-name="T1079">at</text:span>ycznego ładu społecznego, a w przyszłości także gospodarczej pomyślnośc<text:span text:style-name="T1080">i</text:span><text:s/>Po<text:span text:style-name="T1081">ls</text:span>ki<text:span text:style-name="T1082">.<text:s/></text:span>Jest to warunek stworzenia środowisk wychowawczych sprzyjających kształtowaniu i samokształceniu uczestników społeczeństwa obywatelskiego.</text:p>
      <text:p text:style-name="P1083">Konieczne jest zatem zniesienie ograniczeń i wszelkich monopoli w fu<text:span text:style-name="T1084">nkcj</text:span>onowaniu istniejących i w tworzeniu nowych organizacji i stowarzyszeń młodzieży.</text:p>
      <text:p text:style-name="P1085">Wszystkie stowarzyszenia młodzieży powinny...</text:p>
      <text:p text:style-name="P1086"><text:span text:style-name="T1087">/</text:span>Głos z sali - na wyciszeniu/.</text:p>
      <text:p text:style-name="P1088">Rysiu, jak ty oceniasz to, bo ty żeś wykładnię tego dokonywał.</text:p>
      <text:p text:style-name="P1089">/Głos: To jest propozycja koleżanki, bez organiza<text:span text:style-name="T1090">cj</text:span>i/.</text:p>
      <text:p text:style-name="P1091"><text:span text:style-name="T1092">Ob. <text:s text:c="22"/></text:span><text:span text:style-name="T1093">:</text:span></text:p>
      <text:p text:style-name="P1094">Raczej chciałbym państwu zwrócić uwagę, że pojęcie organizacje jest pojęciem pozaprawnym, jest to pojęcie faktyczne. Natomiast w polskim prawie używane jest pojęcie stowarzyszenia.<text:s/><text:span text:style-name="T1095">I</text:span><text:s/>dlatego pozostawienie tutaj s<text:span text:style-name="T1096">fo</text:span>rmułowania wszystkie stowarzyszenia młodzieży - jednocześnie załatwia sprawę.</text:p>
      <text:p text:style-name="P1097">Przewodniczący:<text:bookmark-start text:name="bookmark2"/><text:bookmark-end text:name="bookmark2"/></text:p>
      <text:p text:style-name="P1098">Więc jaka byłaby ostateczna redakcja?</text:p>
      <text:soft-page-break/>
      <text:p text:style-name="P1099"><text:span text:style-name="T1100">Ob. <text:s text:c="22"/></text:span><text:span text:style-name="T1101">:</text:span></text:p>
      <text:p text:style-name="P1102">Prawne pojęcie<text:s/><text:span text:style-name="T1103">-</text:span><text:s/><text:span text:style-name="T1104">zr</text:span><text:span text:style-name="T1105">zes</text:span>z<text:span text:style-name="T1106">eni</text:span><text:span text:style-name="T1107">a</text:span><text:s/>w<text:s/><text:span text:style-name="T1108">P</text:span>o<text:span text:style-name="T1109">l</text:span>sce<text:s/>i to j<text:span text:style-name="T1110">uż</text:span><text:s/>od przed wojny nazywa się takie zrzeszenie stowarzyszeniem. Organizacja jest to określenie pewnego związku ludzi bez charakteru prawnego. Jeżeli dalej w następnym wersie mówimy o prawnie zagwarantowan<text:span text:style-name="T1111">ej</text:span><text:s/>możli<text:span text:style-name="T1112">w</text:span>ości zgromadzeń, to powinniśmy używać wszędzie pojęcia prawnego. Pragnę zwróci<text:span text:style-name="T1113">ć</text:span><text:s/>uwagę, że dyskutowana na Okrągłym Stole ustawa nazywa się również prawo o stowarzyszeniach. Zresztą poprze<text:span text:style-name="T1114">d</text:span>n<text:span text:style-name="T1115">i</text:span><text:s/>akt prawn<text:span text:style-name="T1116">y</text:span><text:s/><text:span text:style-name="T1117">t</text:span>eż miał nazwę prawo o stowarzyszeniach, był dekretem.</text:p>
      <text:p text:style-name="P1118"><text:span text:style-name="T1119">Ob. Marek Frąckowiak</text:span>:</text:p>
      <text:p text:style-name="P1120">Czy mogę prosi<text:span text:style-name="T1121">ć</text:span><text:s/>o głos?</text:p>
      <text:p text:style-name="P1122"><text:span text:style-name="T1123">Przewodnicząc</text:span><text:span text:style-name="T1124">y</text:span><text:span text:style-name="T1125">:</text:span></text:p>
      <text:p text:style-name="P1126">Bardzo proszę<text:span text:style-name="T1127">.</text:span></text:p>
      <text:p text:style-name="P1128"><text:span text:style-name="T1129">Ob</text:span><text:span text:style-name="T1130">.</text:span><text:span text:style-name="T1131"><text:s/>Marek Frąckowiak</text:span>:</text:p>
      <text:p text:style-name="P1132"><text:span text:style-name="T1133">S</text:span>koro pan powołał się na ustawę<text:span text:style-name="T1134"><text:s/></text:span>prawo o stowarzyszeniach, ponieważ tak się składa, że biorę udział także w praca<text:span text:style-name="T1135">c</text:span>h tamtego zespołu, chciałbym przypomnieć,<text:span text:style-name="T1136"><text:s/></text:span>że właśnie owo pozaprawne określenie organizacje, strona rządowa wprowadziła do owego projektu ustawy i to akurat w punk<text:span text:style-name="T1137">c</text:span>ie represyjnym, w punkcie, który dotyczy możliwości rozwiązywania i kontroli właśnie organizacji, jak to ujęto w tamtym właśnie prawie o stowarzyszeniach.</text:p>
      <text:p text:style-name="P1138">Dziękuję.</text:p>
      <text:p text:style-name="P1139"><text:span text:style-name="T1140">Przewodniczący</text:span>:</text:p>
      <text:p text:style-name="P1141">Dzięku<text:span text:style-name="T1142">ję.</text:span></text:p>
      <text:p text:style-name="P1143">Głos ma pan Kalisz.</text:p>
      <text:p text:style-name="P1144"><text:span text:style-name="T1145">Ob. Kalisz Ryszard</text:span>:</text:p>
      <text:p text:style-name="P1146">Nic nie mam do dodania oprócz tego, iż podtrzymuję swoje stanowisko, iż prawnym określeniem jest stowarzyszenie, natomiast organizacja jest to określenie o charakterze faktycznym funkcjonują<text:span text:style-name="T1147">c</text:span><text:span text:style-name="T1148">y</text:span><text:span text:style-name="T1149">m</text:span><text:s/>w<text:s/>języku, natomiast nie mające odniesienia do unormowań prawnych w tym zakresie.</text:p>
      <text:p text:style-name="P1150"><text:span text:style-name="T1151">Ob</text:span><text:span text:style-name="T1152">.</text:span><text:span text:style-name="T1153"><text:s/>Frąckowiak</text:span>:</text:p>
      <text:p text:style-name="P1154">Ale jak rozumiem, skoro strona rządowa właśnie w prawie o stowarzyszeniach uznaje celowość prowadzenia słowo organizacje, my też możemy tak uważa<text:span text:style-name="T1155">ć</text:span><text:s/>w innej sytuacji i w innym kontekście.</text:p>
      <text:p text:style-name="P1156">Dziękuję.</text:p>
      <text:p text:style-name="P1157"><text:span text:style-name="T1158">Ob. Kalisz</text:span>:</text:p>
      <text:p text:style-name="P1159">Nie chciałbym wypowiadać się na temat umieszczenia tego słowa. Tak ja powiedziałem jest taka wykładnia i ona ma uzasadnienie w polskim ustawodawstwie i tym, które jest i które będzie, natomiast rozszerzenie tego o organizacje właśnie ma tego rodzaju wydźwięk, że pod to określenie będzie można to interpretować w ten sposób, że wszelkie organizacje również niezar<text:span text:style-name="T1160">ej</text:span>estrowane i również niedziałające na podstawie prawa o stowarzyszeniach by musiały mieć prawnie zagwarantowaną możliwość zgromadzeń, publikacji<text:s/><text:span text:style-name="T1161">i</text:span>td.</text:p>
      <text:p text:style-name="P1162"><text:span text:style-name="T1163">Ob. A.<text:s/></text:span><text:span text:style-name="T1164">C</text:span><text:span text:style-name="T1165">eliński</text:span>:</text:p>
      <text:p text:style-name="P1166">Ja nie chciałbym domniemywać, co rozumie wprowadzając to określenie strona rządowa w prawie o stowarzyszeniach, wprowadzając właśnie zamiast postulowanego przez nas określenie stowarzyszenia<text:s/><text:soft-page-break/>pojęcie organizacje w punkcie, w którym się mówi o możliwości ich rozwiązywania i ścigania prawnego, nie chcę domniemywać czemu to ma służyć, jak to się mówi, dlatego jednak postulowałbym, żebyśmy tutaj zwłaszcza w dokumencie, który nie jest ustawą, pozostawili oba te sformułowania.</text:p>
      <text:p text:style-name="P1167"><text:span text:style-name="T1168">Ob. Zbigniew Sobotka</text:span>:</text:p>
      <text:p text:style-name="P1169">Tak, wydaje nam się to słuszne. Wszyscy tu deklaruj<text:span text:style-name="T1170">e</text:span>my się jako miłośnicy prawa i tacy, którzy chętnie by to prawo prz<text:span text:style-name="T1171">es</text:span>trzegali, no wobec tego mówmy o zare<text:span text:style-name="T1172">je</text:span>strowan<text:span text:style-name="T1173">y</text:span>c<text:span text:style-name="T1174">h</text:span><text:s/>organiza<text:span text:style-name="T1175">cj</text:span>ach i stowarzyszeniach<text:s/>i wtedy rzecz jasna wszystkie organizacje i stowarzyszenia zar<text:span text:style-name="T1176">ej</text:span>estrowane mają możliwości korzystania z ochrony prawnej itd.</text:p>
      <text:p text:style-name="P1177"><text:span text:style-name="T1178">Ob. A. Celiński</text:span>:</text:p>
      <text:p text:style-name="P1179">Ja bym proponował zachować ten zapis tak jak on brzmiał. Niezależnie po rozmaitych wątpliwości prawnych z tego względu,<text:s/><text:span text:style-name="T1180">ż</text:span>e tu jest wyrażenie pewnego stanowiska jednak ogólnego. Jeżeli się okaże, że rozmaite organizacje prawne, zar<text:span text:style-name="T1181">ej</text:span>estrowane, niezar<text:span text:style-name="T1182">ej</text:span>estrowane będą nie przestrzegać prawa w Polsce obowiązującego, to na mocy innych ustaw i przy pomocy odpowiednich organów ścigania i tak one będą ścigane. My tu wyrażamy pewnego rodzaju ogólne intencje i tak nawiasem mówiąc ja myślę, że oczywiście byłoby dobrze, gdybyśmy znakomicie znali prawo w materii w której się wypowiadamy, ale to nie jest akurat najbardziej konieczne w tym momencie. Lepiej byłoby gdybyśmy dokładnie wiedzieli do jakiego prawa istniejącego się odnosimy w tym dokumencie, ale to nie jest niezbędny warunek tego zapisu. Więc z tego względu ja bym zostawił tak jak było od samego początku w tym zapisie - organizacje i stowarzyszeni<text:span text:style-name="T1183">a.</text:span></text:p>
      <text:p text:style-name="P1184">Ja uważam, że jeżeli jest czy będzie sytuacja, w której jakieś zar<text:span text:style-name="T1185">ej</text:span>estrowane czy niezar<text:span text:style-name="T1186">ej</text:span>estrowane organizacje będą łamały prawo, to są państwo jest na tyle silne, żeby zastosować odpowiednie prawa przepisy, przy pomocy odpowiednich organów do tego powołanych,<text:s/><text:span text:style-name="T1187">ż</text:span>eby ściągać za przestępstwo.</text:p>
      <text:p text:style-name="P1188">My tu wyrażamy ogólną intencję i nie wdajemy się w te rozmaite prawne zawiłości, które regulują co jest<text:s/>organizacją, co jest stowarzyszeniem, co zar<text:span text:style-name="T1189">e</text:span>jestrowanym, a ci niezar<text:span text:style-name="T1190">ej</text:span>estrowanym.</text:p>
      <text:p text:style-name="P1191"><text:span text:style-name="T1192">Ob. Zbi</text:span><text:span text:style-name="T1193">g</text:span><text:span text:style-name="T1194">niew Sobotka</text:span>:</text:p>
      <text:p text:style-name="P1195">Oczywiście ja też jestem za tym, żeby użyć tego sformułowania organizacje, tylko rzecz jest tutaj o fundamentalnym znaczeniu, a mianowicie my taką furtką niezare<text:span text:style-name="T1196">jest</text:span>rowanym stwarzamy szansę prawnego funk<text:span text:style-name="T1197">cj</text:span>onowania dajemy prawne gwarancje i możliwości zgromadzeń,<text:s/><text:span text:style-name="T1198">c</text:span>o jest wybiegiem chyba poza nasze intencje.</text:p>
      <text:p text:style-name="P1199">Dziękuję.</text:p>
      <text:p text:style-name="P1200"><text:span text:style-name="T1201">Ob. A.<text:s/></text:span><text:span text:style-name="T1202">C</text:span><text:span text:style-name="T1203">e</text:span><text:span text:style-name="T1204">li</text:span><text:span text:style-name="T1205">ński</text:span>:</text:p>
      <text:p text:style-name="P1206">Proszę Państwa! To jest deklaracja polityczna oczywiście, to nie jest dekl<text:span text:style-name="T1207">a</text:span>racja prawna.<text:s/><text:span text:style-name="T1208">I</text:span>ntencją naczelną tej deklaracji politycznej są, przynajmniej pewne słowne jak na razie, gwarancje pluralizmu organizacyjnego w środowiskach młodzieży i generalne zaprzeczenie idei monopolu, w jakichkolwiek postaciach.</text:p>
      <text:p text:style-name="P1209">Państwo oczywiście widzą doskonale to, że powrót w innym s<text:span text:style-name="T1210">fo</text:span>rmułowaniu do reglamentacji owego pluralizmu w jaki<text:span text:style-name="T1211">ej</text:span>kolwiek postaci jest oczywiście usank<text:span text:style-name="T1212">cj</text:span>onowaniem w tym dokumencie o charakterze politycznym, a nie prawnym<text:span text:style-name="T1213"><text:s/></text:span>bocznymi drzwiami zasady monopolu. Bo do czegóż służy oddzielenie instytucji r<text:span text:style-name="T1214">ej</text:span>estrowanych od instytucji nierejestrowanych i zgodzenie się na to, że instytucje rejestrowane mają wszy<text:span text:style-name="T1215">s</text:span>tkie swoje prawa, natomiast instytu<text:span text:style-name="T1216">cje<text:s/></text:span>nier<text:span text:style-name="T1217">ej</text:span>estrowane nie mają żadnych praw.<text:s/><text:span text:style-name="T1218">W</text:span><text:s/>jakim sensie<text:s/><text:soft-page-break/>taki stan, taki postulat zmienia aktualny stan faktyczny? Toż z tym stanem faktycznym mamy do czynienia łącznie z okresem stanu wojennego. Przecież nawet w tamtym okresie organizacje zar<text:span text:style-name="T1219">ej</text:span>estrowane miały te wszystkie prawa, do czego my w ogóle zdążamy w tym momencie? My opisujemy pewien zastany stan faktyczny. My niczego nowego nie postulujemy. Jeżeli mamy postulować pluralizm to musimy tu złożyć polityczną deklarację taką, iż wolną naszą jest stworzenie prawnych warunków działania wszy<text:span text:style-name="T1220">s</text:span>tkim organizacjom młodzieżowym.</text:p>
      <text:p text:style-name="P1221">I to jest dla nas zupełnie fundamentalna sprawa i ja myślę, że mogę kompetentnie oświadczyć, że w tej<text:s/><text:span text:style-name="T1222">k</text:span>wes<text:span text:style-name="T1223">t</text:span>i<text:span text:style-name="T1224">i<text:s/></text:span>my po prostu ustąpić nie możemy, bo to jest dokładnie tak, jak byśmy ustąpili w kwestii deklaracji o zniesieniu monopolu.</text:p>
      <text:p text:style-name="P1225"><text:span text:style-name="T1226">Ob.<text:s/></text:span><text:span text:style-name="T1227">L</text:span><text:span text:style-name="T1228">esze</text:span><text:span text:style-name="T1229">k</text:span><text:span text:style-name="T1230"><text:s/>Miller</text:span><text:span text:style-name="T1231">:</text:span></text:p>
      <text:p text:style-name="P1232">Jeżeli my to traktujemy w ka<text:span text:style-name="T1233">te</text:span>goriach deklaracji politycznej, to nie odwołujmy się do gwarancji prawnych. Mamy do czynienia z sytuacją bardzo w tej chwili klarowną, to znaczy, że chcecie zapisu, w którym będzie istniał system prawny gwarancji, a więc i prawnej ochrony różnych form działania, niezar<text:span text:style-name="T1234">ej</text:span>estrowanych organizacji. Możemy zastanawiać się nad tym, jak zapis tego rodzaju mógłby wyglądać, ale on się nie może odwoływać do prawnych gwarancji, a więc i prawnej ochrony tego typu form<text:s/>funkcjonowania. Tego w żadnym kraju świata nie ma, żeby dawać prawne gwarancje, tworzyć prawne gwarancje, prawną ochronę działania niezare<text:span text:style-name="T1235">je</text:span>strowanych podmiotów życia społecznego.</text:p>
      <text:p text:style-name="P1236"><text:span text:style-name="T1237">Ob. Z. Sobotka</text:span><text:span text:style-name="T1238">:</text:span></text:p>
      <text:p text:style-name="P1239">Jeśli można. Wydaje mi się, że byłoby chyba rzeczą absurdalną, gdyby np. organizacja faszystowska miała możliwość ochrony prawnej mani<text:span text:style-name="T1240">fest</text:span>owania. Wydaje mi się, że to jest absurdalny zapis. Staramy się wprowadzić coś, nad czym nie bylibyśmy w stanie zapanować.</text:p>
      <text:p text:style-name="P1241">Dziękuję.</text:p>
      <text:p text:style-name="P1242"><text:span text:style-name="T1243">Ob. Frąckowiak</text:span><text:span text:style-name="T1244">:</text:span></text:p>
      <text:p text:style-name="P1245">Chciałbym zwrócić państwu uwagę, że my właśnie w<text:span text:style-name="T1246">yr</text:span>ażamy tutaj deklaracją, że naszym zdaniem wszystkie organizacje młodzieżowe powinny mieć prawo rejestracji i legalnego działania. A więc jest to tylko prosta konsekwencja tego, że wszystkie one powinny mieć w związku z tym prawo do prawnego... prawnie zagwarantowane prawo do wypowiadania się itd., itd. Bo wcześniej zadeklarowaliśmy, że naszą intencją jest, by wszystkie one były legalne.</text:p>
      <text:p text:style-name="P1247"><text:span text:style-name="T1248">Ob. <text:s text:c="22"/></text:span><text:span text:style-name="T1249">:</text:span></text:p>
      <text:p text:style-name="P1250">To niech się rejestrują proszę pana, w my<text:span text:style-name="T1251">ś</text:span>l p<text:span text:style-name="T1252">ra</text:span>wa.</text:p>
      <text:p text:style-name="P1253"><text:span text:style-name="T1254">Ob. Miller</text:span>:<text:s/></text:p>
      <text:p text:style-name="P1255">My dyskutujemy o tym w tej chwili, czy k<text:span text:style-name="T1256">to</text:span>ś<text:s/>ma mieć prawo, czy nie do rejestracji, bo żeśmy tu ustalili, że jesteśmy przeciwko monopolom, że bardzo chętnie widzimy<text:s/>pluralizację<text:s/>ruchu stowarzyszeniowego itd. To nie jest kwestia dyskusji. Kwestią dyskusji jest to, że państwo chcą, aby niezależnie<text:s/>od stosunku organizacji, która jest lub powstanie do obowiązu<text:span text:style-name="T1257">ją</text:span>cego prawa, ta organizacja była prawnie chroniona. Wie pan, ja z prz<text:span text:style-name="T1258">yj</text:span>emnością śledzę państwa oryginalność, ale taka oryginalność stawiałaby nasz kraj w sytuacji, jakby to powiedzieć funkcjonowania norm, które nie są obecne w żadnej formacji ustrojowej. Niewątpliwie byłby to jakiś nasz oryginalny dorobek światowy w tej sprawie, ale może nie posuwajmy się na razie aż tak daleko.</text:p>
      <text:soft-page-break/>
      <text:p text:style-name="P1259"><text:span text:style-name="T1260">Ob</text:span><text:span text:style-name="T1261">.</text:span><text:span text:style-name="T1262"><text:s/>Wiatr</text:span><text:span text:style-name="T1263">:</text:span></text:p>
      <text:p text:style-name="P1264">Słówko jeszcze, bo na<text:s/>„stole stowarz<text:span text:style-name="T1265">ys</text:span>zeniowym”, gdzie dyskutowano ustawę o stowarzyszeniach, sformułowano także postulat pilnej potrzeby regulacji ustawowym trybem, prawa do zgromadzeń itd. I jeżeli zostanie to wypracowane, a rozumiem, że w szybkim tempie będzie m.in. ze względu na zbliżającą się kampanię wyborczą, gdzie tego typu zgromadzenia itd. będą miały miejsce i nie mogą być poza prawem, to takie regulacje znajdą miejsce. Dzisiaj istnieje możliwość. I ta możliwość w związku z liberalizacją i demokrat<text:span text:style-name="T1266">yz</text:span>ac<text:span text:style-name="T1267">ją</text:span><text:s/>całego systemu prawa jest bardzo realn<text:span text:style-name="T1268">a</text:span>,<text:span text:style-name="T1269"><text:s/></text:span>polegająca na tym, że każda grupa obywateli, każda inicjatywa obywatelska może się zgromadzać. Ale istnieją pewne procedury prawne. I w całym cywilizowanym świecie istnieją pewne procedury prawne, które temu służą. Nie ma zapisów nigdzie ogólnie regulujących i da<text:span text:style-name="T1270">ją</text:span>cych gwa<text:span text:style-name="T1271">ra</text:span>nc<text:span text:style-name="T1272">je</text:span>,<text:s/><text:span text:style-name="T1273">o</text:span>chronę prawną. Jest to proces rejestracji zgromadzenia, rejestracji zebrania, jeżeli nie organizuje tego stowarzyszenie legalnie działające. I to jest normalna zasada. Wówczas prawo chroni.</text:p>
      <text:p text:style-name="P1274"><text:span text:style-name="T1275">Ob. W. Isio</text:span><text:span text:style-name="T1276">:</text:span></text:p>
      <text:p text:style-name="P1277">Przepraszam, ja może coś powiem. Znaczy ogólnie się nie zgadzam. Uważam, że z tego akapitu my nie możemy zrezygnować. Jako przykład mogę powiedzieć, że organizacje mają to do siebie, że pewna dana grupa ludzi może się zorganizować tymczasowo, na jakiś określony czas, czy określoną sprawę, którą dotyczy. Wtedy ona nie może się stowarzyszać. Przykład. Mogę tu na przykład powiedzieć, np. może powstać jakaś organizacja, grupa inicjatywna, która sprzeciwia się np. budowie elektrowni w<text:s/><text:span text:style-name="T1278">Ż</text:span>arnowcu. Po rozwiązaniu tego problemu ta grupa automat<text:span text:style-name="T1279">yc</text:span>znie ulega rozwiązaniu. Dlatego pewne organizacje muszą mieć możliwość właśnie prawnej ochrony.</text:p>
      <text:p text:style-name="P1280">Natomiast mogę panu Sobotce powiedzieć, że się martwi, że mogą powstać jakieś organizacje fasz<text:span text:style-name="T1281">ys</text:span>towskie, chciałem powiedzieć, że w wielu organizac<text:span text:style-name="T1282">ja</text:span>ch, w partiach, istnieją ludzie, którzy mieli do czynienia i mają nadal do czynienia z okresem stalinowskim, a przecież nawet w Związku Radzieckim się pisze, że w czasach stalinowskich były takie same prześladowania, jeżeli nie większe niż w okresie faszystowskim. Tak<text:s/><text:span text:style-name="T1283">ż</text:span>e nie martwmy się o te różne organizacje faszystowskie.</text:p>
      <text:p text:style-name="P1284">/Głos z sali:<text:s/>Demagogia/.</text:p>
      <text:p text:style-name="P1285">To nie jest demagogia. To jest prawda.</text:p>
      <text:p text:style-name="P1286"><text:span text:style-name="T1287">Przewodniczący</text:span>:</text:p>
      <text:p text:style-name="P1288">Pan poseł Maksymiuk, proszę.</text:p>
      <text:p text:style-name="P1289"><text:span text:style-name="T1290">Poseł Krzysztof Maksymiuk</text:span>:</text:p>
      <text:p text:style-name="P1291">Krążymy tutaj wokół samego terminu<text:s/>„zarejestrowane”. Ja myślę, że już w tej dyskusji zarysowała się pewna propozycja, którą ja chciałbym<text:s/>teraz tutaj uściślić. Mianowicie mam propozycję dokonania następującego zapisu i przyjęcia go jako zapisu wspólnego.</text:p>
      <text:p text:style-name="P1292">Wszystkie podejmujące legalną działalność organizacje i stowarz<text:span text:style-name="T1293">ys</text:span>zenia... itd. mają prawnie zagwarantowaną możliwość.</text:p>
      <text:p text:style-name="P1294"><text:span text:style-name="T1295">Przewodnicząc</text:span><text:span text:style-name="T1296">y</text:span>:</text:p>
      <text:p text:style-name="P1297">Proszę bardzo.</text:p>
      <text:p text:style-name="P1298"><text:span text:style-name="T1299">Poseł Maksymiuk</text:span>:</text:p>
      <text:p text:style-name="P1300">Wtedy nie mówimy o r<text:span text:style-name="T1301">ejest</text:span>rowaniu, myślimy wtedy o każdej inicjatywie obywatelski<text:span text:style-name="T1302">ej,</text:span><text:s/>mówimy o<text:s/><text:soft-page-break/>stowarz<text:span text:style-name="T1303">ys</text:span>zeniach zwykłych, mówimy o wszystkich.</text:p>
      <text:p text:style-name="P1304"><text:span text:style-name="T1305">O</text:span><text:span text:style-name="T1306">b</text:span><text:span text:style-name="T1307">.</text:span><text:span text:style-name="T1308"><text:s/>Chodkowsk</text:span><text:span text:style-name="T1309">a</text:span>:</text:p>
      <text:p text:style-name="P1310">Jeśli wolno, chciałabym zwrócić uwagę na to, że chyba tutaj zaczyna się rozbijać sprawa o to słowo, które zostało wprowadzone. Gdyby było jeszcze jedno słowo, przypuszczam, że nie byłoby tutaj już narasta<text:span text:style-name="T1311">ją</text:span>cej, że tak powiem, podejrzliwości.</text:p>
      <text:p text:style-name="P1312">Otóż tutaj właśnie chodzi o formułę prawną, bo organizacje muszą ulec zare<text:span text:style-name="T1313">je</text:span>strowaniu. Natomiast jeśli chodzi o stowarz<text:span text:style-name="T1314">ys</text:span>zenia wystarczy, że niektóre z nich w zależności od ich charakteru, wystarczy, że są tylko zgłoszone. I tutaj nie dodanie słowa przy stowarzyszeniach, bo można byłoby rozbudować formułę prawną, wtedy byśmy mieli tak, i zarejestrowane organizacje i zgłoszone, tzn. też zare<text:span text:style-name="T1315">je</text:span>strowane lub zgłoszone stowarzyszenia itd. Tu mi się wydaje, że żeśmy za daleko weszli w formuły prawne, a przecież w tym dokumencie tak jak mówiliśmy, nie o to chodzi. Tu chodzi o te, jak powiedział tutaj pan Rokita, deklaracje polityczne.</text:p>
      <text:p text:style-name="P1316"><text:span text:style-name="T1317">Przewodniczący</text:span>:</text:p>
      <text:p text:style-name="P1318">Proszę bardzo, pan Rokita.</text:p>
      <text:p text:style-name="P1319"><text:span text:style-name="T1320">Ob</text:span><text:span text:style-name="T1321">.</text:span><text:span text:style-name="T1322"><text:s/>Jan Rokita</text:span>:</text:p>
      <text:p text:style-name="P1323">Merytorycznie tylko na drobiazg chciałbym zwrócić uwagę. My musimy mówiąc o stowarzyszeniach, organizac<text:span text:style-name="T1324">ja</text:span>ch, tu w ogóle ruchy jeszcze powinny być tak na dobrą sprawę, młodzieżowych myśleć o całym tym ogromnym ruchu, który wcale nie działa w sposób sprzeczny z prawem ani nie zamierza działać w sposób sprzeczny z prawem, natomiast nigdy nie zamierza pryncypialnie i fundamentalnie przyjmować jakichkolwiek organizacyjnych ram prawnych obowiązujących wedle prawa. Ja myślę przede wszystkim o całym ruchu rozwijającym się w szkołach średnich, o całym niezorganizowanym prawnie ruchu punków, etc., etc.</text:p>
      <text:p text:style-name="P1325">Te wszystkie ruchy wedle naszej intencji mają dysponować pewną gwarancją zachowania własnej tożsamości i nierepre<text:span text:style-name="T1326">sj</text:span>on<text:span text:style-name="T1327">ow</text:span>ania ich i ich uczestników, i ich działaczy.</text:p>
      <text:p text:style-name="P1328">Natomiast przyjmując pewną wątpliwość co do niezwykle jakiegoś takiego skrajnie liberalnego rozwiązania, które miałoby prawnie gwarantować, ustawowo gwarantować wszystkim tym ruchom te wszystkie możliwości, które tu są gwarantowane to raz. Dwa - nawiązując do tego co zadeklarowałem ja i również pani posłanka Chodkowska o polityczności, a nie<text:s/>„prawności”<text:s/>tego dokumentu, jeśli tak można powiedzieć, ja chciałbym wystąpić z propozycją koncyliac<text:span text:style-name="T1329">yj</text:span>ną z naszej strony, mianowicie skreślenia słowa<text:s/>„prawnie”.</text:p>
      <text:p text:style-name="P1330">Dzięku<text:span text:style-name="T1331">ję</text:span>.</text:p>
      <text:p text:style-name="P1332"><text:span text:style-name="T1333">Ob. Sławomir Wiatr</text:span>:</text:p>
      <text:p text:style-name="P1334">Ja uważam, że jeżeli już zmierzać do redakcji tego zapisu, która będzie wychodziła naprzeciw temu, co pan powiedział, a jednocześnie nie będzie<text:s/>burzyła jakby naszych wyobrażeń co do tego zapisu i konsekwencji, to trzeba by było - ja teraz nie redaguję tylko sprzedaje raczej intencje - zrobić w ten sposób, że jeżeli już organizacje, stowarzyszenia i inicjatywy obywatelskie, będą mieć prawnie zagwarantowaną możliwość, ale w przewidzianej leganie procedurze. Tzn. sformułować w ten sposób: mieć zagwarantowaną możliwość prawem przewidzianej procedury czy prawem przewidzianej formie zgromadzeń, publikacji itd.</text:p>
      <text:soft-page-break/>
      <text:p text:style-name="P1335">Znaczy, że każdy może zorganizować zgromadzenia, ale istnieją pewne zasady prawne, zasady porządku publicznego, które przewidują w jakim trybie to ma się odbyć. Np. chce<text:s/>„Pomarańczowa alternatywa”<text:s/>wykorzystać do tego celu Plac Dzierżyńskiego, to uda<text:span text:style-name="T1336">je</text:span><text:s/>się do odpowiedniego urzędu organu administracji państwowej, rejestruje takie zgromadzenie, happening i odpowiednio organizuje się ruch miejski itd. wyznacza godzinę, osoby odpowiedzialne. Nie śmiejcie się, tylko spójrzcie na rozwiązania prawne obowiązujące w całej Zachodniej Europie. Nie ma wyjątku od takiej zasady jak ta, o której ja mówię. Nie ma wyjątku.<text:s/><text:span text:style-name="T1337">W</text:span><text:s/>związku z tym to wcale nie jest śmieszne, tylko to jest bardzo poważna dyskusja na temat tego, jak sobie wyobrażamy nie tyle ład społeczny, ile porządek publiczny. Na happeningi jest miejsce również w tym wszystkim, zgromadzenia, ale przewidźmy, bądźmy przewidujący i w takim razie wstawmy tutaj również zapis o tym, że istnieje konieczność określonego trybu organizacji takich spotkań.</text:p>
      <text:p text:style-name="P1338"><text:span text:style-name="T1339">O</text:span><text:span text:style-name="T1340">b</text:span><text:span text:style-name="T1341">.</text:span><text:span text:style-name="T1342"><text:s/>Julian Nuckowski</text:span>:</text:p>
      <text:p text:style-name="P1343">Wychodząc naprzeciw propozycji pana Rokity, proponuję myślę, rozwiązanie kompromisowe. Proponu<text:span text:style-name="T1344">ję</text:span>, by te dwa zdania miały następujące sformułowania.<text:s/>„Konieczne jest zatem zniesienie ograniczeń i wszelkich monopoli w<text:s/><text:span text:style-name="T1345">fu</text:span>nkc<text:span text:style-name="T1346">jo</text:span>nowaniu istniejących i w tworzeniu nowych organizacji i stowarzyszeń młodzieży. Powinny one mieć możliwość zgromadzeń, publikacji, określania swoich metod pracy i atrybutów zewnętrznych, identy<text:span text:style-name="T1347">fi</text:span>ku<text:span text:style-name="T1348">ją</text:span>cych te organizacje w ich otoczeniu”.</text:p>
      <text:p text:style-name="P1349"><text:span text:style-name="T1350">Ob. Jan Rokita</text:span>:</text:p>
      <text:p text:style-name="P1351">My akceptujemy propozycję pana Nuckowskieg<text:span text:style-name="T1352">o</text:span>.</text:p>
      <text:p text:style-name="P1353"><text:span text:style-name="T1354">Ob. Leszek Miller</text:span>:</text:p>
      <text:p text:style-name="P1355">J<text:span text:style-name="T1356">est</text:span><text:s/>to niewątpliwie sukces rządu.</text:p>
      <text:p text:style-name="P1357"><text:span text:style-name="T1358">Ob. Sławomir Wiatr</text:span>:</text:p>
      <text:p text:style-name="P1359">Czyli odczytać od początku. Czyli wracamy do tego akapitu, na którym się zatrzymaliśmy.</text:p>
      <text:p text:style-name="P1360"><text:span text:style-name="T1361">„</text:span>Konieczne jest zatem zniesienie ograniczeń i wszelkich monopoli w funkc<text:span text:style-name="T1362">jo</text:span>nowaniu istniejących i w tworzeniu nowych organizacji stowarzyszeń młodzieży. Powinny mie<text:span text:style-name="T1363">ć</text:span><text:s/>one...</text:p>
      <text:p text:style-name="P1364"><text:span text:style-name="T1365">/</text:span>Głos z sali:<text:s/>Powinny one mie<text:span text:style-name="T1366">ć</text:span>/.</text:p>
      <text:p text:style-name="P1367">Wszystkie<text:s/><text:span text:style-name="T1368">o</text:span>ne powinny mieć możliwość zgromadzeń, publikacji”.</text:p>
      <text:p text:style-name="P1369">No kochani, nie wracajcie do punktu wyjścia, jakim prawem.<text:span text:style-name="T1370">..</text:span></text:p>
      <text:p text:style-name="P1371">Wszystkie one powinny mieć możliwość zgromadzeń publikacji, określenia swoich metod pracy i atrybutów zewnętrznych identyfiku<text:span text:style-name="T1372">ją</text:span>cych te organizacje w ich otoczeniu.</text:p>
      <text:p text:style-name="P1373">A prawne gwarancje zostawmy w takim razie ustawie o zgromadzeniach, która jest w toku przygotowań.</text:p>
      <text:p text:style-name="P1374">Jedziemy dalej.</text:p>
      <text:p text:style-name="P1375">„Sądzimy, że harcerstwo znajdzie odpowiad<text:span text:style-name="T1376">aj</text:span>ące potrzebom wychowania ku podstawowym wartościom formy organizacyjne w warunkach kształtowania nowego ładu społecznego”.</text:p>
      <text:p text:style-name="P1377">Strona 6:</text:p>
      <text:p text:style-name="P1378">„Wyrażamy przy tym nadzieję, że nie będzie niczyją intencją wprowadzanie podziałów politycznych między dzieci.</text:p>
      <text:p text:style-name="P1379">Sądzimy, że uznanie rodziny za podstawowe środowisko wychowawcze oraz skupienie pracy w organiza<text:span text:style-name="T1380">cj</text:span>ach wychowawczych i samow<text:span text:style-name="T1381">yc</text:span>how<text:span text:style-name="T1382">uj</text:span>ących wokół takich podstawowych<text:s/>wartości jak: podmiotowość człowieka, sprawiedliwość, wrażliwość na potrzeby innych, tolerancja dla poglądów<text:s/><text:soft-page-break/>odmiennych od własnych, szacunek dla tradycji narodowych i państwowych, patriotyzm, dobrze będzie służyć Polsce.</text:p>
      <text:p text:style-name="P1383">W planie działań doraźnych za konieczne uznajemy: pilne dokonanie przeglądu istniejących przepisów i znowelizowanie bądź uchylenie tych, które pozostają w sprzeczności z zasadą swobodnego zrzeszania się młodzieży. Dotyczy to zwłaszcza prawa o stowarzyszeniach, ustawy o rozwoju oświaty i wychowania oraz zarządzenia Ministra Oświaty i Wychowania w sprawie współdziałania szkół z organizacjami młodzieżowym<text:span text:style-name="T1384">i.</text:span></text:p>
      <text:p text:style-name="P1385"><text:span text:style-name="T1386">Ob. <text:s text:c="22"/></text:span><text:span text:style-name="T1387">:</text:span></text:p>
      <text:p text:style-name="P1388">Mam uwagę do słówka, co do<text:s/><text:span text:style-name="T1389">je</text:span>dnego, choć sądzę że nie<text:s/><text:span text:style-name="T1390">j</text:span>est<text:span text:style-name="T1391"><text:s/></text:span>to słówko konfliktowe, ale mnie ono razi<text:s/><text:span text:style-name="T1392">-</text:span><text:s/>myślę o tym zdaniu</text:p>
      <text:p text:style-name="P1393">„Sądzimy, że uznanie rodziny za podstawowe środowisko wychowawcze oraz skupienie pracy w organizacjach wychowawczych i samowychowu<text:span text:style-name="T1394">ją</text:span>cych wokół takich jak...”<text:s/>proponowałbym wartości bez podstawowych wartości<text:span text:style-name="T1395">.</text:span></text:p>
      <text:p text:style-name="P1396">Te dwie rzeczy<text:s/><text:span text:style-name="T1397">-</text:span><text:s/>dlaczego? Po pierwsze dlatego, że jakby nie przesolić.</text:p>
      <text:p text:style-name="P1398"><text:span text:style-name="T1399">Ob.<text:s/></text:span><text:span text:style-name="T1400">S</text:span><text:span text:style-name="T1401">.<text:s/></text:span><text:span text:style-name="T1402">W</text:span><text:span text:style-name="T1403">iatr</text:span>:</text:p>
      <text:p text:style-name="P1404">Dobrze, ale my swoje wymieniamy i czynimy je<text:s/>„podstawowymi”.</text:p>
      <text:p text:style-name="P1405">W takim razie część pierwszą preambuły mamy już sformułowaną.</text:p>
      <text:p text:style-name="P1406">Dwa. Społeczne i materialne problemy młodzieży.</text:p>
      <text:p text:style-name="P1407"><text:span text:style-name="T1408">Ob. Sztekker</text:span>:</text:p>
      <text:p text:style-name="P1409">Nie Ministra Oświaty i Wychowania, ale Ministra Edukacji Narodowe<text:span text:style-name="T1410">j.</text:span></text:p>
      <text:p text:style-name="P1411">A to tak, dobrze.</text:p>
      <text:p text:style-name="P1412"><text:span text:style-name="T1413">Ob.<text:s/></text:span><text:span text:style-name="T1414">S</text:span><text:span text:style-name="T1415">.<text:s/></text:span><text:span text:style-name="T1416">W</text:span><text:span text:style-name="T1417">iatr</text:span>:</text:p>
      <text:p text:style-name="P1418">Kto mnie wyłącza?</text:p>
      <text:p text:style-name="P1419">„Społeczne i materialne problemy młodzieży, warunki ich rozwiązywania.</text:p>
      <text:p text:style-name="P1420">Młode pokolenie Polaków dzieli los całego społeczeństwa. Poprawa sytuacji młodego pokolenia, szczególnie w zakresie potrzeb materialnych zależy od kondyc<text:span text:style-name="T1421">ji</text:span><text:s/>całego społeczeństwa, a zwłaszcza udziału samej młodzieży w rozwiązywaniu swoich problemów od tempa reformowania gospodarki, od pomyślnej realizacji programów uspołecznienia państwa.</text:p>
      <text:p text:style-name="P1422">Podzespół dokonał przeglądu spraw szczególnie istotnych dla młodego pokolenia. Stwierd<text:span text:style-name="T1423">zo</text:span>no, że<text:s/>-<text:s/><text:span text:style-name="T1424">i</text:span><text:s/>tutaj zgodnie z sugestią pana Szarka z drugiego punktu<text:s/><text:span text:style-name="T1425">p</text:span>rzenosimy jako<text:s/><text:span text:style-name="T1426">p</text:span>ierwszy:</text:p>
      <text:p text:style-name="P1427">„Konieczna jest równoś<text:span text:style-name="T1428">ć</text:span><text:s/>praw wszystkich środowisk młodzieży w dążeniu do zapewnienia sobie godziwych warunków życia, w tym mieszkalnych”. Przepraszam<text:s/>„w tym mieszkaniowych”.</text:p>
      <text:p text:style-name="P1429">Następny punkt - wszystkim podmiotom podejmującym ryzyko samodzielnego wybudowania własnego mieszkania należy umożliwić uzyskanie terenu oraz niskoprocentowego długoterminowego kredytu na jego wykup i realizację obiektu.</text:p>
      <text:p text:style-name="P1430"><text:span text:style-name="T1431">Ob. <text:s text:c="22"/></text:span><text:span text:style-name="T1432">:</text:span></text:p>
      <text:p text:style-name="P1433">Ja mam tu jeszcze wątpliwość, nie przesądzając w tym momencie sprawy. Mianowicie ten drugi punkt on był jednak trochę szerszy. Mianowicie on powiadał, iż konieczna jest równoś<text:span text:style-name="T1434">ć</text:span><text:s/>praw wszystkich środowisk młodzieży nie tylko w dążeniu do zapewnienia sobie...</text:p>
      <text:soft-page-break/>
      <text:p text:style-name="P1435"><text:span text:style-name="T1436">Ob.<text:s/></text:span><text:span text:style-name="T1437">W</text:span><text:span text:style-name="T1438">iatr</text:span>:</text:p>
      <text:p text:style-name="P1439">On będzie teraz<text:span text:style-name="T1440">,</text:span><text:s/>bo on został podzielony na dwie części.</text:p>
      <text:p text:style-name="P1441">I teraz część druga pierwotnego drugiego akapitu, a obecnego trzeciego:</text:p>
      <text:p text:style-name="P1442">„Nie wolno dopuszczać do żadnych przywilejów i jakichkolwiek dyskryminac<text:span text:style-name="T1443">ji</text:span>, w szczególności niedopuszczalne jest dyskryminowanie młodzieży przyjezdnej w ubieganiu się o mieszkania w miejscowości zatrudnienia”<text:span text:style-name="T1444">,</text:span><text:s/>/jako trzeci<text:s/>p<text:span text:style-name="T1445">u</text:span>nkt/.</text:p>
      <text:p text:style-name="P1446">Chodzi o to, że zdanie pierwsze - przypomnę motywacje, jaka towarzyszyła tu panu Szarkowi. Dwa pierwsze zdania pierwotnego zapisu drugiego punktu wydają się nam bardziej ogólne, bardziej generalne i dlatego proponujemy, żeby znalazły się na początku tego katalogu.</text:p>
      <text:p text:style-name="P1447">/Głos z sali na wyciszeniu/.</text:p>
      <text:p text:style-name="P1448"><text:span text:style-name="T1449">Ob. <text:s text:c="22"/></text:span><text:span text:style-name="T1450">:</text:span></text:p>
      <text:p text:style-name="P1451">O ile można w tej sprawie. Ja myślę, że można zamienić miejscami i pozostawić w takim zapisie jak jest, i w sumie to nie zmieni, a podkreśli jedynie tę konieczną równość wszystkich środowisk młodzieży na samym początku.</text:p>
      <text:p text:style-name="P1452">/Głosy z sali na wyciszeniu/.</text:p>
      <text:p text:style-name="P1453"><text:span text:style-name="T1454">Ob. S. Wiatr</text:span>:</text:p>
      <text:p text:style-name="P1455">Dobrze. W takim razie pozostają w takim samym brzmieniu jak było, tylko to b<text:span text:style-name="T1456">ęd</text:span>zie<text:s/><text:span text:style-name="T1457">je</text:span>den, a ten będzie drugi. Dobrze?</text:p>
      <text:p text:style-name="P1458">Jedziemy dalej. Tutaj bym prosił...<text:s/></text:p>
      <text:p text:style-name="P1459">W takim razie, po stwierdzeniu, że -<text:s/>„Konieczna jest równość praw wszystkich środowisk młodzieży w dążeniu do zapewnienia sobie godziwych warunków życia, w tym mieszkaniowych. Nie wolno dopuszczać do żadnych przywilejów i jakichkolwiek dyskryminacji, w szczególności niedopuszczalne jest dyskryminowanie młodzieży przyjezdnej, przy ubieganiu się o mieszkanie w miejscowości zatrudnienia. To jest pierwszy.</text:p>
      <text:p text:style-name="P1460">Drugi - wszystkim podmiotom podejmującym ryzyko samodzielnego wybudowania własnego mieszkania należy umożliwić uzyskanie terenu oraz niskoprocen<text:span text:style-name="T1461">to</text:span>wego długoterminowego kredytu na jego wykup i realizację obiektu.</text:p>
      <text:p text:style-name="P1462">Teraz jest zapis o hotelac<text:span text:style-name="T1463">h</text:span><text:s/>robotniczych i pan Isio miał tutaj propozycję, proszę powoli ją czytać tak, żebym zdążył ją zapisać.</text:p>
      <text:p text:style-name="P1464"><text:span text:style-name="T1465">Ob</text:span><text:span text:style-name="T1466">. Isio</text:span>:</text:p>
      <text:p text:style-name="P1467">Czytam:<text:s/>„Uważamy za konieczne stworzenie prawnych warunków dla gospodarowania hotelami robotniczymi i innymi formami zbiorowego zakwaterowania przez samorządy mieszkańców przy zachowaniu właściwy<text:span text:style-name="T1468">c</text:span>h kompetencji dyrektora przedsiębiorstwa”. Koniec.</text:p>
      <text:p text:style-name="P1469"><text:span text:style-name="T1470">Ob. <text:s text:c="22"/></text:span><text:span text:style-name="T1471">:</text:span></text:p>
      <text:p text:style-name="P1472">Czy można małą poprawkę redakcyjną, tylko sam początek zdania.</text:p>
      <text:p text:style-name="P1473">Ponieważ w poprzednich akapitach mówimy o tym - konieczne jest, konieczna jest - tu natomiast mówimy<text:s/><text:span text:style-name="T1474">„</text:span>uważamy, za konieczne<text:span text:style-name="T1475">”</text:span>. Uznajmy, że konieczne jest stworzenie prawnych warunków.</text:p>
      <text:p text:style-name="P1476">Czy możliwe jest to do przyjęcia?</text:p>
      <text:p text:style-name="P1477"><text:span text:style-name="T1478">Ob. Wiatr</text:span>:</text:p>
      <text:soft-page-break/>
      <text:p text:style-name="P1479">Tylko ja przeczytam, żeby nie było przekłamania, bo może<text:s/>źle zapisałem.</text:p>
      <text:p text:style-name="P1480">„Konieczne jest stworzenie prawnych warunków dla gospodarowania hotelami robotniczymi i innymi formami zbiorowego zakwaterowania przez samorządy mieszkańców przy zachowaniu właściwych kompetencji dyrektora przedsiębiorstwa”. Czy tak?</text:p>
      <text:p text:style-name="P1481">/Głos z sali:<text:s/>Hotelami pracowniczymi/.</text:p>
      <text:p text:style-name="P1482">Dobrze - hotelami pracowniczymi, jest zgoda na pracownicze<text:span text:style-name="T1483">.</text:span></text:p>
      <text:p text:style-name="P1484"><text:span text:style-name="T1485">Ob. <text:s text:c="22"/></text:span><text:span text:style-name="T1486">:</text:span></text:p>
      <text:p text:style-name="P1487">Przepraszam na<text:span text:style-name="T1488">js</text:span>erdeczniej, ale normalnie używa się określenia hotele pracownicze właśnie, żeby pejoratywnie nie odbierać, do tej pory było odbierane pejoratywnie - robotnicze. Mówiło się o hotelach pracowniczych jako o wyrazie pewnej humanizacji, no pewnego lepszego podejścia do sprawy.</text:p>
      <text:p text:style-name="P1489"><text:span text:style-name="T1490">Ob. S. Wiatr</text:span>:</text:p>
      <text:p text:style-name="P1491">Tutaj jest propozycja pana Andrzeja Poloka - konieczne jest dalsze rozwijanie i tworzenie nowych warunków umożliwia<text:span text:style-name="T1492">ją</text:span>cych wszechstronnie<text:span text:style-name="T1493">js</text:span>ze wykorzystanie zdolności, umie<text:span text:style-name="T1494">ję</text:span>tności, ambic<text:span text:style-name="T1495">j</text:span>i i aspiracji zawodowych młodzieży pracuj<text:span text:style-name="T1496">ąc</text:span>ej.</text:p>
      <text:p text:style-name="P1497">Czy przeczytać to jeszcze raz, bo tego w tekście nie ma proszę państwa.</text:p>
      <text:p text:style-name="P1498">Jeszcze raz, dobrze.</text:p>
      <text:p text:style-name="P1499">„Konieczne jest dalsze rozwijanie i tworzenie nowych warunków umożliwiających wszechstronniejsze wykorzystanie zdolności, umiejętności, ambicji, aspiracji<text:s/>zawodowych młodzieży pracujące<text:span text:style-name="T1500">j.</text:span><text:s/>To je<text:span text:style-name="T1501">s</text:span>t bardzo deklaratywne.</text:p>
      <text:p text:style-name="P1502"><text:span text:style-name="T1503">Ob. <text:s text:c="22"/></text:span><text:span text:style-name="T1504">:</text:span></text:p>
      <text:p text:style-name="P1505">Przepraszam bardzo, ale wydaje mi<text:s/><text:span text:style-name="T1506">s</text:span>ię, że wprowadzanie takiego pobożnego życzenia do dokumentu jest bez sensu.</text:p>
      <text:p text:style-name="P1507">Proszę pan Jerzy Wertenstein-Żuławski.</text:p>
      <text:p text:style-name="P1508"><text:span text:style-name="T1509">Ob. Andrzej P</text:span><text:span text:style-name="T1510">o</text:span><text:span text:style-name="T1511">lok</text:span>:</text:p>
      <text:p text:style-name="P1512">Przepraszam, czy można prosić o uzasadnienie.</text:p>
      <text:p text:style-name="P1513">Dlaczego?</text:p>
      <text:p text:style-name="P1514">O<text:span text:style-name="T1515">b. Jerzy Wertenstein-Żuławski<text:s/></text:span><text:span text:style-name="T1516">/</text:span><text:span text:style-name="T1517">ekspert/</text:span>:</text:p>
      <text:p text:style-name="P1518">Bo to po prostu nic nie znaczy - konieczne jest tworzenie warunków lepszych, no to żeby było fajniej i dobrze. Napiszmy - niech będzie lepiej i w ogóle będzie krótki dokument i od razu się od tego nam zrobi lepi<text:span text:style-name="T1519">ej.</text:span></text:p>
      <text:p text:style-name="P1520">Przecież to nic nie znaczy, to nie ma żadnego konkretu, a więc jest to puste...</text:p>
      <text:p text:style-name="P1521"><text:span text:style-name="T1522">Ob. <text:s text:c="22"/></text:span><text:span text:style-name="T1523">:</text:span></text:p>
      <text:p text:style-name="P1524">Ja byłbym raczej bliski opinii strony solidarnościowo-opozycyjnej mianowicie, że to jest deklaratywne i nic nie mówiące.</text:p>
      <text:p text:style-name="P1525"><text:span text:style-name="T1526">Ob.<text:s/></text:span><text:span text:style-name="T1527">W</text:span><text:span text:style-name="T1528">iatr</text:span>:</text:p>
      <text:p text:style-name="P1529">„Konieczne są zmiany awansu zawodowego w przedsiębiorstwach i instytucjach państwowych tak, aby w awansie decydowały wyłącznie profesjonalne kwalifikacje kandydata”. Jest to konkretne, chociaż też postulatywne.</text:p>
      <text:p text:style-name="P1530">„Konieczne jest zniesienie wszelkich barier w pod<text:span text:style-name="T1531">no</text:span>szeniu<text:s/>kwalifikacji przez młodych pracowników.</text:p>
      <text:soft-page-break/>
      <text:p text:style-name="P1532">Obowiązkiem państwa jest tworzenie warunków dla pełnego wykorzystania możliwości i ambicji produkcyjnych młodych rolników. Wymaga to przyjęcia nowego trwałego systemu pomocy, na który składają się przede wszystkim - polityka inwestycyjna, kredytowa, rozwój usług itp.</text:p>
      <text:p text:style-name="P1533">Służyć to będzie umacnianiu indywidualnych gospodarstw chłopskich”.</text:p>
      <text:p text:style-name="P1534">/Głos z sal<text:span text:style-name="T1535">i</text:span>:<text:s/>Warunków do/.</text:p>
      <text:p text:style-name="P1536">Przepraszam, ja po prostu połknąłem.</text:p>
      <text:p text:style-name="P1537">„Poszukiwać należy skutecznych sposobów zmniejszania niedostatków wykwalifikowanych kadr na wsi w celu poprawy - poziomu nauczani<text:span text:style-name="T1538">a</text:span>,<text:s/><text:span text:style-name="T1539">ż</text:span>ycia kulturalnego, opieki zdrowotnej, obsługi wsi i rolnictwa”.</text:p>
      <text:p text:style-name="P1540">N<text:span text:style-name="T1541">as</text:span>tępne:<text:s/>„Konieczne jest znalezienie środków i me<text:span text:style-name="T1542">to</text:span>d<text:span text:style-name="T1543"><text:s/></text:span>dla poprawy bazy oświatowej, kulturalnej, sportowej i zdrowotnej na wsi. Wymaga to aktywnej polityki państwa prac władz terenowych i organizacji samorządowych.</text:p>
      <text:p text:style-name="P1544">Rozwój społeczno-gospodarczy i kulturalny w sposób świadomy nie może dokonywać si<text:span text:style-name="T1545">ę</text:span><text:s/>kosztem środowiska naturalnego i jego zasobów.</text:p>
      <text:p text:style-name="P1546">Niezbędne jest zapewnienie możliwości realizacji obowiązku szkolnego dzieciom i młodzieży niepełnosprawnej. Poszerzenie możliwości odbywania służby zastępczej dla osób posiad<text:span text:style-name="T1547">aj</text:span>ących odpowiednie kwalifikacje w tej dziedzinie służyłoby temu celowi.</text:p>
      <text:p text:style-name="P1548">W celu zapewnienia prawidłowego rozwoju psychofizycznego młodzieży konieczne jest wyraźne zwiększenie nakładów na ochron<text:span text:style-name="T1549">ę</text:span><text:s/>zdrowia i kulturę fizyczną w szkołach, internatach i domach dziecka, hotelach pracowniczych i innych instytucjach tak, aby zapewnić młodzieży rzeczywistą opiekę lekarską oraz systemowe rozwiązywane problemów patologii społecznej.</text:p>
      <text:p text:style-name="P1550">Konieczna jest zmiana systemu naliczania świadczeń na rzecz dzieci i młodzieży niepełnosprawne<text:span text:style-name="T1551">j</text:span>, tak aby fakt nie podjęcia przez nich pracy nie był przyczyną ich dyskryminac<text:span text:style-name="T1552">ji</text:span>. Dla uspołecznienia polityki młodzieżowej państwa i jej kształtowania i jej realizacji niezbędne jest kontynuowanie społecznego dialogu i znalezienia stos<text:span text:style-name="T1553">ow</text:span>n<text:span text:style-name="T1554">y</text:span>ch dla niego form<text:span text:style-name="T1555">.</text:span></text:p>
      <text:p text:style-name="P1556">Rozwiązanie powyższych problemów powinno mieć istotne znaczenie w ograniczeniu występujących wśród młodego pokolenia zjawisk imigracji oraz patologii społeczne<text:span text:style-name="T1557">j.<text:s/></text:span>Tworzyć<text:s/><text:span text:style-name="T1558">-</text:span><text:s/>towarzyszyć temu musi intensy<text:span text:style-name="T1559">fi</text:span>ka<text:span text:style-name="T1560">cj</text:span>a zapobiegania i ograniczania takich zjawisk jak alkoholizm i narkomania”.</text:p>
      <text:p text:style-name="P1561">Ale ja bym proponował zamienić kolejność tych dwóch akapitów.</text:p>
      <text:p text:style-name="P1562">Co panowie na to, żeby zamienić kolejność dwóch ostatnich akapitów? Przyjęte przez aklamację.</text:p>
      <text:p text:style-name="P1563"><text:span text:style-name="T1564">O</text:span><text:span text:style-name="T1565">b.<text:s/></text:span><text:span text:style-name="T1566">J</text:span><text:span text:style-name="T1567">an<text:s/></text:span><text:span text:style-name="T1568">M</text:span><text:span text:style-name="T1569">.<text:s/></text:span><text:span text:style-name="T1570">R</text:span><text:span text:style-name="T1571">okita</text:span>:</text:p>
      <text:p text:style-name="P1572">Mamy problem z ostatnim akapitem.</text:p>
      <text:p text:style-name="P1573"><text:span text:style-name="T1574">Ob. Sławomir Wiatr</text:span>:</text:p>
      <text:p text:style-name="P1575">Dobrz<text:span text:style-name="T1576">e</text:span>,<text:s/><text:span text:style-name="T1577">p</text:span>o<text:span text:style-name="T1578">cz</text:span>ekam<text:span text:style-name="T1579">y.<text:s/></text:span>To znaczy tak, na razie pomijając przedostatni punkt zaczynający się dla uspołecznienia polityki młodzieżowej, ja bym chciał zaproponować ze względów redakcyjnych nie merytorycznych, zastąpienie punktu ostatniego zaczyn<text:span text:style-name="T1580">aj</text:span>ącego się od słów:<text:s/>„rozwiązywanie powyższych problemów”<text:s/>sformułowaniem następującym:<text:s/>„Rozwiązanie powyższych problemów powinno służyć tworzeniu perspektyw życiowych młodego pokolenia, ograniczaniu zjawisk emigracji oraz patologii społecznej. Towarzyszyć temu musi zdecydowane przeciwdziałanie takim zjawiskom, jak alkoholizm i narkomani<text:span text:style-name="T1581">a</text:span>”<text:span text:style-name="T1582">.</text:span></text:p>
      <text:soft-page-break/>
      <text:p text:style-name="P1583">Czytam jeszcze raz:<text:s/>„Rozwiązywanie powyższych problemów powinno służyć tworzeniu perspektyw życiowych młodego pokolenia, ograniczaniu zjawisk emigracji oraz p<text:span text:style-name="T1584">at</text:span>ologii społecznej.</text:p>
      <text:p text:style-name="P1585">Towarzyszyć temu musi zdecydowane przeciwdziałanie takim zjawiskom, jak alkoholizm i narkomania”.</text:p>
      <text:p text:style-name="P1586"><text:span text:style-name="T1587">Ob.<text:s/></text:span><text:span text:style-name="T1588">J</text:span><text:span text:style-name="T1589">an M.<text:s/></text:span><text:span text:style-name="T1590">R</text:span><text:span text:style-name="T1591">okita</text:span>:</text:p>
      <text:p text:style-name="P1592">Rozumiem,<text:s/><text:span text:style-name="T1593">ż</text:span>e to będzie przedostatni akapit, tak?</text:p>
      <text:p text:style-name="P1594"><text:span text:style-name="T1595">Ob. Sławomir Wiatr</text:span>:</text:p>
      <text:p text:style-name="P1596">Tak<text:s/><text:span text:style-name="T1597">jest</text:span>.</text:p>
      <text:p text:style-name="P1598">I teraz jest problem akapitu przedostatniego, ponieważ jak panowie - teraz ostatniego już - jak panowie sobie przypominają była dyskusja na ten temat również na grupie roboczej, i tu by trzeba znaleźć s<text:span text:style-name="T1599">fo</text:span>rmułowanie<text:span text:style-name="T1600">,</text:span><text:s/>którego ja nie mam jeszcze w tej chwili napisanego, ale zmierzające do tego, na co zgodziliśmy się wspólnie jak pamiętam. Mianowicie, iż w tym punkcie będzie mowa o - po pierwsze, uspołecznieniu polityki młodzieżowej państwa, po drugie o kontynuowaniu społecznego dialogu i po trzecie o udziale w nim nowopowst<text:span text:style-name="T1601">aj</text:span>ących podmiotów.</text:p>
      <text:p text:style-name="P1602">Natomiast nie będzie mowy o tych stosownych formach<text:span text:style-name="T1603">.<text:s/></text:span>Taka jest propozycja i teraz to trzeba by po prostu napisać.</text:p>
      <text:p text:style-name="P1604"><text:span text:style-name="T1605">Ob. Julian Nuckowski</text:span>:</text:p>
      <text:p text:style-name="P1606">Ja rozumiem, że stosowne formy i tak się muszą znaleźć, więc można to rozumieć, ale w jakiś sposób ten dialog musi być prowadzony, w jakich formach. Dla uspołecznienia polityki państwa i<text:s/><text:span text:style-name="T1607">...</text:span></text:p>
      <text:p text:style-name="P1608">Mam prośbę, by pan Rokita wyjaśnił dlac<text:span text:style-name="T1609">z</text:span>ego unika sformułowania stosowne formy, bowiem trudno bez tych form, taką formą dzisiaj jest właśnie ten zespół Okrągłego Stołu, natomiast w przyszłości trudno sobie wyobrazić dialog bez tych form.<text:s/>Zgadzamy się na to, że należałoby zapisać, że istniejące i nowo powstające organizacje, ale myślę, że jednak te formy powinniśmy dopisać,<text:s/>nie dookreśl<text:span text:style-name="T1610">aj</text:span>ąc<text:s/>ich.</text:p>
      <text:p text:style-name="P1611"><text:span text:style-name="T1612">Ob. Nuckowski</text:span>:</text:p>
      <text:p text:style-name="P1613">Otóż rzecz jest niekontrowers<text:span text:style-name="T1614">yj</text:span>na, bo oczywiście logika jest poprawna, głosząca, iż skoro ma się coś toczyć, to musi znaleźć swoje formy. Natomiast chcę powiedzieć intencje. Mianowicie w tym s<text:span text:style-name="T1615">fo</text:span>rmułowaniu nam się to po prostu za bardzo kojarzy z pomysłem zorganizowan<text:span text:style-name="T1616">ej<text:s/></text:span>przez państwo Krajowej Rady Młodzieży, którą tutaj jeden z panów kiedyś był nazwał również przez pomyłkę Państwową R<text:span text:style-name="T1617">a</text:span>dą Młodzieży.</text:p>
      <text:p text:style-name="P1618"><text:span text:style-name="T1619">Ob. Sławomir Wiatr</text:span>:</text:p>
      <text:p text:style-name="P1620">Ja bym proponował, żebyśmy zapomnieli o tej propozycji i patrzyli na zapis. Bo ci, którzy będą czytali nie będą wiedzieli w wyniku jakich to kompromisów dochodziliśmy do tego zapisu. Ja zapomniałem o Radzie Młodzieży.</text:p>
      <text:p text:style-name="P1621"><text:span text:style-name="T1622">Ob. Wiesław Isio:</text:span></text:p>
      <text:p text:style-name="P1623">Przepraszam, czy ja mogę coś powiedzieć. Tzn. ja chciałem powiedzieć tak, że te różne grupy czy stowarz<text:span text:style-name="T1624">ys</text:span>zenia młodzieżowe, jeżeli one będą zechciały brać udział w stosownych formach w dialogu społecznym, my nie możemy za nie odpowiadać, za te różne stowarzyszenia, które istnieją obecnie i które będą istniały, czy różne grupy młodzieży, czy one będą chciały brać udział w tych różnych formach dialogu społecznego. One same w przyszłości wypowiedzą się, czy będą chciały brać w tym udział, czy nie<text:s/>będą chciały brać udziału.</text:p>
      <text:soft-page-break/>
      <text:p text:style-name="P1625"><text:span text:style-name="T1626">Ob. Sławomir Wiatr</text:span>:</text:p>
      <text:p text:style-name="P1627">Proszę pana, niech pan przeczyta ten zapis. My nikogo nie obligujemy do tego, żeby podejmował dialog w formach, które my określimy.</text:p>
      <text:p text:style-name="P1628"><text:span text:style-name="T1629">Ob. Wiesław Isio</text:span>:</text:p>
      <text:p text:style-name="P1630">Słowo<text:s/><text:span text:style-name="T1631">„</text:span>niezbędne”<text:s/>jest w pewien sposób obligacją<text:span text:style-name="T1632">.</text:span></text:p>
      <text:p text:style-name="P1633"><text:span text:style-name="T1634">O</text:span><text:span text:style-name="T1635">b. Andrzej Celiński</text:span>:</text:p>
      <text:p text:style-name="P1636">Jeśli można ja mam propozycję redakcyjną do tego punktu. Tylko, że pisane, tak że trudno jest to tak gładko powiedzieć. Zupełnie wyrzucam tą redakcję poprzednią i na nowo staram się napisać. Dwa zdania by to były. Pierwsze zdanie - Niezbędne dla uspołecznienia polityki młodzieżowej państwa i kształtowania i realizacji niezbędny jest społeczny dialog. Konieczne jest znalezienie takich jego form, aby wszystkie środowiska młodzieży i te które posiadają własne organizacje, i te które ich jeszcze nie posiada<text:span text:style-name="T1637">ją</text:span><text:s/>mogły wywierać wpływ na politykę.</text:p>
      <text:p text:style-name="P1638">/Głosy z sali:<text:s/>Intencja jest dobra, ale za długie/.</text:p>
      <text:p text:style-name="P1639"><text:span text:style-name="T1640">O</text:span><text:span text:style-name="T1641">b. Wiesław Isio</text:span>:</text:p>
      <text:p text:style-name="P1642">Przepraszam, czy ja jeszcze mogę coś powiedzieć. Ja bym chciał, żeby te środowiska młodzieży same się identy<text:span text:style-name="T1643">fi</text:span>kowały z tymi formami dialogu społecznego, żebyśmy się zrozumieli, że mimo wszystko, czy to jest dobre, czy to jest ze złej chęci, to już w to nie wnikam, ale to jest forma im narzucania przyjęcia różnych form dialogu społecznego. Ja nie chcę im cokolwiek narzucać.</text:p>
      <text:p text:style-name="P1644"><text:span text:style-name="T1645">Ob. Sławomir Wiatr</text:span>:</text:p>
      <text:p text:style-name="P1646">Proszę pana, my tu im niczego nie narzucamy. Tylko jeżeli zebrała się grupa osób, znaczna, zebrała pewne doświadczenie w dialogu, z wszystkich trudności, które przeżyliśmy tutaj razem dochodząc do wspólnego stanowiska, to mamy prawo - i jeszcze dyskutowaliśmy o tej młodzieży<text:s/><text:span text:style-name="T1647">-</text:span><text:s/>to mamy prawo moralne, a również i polityczne, żeby taką intencję wyrazić. Przecież tam nie ma zapisu według pana bardzo groźnego, że my komuś coś nakazu<text:span text:style-name="T1648">je</text:span>my. Ale uważamy, że dialog czemuś służy i to chcemy sprzedać jak gdyby, przekazać jako pewną wartość, a nie jako coś, co narzucamy, zobowiązu<text:span text:style-name="T1649">je</text:span>my, jeszcze formy narzucimy.</text:p>
      <text:p text:style-name="P1650"><text:span text:style-name="T1651">Ob. Jakub W</text:span><text:span text:style-name="T1652">yg</text:span><text:span text:style-name="T1653">nański</text:span>:</text:p>
      <text:p text:style-name="P1654">Jeśli można. To sprawa nie jest konfliktowa i nie jest kontrowers<text:span text:style-name="T1655">yj</text:span>na między stronami. Problem jest taki, że polityka poruszająca problemy młodzieży, że podmiotem tej polityki byłyby same środowiska młodzieży. I szukamy wyłącznie redakcyjnego zapisu dla tej zasady.</text:p>
      <text:p text:style-name="P1656"><text:span text:style-name="T1657">Ob. Sławomir Wiatr</text:span><text:span text:style-name="T1658">:</text:span></text:p>
      <text:p text:style-name="P1659">Mam propozycję takiego zapisu. Dla uspołecznienia polityki młodzieżowej państwa i kształtowania jej realizacji niezbędne jest kontynuowanie społecznego dialogu. Konieczne jest znalezienie takich jego form, aby wszystkie środowiska młodzi<text:span text:style-name="T1660">eż</text:span>y, w tym nowo powstające mogły w nim uczestniczyć.</text:p>
      <text:p text:style-name="P1661">Tu być może domaga się jakiegoś sformułowania, tzn. czegoś... Tylko uczestniczy. Jeszcze raz przeczytam. Po dialogu jest kropka.</text:p>
      <text:p text:style-name="P1662">Konieczne jest znalezienie takich jego form, aby wszystkie środowiska młodzieży, w tym nowo powstające mogły w nim uczestniczyć.</text:p>
      <text:p text:style-name="P1663"><text:span text:style-name="T1664">Ob. <text:s text:c="22"/></text:span><text:span text:style-name="T1665">:</text:span></text:p>
      <text:soft-page-break/>
      <text:p text:style-name="P1666">Dziewiąte. Realizacja zasad podmiotowości ucznia w procesie wychowania szkolnego. Realizacja zasady - przepraszam.</text:p>
      <text:p text:style-name="P1667">Podmiotowość ucznia powinna służyć idei uspołecznienia szkoły oraz aktywizacji społecznej uczniów. Za niezbędne uważamy zmiany prowadzące do przekształcenia szkoły w instytucję społeczną spełniającą funkcję środowiska społeczno-w<text:span text:style-name="T1668">yc</text:span>howawczego. Powinny one wyrażać się w: demokratyzacji stosunków w<text:span text:style-name="T1669">ew</text:span>nątr<text:span text:style-name="T1670">zs</text:span>zk<text:span text:style-name="T1671">ol</text:span>n<text:span text:style-name="T1672">yc</text:span>h, zwłaszcza zwiększeniu uczestnictwa młodzieży w podejmowaniu samorządnych decyzji dotyczących szkoły i w samodzielności rozwiązywania problemów w grupach rówieśniczych. Upowszechnieniu partnerstwa w stosunkach między uczniami i dorosłymi. Eliminacji i znacznym ograniczeniu czynników lękotwórczych występujących w pracy szkół i innych placówek oświatowo-w<text:span text:style-name="T1673">yc</text:span>howawcz<text:span text:style-name="T1674">yc</text:span>h oraz opiekuńcz<text:span text:style-name="T1675">yc</text:span>h.</text:p>
      <text:p text:style-name="P1676">Dla realizacji tych zasad należy: nadać formalny status istniejącej obecnie komisji rzecznictwa praw uczniowskich oraz odpowiednim komisjom regionalnym jako instytucjom niezależnym od administracji oświatowej i gwarantu<text:span text:style-name="T1677">ją</text:span>cym przestrzeganie praw ucznia w szkole.</text:p>
      <text:p text:style-name="P1678">Uczynić szkołę miejscem, gdzie w demokrat<text:span text:style-name="T1679">yc</text:span>zn<text:span text:style-name="T1680">yc</text:span>h warunkach gwarantu<text:span text:style-name="T1681">ją</text:span>c<text:span text:style-name="T1682">yc</text:span>h podmiotowość uczniów kształtują się twórcze postawy młodzieży<text:s/>oraz zapewnić zagwarantowaną prawnie autonomię samorządów uczniowskich, nadać status prawny lokalnym i ogólnopolskim sejmikom uczniowskim.</text:p>
      <text:p text:style-name="P1683"><text:span text:style-name="T1684">Ob.<text:s/></text:span><text:span text:style-name="T1685">M.</text:span><text:span text:style-name="T1686"><text:s/></text:span><text:span text:style-name="T1687">F</text:span><text:span text:style-name="T1688">rąckowiak</text:span>:</text:p>
      <text:p text:style-name="P1689">Mam propozyc<text:span text:style-name="T1690">ję</text:span><text:s/>poprawek do tego.</text:p>
      <text:p text:style-name="P1691">Po pierwsze - w akapicie przedostatnim, który mówi o komisji rzecznictwa, nie orzecznictwa, jak tu jest napisane - proponowałbym skreślić ostatnie dwa słowa: w szkole.</text:p>
      <text:p text:style-name="P1692">Chodzi po prostu o gwarantowanie i ochronę praw ucznia w ogóle, nie tylko w szkole.</text:p>
      <text:p text:style-name="P1693">Natomiast druga sprawa jest poważniejsza. Mianowicie z tego dokumentu wypadł uzgodniony przez grupę roboczą jeden akapit zapisujący wniesioną przez naszą stronę propozycję, która została tu zapisana zresztą w sposób jednoznaczny, jako propozycja strony solidarnościowo-opozycyjnej, a dotyczy to owej kontroli nad realizacją procesów wychowawczych, w placówkach, które grupują, rekrutują, wychowuj młodzież, a pozostają poza kontrolą społeczną. Na przykład OHP, jednostki OC, Z<text:span text:style-name="T1694">O</text:span>MO, szkoły milicyjne i wojskowe itd.</text:p>
      <text:p text:style-name="P1695">Mogę cały ten akapit odczytać i proponuję, żeby go dołączyć tutaj w takim brzmieniu, jak to było w dokumencie przyjętym przez grupę roboczą.</text:p>
      <text:p text:style-name="P1696"><text:span text:style-name="T1697">Ob. Sławomir Wiatr</text:span>:</text:p>
      <text:p text:style-name="P1698">Przez grupę roboczą zostały przyjęte bez jednego słowa. I we wtorek, bez słowa państwowe na początku, ponieważ myśmy się nie zgodzili, była propozycja wyrzucenia - albo pozostawienia<text:s/>„wszelkie”, a nie ograniczenia tylko do państwowych.<text:s/>Bo jeżeli wprowadzamy tego typu społeczną kontrolę niech ona będzie adresowana do wszystkich podmiotów w<text:span text:style-name="T1699">yc</text:span>howujących.</text:p>
      <text:p text:style-name="P1700">Więc albo w tym brzmieniu ogólnym albo w ogóle. Taka była nasza propozycja. Ponieważ wyście się nie chcieli zgodzić na formułę ogólną. Chcieliście ją sprecyzować, dlatego wyleciało to w dniu dzisiejszym. Grupa robocza nie przyjmowała tego w brzmieniu państwowe instytu<text:span text:style-name="T1701">cj</text:span>e.</text:p>
      <text:p text:style-name="P1702"><text:span text:style-name="T1703">Ob.<text:s/></text:span><text:span text:style-name="T1704">F</text:span><text:span text:style-name="T1705">rą</text:span><text:span text:style-name="T1706">ckow</text:span><text:span text:style-name="T1707">iak</text:span>:</text:p>
      <text:p text:style-name="P1708">Przepraszam ba<text:span text:style-name="T1709">r</text:span>dzo, ale chyba się nie zrozumieliśmy. Ja nie proponuję powrotu do tamtego wspólnego<text:s/><text:soft-page-break/>stanowiska na ten temat. Proponuję natomiast, żeby uniknąć zapisu protokołu rozbieżności co jak rozumiem, jest naszą wsp<text:span text:style-name="T1710">ó</text:span>lną chęcią, żeby zapisać to jako stanowisko strony solidarnościowo-opozycyjn<text:span text:style-name="T1711">ej</text:span>, jak to odczytałem.</text:p>
      <text:p text:style-name="P1712"><text:span text:style-name="T1713">Ob. Wiatr</text:span>:</text:p>
      <text:p text:style-name="P1714">To zapiszm<text:span text:style-name="T1715">y</text:span><text:s/>w takim razie oba stanowiska.</text:p>
      <text:p text:style-name="P1716"><text:span text:style-name="T1717">Ob.<text:s/></text:span><text:span text:style-name="T1718">Frą</text:span><text:span text:style-name="T1719">ckowiak</text:span>:</text:p>
      <text:p text:style-name="P1720">Dobrze, proszę bardzo, możemy zapisać oba stanowiska. No tak, ale myślę, że możemy uniknąć tego nazywania protokołem rozbieżności. Tak zresztą według modelu jaki jest przyjęty później w sprawach wojskowych.</text:p>
      <text:p text:style-name="P1721">Przeczytam może wobec tego ten akapit w brzmieniu przez nas proponowanym.</text:p>
      <text:p text:style-name="P1722">„Strona solidarnościowo-opozycyjna uważa za konieczne stworzenie jaw<text:span text:style-name="T1723">n</text:span>ego systemu kontroli nad realizacją procesów wychowawczych w placówkach, które rekrutują, grupują i wychowu<text:span text:style-name="T1724">ją</text:span><text:s/>młodzież, a pozostają poza kontrolą społeczną. Na przykład OHP, jednostki OC, Z<text:span text:style-name="T1725">O</text:span>MO, szkoły milicyjne i wojskowe.</text:p>
      <text:p text:style-name="P1726">Zachowanie tej młodzieży, kiedy ujawnia się ona publicznie - budzi uzasadniony niepokój społeczny co do ich morale, obycz<text:span text:style-name="T1727">aj</text:span>ów<text:span text:style-name="T1728">,</text:span><text:s/>systemu wartości i rozwoju psychofizyczne<text:span text:style-name="T1729">g</text:span>o.</text:p>
      <text:p text:style-name="P1730"><text:span text:style-name="T1731">Ob.<text:s/></text:span><text:span text:style-name="T1732">S</text:span><text:span text:style-name="T1733">.<text:s/></text:span><text:span text:style-name="T1734">W</text:span><text:span text:style-name="T1735">iatr</text:span>:</text:p>
      <text:p text:style-name="P1736">Proszę pana, pierwszą część zdania kupujemy, natomiast bez opisu.</text:p>
      <text:p text:style-name="P1737"><text:span text:style-name="T1738">Ob.<text:s/></text:span><text:span text:style-name="T1739">M</text:span><text:span text:style-name="T1740">.<text:s/></text:span><text:span text:style-name="T1741">F</text:span><text:span text:style-name="T1742">rąckowiak</text:span>:</text:p>
      <text:p text:style-name="P1743">Przepraszam bardzo - to jest zapis naszego stanowiska, a więc to chyba tylko od nas zależy jak będzie ono brzmiało.</text:p>
      <text:p text:style-name="P1744"><text:span text:style-name="T1745">Ob.<text:s/></text:span><text:span text:style-name="T1746">S</text:span><text:span text:style-name="T1747">.<text:s/></text:span><text:span text:style-name="T1748">W</text:span><text:span text:style-name="T1749">iatr</text:span>:</text:p>
      <text:p text:style-name="P1750">To w takim razie pójdzie to do protokołu rozbieżności.</text:p>
      <text:p text:style-name="P1751"><text:span text:style-name="T1752">Ob.<text:s/></text:span><text:span text:style-name="T1753">M</text:span><text:span text:style-name="T1754">.<text:s/></text:span><text:span text:style-name="T1755">F</text:span><text:span text:style-name="T1756">rą</text:span><text:span text:style-name="T1757">ckow</text:span><text:span text:style-name="T1758">i</text:span><text:span text:style-name="T1759">ak</text:span><text:span text:style-name="T1760">:</text:span></text:p>
      <text:p text:style-name="P1761">Ja proponuję, żeby nie wyrzucać tego na koniec, jako osobny punkt - pr<text:span text:style-name="T1762">ot</text:span>okół rozbieżności. Tylko zgodnie z modelem przyjętym - tak widzę w sprawie w<text:span text:style-name="T1763">oj</text:span>skowe<text:span text:style-name="T1764">j</text:span>, zapisać to pod tym trzecim rozdziałem, po prostu po kolei. No po prostu dwa stanowiska w tej sprawie.</text:p>
      <text:p text:style-name="P1765">Jeśli państwo chcą nazwać to protokołem rozbieżności, proszę bardzo. Ale chyba nie zależy nam na tym, aby w ogóle tę nazwę<text:s/>„protokół rozbieżności”<text:s/>tu wprowadzać.</text:p>
      <text:p text:style-name="P1766"><text:span text:style-name="T1767">Przewodniczą</text:span><text:span text:style-name="T1768">c</text:span><text:span text:style-name="T1769">y</text:span>:</text:p>
      <text:p text:style-name="P1770">Proszę pana jest różnica między wojskiem, dlatego że tam nie ma rozbieżności, ale my nie mamy i nie czujemy się kompetentni, żeby w sprawach szczegółowych rozmawiać. Na<text:span text:style-name="T1771">to</text:span>miast tuta<text:span text:style-name="T1772">j</text:span><text:s/>jest absolutne i kategoryczne nie na taki zapis.</text:p>
      <text:p text:style-name="P1773">W związku z tym właściwym miejscem jest protokół rozbieżności.</text:p>
      <text:p text:style-name="P1774"><text:span text:style-name="T1775">Ob. <text:s text:c="22"/></text:span><text:span text:style-name="T1776">:</text:span></text:p>
      <text:p text:style-name="P1777">Ja chciałem jeszcze jedną uwagę wnieść dotyczącą trzeciego akapitu po słowach -<text:s/><text:span text:style-name="T1778">„</text:span>powinny one wyrażać się w: eliminacji i znacznym ograniczeniu czynników lękotwórczych”, jeśli eliminacji czynników lęk<text:span text:style-name="T1779">ot</text:span>wórczych, to dlaczego po raz wtóry znaczne ograniczenie. Albo opowiadamy się za eliminacją i już nie używajmy tego w znacznym ograniczeniu albo w znacznym ograniczeniu, a nie eliminacją.</text:p>
      <text:p text:style-name="P1780">A więc co prz<text:span text:style-name="T1781">yj</text:span>miemy w tym miejscu - znacznie ograniczenie czy eliminację. Bo eliminacja z kolei w<text:s/><text:soft-page-break/>myśl jednego z uczestników tego<text:s/>„stołu”<text:s/>jest po prostu niemożliwa.</text:p>
      <text:p text:style-name="P1782">Dobrze, pożądana. Możemy tak zapisać.</text:p>
      <text:p text:style-name="P1783">Ja jednak proponuję, żeby zostawić eliminację czynników lękotwórczych. A w jakim stopniu ona będzie występować, to j<text:span text:style-name="T1784">u</text:span>ż...</text:p>
      <text:p text:style-name="P1785"><text:span text:style-name="T1786">Ob.<text:s/></text:span><text:span text:style-name="T1787">J</text:span><text:span text:style-name="T1788">akub Boratyński</text:span>:</text:p>
      <text:p text:style-name="P1789">Ja mam taki pomysł odnośnie tego co jest w ustaleniach mianowicie statusu prawnego lokalnych i ogólnopolskich sejmików uczniowskich. My mamy tu pewien projekt. Może nie jest to projekt prawny, ale projekt pewnych kierunków do przyszłych ustaw i może by go dołączyć jako ewentualnie załącznik, czy coś w tym stylu do tych ustaleń.</text:p>
      <text:p text:style-name="P1790">Nie wiem czy go przeczytać, czy jest miejsce na to. To jakby otwarte pytanie stawiam.</text:p>
      <text:p text:style-name="P1791"><text:span text:style-name="T1792">Ob.<text:s/></text:span><text:span text:style-name="T1793">S</text:span><text:span text:style-name="T1794">.<text:s/></text:span><text:span text:style-name="T1795">W</text:span><text:span text:style-name="T1796">iatr</text:span>:</text:p>
      <text:p text:style-name="P1797">Ja myślę<text:span text:style-name="T1798">,</text:span><text:s/><text:span text:style-name="T1799">ż</text:span>e<text:s/>jeżeli mamy dzisiaj skończyć to nie<text:s/>ma czasu na to, żeby w tej chwili dyskutować i analizować.</text:p>
      <text:p text:style-name="P1800">Pytanie jest tylko takie - czy eliminacje czy ograniczenie czynników lękowych?</text:p>
      <text:p text:style-name="P1801">/Głosy z sali:<text:s/>Eliminacje/.</text:p>
      <text:p text:style-name="P1802"><text:span text:style-name="T1803">Ob. <text:s text:c="22"/></text:span><text:span text:style-name="T1804">:</text:span></text:p>
      <text:p text:style-name="P1805">Ja bym proponował w ogóle skreślić eliminacji i znacznym ograniczeniu napisać - powinny one wyrażać się<text:s/><text:span text:style-name="T1806">-</text:span><text:s/>i będzie dalej - w ograniczaniu, czy w ograniczeniu czynników lękotwórczych. Jest to proces po prostu. Proszę zwrócić uwagę, mówię też jako były nauczyciel. I od razu tego nie zlikwidujemy jest to proces i proponuję taki zapis.</text:p>
      <text:p text:style-name="P1807">Ograniczaniu czynn<text:span text:style-name="T1808">i</text:span>k<text:span text:style-name="T1809">ó</text:span>w lęk<text:span text:style-name="T1810">ot</text:span>wórcz<text:span text:style-name="T1811">yc</text:span>h.</text:p>
      <text:p text:style-name="P1812"><text:span text:style-name="T1813">Ob. S.<text:s/></text:span><text:span text:style-name="T1814">W</text:span><text:span text:style-name="T1815">iatr</text:span>:</text:p>
      <text:p text:style-name="P1816">Jeśli chodzi o protokół rozbieżności to rozumiem, że każda strona dokonuje redakcji tego punktu i wprowadzamy do pr<text:span text:style-name="T1817">ot</text:span>okołu rozbieżności.</text:p>
      <text:p text:style-name="P1818"><text:span text:style-name="T1819">Ob.<text:s/></text:span><text:span text:style-name="T1820">C</text:span><text:span text:style-name="T1821">eliński</text:span>:</text:p>
      <text:p text:style-name="P1822">Zasada przyjęta przy<text:s/>„okrągłym stole”<text:s/><text:span text:style-name="T1823">j</text:span>est taka, że jeśli jedna ze stron wnosi do protokołu rozbieżności jakąś kwestię, druga strona jest zobowiązana ustosunkować się do tego. A więc jest to naturalna ta propozycja, która pan Wiatr mówi.</text:p>
      <text:p text:style-name="P1824">Tylko że oczywiście to musi być razem, bo taka jest zasada<text:s/>„okrągłego stołu”.</text:p>
      <text:p text:style-name="P1825"><text:span text:style-name="T1826">Ob. S.<text:s/></text:span><text:span text:style-name="T1827">W</text:span><text:span text:style-name="T1828">iatr</text:span>:</text:p>
      <text:p text:style-name="P1829">Następna strona - warunki realizacji powszechnego obowiązku obronnego. I przypomnę, że była propozycja, mam nadzieję, że jest ona aktualna do dzisiaj, żeby ten punkt składał się z dwóch stanowisk,<text:s/>niesprzecznych<text:s/>stanowisk. Stanowiska strony<text:s/>koalicyjno-rządowej oraz stanowiska strony solidarnościowo-opozycyjnej, przy czym jeżeli będzie możliwe s<text:span text:style-name="T1830">fo</text:span>rmułowanie jakiegoś zdania łączącego te dwa stanowiska, no to powinniśmy go odszukać.</text:p>
      <text:p text:style-name="P1831">Ja odczytam państwu raz jeszcze stanowisko, które już we wtorek było prezentowane.</text:p>
      <text:p text:style-name="P1832"><text:span text:style-name="T1833">„</text:span>Strona koalicyjno-r<text:span text:style-name="T1834">zą</text:span>dowa stwierdza - zaznaczające się odprężenie w stosunkach międzynarod<text:span text:style-name="T1835">owyc</text:span>h<text:s/><text:span text:style-name="T1836">i</text:span><text:s/>związane z tym zapoczątkowanie procesów rozbrojenia stworzyło warunki do podjęcia restrukturyzacji sił zbrojnych PRL, stosownie do narodowej doktryny obronnej. Towarzysząca temu demokratyza<text:span text:style-name="T1837">cja</text:span><text:s/>państwa<text:s/><text:soft-page-break/>i kształtowanie społeczeństwa obyw<text:span text:style-name="T1838">at</text:span>elskiego sprzyjają podjęciu przedsięwzięć zmierz<text:span text:style-name="T1839">aj</text:span>ących do doskonalenia warunków odbywania służby wojskowej i innych form spełnienia powszechnego obowiązku obrony.</text:p>
      <text:p text:style-name="P1840">Już obecnie nastąpiło zmniejszenie liczebności wojska, jego uzbrojenia, a w ślad za tym także wydatków obronnych. Skrócono okres służby w marynarce wojennej, wprowadzono ustawową możliwość odbywania służby zastępczej motywowanej względami moralnymi plus przekonaniami religijnymi.</text:p>
      <text:p text:style-name="P1841">Przyjęto szeroki program humanizacji życia wo<text:span text:style-name="T1842">js</text:span>kowego. Trwają prace nad dostosowaniem programów szkolenia obronnego młodzieży i szkolenia wojskowego studentów do obecnych warunków i potrzeb. Spełnienia powszechnego obowiązku obrony w jego wszystkich formach nie koliduje z prawem do wolności sumienia i wyznania, w tym spełniania praktyk religijnych.</text:p>
      <text:p text:style-name="P1843">Sprawy obronności kraju zawsze podlegały i podlegają systematycznemu doskonaleniu stosownie do zmian zachodzących w całym organizmie państwa i społeczeństwa.</text:p>
      <text:p text:style-name="P1844">Wysoka ranga złożoności i uzależnienie od r<text:span text:style-name="T1845">óż</text:span>norodnych uwarunkowań zewnętrznych i wewnętrznych sprawiają, że są one rozwiązywane nie jednorazowymi aktami, lecz w systemowym<text:s/>dłuższym procesie. Wymagają bowiem szczególnie głębokich analiz i szerokich konsultacji.</text:p>
      <text:p text:style-name="P1846">Takie właśnie działania trwają.</text:p>
      <text:p text:style-name="P1847"><text:span text:style-name="T1848">Ob.<text:s/></text:span><text:span text:style-name="T1849">J</text:span><text:span text:style-name="T1850">. M. R</text:span><text:span text:style-name="T1851">okita</text:span>:</text:p>
      <text:p text:style-name="P1852">Strona opozycyjno-solidarnościowa uważając za korzystne wyznaczony kierunek reform sformułowała cztery zasadnicze postulaty w tej dziedzinie:</text:p>
      <text:p text:style-name="P1853">Punkt<text:s/>I.<text:tab/>Skrócenie czasu trwania zasadniczej słu<text:span text:style-name="T1854">żby</text:span><text:s/><text:span text:style-name="T1855">w</text:span>o<text:span text:style-name="T1856">js</text:span>kowej i służby zastępczej co najmniej o 1/3 oraz ograniczenie długotrwałego przeszkolenia absolwentów szkół wyższych do 3-miesięczn<text:span text:style-name="T1857">ej</text:span><text:s/>szkoły podchorążych.</text:p>
      <text:p text:style-name="P1858">Punkt<text:s/>II.<text:tab/>Prawne zagwarantowanie żołnierzom przestrzegania wobec nich podstawowych praw człowieka i respektowanie ich godności osobist<text:span text:style-name="T1859">ej</text:span><text:s/>oraz stworzenie prawnej drogi egzekwowania tych praw przez żołnierzy. Dotyczy to zwłaszcza:</text:p>
      <text:p text:style-name="P1860"><text:tab/>1.<text:tab/>Wolności<text:s/>przekonań, wyznania, praktyk religijnych, prawa posiadania własności osobist<text:span text:style-name="T1861">ej</text:span>, zwłaszcza książek oraz nietykalności cielesn<text:span text:style-name="T1862">ej.</text:span></text:p>
      <text:p text:style-name="P1863">Prawa te winny być rygorystycznie przestrzegane także wobec tzw.<text:s/>„młodego wojska”.</text:p>
      <text:p text:style-name="P1864"><text:tab/>2.<text:tab/>Zaniechania indoktrynacji politycznej oraz wymuszania określonych zachowań politycznych wobec żołnierzy takich jak akces do ZSMP czy udział w wyborach.</text:p>
      <text:p text:style-name="P1865">Punkt<text:s/>III.<text:tab/>Demilitaryza<text:span text:style-name="T1866">cj</text:span>a oświaty przez:</text:p>
      <text:p text:style-name="P1867"><text:tab/>Pkt<text:s/>1<text:tab/>Zaniechanie eksperymentu wprowadzającego do szkół przysposobienie wojskowe wraz z obowiązkowymi obozami zmilitaryzowanymi oraz ograniczenie godzinowe przysposobienia obronnego we wszystkich szkołach, a w szkołach średnich<text:s/>do dwóch godzin w klasie pierwszej.</text:p>
      <text:p text:style-name="P1868"><text:tab/><text:span text:style-name="T1869">P</text:span>kt 2<text:tab/>Uniezależnienie ukończenia studiów wyższych od zaliczenia zajęć w studium wojskowym oraz ograniczenie godzinowe tych zajęć, a w przypadku studentek ich likwidacja.</text:p>
      <text:p text:style-name="P1870"><text:tab/>Pkt 3<text:tab/>Zniesienie długotrwałego przeszkolenia wojskowego absolwentów wyższych szkół artystycznych oraz skrócenie do 6 tygodni obozu wojskowego i rezygnacja z<text:span text:style-name="T1871"><text:s/></text:span>umundurowania i musztry podczas szkolenia studentów akademii medycznych.</text:p>
      <text:soft-page-break/>
      <text:p text:style-name="P1872"><text:tab/>Pkt 4<text:tab/>Likwida<text:span text:style-name="T1873">cj</text:span>a liceów wojskowych, szczególnie niepokojący jest wymóg podpis<text:span text:style-name="T1874">yw</text:span>ania przez rodziców zobowiązania podjęcia przez ich syna studiów w szkole oficerskiej.</text:p>
      <text:p text:style-name="P1875"><text:tab/>Pkt 5<text:tab/>Odraczanie o rok zasadniczej służby wojskowej absolwentom szkół średnich, którym nie powiodły się egzaminy na studia i studentom, którzy po skreśleniu zamierzają się reaktywować, a także umożliwienie ukończenia nauki uczniom szkół wieczorowych, decyzje takie zapobiegałyby sytuacji, w której szkoły pomaturalne służą celowi ochrony przed poborem.</text:p>
      <text:p text:style-name="P1876">Punkt IV - /duży/ - Nowelizacja przepisów o służbie zastępczej tak, aby rządzone one były zasadą jak największej przydatności tej służby dla społeczeństwa, nie zaś zasadą jak największej dolegliwości dla osób ją odbywających. Chodzi zwłaszcza o:</text:p>
      <text:p text:style-name="P1877"><text:tab/>1/<text:tab/>Przyznawanie służby zastępczej w oparciu o samą umotywowaną deklarację sprzeciwu sumienia, komisję poborowe nie mogą bowiem badać ludzkiego sumienia.</text:p>
      <text:p text:style-name="P1878"><text:tab/>2/<text:tab/>Rozszerzenie możliwości pełnienia służby zastępczej na służbę zdrowia i opiekę społeczną, oświatę, rodzinne<text:s/>gospodarstwa rolne<text:s/><text:span text:style-name="T1879">i</text:span><text:s/>służbę ekologiczną oraz umożliwienie odbywania jej wszystkim kategoriom młodzieży np. lekarzom .</text:p>
      <text:p text:style-name="P1880"><text:tab/>3/<text:tab/>Decentraliza<text:span text:style-name="T1881">cj</text:span>a procesu kierowania do służby zastępczej, zapewnienie zainteresowanym rzeczywistych możliwości wyboru zwłaszcza w miejscu zamieszkania.</text:p>
      <text:p text:style-name="P1882">Powyższe zmiany powinny stanowić pierwszy istotny krok w dążeniu do pełnej apolityczności armii oraz demilitaryzacji życia społecznego w Polsce.</text:p>
      <text:p text:style-name="P1883">To jest koniec.</text:p>
      <text:h text:style-name="P1884" text:outline-level="2"><text:span text:style-name="T1885">Przewodniczący</text:span>:<text:bookmark-start text:name="bookmark4"/><text:bookmark-end text:name="bookmark4"/></text:h>
      <text:p text:style-name="P1886">Proszę państwa, wydyskutowaliśmy taką formułę.</text:p>
      <text:p text:style-name="P1887">Ponieważ państwo przedstawiają bardzo szczegółowy zapis postulatów, nie jesteśmy kompetentni, żeby się do niego odnosić. Nie mamy innego wyjścia, jak jedna zaproponować do protokołu rozbieżności.</text:p>
      <text:p text:style-name="P1888">Mam nadzieję, że kompetentne władze się do tego szczegółowo odniosą.</text:p>
      <text:p text:style-name="P1889"><text:span text:style-name="T1890">O</text:span><text:span text:style-name="T1891">b</text:span><text:span text:style-name="T1892">.</text:span><text:span text:style-name="T1893"><text:s/>Rokit</text:span><text:span text:style-name="T1894">a</text:span>:</text:p>
      <text:p text:style-name="P1895">To jest oczywiście jakby państwa decyzja, więc my to tak traktujemy. Tylko ja mam w związku z tym pytanie techniczne - czy część pierwsza - strona koalicyjno-rządowa stwierdza, że znika z tego protokołu rozbieżności, pojawia się jakiś inny tekst, czy też nie pojawia się żaden tekst, bo to jest dla mnie niejasne.</text:p>
      <text:p text:style-name="P1896"><text:span text:style-name="T1897">Przewodniczący</text:span><text:span text:style-name="T1898">:</text:span><text:bookmark-start text:name="bookmark6"/><text:bookmark-end text:name="bookmark6"/></text:p>
      <text:p text:style-name="P1899">Ponieważ jak pan Celiński zauważył, do postulatów, które są przedmiotem sporu trzeba się ustosunkować, takie są obyczaje, rozumiem, przy<text:s/>„okrągłym stole”, to wycof<text:span text:style-name="T1900">uj</text:span>emy<text:s/>rozdział 4<text:s/><text:span text:style-name="T1901">-</text:span><text:s/>bierzemy od państwa ten zapis i przygotujemy odpowiedź na poszczególne punkty, czyli stosunek do poszczególnych punktów.</text:p>
      <text:p text:style-name="P1902"><text:span text:style-name="T1903">O</text:span><text:span text:style-name="T1904">b.</text:span><text:span text:style-name="T1905"><text:s/>Rokita</text:span>:</text:p>
      <text:p text:style-name="P1906">Ja bym chciał jeszcze jedno dodać, że oczywiście jeżeli takie nawiązanie w stosunku do tego dokumentu państwa będzie ze względów logicznych możliwe tylko, to zależy od sposobu sformułowania tej części państwa dokumentu, to my oczywiście zachowujemy wstęp do naszego tekstu, który stwierdza:<text:s/><text:span text:style-name="T1907">„</text:span>uznając za korzystne wyznaczony kierunek reform<text:s/>itd.”. O ile możliwość takiego nawiązania państwo nam oczywiście dacie w oczywiście w swoim dokumencie.</text:p>
      <text:soft-page-break/>
      <text:p text:style-name="P1908"><text:span text:style-name="T1909">Prz</text:span><text:span text:style-name="T1910">ewod</text:span><text:span text:style-name="T1911">ni</text:span><text:span text:style-name="T1912">czą</text:span><text:span text:style-name="T1913">c</text:span><text:span text:style-name="T1914">y</text:span><text:span text:style-name="T1915"><text:s/>- /Celiński/</text:span>:</text:p>
      <text:p text:style-name="P1916">Ja myślę, że tutaj będzie tak, że zmieni się kolejność protokołu rozbieżności. To jest logiczne. Najpierw będzie ta część postulatywna ze stron<text:span text:style-name="T1917">y</text:span><text:s/>opozycyjno-solidarnościow<text:span text:style-name="T1918">ej,</text:span><text:s/>a później będzie jakby odpowiedź, ustosunkowanie się wasze<text:span text:style-name="T1919">j</text:span><text:s/>strony.</text:p>
      <text:p text:style-name="P1920">Tak że ja tutaj bym był dosyć liberalny w tym pierwszym zdaniu. Jest taka intencja, która jest wyrażona w tym pierwszym zdaniu, przez nas będzie wyrażona, zauważenia tego co się wokół nas dzieje<text:span text:style-name="T1921">,</text:span><text:s/>w tej sprawie. Natomiast być może tam jakieś jedno czy dwa słowa będą zmienione redakcyjnie, żeby można było od tego zacząć. Bo to zdanie w obecnym kształcie nawiązuje do części, której nie ma.</text:p>
      <text:p text:style-name="P1922"><text:span text:style-name="T1923">Przewodnicząc</text:span><text:span text:style-name="T1924">y</text:span>:</text:p>
      <text:p text:style-name="P1925">Dobrze. Więc proszę państwa, mamy dwa<text:s/>protokoły<text:s/>rozbieżności. Jeden dotyczy wcześnie<text:span text:style-name="T1926">js</text:span>zej kwestii, drugi dotyczy tej kwestii.<text:s/><text:span text:style-name="T1927">I</text:span><text:s/>na tym, jak sądzę, moglibyśmy... a, kol. Szarek.</text:p>
      <text:p text:style-name="P1928"><text:span text:style-name="T1929">Ob. Ro</text:span><text:span text:style-name="T1930">m</text:span><text:span text:style-name="T1931">an Szarek</text:span>:</text:p>
      <text:p text:style-name="P1932">Ja się tak zastanawiam, bo idziemy bardzo rozbieżnymi drogami. Ja widzę, że moglibyśmy po tylu już pracach i doszliśmy do pewnych ustaleń bardzo dobrych, natomiast uważam, że moglibyśmy rozpocząć tą czwartą część<text:s/>„Warunki realizacji powszechnego obowiązku obronnego”<text:s/>od stwierdzenia wspólnego, tego pierwszego akapitu, na które my się zgadzamy. Bo państwo też uważacie, że zaznacza się odprężenie. A później protokół idzie, tzn. wasza część i nasza część. Bo chyba zgadzamy się co do potrzeb i stwierdzamy pewne rzeczy.</text:p>
      <text:p text:style-name="P1933"><text:span text:style-name="T1934">O</text:span><text:span text:style-name="T1935">b. Jan Rokita</text:span>:</text:p>
      <text:p text:style-name="P1936">Ja proponuję zostawić to już w<text:span text:style-name="T1937"><text:s/></text:span>takiej postaci jak to jest<text:span text:style-name="T1938">.</text:span><text:s/>Z tym, że na jedno pytanie jeszcze chciałbym uzyskać<text:s/><text:span text:style-name="T1939">w</text:span><text:s/>miarę jasną odpowiedź. Mianowicie, iż w obu sprawach, w których zostanie sporządzony protokół rozbieżności, protokół ten jak rozumiem stanowi integralną część całego dokumentu. Chciałbym ustosunkowania się tylko do tego twierdzenia strony koalic<text:span text:style-name="T1940">yj</text:span>no-rządow<text:span text:style-name="T1941">ej.</text:span></text:p>
      <text:p text:style-name="P1942"><text:span text:style-name="T1943">Przewodnicząc</text:span><text:span text:style-name="T1944">y</text:span><text:span text:style-name="T1945">:</text:span></text:p>
      <text:p text:style-name="P1946"><text:span text:style-name="T1947">P</text:span>rzypuszczam<text:span text:style-name="T1948">y</text:span>, że tak, ale sądzę, że w tej sprawie są jakieś ogólne reguły, które dotyczą pracy wszystkich zespołów. Proponu<text:span text:style-name="T1949">ję</text:span><text:s/>dowiedzieć się po prostu, jakie są te reguły.</text:p>
      <text:p text:style-name="P1950">Proszę państwa, czy w sprawach związanych z dokumentem są jeszcze jakieś uwagi, czy propozycje? Nie widzę. Panie przewodniczący, czy pan?</text:p>
      <text:p text:style-name="P1951"><text:span text:style-name="T1952">Ob. Andrzej Celiński</text:span>:</text:p>
      <text:p text:style-name="P1953">Nie chciałbym zostawiać niczego na boku, jakiś możliwych nieporozumień. Ja widzę, że tutaj jeden z moich kolegów ma jakąś wątpliwość. To chciałbym,<text:span text:style-name="T1954"><text:s/></text:span>żeby głośno, póki jeszcze jest czas się wypowiedział. Zobaczymy o co chodzi. Ja sam nie mam jasności w tej chwili w tej sprawie.</text:p>
      <text:p text:style-name="P1955"><text:span text:style-name="T1956">Ob. F</text:span><text:span text:style-name="T1957">rą</text:span><text:span text:style-name="T1958">ckowia</text:span><text:span text:style-name="T1959">k</text:span>:</text:p>
      <text:p text:style-name="P1960"><text:span text:style-name="T1961">J</text:span>a rozumiem, że skoro pojawia się protokół rozbieżności, o którym pierwotnie nie było mowy, w takim razie może uznamy za konieczne włączyć do niego inne sprawy, które były podnoszone przez nas wcześniej, a które się we wspólnym dokumencie nie znalazły. Takie jak na przykład - ja jeszcze nie przejrzałem tego wszystkiego, ale na przykład kwestia szkół społecznych, prywatnych, wyznaniowych i innych. Myśmy postulowali zajęcie stanowiska<text:s/><text:span text:style-name="T1962">w</text:span><text:s/>tej sprawie i to się nie znalazło we wspólnym dokumencie. Sądzę, że...</text:p>
      <text:soft-page-break/>
      <text:p text:style-name="P1963"><text:span text:style-name="T1964">Ob</text:span><text:span text:style-name="T1965">.</text:span><text:span text:style-name="T1966"><text:s/>Celiński</text:span>:</text:p>
      <text:p text:style-name="P1967">Jeśli można, ja w tej sprawie. Myślę, że jest w dokumencie, integralną częścią dokumentu zestaw problemów, postulatów, które obie strony wniosły do tego<text:s/>„stołu”<text:s/>i uważam, że te punkty jakby konsumowane są w tym zestawieniu. Nie robiłbym na siłę protokołu rozbieżności tam gdzie on nie jest potrzebny.</text:p>
      <text:p text:style-name="P1968"><text:span text:style-name="T1969">O</text:span><text:span text:style-name="T1970">b.</text:span><text:span text:style-name="T1971"><text:s/>Maks</text:span><text:span text:style-name="T1972">ym</text:span><text:span text:style-name="T1973">iu</text:span><text:span text:style-name="T1974">k</text:span>:</text:p>
      <text:p text:style-name="P1975">Szkoły takie są już faktem.</text:p>
      <text:p text:style-name="P1976"><text:span text:style-name="T1977">Prz</text:span><text:span text:style-name="T1978">ewod</text:span><text:span text:style-name="T1979">ni</text:span><text:span text:style-name="T1980">czą</text:span><text:span text:style-name="T1981">c</text:span><text:span text:style-name="T1982">y</text:span>:</text:p>
      <text:p text:style-name="P1983">Jest poza tym w<text:s/>„stoliku oświatowym”<text:s/>w tej sprawie porozumienie, więc nie powtarzajmy tego.</text:p>
      <text:p text:style-name="P1984"><text:span text:style-name="T1985">Ob. Jan Rokita</text:span>:</text:p>
      <text:p text:style-name="P1986">Jeszcze jedno tylko czysto techniczne p<text:span text:style-name="T1987">yt</text:span>anie. Mianowicie, czy dokument, pt.<text:s/>„Zestawienie propoz<text:span text:style-name="T1988">y</text:span>c<text:span text:style-name="T1989">ji</text:span><text:s/>wniesionych pod obrady Podzespołu ds. Młodzieży<text:span text:style-name="T1990">”</text:span><text:span text:style-name="T1991"><text:s/></text:span>jest częścią całości dokumentu, znajdującą się na początku, na końcu, z załącznikiem? Jak strona koalicyjna to traktuje<text:span text:style-name="T1992">?</text:span></text:p>
      <text:p text:style-name="P1993"><text:span text:style-name="T1994">Przewodnicząc</text:span><text:span text:style-name="T1995">y</text:span><text:span text:style-name="T1996">:</text:span></text:p>
      <text:p text:style-name="P1997">Jest tak jak tutaj, czyli na początku.</text:p>
      <text:p text:style-name="P1998">Proszę państwa, czy jeszcze są jakieś kwestie do podniesienia? Ja proponuję, żeby przyjąć zasadę, iż sekretarze komisji, przepraszam - sekretarze stron będą dalej prowadzili prace redakcyjne, bo przecież to trzeba przepisać, przeczytać, uzgodnić. Tzn. prace te formalno-techniczne. Złożyć, przygotować do podpisu itd., itd.</text:p>
      <text:p text:style-name="P1999">Wobec tego proponuję ustalić, że pan Wiatr i pan Wygnański w naszym wspólnym imieniu będą się dalej nad tym męczyć. Zgoda?</text:p>
      <text:p text:style-name="P2000">Dziękuję bardzo panie przew<text:span text:style-name="T2001">od</text:span>niczący, myślę, że<text:s/>teraz jest czas, żeby pan coś powiedział.</text:p>
      <text:p text:style-name="P2002"><text:span text:style-name="T2003">Ob. Andrzej Celiński</text:span>:</text:p>
      <text:p text:style-name="P2004"><text:span text:style-name="T2005">W</text:span><text:s/>kłopotliwej sytuacji pan mnie postawił nagle wywołując do tablicy.</text:p>
      <text:p text:style-name="P2006">Ja bym powiedział tak, że trzeba oczywiście pamiętać o tym, kto z kim się tutaj spotkał, tzn. trzeba pamiętać o ogromnej rozbieżności między nami, zwłaszcza rozbieżności punktów wyjścia do tego spotkania.<text:s/><text:span text:style-name="T2007">M</text:span>y sobie bardzo cenimy swoją odrębność i swoją tożsamość. Nawiasem mówiąc jest ona dosyć spluralizowana w naszym zespole. I szanujemy waszą odrębność. I sądzę, że dobrze się stało, że jednak mimo tych wielkich rozbieżności udało nam się ze sobą rozmawiać, w niektórych kwestiach całkiem sensownie.</text:p>
      <text:p text:style-name="P2008">Ja nie mam wiele do powiedzenia. Myślę, że wszystkie te sprawy, o których tutaj mówiliśmy, są oczywiście zawieszone w kwestiach dużo bardziej ogólnej natury. Mam nadzieję, rzecz jasna, że kierunek zmian w Polsce będzie przebiegał tak szybko i właśnie w tym kierunku, który pozwoli te różne aspiracje, postulaty i interesy, o których była tutaj mowa w ciągu tych pięciu sp<text:span text:style-name="T2009">ot</text:span>kań, uwzględnić.</text:p>
      <text:p text:style-name="P2010">Mam nadzieję, że rozmaite podmioty, rozmaite środowiska młodzieży będą w stanie mówić własnym głosem o własnych interesach. Czyli właściwie powtarzam to wszystko, o czym mówiłem na pierwszym spotkaniu.</text:p>
      <text:p text:style-name="P2011">Chciałbym podziękować państwu i chciałem podziękować także swoim kolegom, że udało nam się rozmawiać ze sobą. Myślę, że przy wszystkich swoich odrębnościach nie wyjdziemy stąd z jakimiś<text:s/><text:soft-page-break/>specjalnymi napięciami wobec siebie także w takiej płaszczyźnie, jak wiem, pomiędzy ludźmi.<text:s/><text:span text:style-name="T2012">A</text:span><text:s/>ja cenię bardzo takie możliwości, kiedy okazuje się, że przy całkowitych niekiedy odrębnościach stanowisk można ze sobą sensownie rozmawiać.</text:p>
      <text:p text:style-name="P2013">Więc ograniczę się do tego, że podzięku<text:span text:style-name="T2014">ję</text:span><text:s/>państwu za to wszystko, co nas tutaj spotykało w ciągu tych pięciu sesji.</text:p>
      <text:p text:style-name="P2015"><text:span text:style-name="T2016">Przew</text:span><text:span text:style-name="T2017">od</text:span><text:span text:style-name="T2018">n</text:span><text:span text:style-name="T2019">iczą</text:span><text:span text:style-name="T2020">c</text:span><text:span text:style-name="T2021">y</text:span><text:span text:style-name="T2022">:</text:span></text:p>
      <text:p text:style-name="P2023">Proszę Państwa, pragnę przyłączyć się do wyrazów, które naszą pracę określają jako proces konstruktywny. Wiele nam się niewątpliwie udało. Udało nam się chociażby ochronić pana Andrzeja przed udaniem się na Rakowiecką. Jednak udało nam się przyjąć ten dokument. Zresztą ja panu życzę, żeby pan bywał, ale nie koniecznie<text:s/><text:span text:style-name="T2024">w</text:span><text:s/>charakterze takim jak to zostało zasugerowane.</text:p>
      <text:p text:style-name="P2025"><text:span text:style-name="T2026">I</text:span><text:s/>myślę rzecz<text:span text:style-name="T2027">yw</text:span>iście, że sam fakt, że<text:s/><text:span text:style-name="T2028">s</text:span>potkaliśmy się, że mogliśmy rozmawiać, jest faktem bardzo optymistycznym. Rzecz jasna nie należy przeceniać naszego wpływu na końcową umowę społeczną. Zresztą ja byłem świadkiem takich rozmów, kiedy zastanawiano się, czym my jesteśmy jako ten zespół, czy tylko dużą myszą, czy aż małym słoniem. Nie rozstrzygajmy oczywiście tego, ale myślę, że nasz wkład zostanie zauważony i odpowiednio zdyskontowany przez zespoły pracujące przy<text:s/>„okrągłym stole”.</text:p>
      <text:p text:style-name="P2029">Chciałbym wyrazić przekonanie, iż ta tendencja, która nam towarz<text:span text:style-name="T2030">ys</text:span>zyła, tzn. patrzenia w przyszłość, zastanawiania się nad na<text:span text:style-name="T2031">sz</text:span>ą<text:s/><text:span text:style-name="T2032">ws</text:span>pólną przyszłością, nad tym, że nie zamierzamy bronić stanu i<text:span text:style-name="T2033">st</text:span>ni<text:span text:style-name="T2034">eją</text:span>cego, a zmieniać tą<text:s/>rzeczywistość, że włączyć si<text:span text:style-name="T2035">ę</text:span><text:s/>czynnie do tych zmian, że ta myśl będzie nam towarzyszyła w naszym codziennym działaniu.</text:p>
      <text:p text:style-name="P2036">Chciałbym też wyrazić nadzieję, że nasze spotkanie nie będzie ostatnim, choć było pierwszym. I że w ramach toczonego dialogu społecznego przyjdzie nam w różnych miejscach i w różnym czasie jeszcze się spotykać nad poważnymi problemami dyskutować, wykorz<text:span text:style-name="T2037">ys</text:span>tu<text:span text:style-name="T2038">ją</text:span>c nabyte w tej sprawie doświadczenie.</text:p>
      <text:p text:style-name="P2039">Pragnę wobec tego serdecznie podziękować za współpracę. I myślę, że możemy razem podziękować również organizatorom naszych spotkań, którzy włożyli sporo trudu, aby od strony organizac<text:span text:style-name="T2040">yj</text:span>no-technicznej nasze spotkania przebiegały bez zarzutu.</text:p>
      <text:p text:style-name="P2041">Myślę, że na tym moglibyśmy zakończyć. Choć pan Wiatr dopomina się jeszcze, aby to on wygłosił ostatnie słowo.</text:p>
      <text:p text:style-name="P2042"><text:span text:style-name="T2043">Ob. Sławomir Wiatr</text:span>:</text:p>
      <text:p text:style-name="P2044">Więc ja rozumiem, że strony tu siedzące przy tym stole da<text:span text:style-name="T2045">ją</text:span><text:s/>mandat, udzielają mandatu przewodniczącym zespołów i sekretarzom do parafowania tego dokumentu, który będzie przepisany i że nie będziemy musieli się zbierać po to, żeby zebrać kilkadziesiąt podpisów tylko w brzmieniu, które zostało tutaj przedstawione panowie przewodniczący i sekretarze podpiszą to w imieniu stron.</text:p>
      <text:p text:style-name="P2046"><text:span text:style-name="T2047">Przewodnicząc</text:span><text:span text:style-name="T2048">y</text:span>:</text:p>
      <text:p text:style-name="P2049">Czy jest taka zgoda?</text:p>
      <text:p text:style-name="P2050"><text:span text:style-name="T2051">Ob. Wiesław Isio</text:span>:</text:p>
      <text:p text:style-name="P2052">Przepraszam, ja chciałbym<text:s/>troszeczkę na koniec spointować. Tzn. pan<text:s/><text:span text:style-name="T2053">M</text:span>iller też kiedyś powiedział, że też może się znaleźć na Rakowieckiej.<text:s/>Chciałem powiedzieć, że myśmy, nasza strona też pana uratowała przed udaniem się na Rakowiecką.</text:p>
      <text:p text:style-name="P2054"><text:span text:style-name="T2055">Przewodnicząc</text:span><text:span text:style-name="T2056">y</text:span><text:span text:style-name="T2057">:</text:span></text:p>
      <text:soft-page-break/>
      <text:p text:style-name="P2058">Panie Isio, panu bardzo dziękuję za uchronienie mnie od tego kontaktu.</text:p>
      <text:p text:style-name="P2059">Dzięku<text:span text:style-name="T2060">ję</text:span><text:s/>bardz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style:style style:name="Akapitzlistą" style:display-name="Akapit z listą" style:family="paragraph" style:parent-style-name="Normalny">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rtur</meta:initial-creator>
    <dc:creator>Cyrwus Artur (STUD)</dc:creator>
    <meta:creation-date>2023-10-30T19:26:00Z</meta:creation-date>
    <dc:date>2023-10-30T19:26:00Z</dc:date>
    <meta:template xlink:href="Normal.dotm" xlink:type="simple"/>
    <meta:editing-cycles>2</meta:editing-cycles>
    <meta:editing-duration>PT0S</meta:editing-duration>
    <meta:document-statistic meta:page-count="47" meta:paragraph-count="262" meta:word-count="18759" meta:character-count="131053" meta:row-count="937" meta:non-whitespace-character-count="112556"/>
  </office:meta>
</office:document-meta>
</file>